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1"/>
          <table:table-cell table:style-name="ce27"/>
          <table:table-cell table:style-name="ce7" table:number-columns-repeated="3"/>
          <table:table-cell table:style-name="ce12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336.96" calcext:value-type="float">
            <text:p>336.9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20.75" calcext:value-type="float">
            <text:p>320.7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4.4" calcext:value-type="float">
            <text:p>244.4</text:p>
          </table:table-cell>
          <table:table-cell office:value-type="float" office:value="327.42" calcext:value-type="float">
            <text:p>327.42</text:p>
          </table:table-cell>
          <table:table-cell office:value-type="float" office:value="335.55" calcext:value-type="float">
            <text:p>335.55</text:p>
          </table:table-cell>
          <table:table-cell office:value-type="float" office:value="326.75" calcext:value-type="float">
            <text:p>326.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:.A54])" office:value-type="float" office:value="261.1328" calcext:value-type="float">
            <text:p>261.1328</text:p>
          </table:table-cell>
          <table:table-cell table:style-name="ce22" table:formula="of:=AVERAGE([.B5:.B54])" office:value-type="float" office:value="330.0642" calcext:value-type="float">
            <text:p>330.0642</text:p>
          </table:table-cell>
          <table:table-cell table:style-name="ce18" table:formula="of:=AVERAGE([.C5:.C54])" office:value-type="float" office:value="336.0072" calcext:value-type="float">
            <text:p>336.0072</text:p>
          </table:table-cell>
          <table:table-cell table:style-name="ce22" table:formula="of:=AVERAGE([.D5:.D54])" office:value-type="float" office:value="319.6572" calcext:value-type="float">
            <text:p>319.6572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:.K54])" office:value-type="float" office:value="312.46" calcext:value-type="float">
            <text:p>312.46</text:p>
          </table:table-cell>
          <table:table-cell table:style-name="ce22" table:formula="of:=AVERAGE([.L5:.L54])" office:value-type="float" office:value="103.36" calcext:value-type="float">
            <text:p>103.36</text:p>
          </table:table-cell>
          <table:table-cell table:style-name="ce18" table:formula="of:=AVERAGE([.M5:.M54])" office:value-type="float" office:value="55" calcext:value-type="float">
            <text:p>55</text:p>
          </table:table-cell>
          <table:table-cell table:style-name="ce22" table:formula="of:=AVERAGE([.N5:.N54])" office:value-type="float" office:value="106.92" calcext:value-type="float">
            <text:p>106.92</text:p>
          </table:table-cell>
          <table:table-cell table:number-columns-repeated="11"/>
        </table:table-row>
        <table:table-row table:style-name="ro4">
          <table:table-cell office:value-type="float" office:value="274.68" calcext:value-type="float">
            <text:p>274.68</text:p>
          </table:table-cell>
          <table:table-cell office:value-type="float" office:value="343.59" calcext:value-type="float">
            <text:p>343.59</text:p>
          </table:table-cell>
          <table:table-cell office:value-type="float" office:value="344.58" calcext:value-type="float">
            <text:p>344.58</text:p>
          </table:table-cell>
          <table:table-cell office:value-type="float" office:value="328.77" calcext:value-type="float">
            <text:p>328.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118.825938938776" calcext:value-type="float">
            <text:p>118.8259389388</text:p>
          </table:table-cell>
          <table:table-cell table:style-name="ce21" table:formula="of:=VAR([.B5:.B54])" office:value-type="float" office:value="247.066286081633" calcext:value-type="float">
            <text:p>247.0662860816</text:p>
          </table:table-cell>
          <table:table-cell table:style-name="Default" table:formula="of:=VAR([.C5:.C54])" office:value-type="float" office:value="185.405706285714" calcext:value-type="float">
            <text:p>185.4057062857</text:p>
          </table:table-cell>
          <table:table-cell table:style-name="ce21" table:formula="of:=VAR([.D5:.D54])" office:value-type="float" office:value="140.317657306123" calcext:value-type="float">
            <text:p>140.3176573061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1226.62081632653" calcext:value-type="float">
            <text:p>1226.6208163265</text:p>
          </table:table-cell>
          <table:table-cell table:style-name="ce21" table:formula="of:=VAR([.L5:.L54])" office:value-type="float" office:value="832.031020408163" calcext:value-type="float">
            <text:p>832.0310204082</text:p>
          </table:table-cell>
          <table:table-cell table:style-name="Default" table:formula="of:=VAR([.M5:.M54])" office:value-type="float" office:value="44.6938775510204" calcext:value-type="float">
            <text:p>44.693877551</text:p>
          </table:table-cell>
          <table:table-cell table:style-name="ce21" table:formula="of:=VAR([.N5:.N54])" office:value-type="float" office:value="328.279183673469" calcext:value-type="float">
            <text:p>328.2791836735</text:p>
          </table:table-cell>
          <table:table-cell table:number-columns-repeated="11"/>
        </table:table-row>
        <table:table-row table:style-name="ro4">
          <table:table-cell office:value-type="float" office:value="255.93" calcext:value-type="float">
            <text:p>255.93</text:p>
          </table:table-cell>
          <table:table-cell office:value-type="float" office:value="334.73" calcext:value-type="float">
            <text:p>334.73</text:p>
          </table:table-cell>
          <table:table-cell office:value-type="float" office:value="349.34" calcext:value-type="float">
            <text:p>349.34</text:p>
          </table:table-cell>
          <table:table-cell office:value-type="float" office:value="313.52" calcext:value-type="float">
            <text:p>313.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1.54159617889236" calcext:value-type="float">
            <text:p>1.5415961789</text:p>
          </table:table-cell>
          <table:table-cell table:style-name="ce21" table:formula="of:=SQRT([.G7]/[.G5])" office:value-type="float" office:value="2.22290929226378" calcext:value-type="float">
            <text:p>2.2229092923</text:p>
          </table:table-cell>
          <table:table-cell table:style-name="Default" table:formula="of:=SQRT([.H7]/[.H5])" office:value-type="float" office:value="1.92564641762559" calcext:value-type="float">
            <text:p>1.9256464176</text:p>
          </table:table-cell>
          <table:table-cell table:style-name="ce21" table:formula="of:=SQRT([.I7]/[.I5])" office:value-type="float" office:value="1.67521734295059" calcext:value-type="float">
            <text:p>1.675217343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9530209293451" calcext:value-type="float">
            <text:p>4.9530209293</text:p>
          </table:table-cell>
          <table:table-cell table:style-name="ce21" table:formula="of:=SQRT([.Q7]/[.Q5])" office:value-type="float" office:value="4.07929165519741" calcext:value-type="float">
            <text:p>4.0792916552</text:p>
          </table:table-cell>
          <table:table-cell table:style-name="Default" table:formula="of:=SQRT([.R7]/[.R5])" office:value-type="float" office:value="0.945450977587103" calcext:value-type="float">
            <text:p>0.9454509776</text:p>
          </table:table-cell>
          <table:table-cell table:style-name="ce21" table:formula="of:=SQRT([.S7]/[.S5])" office:value-type="float" office:value="2.56233949223544" calcext:value-type="float">
            <text:p>2.5623394922</text:p>
          </table:table-cell>
          <table:table-cell table:number-columns-repeated="11"/>
        </table:table-row>
        <table:table-row table:style-name="ro4">
          <table:table-cell office:value-type="float" office:value="255.25" calcext:value-type="float">
            <text:p>255.25</text:p>
          </table:table-cell>
          <table:table-cell office:value-type="float" office:value="334.38" calcext:value-type="float">
            <text:p>334.38</text:p>
          </table:table-cell>
          <table:table-cell office:value-type="float" office:value="337.08" calcext:value-type="float">
            <text:p>337.08</text:p>
          </table:table-cell>
          <table:table-cell office:value-type="float" office:value="317.99" calcext:value-type="float">
            <text:p>317.9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66" calcext:value-type="float">
            <text:p>366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37.15" calcext:value-type="float">
            <text:p>237.15</text:p>
          </table:table-cell>
          <table:table-cell office:value-type="float" office:value="336.72" calcext:value-type="float">
            <text:p>336.72</text:p>
          </table:table-cell>
          <table:table-cell office:value-type="float" office:value="293.31" calcext:value-type="float">
            <text:p>293.31</text:p>
          </table:table-cell>
          <table:table-cell office:value-type="float" office:value="333.45" calcext:value-type="float">
            <text:p>333.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3" calcext:value-type="float">
            <text:p>323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86.48" calcext:value-type="float">
            <text:p>286.48</text:p>
          </table:table-cell>
          <table:table-cell office:value-type="float" office:value="334.15" calcext:value-type="float">
            <text:p>334.15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3.89" calcext:value-type="float">
            <text:p>323.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0]*[.F8])" office:value-type="float" office:value="3.09795350675513" calcext:value-type="float">
            <text:p>3.0979535068</text:p>
          </table:table-cell>
          <table:table-cell table:style-name="ce22" table:formula="of:=([.G10]*[.G8])" office:value-type="float" office:value="4.46710346811777" calcext:value-type="float">
            <text:p>4.4671034681</text:p>
          </table:table-cell>
          <table:table-cell table:style-name="ce18" table:formula="of:=([.H10]*[.H8])" office:value-type="float" office:value="3.86973135632702" calcext:value-type="float">
            <text:p>3.8697313563</text:p>
          </table:table-cell>
          <table:table-cell table:style-name="ce22" table:formula="of:=([.I10]*[.I8])" office:value-type="float" office:value="3.36647528920295" calcext:value-type="float">
            <text:p>3.3664752892</text:p>
          </table:table-cell>
          <table:table-cell table:style-name="ce18"/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0]*[.P8])" office:value-type="float" office:value="9.95346820859476" calcext:value-type="float">
            <text:p>9.9534682086</text:p>
          </table:table-cell>
          <table:table-cell table:style-name="ce22" table:formula="of:=([.Q10]*[.Q8])" office:value-type="float" office:value="8.19764349531267" calcext:value-type="float">
            <text:p>8.1976434953</text:p>
          </table:table-cell>
          <table:table-cell table:style-name="ce18" table:formula="of:=([.R10]*[.R8])" office:value-type="float" office:value="1.89995487247867" calcext:value-type="float">
            <text:p>1.8999548725</text:p>
          </table:table-cell>
          <table:table-cell table:style-name="ce22" table:formula="of:=([.S10]*[.S8])" office:value-type="float" office:value="5.14921399271465" calcext:value-type="float">
            <text:p>5.1492139927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P6];&quot;;&quot;;[.P11];&quot;;&quot;;[.Q6];&quot;;&quot;;[.Q11];&quot;;&quot;;[.R6];&quot;;&quot;;[.R11];&quot;;&quot;;[.S6];&quot;;&quot;;[.S11])" office:value-type="string" office:string-value="compress;261.1328;3.09795350675513;330.0642;4.46710346811777;336.0072;3.86973135632702;319.6572;3.36647528920295;312.46;9.95346820859476;103.36;8.19764349531267;55;1.89995487247867;106.92;5.14921399271465" calcext:value-type="string">
            <text:p>compress;261.1328;3.09795350675513;330.0642;4.46710346811777;336.0072;3.86973135632702;319.6572;3.36647528920295;312.46;9.95346820859476;103.36;8.19764349531267;55;1.89995487247867;106.92;5.14921399271465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83.6" calcext:value-type="float">
            <text:p>283.6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5.43" calcext:value-type="float">
            <text:p>335.43</text:p>
          </table:table-cell>
          <table:table-cell office:value-type="float" office:value="328.88" calcext:value-type="float">
            <text:p>328.88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18635173626413" calcext:value-type="percentage">
            <text:p>1.19%</text:p>
          </table:table-cell>
          <table:table-cell table:formula="of:=[.G11]/[.G6]" office:value-type="percentage" office:value="0.0135340441893358" calcext:value-type="percentage">
            <text:p>1.35%</text:p>
          </table:table-cell>
          <table:table-cell table:formula="of:=[.H11]/[.H6]" office:value-type="percentage" office:value="0.0115168108193129" calcext:value-type="percentage">
            <text:p>1.15%</text:p>
          </table:table-cell>
          <table:table-cell table:formula="of:=[.I11]/[.I6]" office:value-type="percentage" office:value="0.0105315171665239" calcext:value-type="percentage">
            <text:p>1.05%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318551757299967" calcext:value-type="percentage">
            <text:p>3.19%</text:p>
          </table:table-cell>
          <table:table-cell table:formula="of:=[.Q11]/[.Q6]" office:value-type="percentage" office:value="0.0793115663246195" calcext:value-type="percentage">
            <text:p>7.93%</text:p>
          </table:table-cell>
          <table:table-cell table:formula="of:=[.R11]/[.R6]" office:value-type="percentage" office:value="0.0345446340450668" calcext:value-type="percentage">
            <text:p>3.45%</text:p>
          </table:table-cell>
          <table:table-cell table:formula="of:=[.S11]/[.S6]" office:value-type="percentage" office:value="0.0481595023635864" calcext:value-type="percentage">
            <text:p>4.82%</text:p>
          </table:table-cell>
          <table:table-cell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4.21" calcext:value-type="float">
            <text:p>244.21</text:p>
          </table:table-cell>
          <table:table-cell office:value-type="float" office:value="326.09" calcext:value-type="float">
            <text:p>326.09</text:p>
          </table:table-cell>
          <table:table-cell office:value-type="float" office:value="337.32" calcext:value-type="float">
            <text:p>337.32</text:p>
          </table:table-cell>
          <table:table-cell office:value-type="float" office:value="316.62" calcext:value-type="float">
            <text:p>316.6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60.44" calcext:value-type="float">
            <text:p>260.44</text:p>
          </table:table-cell>
          <table:table-cell office:value-type="float" office:value="331.84" calcext:value-type="float">
            <text:p>331.84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3.78" calcext:value-type="float">
            <text:p>323.78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19" calcext:value-type="float">
            <text:p>319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9.74" calcext:value-type="float">
            <text:p>249.74</text:p>
          </table:table-cell>
          <table:table-cell office:value-type="float" office:value="335.78" calcext:value-type="float">
            <text:p>335.78</text:p>
          </table:table-cell>
          <table:table-cell office:value-type="float" office:value="336.96" calcext:value-type="float">
            <text:p>336.96</text:p>
          </table:table-cell>
          <table:table-cell office:value-type="float" office:value="310.28" calcext:value-type="float">
            <text:p>310.2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263970669329935" calcext:value-type="percentage">
            <text:p>26.40%</text:p>
          </table:table-cell>
          <table:table-cell table:style-name="ce23" table:formula="of:=([.H6]-[.F6])/[.F6]" office:value-type="percentage" office:value="0.286729204450762" calcext:value-type="percentage">
            <text:p>28.67%</text:p>
          </table:table-cell>
          <table:table-cell table:style-name="ce23" table:formula="of:=([.I6]-[.F6])/[.F6]" office:value-type="percentage" office:value="0.224117383951767" calcext:value-type="percentage">
            <text:p>22.41%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669205658324265" calcext:value-type="percentage">
            <text:p>-66.92%</text:p>
          </table:table-cell>
          <table:table-cell table:style-name="ce29" table:formula="of:=([.R6]-[.P6])/[.P6]" office:value-type="percentage" office:value="-0.823977469116047" calcext:value-type="percentage">
            <text:p>-82.40%</text:p>
          </table:table-cell>
          <table:table-cell table:style-name="ce29" table:formula="of:=([.S6]-[.P6])/[.P6]" office:value-type="percentage" office:value="-0.657812199961595" calcext:value-type="percentage">
            <text:p>-65.78%</text:p>
          </table:table-cell>
          <table:table-cell table:style-name="ce19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76.98" calcext:value-type="float">
            <text:p>276.98</text:p>
          </table:table-cell>
          <table:table-cell office:value-type="float" office:value="332.76" calcext:value-type="float">
            <text:p>332.76</text:p>
          </table:table-cell>
          <table:table-cell office:value-type="float" office:value="348.96" calcext:value-type="float">
            <text:p>348.96</text:p>
          </table:table-cell>
          <table:table-cell office:value-type="float" office:value="296.57" calcext:value-type="float">
            <text:p>296.57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68.23" calcext:value-type="float">
            <text:p>268.23</text:p>
          </table:table-cell>
          <table:table-cell office:value-type="float" office:value="335.66" calcext:value-type="float">
            <text:p>335.66</text:p>
          </table:table-cell>
          <table:table-cell office:value-type="float" office:value="343.84" calcext:value-type="float">
            <text:p>343.84</text:p>
          </table:table-cell>
          <table:table-cell office:value-type="float" office:value="326.42" calcext:value-type="float">
            <text:p>326.42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12.2" calcext:value-type="float">
            <text:p>312.2</text:p>
          </table:table-cell>
          <table:table-cell office:value-type="float" office:value="335.43" calcext:value-type="float">
            <text:p>335.43</text:p>
          </table:table-cell>
          <table:table-cell office:value-type="float" office:value="310.88" calcext:value-type="float">
            <text:p>310.88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71.49" calcext:value-type="float">
            <text:p>271.49</text:p>
          </table:table-cell>
          <table:table-cell office:value-type="float" office:value="328.65" calcext:value-type="float">
            <text:p>328.65</text:p>
          </table:table-cell>
          <table:table-cell office:value-type="float" office:value="341.03" calcext:value-type="float">
            <text:p>341.03</text:p>
          </table:table-cell>
          <table:table-cell office:value-type="float" office:value="321.93" calcext:value-type="float">
            <text:p>321.93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9.74" calcext:value-type="float">
            <text:p>259.74</text:p>
          </table:table-cell>
          <table:table-cell office:value-type="float" office:value="295.48" calcext:value-type="float">
            <text:p>295.48</text:p>
          </table:table-cell>
          <table:table-cell office:value-type="float" office:value="338.62" calcext:value-type="float">
            <text:p>338.62</text:p>
          </table:table-cell>
          <table:table-cell office:value-type="float" office:value="330.92" calcext:value-type="float">
            <text:p>330.92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8.83" calcext:value-type="float">
            <text:p>258.83</text:p>
          </table:table-cell>
          <table:table-cell office:value-type="float" office:value="336.49" calcext:value-type="float">
            <text:p>336.49</text:p>
          </table:table-cell>
          <table:table-cell office:value-type="float" office:value="337.32" calcext:value-type="float">
            <text:p>337.32</text:p>
          </table:table-cell>
          <table:table-cell office:value-type="float" office:value="311.59" calcext:value-type="float">
            <text:p>311.59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64.39" calcext:value-type="float">
            <text:p>264.39</text:p>
          </table:table-cell>
          <table:table-cell office:value-type="float" office:value="346.7" calcext:value-type="float">
            <text:p>346.7</text:p>
          </table:table-cell>
          <table:table-cell office:value-type="float" office:value="279.88" calcext:value-type="float">
            <text:p>279.88</text:p>
          </table:table-cell>
          <table:table-cell office:value-type="float" office:value="286.65" calcext:value-type="float">
            <text:p>286.65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3.43" calcext:value-type="float">
            <text:p>253.43</text:p>
          </table:table-cell>
          <table:table-cell office:value-type="float" office:value="342.86" calcext:value-type="float">
            <text:p>342.86</text:p>
          </table:table-cell>
          <table:table-cell office:value-type="float" office:value="348.96" calcext:value-type="float">
            <text:p>348.96</text:p>
          </table:table-cell>
          <table:table-cell office:value-type="float" office:value="293.94" calcext:value-type="float">
            <text:p>293.94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8.77" calcext:value-type="float">
            <text:p>248.77</text:p>
          </table:table-cell>
          <table:table-cell office:value-type="float" office:value="307.79" calcext:value-type="float">
            <text:p>307.79</text:p>
          </table:table-cell>
          <table:table-cell office:value-type="float" office:value="334.73" calcext:value-type="float">
            <text:p>334.73</text:p>
          </table:table-cell>
          <table:table-cell office:value-type="float" office:value="317.67" calcext:value-type="float">
            <text:p>317.67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6.2" calcext:value-type="float">
            <text:p>256.2</text:p>
          </table:table-cell>
          <table:table-cell office:value-type="float" office:value="328.43" calcext:value-type="float">
            <text:p>328.43</text:p>
          </table:table-cell>
          <table:table-cell office:value-type="float" office:value="347.95" calcext:value-type="float">
            <text:p>347.95</text:p>
          </table:table-cell>
          <table:table-cell office:value-type="float" office:value="321.82" calcext:value-type="float">
            <text:p>321.82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45.84" calcext:value-type="float">
            <text:p>245.84</text:p>
          </table:table-cell>
          <table:table-cell office:value-type="float" office:value="338.27" calcext:value-type="float">
            <text:p>338.27</text:p>
          </table:table-cell>
          <table:table-cell office:value-type="float" office:value="334.49" calcext:value-type="float">
            <text:p>334.49</text:p>
          </table:table-cell>
          <table:table-cell office:value-type="float" office:value="336.96" calcext:value-type="float">
            <text:p>336.96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4">
          <table:table-cell office:value-type="float" office:value="259.39" calcext:value-type="float">
            <text:p>259.39</text:p>
          </table:table-cell>
          <table:table-cell office:value-type="float" office:value="331.26" calcext:value-type="float">
            <text:p>331.26</text:p>
          </table:table-cell>
          <table:table-cell office:value-type="float" office:value="343.84" calcext:value-type="float">
            <text:p>343.84</text:p>
          </table:table-cell>
          <table:table-cell office:value-type="float" office:value="336.13" calcext:value-type="float">
            <text:p>336.13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4"/>
          <table:table-cell table:number-columns-repeated="8"/>
          <table:table-cell table:style-name="ce31"/>
        </table:table-row>
        <table:table-row table:style-name="ro3">
          <table:table-cell office:value-type="float" office:value="271.42" calcext:value-type="float">
            <text:p>271.42</text:p>
          </table:table-cell>
          <table:table-cell office:value-type="float" office:value="323.89" calcext:value-type="float">
            <text:p>323.89</text:p>
          </table:table-cell>
          <table:table-cell office:value-type="float" office:value="338.15" calcext:value-type="float">
            <text:p>338.15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4"/>
          <table:table-cell/>
          <table:table-cell table:style-name="ce8" table:number-columns-spanned="3" table:number-rows-spanned="1"/>
          <table:covered-table-cell table:number-columns-repeated="2" table:style-name="ce11"/>
          <table:table-cell table:number-columns-repeated="4"/>
          <table:table-cell table:style-name="ce31"/>
        </table:table-row>
        <table:table-row table:style-name="ro4">
          <table:table-cell office:value-type="float" office:value="249.42" calcext:value-type="float">
            <text:p>249.42</text:p>
          </table:table-cell>
          <table:table-cell office:value-type="float" office:value="333.8" calcext:value-type="float">
            <text:p>333.8</text:p>
          </table:table-cell>
          <table:table-cell office:value-type="float" office:value="335.31" calcext:value-type="float">
            <text:p>335.31</text:p>
          </table:table-cell>
          <table:table-cell office:value-type="float" office:value="310.98" calcext:value-type="float">
            <text:p>310.9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5.56" calcext:value-type="float">
            <text:p>265.56</text:p>
          </table:table-cell>
          <table:table-cell office:value-type="float" office:value="335.08" calcext:value-type="float">
            <text:p>335.08</text:p>
          </table:table-cell>
          <table:table-cell office:value-type="float" office:value="288.2" calcext:value-type="float">
            <text:p>288.2</text:p>
          </table:table-cell>
          <table:table-cell office:value-type="float" office:value="322.15" calcext:value-type="float">
            <text:p>322.15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0.0163193230260975" calcext:value-type="percentage">
            <text:p>01.63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0.0142697297440186" calcext:value-type="percentage">
            <text:p>01.43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-0.0272405768216102" calcext:value-type="percentage">
            <text:p>-02.72%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4.24" calcext:value-type="float">
            <text:p>264.24</text:p>
          </table:table-cell>
          <table:table-cell office:value-type="float" office:value="334.15" calcext:value-type="float">
            <text:p>334.15</text:p>
          </table:table-cell>
          <table:table-cell office:value-type="float" office:value="336.25" calcext:value-type="float">
            <text:p>336.25</text:p>
          </table:table-cell>
          <table:table-cell office:value-type="float" office:value="306.12" calcext:value-type="float">
            <text:p>306.12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513450380666557" calcext:value-type="percentage">
            <text:p>-51.35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35766538418168" calcext:value-type="percentage">
            <text:p>-73.58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37116027763914" calcext:value-type="percentage">
            <text:p>-63.71%</text:p>
          </table:table-cell>
          <table:table-cell table:style-name="ce10" table:number-columns-repeated="4"/>
          <table:table-cell table:style-name="ce32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26.31" calcext:value-type="float">
            <text:p>326.31</text:p>
          </table:table-cell>
          <table:table-cell office:value-type="float" office:value="330.81" calcext:value-type="float">
            <text:p>330.81</text:p>
          </table:table-cell>
          <table:table-cell office:value-type="float" office:value="317.25" calcext:value-type="float">
            <text:p>317.25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261.15" calcext:value-type="float">
            <text:p>261.15</text:p>
          </table:table-cell>
          <table:table-cell office:value-type="float" office:value="340.06" calcext:value-type="float">
            <text:p>340.06</text:p>
          </table:table-cell>
          <table:table-cell office:value-type="float" office:value="343.72" calcext:value-type="float">
            <text:p>343.72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339.82" calcext:value-type="float">
            <text:p>339.82</text:p>
          </table:table-cell>
          <table:table-cell office:value-type="float" office:value="336.72" calcext:value-type="float">
            <text:p>336.72</text:p>
          </table:table-cell>
          <table:table-cell office:value-type="float" office:value="334.73" calcext:value-type="float">
            <text:p>334.73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52.17" calcext:value-type="float">
            <text:p>252.17</text:p>
          </table:table-cell>
          <table:table-cell office:value-type="float" office:value="345.32" calcext:value-type="float">
            <text:p>345.32</text:p>
          </table:table-cell>
          <table:table-cell office:value-type="float" office:value="332.53" calcext:value-type="float">
            <text:p>332.53</text:p>
          </table:table-cell>
          <table:table-cell office:value-type="float" office:value="321.18" calcext:value-type="float">
            <text:p>321.18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279.97" calcext:value-type="float">
            <text:p>279.97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7.43" calcext:value-type="float">
            <text:p>337.43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265.63" calcext:value-type="float">
            <text:p>265.63</text:p>
          </table:table-cell>
          <table:table-cell office:value-type="float" office:value="281.61" calcext:value-type="float">
            <text:p>281.61</text:p>
          </table:table-cell>
          <table:table-cell office:value-type="float" office:value="338.5" calcext:value-type="float">
            <text:p>338.5</text:p>
          </table:table-cell>
          <table:table-cell office:value-type="float" office:value="315.06" calcext:value-type="float">
            <text:p>315.06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49.16" calcext:value-type="float">
            <text:p>249.16</text:p>
          </table:table-cell>
          <table:table-cell office:value-type="float" office:value="340.91" calcext:value-type="float">
            <text:p>340.91</text:p>
          </table:table-cell>
          <table:table-cell office:value-type="float" office:value="332.07" calcext:value-type="float">
            <text:p>332.07</text:p>
          </table:table-cell>
          <table:table-cell office:value-type="float" office:value="319.04" calcext:value-type="float">
            <text:p>319.04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71.03" calcext:value-type="float">
            <text:p>271.03</text:p>
          </table:table-cell>
          <table:table-cell office:value-type="float" office:value="331.15" calcext:value-type="float">
            <text:p>331.15</text:p>
          </table:table-cell>
          <table:table-cell office:value-type="float" office:value="351.39" calcext:value-type="float">
            <text:p>351.39</text:p>
          </table:table-cell>
          <table:table-cell office:value-type="float" office:value="320.53" calcext:value-type="float">
            <text:p>320.53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61.65" calcext:value-type="float">
            <text:p>261.65</text:p>
          </table:table-cell>
          <table:table-cell office:value-type="float" office:value="328.88" calcext:value-type="float">
            <text:p>328.88</text:p>
          </table:table-cell>
          <table:table-cell office:value-type="float" office:value="336.84" calcext:value-type="float">
            <text:p>336.84</text:p>
          </table:table-cell>
          <table:table-cell office:value-type="float" office:value="323.34" calcext:value-type="float">
            <text:p>323.34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61.58" calcext:value-type="float">
            <text:p>261.58</text:p>
          </table:table-cell>
          <table:table-cell office:value-type="float" office:value="326.2" calcext:value-type="float">
            <text:p>326.2</text:p>
          </table:table-cell>
          <table:table-cell office:value-type="float" office:value="343.72" calcext:value-type="float">
            <text:p>343.72</text:p>
          </table:table-cell>
          <table:table-cell office:value-type="float" office:value="334.84" calcext:value-type="float">
            <text:p>334.84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60.59" calcext:value-type="float">
            <text:p>260.59</text:p>
          </table:table-cell>
          <table:table-cell office:value-type="float" office:value="336.72" calcext:value-type="float">
            <text:p>336.72</text:p>
          </table:table-cell>
          <table:table-cell office:value-type="float" office:value="341.64" calcext:value-type="float">
            <text:p>341.64</text:p>
          </table:table-cell>
          <table:table-cell office:value-type="float" office:value="338.74" calcext:value-type="float">
            <text:p>338.7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47.3" calcext:value-type="float">
            <text:p>247.3</text:p>
          </table:table-cell>
          <table:table-cell office:value-type="float" office:value="330.58" calcext:value-type="float">
            <text:p>330.58</text:p>
          </table:table-cell>
          <table:table-cell office:value-type="float" office:value="338.74" calcext:value-type="float">
            <text:p>338.74</text:p>
          </table:table-cell>
          <table:table-cell office:value-type="float" office:value="300.94" calcext:value-type="float">
            <text:p>300.94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259.46" calcext:value-type="float">
            <text:p>259.46</text:p>
          </table:table-cell>
          <table:table-cell office:value-type="float" office:value="339.46" calcext:value-type="float">
            <text:p>339.46</text:p>
          </table:table-cell>
          <table:table-cell office:value-type="float" office:value="338.98" calcext:value-type="float">
            <text:p>338.98</text:p>
          </table:table-cell>
          <table:table-cell office:value-type="float" office:value="314.65" calcext:value-type="float">
            <text:p>314.65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47.49" calcext:value-type="float">
            <text:p>247.49</text:p>
          </table:table-cell>
          <table:table-cell office:value-type="float" office:value="342.49" calcext:value-type="float">
            <text:p>342.49</text:p>
          </table:table-cell>
          <table:table-cell office:value-type="float" office:value="339.46" calcext:value-type="float">
            <text:p>339.46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55.46" calcext:value-type="float">
            <text:p>255.46</text:p>
          </table:table-cell>
          <table:table-cell office:value-type="float" office:value="346.2" calcext:value-type="float">
            <text:p>346.2</text:p>
          </table:table-cell>
          <table:table-cell office:value-type="float" office:value="337.08" calcext:value-type="float">
            <text:p>337.08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61.08" calcext:value-type="float">
            <text:p>261.08</text:p>
          </table:table-cell>
          <table:table-cell office:value-type="float" office:value="292.86" calcext:value-type="float">
            <text:p>292.86</text:p>
          </table:table-cell>
          <table:table-cell office:value-type="float" office:value="340.67" calcext:value-type="float">
            <text:p>340.67</text:p>
          </table:table-cell>
          <table:table-cell office:value-type="float" office:value="330.24" calcext:value-type="float">
            <text:p>330.24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56.48" calcext:value-type="float">
            <text:p>256.48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5.98" calcext:value-type="float">
            <text:p>325.98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54.98" calcext:value-type="float">
            <text:p>254.98</text:p>
          </table:table-cell>
          <table:table-cell office:value-type="float" office:value="332.18" calcext:value-type="float">
            <text:p>332.18</text:p>
          </table:table-cell>
          <table:table-cell office:value-type="float" office:value="330.92" calcext:value-type="float">
            <text:p>330.92</text:p>
          </table:table-cell>
          <table:table-cell office:value-type="float" office:value="320.11" calcext:value-type="float">
            <text:p>320.1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270.88" calcext:value-type="float">
            <text:p>270.88</text:p>
          </table:table-cell>
          <table:table-cell office:value-type="float" office:value="335.08" calcext:value-type="float">
            <text:p>335.08</text:p>
          </table:table-cell>
          <table:table-cell office:value-type="float" office:value="329.9" calcext:value-type="float">
            <text:p>329.9</text:p>
          </table:table-cell>
          <table:table-cell office:value-type="float" office:value="297.03" calcext:value-type="float">
            <text:p>297.03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52.7" calcext:value-type="float">
            <text:p>252.7</text:p>
          </table:table-cell>
          <table:table-cell office:value-type="float" office:value="331.61" calcext:value-type="float">
            <text:p>331.61</text:p>
          </table:table-cell>
          <table:table-cell office:value-type="float" office:value="341.39" calcext:value-type="float">
            <text:p>341.39</text:p>
          </table:table-cell>
          <table:table-cell office:value-type="float" office:value="319.79" calcext:value-type="float">
            <text:p>319.79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280.21" calcext:value-type="float">
            <text:p>280.21</text:p>
          </table:table-cell>
          <table:table-cell office:value-type="float" office:value="328.43" calcext:value-type="float">
            <text:p>328.43</text:p>
          </table:table-cell>
          <table:table-cell office:value-type="float" office:value="336.49" calcext:value-type="float">
            <text:p>336.49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59.95" calcext:value-type="float">
            <text:p>259.95</text:p>
          </table:table-cell>
          <table:table-cell office:value-type="float" office:value="333.91" calcext:value-type="float">
            <text:p>333.91</text:p>
          </table:table-cell>
          <table:table-cell office:value-type="float" office:value="342.98" calcext:value-type="float">
            <text:p>342.98</text:p>
          </table:table-cell>
          <table:table-cell office:value-type="float" office:value="320.96" calcext:value-type="float">
            <text:p>320.96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table:style-name="ce5" office:value-type="float" office:value="265.78" calcext:value-type="float">
            <text:p>265.78</text:p>
          </table:table-cell>
          <table:table-cell table:style-name="ce10" office:value-type="float" office:value="268.68" calcext:value-type="float">
            <text:p>268.68</text:p>
          </table:table-cell>
          <table:table-cell office:value-type="float" office:value="342.25" calcext:value-type="float">
            <text:p>342.25</text:p>
          </table:table-cell>
          <table:table-cell office:value-type="float" office:value="300.66" calcext:value-type="float">
            <text:p>300.66</text:p>
          </table:table-cell>
          <table:table-cell table:style-name="ce16"/>
          <table:table-cell table:style-name="ce20" table:number-columns-repeated="5"/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57" calcext:value-type="float">
            <text:p>257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6"/>
          <table:table-cell table:number-columns-repeated="2"/>
          <table:table-cell office:value-type="float" office:value="270.88" calcext:value-type="float">
            <text:p>270.88</text:p>
          </table:table-cell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4.35" calcext:value-type="float">
            <text:p>124.35</text:p>
          </table:table-cell>
          <table:table-cell office:value-type="float" office:value="101.33" calcext:value-type="float">
            <text:p>101.33</text:p>
          </table:table-cell>
          <table:table-cell office:value-type="float" office:value="115.16" calcext:value-type="float">
            <text:p>115.16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230" calcext:value-type="float">
            <text:p>230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1.42" calcext:value-type="float">
            <text:p>111.42</text:p>
          </table:table-cell>
          <table:table-cell office:value-type="float" office:value="108.44" calcext:value-type="float">
            <text:p>108.44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14.7114" calcext:value-type="float">
            <text:p>114.7114</text:p>
          </table:table-cell>
          <table:table-cell table:style-name="ce18" table:formula="of:=AVERAGE([.C59:.C108])" office:value-type="float" office:value="116.567" calcext:value-type="float">
            <text:p>116.567</text:p>
          </table:table-cell>
          <table:table-cell table:style-name="ce22" table:formula="of:=AVERAGE([.D59:.D108])" office:value-type="float" office:value="106.92" calcext:value-type="float">
            <text:p>106.92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:.K108])" office:value-type="float" office:value="305.52" calcext:value-type="float">
            <text:p>305.52</text:p>
          </table:table-cell>
          <table:table-cell table:style-name="ce22" table:formula="of:=AVERAGE([.L59:.L108])" office:value-type="float" office:value="213.76" calcext:value-type="float">
            <text:p>213.76</text:p>
          </table:table-cell>
          <table:table-cell table:style-name="ce18" table:formula="of:=AVERAGE([.M59:.M108])" office:value-type="float" office:value="82.06" calcext:value-type="float">
            <text:p>82.06</text:p>
          </table:table-cell>
          <table:table-cell table:style-name="ce22" table:formula="of:=AVERAGE([.N59:.N108])" office:value-type="float" office:value="78.3" calcext:value-type="float">
            <text:p>78.3</text:p>
          </table:table-cell>
          <table:table-cell table:number-columns-repeated="11"/>
        </table:table-row>
        <table:table-row table:style-name="ro4">
          <table:table-cell office:value-type="float" office:value="129.4" calcext:value-type="float">
            <text:p>129.4</text:p>
          </table:table-cell>
          <table:table-cell office:value-type="float" office:value="112.97" calcext:value-type="float">
            <text:p>112.97</text:p>
          </table:table-cell>
          <table:table-cell office:value-type="float" office:value="127.71" calcext:value-type="float">
            <text:p>127.71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35.2450286122449" calcext:value-type="float">
            <text:p>35.2450286122</text:p>
          </table:table-cell>
          <table:table-cell table:style-name="Default" table:formula="of:=VAR([.C59:.C108])" office:value-type="float" office:value="46.0738336734694" calcext:value-type="float">
            <text:p>46.0738336735</text:p>
          </table:table-cell>
          <table:table-cell table:style-name="ce21" table:formula="of:=VAR([.D59:.D108])" office:value-type="float" office:value="328.279183673469" calcext:value-type="float">
            <text:p>328.2791836735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6638.13224489796" calcext:value-type="float">
            <text:p>6638.132244898</text:p>
          </table:table-cell>
          <table:table-cell table:style-name="ce21" table:formula="of:=VAR([.L59:.L108])" office:value-type="float" office:value="744.88" calcext:value-type="float">
            <text:p>744.88</text:p>
          </table:table-cell>
          <table:table-cell table:style-name="Default" table:formula="of:=VAR([.M59:.M108])" office:value-type="float" office:value="227.200408163265" calcext:value-type="float">
            <text:p>227.2004081633</text:p>
          </table:table-cell>
          <table:table-cell table:style-name="ce21" table:formula="of:=VAR([.N59:.N108])" office:value-type="float" office:value="258.418367346939" calcext:value-type="float">
            <text:p>258.4183673469</text:p>
          </table:table-cell>
          <table:table-cell table:number-columns-repeated="11"/>
        </table:table-row>
        <table:table-row table:style-name="ro4">
          <table:table-cell office:value-type="float" office:value="115.37" calcext:value-type="float">
            <text:p>115.37</text:p>
          </table:table-cell>
          <table:table-cell office:value-type="float" office:value="122.62" calcext:value-type="float">
            <text:p>122.62</text:p>
          </table:table-cell>
          <table:table-cell office:value-type="float" office:value="113.8" calcext:value-type="float">
            <text:p>113.8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839583570733073" calcext:value-type="float">
            <text:p>0.8395835707</text:p>
          </table:table-cell>
          <table:table-cell table:style-name="Default" table:formula="of:=SQRT([.H61]/[.H59])" office:value-type="float" office:value="0.959935765282963" calcext:value-type="float">
            <text:p>0.9599357653</text:p>
          </table:table-cell>
          <table:table-cell table:style-name="ce21" table:formula="of:=SQRT([.I61]/[.I59])" office:value-type="float" office:value="2.56233949223544" calcext:value-type="float">
            <text:p>2.5623394922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1.5222673505677" calcext:value-type="float">
            <text:p>11.5222673506</text:p>
          </table:table-cell>
          <table:table-cell table:style-name="ce21" table:formula="of:=SQRT([.Q61]/[.Q59])" office:value-type="float" office:value="3.85974092394813" calcext:value-type="float">
            <text:p>3.8597409239</text:p>
          </table:table-cell>
          <table:table-cell table:style-name="Default" table:formula="of:=SQRT([.R61]/[.R59])" office:value-type="float" office:value="2.13166792987681" calcext:value-type="float">
            <text:p>2.1316679299</text:p>
          </table:table-cell>
          <table:table-cell table:style-name="ce21" table:formula="of:=SQRT([.S61]/[.S59])" office:value-type="float" office:value="2.27340435183422" calcext:value-type="float">
            <text:p>2.2734043518</text:p>
          </table:table-cell>
          <table:table-cell table:number-columns-repeated="11"/>
        </table:table-row>
        <table:table-row table:style-name="ro4">
          <table:table-cell office:value-type="float" office:value="110.55" calcext:value-type="float">
            <text:p>110.55</text:p>
          </table:table-cell>
          <table:table-cell office:value-type="float" office:value="124.26" calcext:value-type="float">
            <text:p>124.26</text:p>
          </table:table-cell>
          <table:table-cell office:value-type="float" office:value="110.89" calcext:value-type="float">
            <text:p>110.89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9.76" calcext:value-type="float">
            <text:p>109.76</text:p>
          </table:table-cell>
          <table:table-cell office:value-type="float" office:value="120.33" calcext:value-type="float">
            <text:p>120.33</text:p>
          </table:table-cell>
          <table:table-cell office:value-type="float" office:value="112.58" calcext:value-type="float">
            <text:p>112.58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9.51" calcext:value-type="float">
            <text:p>119.51</text:p>
          </table:table-cell>
          <table:table-cell office:value-type="float" office:value="106.37" calcext:value-type="float">
            <text:p>106.37</text:p>
          </table:table-cell>
          <table:table-cell office:value-type="float" office:value="124.77" calcext:value-type="float">
            <text:p>124.77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68720635324573" calcext:value-type="float">
            <text:p>1.6872063532</text:p>
          </table:table-cell>
          <table:table-cell table:style-name="ce18" table:formula="of:=([.H64]*[.H62])" office:value-type="float" office:value="1.92906314314735" calcext:value-type="float">
            <text:p>1.9290631431</text:p>
          </table:table-cell>
          <table:table-cell table:style-name="ce22" table:formula="of:=([.I64]*[.I62])" office:value-type="float" office:value="5.14921399271465" calcext:value-type="float">
            <text:p>5.1492139927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4]*[.P62])" office:value-type="float" office:value="23.1548631432837" calcext:value-type="float">
            <text:p>23.1548631433</text:p>
          </table:table-cell>
          <table:table-cell table:style-name="ce22" table:formula="of:=([.Q64]*[.Q62])" office:value-type="float" office:value="7.75643978250051" calcext:value-type="float">
            <text:p>7.7564397825</text:p>
          </table:table-cell>
          <table:table-cell table:style-name="ce18" table:formula="of:=([.R64]*[.R62])" office:value-type="float" office:value="4.28374708566299" calcext:value-type="float">
            <text:p>4.2837470857</text:p>
          </table:table-cell>
          <table:table-cell table:style-name="ce22" table:formula="of:=([.S64]*[.S62])" office:value-type="float" office:value="4.5685770894279" calcext:value-type="float">
            <text:p>4.5685770894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rypto.aes;116.7974;2.09282991978302;114.7114;1.68720635324573;116.567;1.92906314314735;106.92;5.14921399271465;305.52;23.1548631432837;213.76;7.75643978250051;82.06;4.28374708566299;78.3;4.5685770894279" calcext:value-type="string">
            <text:p>crypto.aes;116.7974;2.09282991978302;114.7114;1.68720635324573;116.567;1.92906314314735;106.92;5.14921399271465;305.52;23.1548631432837;213.76;7.75643978250051;82.06;4.28374708566299;78.3;4.5685770894279</text:p>
          </table:table-cell>
          <table:table-cell table:number-columns-repeated="9"/>
        </table:table-row>
        <table:table-row table:style-name="ro4">
          <table:table-cell office:value-type="float" office:value="122.56" calcext:value-type="float">
            <text:p>122.56</text:p>
          </table:table-cell>
          <table:table-cell office:value-type="float" office:value="109.76" calcext:value-type="float">
            <text:p>109.76</text:p>
          </table:table-cell>
          <table:table-cell office:value-type="float" office:value="111.81" calcext:value-type="float">
            <text:p>111.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47082709586469" calcext:value-type="percentage">
            <text:p>1.47%</text:p>
          </table:table-cell>
          <table:table-cell table:formula="of:=[.H65]/[.H60]" office:value-type="percentage" office:value="0.0165489644852089" calcext:value-type="percentage">
            <text:p>1.65%</text:p>
          </table:table-cell>
          <table:table-cell table:formula="of:=[.I65]/[.I60]" office:value-type="percentage" office:value="0.0481595023635864" calcext:value-type="percentage">
            <text:p>4.82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757883711157491" calcext:value-type="percentage">
            <text:p>7.58%</text:p>
          </table:table-cell>
          <table:table-cell table:formula="of:=[.Q65]/[.Q60]" office:value-type="percentage" office:value="0.0362857400004702" calcext:value-type="percentage">
            <text:p>3.63%</text:p>
          </table:table-cell>
          <table:table-cell table:formula="of:=[.R65]/[.R60]" office:value-type="percentage" office:value="0.0522026210780282" calcext:value-type="percentage">
            <text:p>5.22%</text:p>
          </table:table-cell>
          <table:table-cell table:formula="of:=[.S65]/[.S60]" office:value-type="percentage" office:value="0.0583470892647241" calcext:value-type="percentage">
            <text:p>5.83%</text:p>
          </table:table-cell>
          <table:table-cell table:number-columns-repeated="11"/>
        </table:table-row>
        <table:table-row table:style-name="ro4">
          <table:table-cell office:value-type="float" office:value="118.18" calcext:value-type="float">
            <text:p>118.18</text:p>
          </table:table-cell>
          <table:table-cell office:value-type="float" office:value="112.52" calcext:value-type="float">
            <text:p>112.52</text:p>
          </table:table-cell>
          <table:table-cell office:value-type="float" office:value="127.88" calcext:value-type="float">
            <text:p>127.8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09.74" calcext:value-type="float">
            <text:p>109.74</text:p>
          </table:table-cell>
          <table:table-cell office:value-type="float" office:value="110.36" calcext:value-type="float">
            <text:p>110.36</text:p>
          </table:table-cell>
          <table:table-cell office:value-type="float" office:value="108.17" calcext:value-type="float">
            <text:p>108.17</text:p>
          </table:table-cell>
          <table:table-cell office:value-type="float" office:value="94" calcext:value-type="float">
            <text:p>9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178599866092909" calcext:value-type="percentage">
            <text:p>-01.79%</text:p>
          </table:table-cell>
          <table:table-cell table:style-name="ce23" table:formula="of:=([.H60]-[.F60])/[.F60]" office:value-type="percentage" office:value="-0.00197264665138096" calcext:value-type="percentage">
            <text:p>-00.20%</text:p>
          </table:table-cell>
          <table:table-cell table:style-name="ce23" table:formula="of:=([.I60]-[.F60])/[.F60]" office:value-type="percentage" office:value="-0.0845686633435333" calcext:value-type="percentage">
            <text:p>-08.46%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300340403246923" calcext:value-type="percentage">
            <text:p>-30.03%</text:p>
          </table:table-cell>
          <table:table-cell table:style-name="ce29" table:formula="of:=([.R60]-[.P60])/[.P60]" office:value-type="percentage" office:value="-0.731408745744959" calcext:value-type="percentage">
            <text:p>-73.14%</text:p>
          </table:table-cell>
          <table:table-cell table:style-name="ce29" table:formula="of:=([.S60]-[.P60])/[.P60]" office:value-type="percentage" office:value="-0.743715632364493" calcext:value-type="percentage">
            <text:p>-74.37%</text:p>
          </table:table-cell>
          <table:table-cell table:number-columns-repeated="11"/>
        </table:table-row>
        <table:table-row table:style-name="ro4">
          <table:table-cell office:value-type="float" office:value="123.62" calcext:value-type="float">
            <text:p>123.62</text:p>
          </table:table-cell>
          <table:table-cell office:value-type="float" office:value="107.27" calcext:value-type="float">
            <text:p>107.27</text:p>
          </table:table-cell>
          <table:table-cell office:value-type="float" office:value="120.65" calcext:value-type="float">
            <text:p>120.65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117.81" calcext:value-type="float">
            <text:p>117.81</text:p>
          </table:table-cell>
          <table:table-cell office:value-type="float" office:value="112.87" calcext:value-type="float">
            <text:p>112.87</text:p>
          </table:table-cell>
          <table:table-cell office:value-type="float" office:value="116.07" calcext:value-type="float">
            <text:p>116.07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28.38" calcext:value-type="float">
            <text:p>128.38</text:p>
          </table:table-cell>
          <table:table-cell office:value-type="float" office:value="109.76" calcext:value-type="float">
            <text:p>109.76</text:p>
          </table:table-cell>
          <table:table-cell office:value-type="float" office:value="123.3" calcext:value-type="float">
            <text:p>123.3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16.82" calcext:value-type="float">
            <text:p>116.82</text:p>
          </table:table-cell>
          <table:table-cell office:value-type="float" office:value="109.5" calcext:value-type="float">
            <text:p>109.5</text:p>
          </table:table-cell>
          <table:table-cell office:value-type="float" office:value="108.66" calcext:value-type="float">
            <text:p>108.6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207" calcext:value-type="float">
            <text:p>207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8.41" calcext:value-type="float">
            <text:p>108.41</text:p>
          </table:table-cell>
          <table:table-cell office:value-type="float" office:value="104.87" calcext:value-type="float">
            <text:p>104.87</text:p>
          </table:table-cell>
          <table:table-cell office:value-type="float" office:value="122.26" calcext:value-type="float">
            <text:p>122.26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29.85" calcext:value-type="float">
            <text:p>129.8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25.95" calcext:value-type="float">
            <text:p>125.95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217" calcext:value-type="float">
            <text:p>217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114.6" calcext:value-type="float">
            <text:p>114.6</text:p>
          </table:table-cell>
          <table:table-cell office:value-type="float" office:value="113.45" calcext:value-type="float">
            <text:p>113.45</text:p>
          </table:table-cell>
          <table:table-cell office:value-type="float" office:value="143" calcext:value-type="float">
            <text:p>143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26.55" calcext:value-type="float">
            <text:p>126.55</text:p>
          </table:table-cell>
          <table:table-cell office:value-type="float" office:value="121.41" calcext:value-type="float">
            <text:p>121.41</text:p>
          </table:table-cell>
          <table:table-cell office:value-type="float" office:value="122.62" calcext:value-type="float">
            <text:p>122.62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115.38" calcext:value-type="float">
            <text:p>115.38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1.39" calcext:value-type="float">
            <text:p>111.39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37" calcext:value-type="float">
            <text:p>23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14.45" calcext:value-type="float">
            <text:p>114.45</text:p>
          </table:table-cell>
          <table:table-cell office:value-type="float" office:value="121.14" calcext:value-type="float">
            <text:p>121.14</text:p>
          </table:table-cell>
          <table:table-cell office:value-type="float" office:value="125.67" calcext:value-type="float">
            <text:p>125.67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254" calcext:value-type="float">
            <text:p>25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18.77" calcext:value-type="float">
            <text:p>118.77</text:p>
          </table:table-cell>
          <table:table-cell office:value-type="float" office:value="121.53" calcext:value-type="float">
            <text:p>121.53</text:p>
          </table:table-cell>
          <table:table-cell office:value-type="float" office:value="110.08" calcext:value-type="float">
            <text:p>110.08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11.55" calcext:value-type="float">
            <text:p>111.55</text:p>
          </table:table-cell>
          <table:table-cell office:value-type="float" office:value="110.23" calcext:value-type="float">
            <text:p>110.2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229" calcext:value-type="float">
            <text:p>22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26.5" calcext:value-type="float">
            <text:p>126.5</text:p>
          </table:table-cell>
          <table:table-cell office:value-type="float" office:value="122.81" calcext:value-type="float">
            <text:p>122.81</text:p>
          </table:table-cell>
          <table:table-cell office:value-type="float" office:value="112.07" calcext:value-type="float">
            <text:p>112.07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02" calcext:value-type="float">
            <text:p>20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27.91" calcext:value-type="float">
            <text:p>127.91</text:p>
          </table:table-cell>
          <table:table-cell office:value-type="float" office:value="115.43" calcext:value-type="float">
            <text:p>115.43</text:p>
          </table:table-cell>
          <table:table-cell office:value-type="float" office:value="110.31" calcext:value-type="float">
            <text:p>110.31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204" calcext:value-type="float">
            <text:p>20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14.54" calcext:value-type="float">
            <text:p>114.54</text:p>
          </table:table-cell>
          <table:table-cell office:value-type="float" office:value="115.66" calcext:value-type="float">
            <text:p>115.66</text:p>
          </table:table-cell>
          <table:table-cell office:value-type="float" office:value="111.54" calcext:value-type="float">
            <text:p>111.54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06" calcext:value-type="float">
            <text:p>206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108.99" calcext:value-type="float">
            <text:p>108.99</text:p>
          </table:table-cell>
          <table:table-cell office:value-type="float" office:value="112.69" calcext:value-type="float">
            <text:p>112.69</text:p>
          </table:table-cell>
          <table:table-cell office:value-type="float" office:value="114.04" calcext:value-type="float">
            <text:p>114.04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9.44" calcext:value-type="float">
            <text:p>109.44</text:p>
          </table:table-cell>
          <table:table-cell office:value-type="float" office:value="121.5" calcext:value-type="float">
            <text:p>121.5</text:p>
          </table:table-cell>
          <table:table-cell office:value-type="float" office:value="124.13" calcext:value-type="float">
            <text:p>124.13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13" calcext:value-type="float">
            <text:p>213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15.9" calcext:value-type="float">
            <text:p>115.9</text:p>
          </table:table-cell>
          <table:table-cell office:value-type="float" office:value="113.21" calcext:value-type="float">
            <text:p>113.21</text:p>
          </table:table-cell>
          <table:table-cell office:value-type="float" office:value="110.83" calcext:value-type="float">
            <text:p>110.83</text:p>
          </table:table-cell>
          <table:table-cell office:value-type="float" office:value="143" calcext:value-type="float">
            <text:p>143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211" calcext:value-type="float">
            <text:p>21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14.04" calcext:value-type="float">
            <text:p>114.04</text:p>
          </table:table-cell>
          <table:table-cell office:value-type="float" office:value="115.68" calcext:value-type="float">
            <text:p>115.68</text:p>
          </table:table-cell>
          <table:table-cell office:value-type="float" office:value="129.17" calcext:value-type="float">
            <text:p>129.17</text:p>
          </table:table-cell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09.89" calcext:value-type="float">
            <text:p>109.89</text:p>
          </table:table-cell>
          <table:table-cell office:value-type="float" office:value="109.55" calcext:value-type="float">
            <text:p>109.55</text:p>
          </table:table-cell>
          <table:table-cell office:value-type="float" office:value="109.17" calcext:value-type="float">
            <text:p>109.17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108.36" calcext:value-type="float">
            <text:p>108.36</text:p>
          </table:table-cell>
          <table:table-cell office:value-type="float" office:value="118.86" calcext:value-type="float">
            <text:p>118.86</text:p>
          </table:table-cell>
          <table:table-cell office:value-type="float" office:value="110.41" calcext:value-type="float">
            <text:p>110.41</text:p>
          </table:table-cell>
          <table:table-cell office:value-type="float" office:value="137" calcext:value-type="float">
            <text:p>137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113.13" calcext:value-type="float">
            <text:p>113.13</text:p>
          </table:table-cell>
          <table:table-cell office:value-type="float" office:value="117.82" calcext:value-type="float">
            <text:p>117.82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01.69" calcext:value-type="float">
            <text:p>101.69</text:p>
          </table:table-cell>
          <table:table-cell office:value-type="float" office:value="120.3" calcext:value-type="float">
            <text:p>120.3</text:p>
          </table:table-cell>
          <table:table-cell office:value-type="float" office:value="124.42" calcext:value-type="float">
            <text:p>124.42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28.74" calcext:value-type="float">
            <text:p>128.74</text:p>
          </table:table-cell>
          <table:table-cell office:value-type="float" office:value="111.1" calcext:value-type="float">
            <text:p>111.1</text:p>
          </table:table-cell>
          <table:table-cell office:value-type="float" office:value="110.74" calcext:value-type="float">
            <text:p>110.7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112.12" calcext:value-type="float">
            <text:p>112.12</text:p>
          </table:table-cell>
          <table:table-cell office:value-type="float" office:value="122.87" calcext:value-type="float">
            <text:p>122.87</text:p>
          </table:table-cell>
          <table:table-cell office:value-type="float" office:value="116.18" calcext:value-type="float">
            <text:p>116.18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05.67" calcext:value-type="float">
            <text:p>105.67</text:p>
          </table:table-cell>
          <table:table-cell office:value-type="float" office:value="112.35" calcext:value-type="float">
            <text:p>112.35</text:p>
          </table:table-cell>
          <table:table-cell office:value-type="float" office:value="126.58" calcext:value-type="float">
            <text:p>126.58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20.91" calcext:value-type="float">
            <text:p>120.91</text:p>
          </table:table-cell>
          <table:table-cell office:value-type="float" office:value="109.44" calcext:value-type="float">
            <text:p>109.44</text:p>
          </table:table-cell>
          <table:table-cell office:value-type="float" office:value="104.83" calcext:value-type="float">
            <text:p>104.83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254" calcext:value-type="float">
            <text:p>254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107.51" calcext:value-type="float">
            <text:p>107.51</text:p>
          </table:table-cell>
          <table:table-cell office:value-type="float" office:value="107.01" calcext:value-type="float">
            <text:p>107.01</text:p>
          </table:table-cell>
          <table:table-cell office:value-type="float" office:value="119.2" calcext:value-type="float">
            <text:p>119.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10.69" calcext:value-type="float">
            <text:p>110.69</text:p>
          </table:table-cell>
          <table:table-cell office:value-type="float" office:value="116.22" calcext:value-type="float">
            <text:p>116.22</text:p>
          </table:table-cell>
          <table:table-cell office:value-type="float" office:value="108.66" calcext:value-type="float">
            <text:p>108.66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118.53" calcext:value-type="float">
            <text:p>118.53</text:p>
          </table:table-cell>
          <table:table-cell office:value-type="float" office:value="111.51" calcext:value-type="float">
            <text:p>111.51</text:p>
          </table:table-cell>
          <table:table-cell office:value-type="float" office:value="121.83" calcext:value-type="float">
            <text:p>121.83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245" calcext:value-type="float">
            <text:p>245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07.94" calcext:value-type="float">
            <text:p>107.94</text:p>
          </table:table-cell>
          <table:table-cell office:value-type="float" office:value="122.82" calcext:value-type="float">
            <text:p>122.82</text:p>
          </table:table-cell>
          <table:table-cell office:value-type="float" office:value="114.31" calcext:value-type="float">
            <text:p>114.31</text:p>
          </table:table-cell>
          <table:table-cell office:value-type="float" office:value="135" calcext:value-type="float">
            <text:p>135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10.96" calcext:value-type="float">
            <text:p>110.96</text:p>
          </table:table-cell>
          <table:table-cell office:value-type="float" office:value="110.28" calcext:value-type="float">
            <text:p>110.28</text:p>
          </table:table-cell>
          <table:table-cell office:value-type="float" office:value="111.59" calcext:value-type="float">
            <text:p>111.59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28.12" calcext:value-type="float">
            <text:p>128.12</text:p>
          </table:table-cell>
          <table:table-cell office:value-type="float" office:value="108.63" calcext:value-type="float">
            <text:p>108.63</text:p>
          </table:table-cell>
          <table:table-cell office:value-type="float" office:value="120.41" calcext:value-type="float">
            <text:p>120.41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249" calcext:value-type="float">
            <text:p>249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112.54" calcext:value-type="float">
            <text:p>112.54</text:p>
          </table:table-cell>
          <table:table-cell office:value-type="float" office:value="118.81" calcext:value-type="float">
            <text:p>118.81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129.87" calcext:value-type="float">
            <text:p>129.87</text:p>
          </table:table-cell>
          <table:table-cell office:value-type="float" office:value="125.11" calcext:value-type="float">
            <text:p>125.11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22.73" calcext:value-type="float">
            <text:p>122.73</text:p>
          </table:table-cell>
          <table:table-cell office:value-type="float" office:value="111.59" calcext:value-type="float">
            <text:p>111.59</text:p>
          </table:table-cell>
          <table:table-cell office:value-type="float" office:value="122.81" calcext:value-type="float">
            <text:p>122.81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45" calcext:value-type="float">
            <text:p>24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22.15" calcext:value-type="float">
            <text:p>122.15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3.16" calcext:value-type="float">
            <text:p>123.16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208" calcext:value-type="float">
            <text:p>208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7.78" calcext:value-type="float">
            <text:p>117.78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112.49" calcext:value-type="float">
            <text:p>112.49</text:p>
          </table:table-cell>
          <table:table-cell office:value-type="float" office:value="123.39" calcext:value-type="float">
            <text:p>123.39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table:style-name="ce5" office:value-type="float" office:value="122.76" calcext:value-type="float">
            <text:p>122.76</text:p>
          </table:table-cell>
          <table:table-cell table:style-name="ce10" office:value-type="float" office:value="112.94" calcext:value-type="float">
            <text:p>112.94</text:p>
          </table:table-cell>
          <table:table-cell office:value-type="float" office:value="122.08" calcext:value-type="float">
            <text:p>122.08</text:p>
          </table:table-cell>
          <table:table-cell office:value-type="float" office:value="105" calcext:value-type="float">
            <text:p>105</text:p>
          </table:table-cell>
          <table:table-cell table:style-name="ce16"/>
          <table:table-cell table:style-name="ce20" table:number-columns-repeated="5"/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2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70.82" calcext:value-type="float">
            <text:p>470.82</text:p>
          </table:table-cell>
          <table:table-cell office:value-type="float" office:value="522.88" calcext:value-type="float">
            <text:p>522.88</text:p>
          </table:table-cell>
          <table:table-cell office:value-type="float" office:value="551.72" calcext:value-type="float">
            <text:p>551.72</text:p>
          </table:table-cell>
          <table:table-cell office:value-type="float" office:value="545.14" calcext:value-type="float">
            <text:p>545.1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233" calcext:value-type="float">
            <text:p>233</text:p>
          </table:table-cell>
          <table:table-cell office:value-type="float" office:value="93" calcext:value-type="float">
            <text:p>93</text:p>
          </table:table-cell>
          <table:table-cell office:value-type="float" office:value="136" calcext:value-type="float">
            <text:p>1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49" calcext:value-type="float">
            <text:p>49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528.05" calcext:value-type="float">
            <text:p>528.05</text:p>
          </table:table-cell>
          <table:table-cell office:value-type="float" office:value="527.18" calcext:value-type="float">
            <text:p>527.18</text:p>
          </table:table-cell>
          <table:table-cell office:value-type="float" office:value="373.4" calcext:value-type="float">
            <text:p>373.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13:.A162])" office:value-type="float" office:value="469.1228" calcext:value-type="float">
            <text:p>469.1228</text:p>
          </table:table-cell>
          <table:table-cell table:style-name="ce22" table:formula="of:=AVERAGE([.B113:.B162])" office:value-type="float" office:value="514.3886" calcext:value-type="float">
            <text:p>514.3886</text:p>
          </table:table-cell>
          <table:table-cell table:style-name="ce18" table:formula="of:=AVERAGE([.C113:.C162])" office:value-type="float" office:value="537.6056" calcext:value-type="float">
            <text:p>537.6056</text:p>
          </table:table-cell>
          <table:table-cell table:style-name="ce22" table:formula="of:=AVERAGE([.D113:.D162])" office:value-type="float" office:value="513.323" calcext:value-type="float">
            <text:p>513.323</text:p>
          </table:table-cell>
          <table:table-cell table:style-name="ce18"/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13:.K162])" office:value-type="float" office:value="330.48" calcext:value-type="float">
            <text:p>330.48</text:p>
          </table:table-cell>
          <table:table-cell table:style-name="ce22" table:formula="of:=AVERAGE([.L113:.L162])" office:value-type="float" office:value="237.52" calcext:value-type="float">
            <text:p>237.52</text:p>
          </table:table-cell>
          <table:table-cell table:style-name="ce18" table:formula="of:=AVERAGE([.M113:.M162])" office:value-type="float" office:value="88.5918367346939" calcext:value-type="float">
            <text:p>88.5918367347</text:p>
          </table:table-cell>
          <table:table-cell table:style-name="ce22" table:formula="of:=AVERAGE([.N113:.N162])" office:value-type="float" office:value="101.84" calcext:value-type="float">
            <text:p>101.84</text:p>
          </table:table-cell>
          <table:table-cell table:number-columns-repeated="11"/>
        </table:table-row>
        <table:table-row table:style-name="ro4">
          <table:table-cell office:value-type="float" office:value="454.12" calcext:value-type="float">
            <text:p>454.12</text:p>
          </table:table-cell>
          <table:table-cell office:value-type="float" office:value="521.17" calcext:value-type="float">
            <text:p>521.17</text:p>
          </table:table-cell>
          <table:table-cell office:value-type="float" office:value="586.44" calcext:value-type="float">
            <text:p>586.44</text:p>
          </table:table-cell>
          <table:table-cell office:value-type="float" office:value="542.07" calcext:value-type="float">
            <text:p>542.0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331.330955265306" calcext:value-type="float">
            <text:p>331.3309552653</text:p>
          </table:table-cell>
          <table:table-cell table:style-name="ce21" table:formula="of:=VAR([.B113:.B162])" office:value-type="float" office:value="309.294130653061" calcext:value-type="float">
            <text:p>309.2941306531</text:p>
          </table:table-cell>
          <table:table-cell table:style-name="Default" table:formula="of:=VAR([.C113:.C162])" office:value-type="float" office:value="1221.00145779592" calcext:value-type="float">
            <text:p>1221.0014577959</text:p>
          </table:table-cell>
          <table:table-cell table:style-name="ce21" table:formula="of:=VAR([.D113:.D162])" office:value-type="float" office:value="2884.27891122449" calcext:value-type="float">
            <text:p>2884.2789112245</text:p>
          </table:table-cell>
          <table:table-cell table:style-name="ce18"/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1296.00979591837" calcext:value-type="float">
            <text:p>1296.0097959184</text:p>
          </table:table-cell>
          <table:table-cell table:style-name="ce21" table:formula="of:=VAR([.L113:.L162])" office:value-type="float" office:value="380.091428571429" calcext:value-type="float">
            <text:p>380.0914285714</text:p>
          </table:table-cell>
          <table:table-cell table:style-name="Default" table:formula="of:=VAR([.M113:.M162])" office:value-type="float" office:value="468.454931972789" calcext:value-type="float">
            <text:p>468.4549319728</text:p>
          </table:table-cell>
          <table:table-cell table:style-name="ce21" table:formula="of:=VAR([.N113:.N162])" office:value-type="float" office:value="631.851428571429" calcext:value-type="float">
            <text:p>631.8514285714</text:p>
          </table:table-cell>
          <table:table-cell table:number-columns-repeated="11"/>
        </table:table-row>
        <table:table-row table:style-name="ro4">
          <table:table-cell office:value-type="float" office:value="459.77" calcext:value-type="float">
            <text:p>459.77</text:p>
          </table:table-cell>
          <table:table-cell office:value-type="float" office:value="523.73" calcext:value-type="float">
            <text:p>523.73</text:p>
          </table:table-cell>
          <table:table-cell office:value-type="float" office:value="476.19" calcext:value-type="float">
            <text:p>476.19</text:p>
          </table:table-cell>
          <table:table-cell office:value-type="float" office:value="544.84" calcext:value-type="float">
            <text:p>544.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2.57422203885098" calcext:value-type="float">
            <text:p>2.5742220389</text:p>
          </table:table-cell>
          <table:table-cell table:style-name="ce21" table:formula="of:=SQRT([.G115]/[.G113])" office:value-type="float" office:value="2.48714346451129" calcext:value-type="float">
            <text:p>2.4871434645</text:p>
          </table:table-cell>
          <table:table-cell table:style-name="Default" table:formula="of:=SQRT([.H115]/[.H113])" office:value-type="float" office:value="4.94166259025425" calcext:value-type="float">
            <text:p>4.9416625903</text:p>
          </table:table-cell>
          <table:table-cell table:style-name="ce21" table:formula="of:=SQRT([.I115]/[.I113])" office:value-type="float" office:value="7.59510225240515" calcext:value-type="float">
            <text:p>7.5951022524</text:p>
          </table:table-cell>
          <table:table-cell table:style-name="ce18"/>
          <table:table-cell office:value-type="float" office:value="313" calcext:value-type="float">
            <text:p>313</text:p>
          </table:table-cell>
          <table:table-cell office:value-type="float" office:value="231" calcext:value-type="float">
            <text:p>231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5.09118806550763" calcext:value-type="float">
            <text:p>5.0911880655</text:p>
          </table:table-cell>
          <table:table-cell table:style-name="ce21" table:formula="of:=SQRT([.Q115]/[.Q113])" office:value-type="float" office:value="2.75714137675756" calcext:value-type="float">
            <text:p>2.7571413768</text:p>
          </table:table-cell>
          <table:table-cell table:style-name="Default" table:formula="of:=SQRT([.R115]/[.R113])" office:value-type="float" office:value="3.09197424538733" calcext:value-type="float">
            <text:p>3.0919742454</text:p>
          </table:table-cell>
          <table:table-cell table:style-name="ce21" table:formula="of:=SQRT([.S115]/[.S113])" office:value-type="float" office:value="3.55485985257205" calcext:value-type="float">
            <text:p>3.5548598526</text:p>
          </table:table-cell>
          <table:table-cell table:number-columns-repeated="11"/>
        </table:table-row>
        <table:table-row table:style-name="ro4">
          <table:table-cell office:value-type="float" office:value="495.36" calcext:value-type="float">
            <text:p>495.36</text:p>
          </table:table-cell>
          <table:table-cell office:value-type="float" office:value="522.31" calcext:value-type="float">
            <text:p>522.31</text:p>
          </table:table-cell>
          <table:table-cell office:value-type="float" office:value="517.52" calcext:value-type="float">
            <text:p>517.52</text:p>
          </table:table-cell>
          <table:table-cell office:value-type="float" office:value="542.99" calcext:value-type="float">
            <text:p>542.9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166" calcext:value-type="float">
            <text:p>166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8" calcext:value-type="float">
            <text:p>48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64.67" calcext:value-type="float">
            <text:p>464.67</text:p>
          </table:table-cell>
          <table:table-cell office:value-type="float" office:value="497.41" calcext:value-type="float">
            <text:p>497.41</text:p>
          </table:table-cell>
          <table:table-cell office:value-type="float" office:value="519.76" calcext:value-type="float">
            <text:p>519.76</text:p>
          </table:table-cell>
          <table:table-cell office:value-type="float" office:value="528.93" calcext:value-type="float">
            <text:p>528.9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0" calcext:value-type="float">
            <text:p>340</text:p>
          </table:table-cell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1063475762423" calcext:value-type="float">
            <text:p>2.0106347576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76.9" calcext:value-type="float">
            <text:p>476.9</text:p>
          </table:table-cell>
          <table:table-cell office:value-type="float" office:value="495.36" calcext:value-type="float">
            <text:p>495.36</text:p>
          </table:table-cell>
          <table:table-cell office:value-type="float" office:value="529.51" calcext:value-type="float">
            <text:p>529.51</text:p>
          </table:table-cell>
          <table:table-cell office:value-type="float" office:value="444.24" calcext:value-type="float">
            <text:p>444.2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18]*[.F116])" office:value-type="float" office:value="5.17309286414728" calcext:value-type="float">
            <text:p>5.1730928641</text:p>
          </table:table-cell>
          <table:table-cell table:style-name="ce22" table:formula="of:=([.G118]*[.G116])" office:value-type="float" office:value="4.99810191746972" calcext:value-type="float">
            <text:p>4.9981019175</text:p>
          </table:table-cell>
          <table:table-cell table:style-name="ce18" table:formula="of:=([.H118]*[.H116])" office:value-type="float" office:value="9.93064277162288" calcext:value-type="float">
            <text:p>9.9306427716</text:p>
          </table:table-cell>
          <table:table-cell table:style-name="ce22" table:formula="of:=([.I118]*[.I116])" office:value-type="float" office:value="15.2629294098979" calcext:value-type="float">
            <text:p>15.2629294099</text:p>
          </table:table-cell>
          <table:table-cell table:style-name="ce18"/>
          <table:table-cell office:value-type="float" office:value="442" calcext:value-type="float">
            <text:p>442</text:p>
          </table:table-cell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18]*[.P116])" office:value-type="float" office:value="10.2311254640121" calcext:value-type="float">
            <text:p>10.231125464</text:p>
          </table:table-cell>
          <table:table-cell table:style-name="ce22" table:formula="of:=([.Q118]*[.Q116])" office:value-type="float" office:value="5.54068303599641" calcext:value-type="float">
            <text:p>5.540683036</text:p>
          </table:table-cell>
          <table:table-cell table:style-name="ce18" table:formula="of:=([.R118]*[.R116])" office:value-type="float" office:value="6.21683088745472" calcext:value-type="float">
            <text:p>6.2168308875</text:p>
          </table:table-cell>
          <table:table-cell table:style-name="ce22" table:formula="of:=([.S118]*[.S116])" office:value-type="float" office:value="7.14375833119369" calcext:value-type="float">
            <text:p>7.1437583312</text:p>
          </table:table-cell>
          <table:table-cell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.rsa;469.1228;5.17309286414728;514.3886;4.99810191746972;537.6056;9.93064277162288;513.323;15.2629294098979;330.48;10.2311254640121;237.52;5.54068303599641;88.5918367346939;6.21683088745472;101.84;7.14375833119369" calcext:value-type="string">
            <text:p>crypto.rsa;469.1228;5.17309286414728;514.3886;4.99810191746972;537.6056;9.93064277162288;513.323;15.2629294098979;330.48;10.2311254640121;237.52;5.54068303599641;88.5918367346939;6.21683088745472;101.84;7.14375833119369</text:p>
          </table:table-cell>
          <table:table-cell table:number-columns-repeated="9"/>
        </table:table-row>
        <table:table-row table:style-name="ro4">
          <table:table-cell office:value-type="float" office:value="480.72" calcext:value-type="float">
            <text:p>480.72</text:p>
          </table:table-cell>
          <table:table-cell office:value-type="float" office:value="547.63" calcext:value-type="float">
            <text:p>547.63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5.14" calcext:value-type="float">
            <text:p>545.14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10271614684839" calcext:value-type="percentage">
            <text:p>1.10%</text:p>
          </table:table-cell>
          <table:table-cell table:formula="of:=[.G119]/[.G114]" office:value-type="percentage" office:value="0.00971658764885092" calcext:value-type="percentage">
            <text:p>0.97%</text:p>
          </table:table-cell>
          <table:table-cell table:formula="of:=[.H119]/[.H114]" office:value-type="percentage" office:value="0.018471985358082" calcext:value-type="percentage">
            <text:p>1.85%</text:p>
          </table:table-cell>
          <table:table-cell table:formula="of:=[.I119]/[.I114]" office:value-type="percentage" office:value="0.0297335779029926" calcext:value-type="percentage">
            <text:p>2.97%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78" calcext:value-type="float">
            <text:p>27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30958380125914" calcext:value-type="percentage">
            <text:p>3.10%</text:p>
          </table:table-cell>
          <table:table-cell table:formula="of:=[.Q119]/[.Q114]" office:value-type="percentage" office:value="0.0233272273324201" calcext:value-type="percentage">
            <text:p>2.33%</text:p>
          </table:table-cell>
          <table:table-cell table:formula="of:=[.R119]/[.R114]" office:value-type="percentage" office:value="0.0701738570571945" calcext:value-type="percentage">
            <text:p>7.02%</text:p>
          </table:table-cell>
          <table:table-cell table:formula="of:=[.S119]/[.S114]" office:value-type="percentage" office:value="0.0701468807069294" calcext:value-type="percentage">
            <text:p>7.01%</text:p>
          </table:table-cell>
          <table:table-cell table:number-columns-repeated="11"/>
        </table:table-row>
        <table:table-row table:style-name="ro4">
          <table:table-cell office:value-type="float" office:value="482.9" calcext:value-type="float">
            <text:p>482.9</text:p>
          </table:table-cell>
          <table:table-cell office:value-type="float" office:value="523.45" calcext:value-type="float">
            <text:p>523.45</text:p>
          </table:table-cell>
          <table:table-cell office:value-type="float" office:value="533.04" calcext:value-type="float">
            <text:p>533.04</text:p>
          </table:table-cell>
          <table:table-cell office:value-type="float" office:value="541.46" calcext:value-type="float">
            <text:p>541.46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37.16" calcext:value-type="float">
            <text:p>437.16</text:p>
          </table:table-cell>
          <table:table-cell office:value-type="float" office:value="493.83" calcext:value-type="float">
            <text:p>493.83</text:p>
          </table:table-cell>
          <table:table-cell office:value-type="float" office:value="576.23" calcext:value-type="float">
            <text:p>576.23</text:p>
          </table:table-cell>
          <table:table-cell office:value-type="float" office:value="522.59" calcext:value-type="float">
            <text:p>522.5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964903006206478" calcext:value-type="percentage">
            <text:p>09.65%</text:p>
          </table:table-cell>
          <table:table-cell table:style-name="ce23" table:formula="of:=([.H114]-[.F114])/[.F114]" office:value-type="percentage" office:value="0.145980540702775" calcext:value-type="percentage">
            <text:p>14.60%</text:p>
          </table:table-cell>
          <table:table-cell table:style-name="ce23" table:formula="of:=([.I114]-[.F114])/[.F114]" office:value-type="percentage" office:value="0.0942188271386516" calcext:value-type="percentage">
            <text:p>09.42%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281287823771484" calcext:value-type="percentage">
            <text:p>-28.13%</text:p>
          </table:table-cell>
          <table:table-cell table:style-name="ce29" table:formula="of:=([.R114]-[.P114])/[.P114]" office:value-type="percentage" office:value="-0.731929808960621" calcext:value-type="percentage">
            <text:p>-73.19%</text:p>
          </table:table-cell>
          <table:table-cell table:style-name="ce29" table:formula="of:=([.S114]-[.P114])/[.P114]" office:value-type="percentage" office:value="-0.691842168966352" calcext:value-type="percentage">
            <text:p>-69.18%</text:p>
          </table:table-cell>
          <table:table-cell table:number-columns-repeated="11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518.08" calcext:value-type="float">
            <text:p>518.08</text:p>
          </table:table-cell>
          <table:table-cell office:value-type="float" office:value="588.96" calcext:value-type="float">
            <text:p>588.96</text:p>
          </table:table-cell>
          <table:table-cell office:value-type="float" office:value="386.47" calcext:value-type="float">
            <text:p>386.47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218" calcext:value-type="float">
            <text:p>218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527.18" calcext:value-type="float">
            <text:p>527.18</text:p>
          </table:table-cell>
          <table:table-cell office:value-type="float" office:value="515.3" calcext:value-type="float">
            <text:p>515.3</text:p>
          </table:table-cell>
          <table:table-cell office:value-type="float" office:value="398.84" calcext:value-type="float">
            <text:p>398.84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533.04" calcext:value-type="float">
            <text:p>533.04</text:p>
          </table:table-cell>
          <table:table-cell office:value-type="float" office:value="530.68" calcext:value-type="float">
            <text:p>530.68</text:p>
          </table:table-cell>
          <table:table-cell office:value-type="float" office:value="526.89" calcext:value-type="float">
            <text:p>526.8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22.59" calcext:value-type="float">
            <text:p>522.59</text:p>
          </table:table-cell>
          <table:table-cell office:value-type="float" office:value="540.54" calcext:value-type="float">
            <text:p>540.54</text:p>
          </table:table-cell>
          <table:table-cell office:value-type="float" office:value="544.53" calcext:value-type="float">
            <text:p>544.53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36" calcext:value-type="float">
            <text:p>236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21.98" calcext:value-type="float">
            <text:p>421.98</text:p>
          </table:table-cell>
          <table:table-cell office:value-type="float" office:value="499.22" calcext:value-type="float">
            <text:p>499.22</text:p>
          </table:table-cell>
          <table:table-cell office:value-type="float" office:value="517.24" calcext:value-type="float">
            <text:p>517.24</text:p>
          </table:table-cell>
          <table:table-cell office:value-type="float" office:value="520.89" calcext:value-type="float">
            <text:p>520.89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215" calcext:value-type="float">
            <text:p>215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73.84" calcext:value-type="float">
            <text:p>473.84</text:p>
          </table:table-cell>
          <table:table-cell office:value-type="float" office:value="495.87" calcext:value-type="float">
            <text:p>495.87</text:p>
          </table:table-cell>
          <table:table-cell office:value-type="float" office:value="494.34" calcext:value-type="float">
            <text:p>494.34</text:p>
          </table:table-cell>
          <table:table-cell office:value-type="float" office:value="545.76" calcext:value-type="float">
            <text:p>545.76</text:p>
          </table:table-cell>
          <table:table-cell table:number-columns-repeated="6"/>
          <table:table-cell office:value-type="float" office:value="341" calcext:value-type="float">
            <text:p>341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50.49" calcext:value-type="float">
            <text:p>450.49</text:p>
          </table:table-cell>
          <table:table-cell office:value-type="float" office:value="519.2" calcext:value-type="float">
            <text:p>519.2</text:p>
          </table:table-cell>
          <table:table-cell office:value-type="float" office:value="495.61" calcext:value-type="float">
            <text:p>495.61</text:p>
          </table:table-cell>
          <table:table-cell office:value-type="float" office:value="352.94" calcext:value-type="float">
            <text:p>352.94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447.97" calcext:value-type="float">
            <text:p>447.97</text:p>
          </table:table-cell>
          <table:table-cell office:value-type="float" office:value="510.1" calcext:value-type="float">
            <text:p>510.1</text:p>
          </table:table-cell>
          <table:table-cell office:value-type="float" office:value="485.34" calcext:value-type="float">
            <text:p>485.34</text:p>
          </table:table-cell>
          <table:table-cell office:value-type="float" office:value="524.3" calcext:value-type="float">
            <text:p>524.3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227" calcext:value-type="float">
            <text:p>227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90.05" calcext:value-type="float">
            <text:p>490.05</text:p>
          </table:table-cell>
          <table:table-cell office:value-type="float" office:value="509.28" calcext:value-type="float">
            <text:p>509.28</text:p>
          </table:table-cell>
          <table:table-cell office:value-type="float" office:value="570.07" calcext:value-type="float">
            <text:p>570.07</text:p>
          </table:table-cell>
          <table:table-cell office:value-type="float" office:value="544.84" calcext:value-type="float">
            <text:p>544.84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247" calcext:value-type="float">
            <text:p>247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72.91" calcext:value-type="float">
            <text:p>472.91</text:p>
          </table:table-cell>
          <table:table-cell office:value-type="float" office:value="509.28" calcext:value-type="float">
            <text:p>509.28</text:p>
          </table:table-cell>
          <table:table-cell office:value-type="float" office:value="516.68" calcext:value-type="float">
            <text:p>516.68</text:p>
          </table:table-cell>
          <table:table-cell office:value-type="float" office:value="539.93" calcext:value-type="float">
            <text:p>539.9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09" calcext:value-type="float">
            <text:p>209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77.14" calcext:value-type="float">
            <text:p>477.14</text:p>
          </table:table-cell>
          <table:table-cell office:value-type="float" office:value="518.64" calcext:value-type="float">
            <text:p>518.64</text:p>
          </table:table-cell>
          <table:table-cell office:value-type="float" office:value="581.47" calcext:value-type="float">
            <text:p>581.47</text:p>
          </table:table-cell>
          <table:table-cell office:value-type="float" office:value="497.93" calcext:value-type="float">
            <text:p>497.9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93.83" calcext:value-type="float">
            <text:p>493.83</text:p>
          </table:table-cell>
          <table:table-cell office:value-type="float" office:value="506.6" calcext:value-type="float">
            <text:p>506.6</text:p>
          </table:table-cell>
          <table:table-cell office:value-type="float" office:value="540.85" calcext:value-type="float">
            <text:p>540.85</text:p>
          </table:table-cell>
          <table:table-cell office:value-type="float" office:value="506.33" calcext:value-type="float">
            <text:p>506.33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48" calcext:value-type="float">
            <text:p>248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485.09" calcext:value-type="float">
            <text:p>485.09</text:p>
          </table:table-cell>
          <table:table-cell office:value-type="float" office:value="574.51" calcext:value-type="float">
            <text:p>574.51</text:p>
          </table:table-cell>
          <table:table-cell office:value-type="float" office:value="544.22" calcext:value-type="float">
            <text:p>544.22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31.86" calcext:value-type="float">
            <text:p>531.86</text:p>
          </table:table-cell>
          <table:table-cell office:value-type="float" office:value="519.48" calcext:value-type="float">
            <text:p>519.48</text:p>
          </table:table-cell>
          <table:table-cell office:value-type="float" office:value="542.07" calcext:value-type="float">
            <text:p>542.07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86.82" calcext:value-type="float">
            <text:p>486.82</text:p>
          </table:table-cell>
          <table:table-cell office:value-type="float" office:value="507.13" calcext:value-type="float">
            <text:p>507.13</text:p>
          </table:table-cell>
          <table:table-cell office:value-type="float" office:value="578.66" calcext:value-type="float">
            <text:p>578.66</text:p>
          </table:table-cell>
          <table:table-cell office:value-type="float" office:value="538.42" calcext:value-type="float">
            <text:p>538.42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72.44" calcext:value-type="float">
            <text:p>472.44</text:p>
          </table:table-cell>
          <table:table-cell office:value-type="float" office:value="553.95" calcext:value-type="float">
            <text:p>553.95</text:p>
          </table:table-cell>
          <table:table-cell office:value-type="float" office:value="476.9" calcext:value-type="float">
            <text:p>476.9</text:p>
          </table:table-cell>
          <table:table-cell office:value-type="float" office:value="489.55" calcext:value-type="float">
            <text:p>489.55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76.66" calcext:value-type="float">
            <text:p>476.66</text:p>
          </table:table-cell>
          <table:table-cell office:value-type="float" office:value="498.96" calcext:value-type="float">
            <text:p>498.96</text:p>
          </table:table-cell>
          <table:table-cell office:value-type="float" office:value="526.6" calcext:value-type="float">
            <text:p>526.6</text:p>
          </table:table-cell>
          <table:table-cell office:value-type="float" office:value="492.81" calcext:value-type="float">
            <text:p>492.81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261" calcext:value-type="float">
            <text:p>26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475.72" calcext:value-type="float">
            <text:p>475.72</text:p>
          </table:table-cell>
          <table:table-cell office:value-type="float" office:value="546.7" calcext:value-type="float">
            <text:p>546.7</text:p>
          </table:table-cell>
          <table:table-cell office:value-type="float" office:value="581.47" calcext:value-type="float">
            <text:p>581.47</text:p>
          </table:table-cell>
          <table:table-cell office:value-type="float" office:value="484.36" calcext:value-type="float">
            <text:p>484.36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246" calcext:value-type="float">
            <text:p>246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76.43" calcext:value-type="float">
            <text:p>476.43</text:p>
          </table:table-cell>
          <table:table-cell office:value-type="float" office:value="509.28" calcext:value-type="float">
            <text:p>509.28</text:p>
          </table:table-cell>
          <table:table-cell office:value-type="float" office:value="585.01" calcext:value-type="float">
            <text:p>585.01</text:p>
          </table:table-cell>
          <table:table-cell office:value-type="float" office:value="547.63" calcext:value-type="float">
            <text:p>547.6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461.76" calcext:value-type="float">
            <text:p>461.76</text:p>
          </table:table-cell>
          <table:table-cell office:value-type="float" office:value="525.45" calcext:value-type="float">
            <text:p>525.45</text:p>
          </table:table-cell>
          <table:table-cell office:value-type="float" office:value="502.35" calcext:value-type="float">
            <text:p>502.35</text:p>
          </table:table-cell>
          <table:table-cell office:value-type="float" office:value="537.82" calcext:value-type="float">
            <text:p>537.82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269" calcext:value-type="float">
            <text:p>26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453.04" calcext:value-type="float">
            <text:p>453.04</text:p>
          </table:table-cell>
          <table:table-cell office:value-type="float" office:value="501.04" calcext:value-type="float">
            <text:p>501.04</text:p>
          </table:table-cell>
          <table:table-cell office:value-type="float" office:value="572.45" calcext:value-type="float">
            <text:p>572.45</text:p>
          </table:table-cell>
          <table:table-cell office:value-type="float" office:value="532.45" calcext:value-type="float">
            <text:p>532.45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253" calcext:value-type="float">
            <text:p>253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66.93" calcext:value-type="float">
            <text:p>466.93</text:p>
          </table:table-cell>
          <table:table-cell office:value-type="float" office:value="515.57" calcext:value-type="float">
            <text:p>515.57</text:p>
          </table:table-cell>
          <table:table-cell office:value-type="float" office:value="514.75" calcext:value-type="float">
            <text:p>514.75</text:p>
          </table:table-cell>
          <table:table-cell office:value-type="float" office:value="551.41" calcext:value-type="float">
            <text:p>551.41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39" calcext:value-type="float">
            <text:p>23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503.14" calcext:value-type="float">
            <text:p>503.14</text:p>
          </table:table-cell>
          <table:table-cell office:value-type="float" office:value="501.83" calcext:value-type="float">
            <text:p>501.83</text:p>
          </table:table-cell>
          <table:table-cell office:value-type="float" office:value="521.46" calcext:value-type="float">
            <text:p>521.4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66.7" calcext:value-type="float">
            <text:p>466.7</text:p>
          </table:table-cell>
          <table:table-cell office:value-type="float" office:value="483.14" calcext:value-type="float">
            <text:p>483.14</text:p>
          </table:table-cell>
          <table:table-cell office:value-type="float" office:value="560.75" calcext:value-type="float">
            <text:p>560.75</text:p>
          </table:table-cell>
          <table:table-cell office:value-type="float" office:value="530.09" calcext:value-type="float">
            <text:p>530.09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490.55" calcext:value-type="float">
            <text:p>490.55</text:p>
          </table:table-cell>
          <table:table-cell office:value-type="float" office:value="553" calcext:value-type="float">
            <text:p>553</text:p>
          </table:table-cell>
          <table:table-cell office:value-type="float" office:value="519.76" calcext:value-type="float">
            <text:p>519.76</text:p>
          </table:table-cell>
          <table:table-cell office:value-type="float" office:value="539.93" calcext:value-type="float">
            <text:p>539.93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73.37" calcext:value-type="float">
            <text:p>473.37</text:p>
          </table:table-cell>
          <table:table-cell office:value-type="float" office:value="509.55" calcext:value-type="float">
            <text:p>509.55</text:p>
          </table:table-cell>
          <table:table-cell office:value-type="float" office:value="491.05" calcext:value-type="float">
            <text:p>491.05</text:p>
          </table:table-cell>
          <table:table-cell office:value-type="float" office:value="536.61" calcext:value-type="float">
            <text:p>536.61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49.23" calcext:value-type="float">
            <text:p>449.23</text:p>
          </table:table-cell>
          <table:table-cell office:value-type="float" office:value="534.82" calcext:value-type="float">
            <text:p>534.82</text:p>
          </table:table-cell>
          <table:table-cell office:value-type="float" office:value="524.59" calcext:value-type="float">
            <text:p>524.59</text:p>
          </table:table-cell>
          <table:table-cell office:value-type="float" office:value="530.68" calcext:value-type="float">
            <text:p>530.68</text:p>
          </table:table-cell>
          <table:table-cell table:number-columns-repeated="6"/>
          <table:table-cell office:value-type="float" office:value="422" calcext:value-type="float">
            <text:p>422</text:p>
          </table:table-cell>
          <table:table-cell office:value-type="float" office:value="263" calcext:value-type="float">
            <text:p>263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464.44" calcext:value-type="float">
            <text:p>464.44</text:p>
          </table:table-cell>
          <table:table-cell office:value-type="float" office:value="487.31" calcext:value-type="float">
            <text:p>487.31</text:p>
          </table:table-cell>
          <table:table-cell office:value-type="float" office:value="498.44" calcext:value-type="float">
            <text:p>498.44</text:p>
          </table:table-cell>
          <table:table-cell office:value-type="float" office:value="374.27" calcext:value-type="float">
            <text:p>374.27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4">
          <table:table-cell office:value-type="float" office:value="489.05" calcext:value-type="float">
            <text:p>489.05</text:p>
          </table:table-cell>
          <table:table-cell office:value-type="float" office:value="523.16" calcext:value-type="float">
            <text:p>523.16</text:p>
          </table:table-cell>
          <table:table-cell office:value-type="float" office:value="582.52" calcext:value-type="float">
            <text:p>582.52</text:p>
          </table:table-cell>
          <table:table-cell office:value-type="float" office:value="399.33" calcext:value-type="float">
            <text:p>399.33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466.47" calcext:value-type="float">
            <text:p>466.47</text:p>
          </table:table-cell>
          <table:table-cell office:value-type="float" office:value="523.73" calcext:value-type="float">
            <text:p>523.73</text:p>
          </table:table-cell>
          <table:table-cell office:value-type="float" office:value="526.03" calcext:value-type="float">
            <text:p>526.03</text:p>
          </table:table-cell>
          <table:table-cell office:value-type="float" office:value="556.52" calcext:value-type="float">
            <text:p>556.52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29.72" calcext:value-type="float">
            <text:p>429.72</text:p>
          </table:table-cell>
          <table:table-cell office:value-type="float" office:value="510.64" calcext:value-type="float">
            <text:p>510.64</text:p>
          </table:table-cell>
          <table:table-cell office:value-type="float" office:value="473.84" calcext:value-type="float">
            <text:p>473.84</text:p>
          </table:table-cell>
          <table:table-cell office:value-type="float" office:value="536.31" calcext:value-type="float">
            <text:p>536.31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268" calcext:value-type="float">
            <text:p>268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526.6" calcext:value-type="float">
            <text:p>526.6</text:p>
          </table:table-cell>
          <table:table-cell office:value-type="float" office:value="586.8" calcext:value-type="float">
            <text:p>586.8</text:p>
          </table:table-cell>
          <table:table-cell office:value-type="float" office:value="536.61" calcext:value-type="float">
            <text:p>536.6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210" calcext:value-type="float">
            <text:p>21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489.3" calcext:value-type="float">
            <text:p>489.3</text:p>
          </table:table-cell>
          <table:table-cell office:value-type="float" office:value="562.39" calcext:value-type="float">
            <text:p>562.39</text:p>
          </table:table-cell>
          <table:table-cell office:value-type="float" office:value="551.72" calcext:value-type="float">
            <text:p>551.72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494.34" calcext:value-type="float">
            <text:p>494.34</text:p>
          </table:table-cell>
          <table:table-cell office:value-type="float" office:value="519.2" calcext:value-type="float">
            <text:p>519.2</text:p>
          </table:table-cell>
          <table:table-cell office:value-type="float" office:value="543.29" calcext:value-type="float">
            <text:p>543.29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503.41" calcext:value-type="float">
            <text:p>503.41</text:p>
          </table:table-cell>
          <table:table-cell office:value-type="float" office:value="567.04" calcext:value-type="float">
            <text:p>567.04</text:p>
          </table:table-cell>
          <table:table-cell office:value-type="float" office:value="538.72" calcext:value-type="float">
            <text:p>538.72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97.15" calcext:value-type="float">
            <text:p>497.15</text:p>
          </table:table-cell>
          <table:table-cell office:value-type="float" office:value="492.06" calcext:value-type="float">
            <text:p>492.06</text:p>
          </table:table-cell>
          <table:table-cell office:value-type="float" office:value="561.73" calcext:value-type="float">
            <text:p>561.73</text:p>
          </table:table-cell>
          <table:table-cell office:value-type="float" office:value="546.08" calcext:value-type="float">
            <text:p>546.08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41.79" calcext:value-type="float">
            <text:p>441.79</text:p>
          </table:table-cell>
          <table:table-cell office:value-type="float" office:value="528.34" calcext:value-type="float">
            <text:p>528.34</text:p>
          </table:table-cell>
          <table:table-cell office:value-type="float" office:value="522.59" calcext:value-type="float">
            <text:p>522.59</text:p>
          </table:table-cell>
          <table:table-cell office:value-type="float" office:value="538.72" calcext:value-type="float">
            <text:p>538.72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45.06" calcext:value-type="float">
            <text:p>445.06</text:p>
          </table:table-cell>
          <table:table-cell office:value-type="float" office:value="490.55" calcext:value-type="float">
            <text:p>490.55</text:p>
          </table:table-cell>
          <table:table-cell office:value-type="float" office:value="596.64" calcext:value-type="float">
            <text:p>596.64</text:p>
          </table:table-cell>
          <table:table-cell office:value-type="float" office:value="513.64" calcext:value-type="float">
            <text:p>513.64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08.47" calcext:value-type="float">
            <text:p>508.47</text:p>
          </table:table-cell>
          <table:table-cell office:value-type="float" office:value="528.05" calcext:value-type="float">
            <text:p>528.05</text:p>
          </table:table-cell>
          <table:table-cell office:value-type="float" office:value="524.88" calcext:value-type="float">
            <text:p>524.88</text:p>
          </table:table-cell>
          <table:table-cell office:value-type="float" office:value="549.83" calcext:value-type="float">
            <text:p>549.83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35" calcext:value-type="float">
            <text:p>235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476.66" calcext:value-type="float">
            <text:p>476.66</text:p>
          </table:table-cell>
          <table:table-cell table:style-name="ce10" office:value-type="float" office:value="518.36" calcext:value-type="float">
            <text:p>518.36</text:p>
          </table:table-cell>
          <table:table-cell office:value-type="float" office:value="547.63" calcext:value-type="float">
            <text:p>547.63</text:p>
          </table:table-cell>
          <table:table-cell office:value-type="float" office:value="541.15" calcext:value-type="float">
            <text:p>541.15</text:p>
          </table:table-cell>
          <table:table-cell table:style-name="ce16"/>
          <table:table-cell table:style-name="ce20" table:number-columns-repeated="5"/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62" calcext:value-type="float">
            <text:p>26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70.07" calcext:value-type="float">
            <text:p>570.07</text:p>
          </table:table-cell>
          <table:table-cell office:value-type="float" office:value="476.19" calcext:value-type="float">
            <text:p>476.19</text:p>
          </table:table-cell>
          <table:table-cell office:value-type="float" office:value="493.07" calcext:value-type="float">
            <text:p>493.07</text:p>
          </table:table-cell>
          <table:table-cell office:value-type="float" office:value="509.55" calcext:value-type="float">
            <text:p>509.5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21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509.82" calcext:value-type="float">
            <text:p>509.82</text:p>
          </table:table-cell>
          <table:table-cell office:value-type="float" office:value="532.15" calcext:value-type="float">
            <text:p>532.15</text:p>
          </table:table-cell>
          <table:table-cell office:value-type="float" office:value="533.63" calcext:value-type="float">
            <text:p>533.6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67:.A216])" office:value-type="float" office:value="529.6048" calcext:value-type="float">
            <text:p>529.6048</text:p>
          </table:table-cell>
          <table:table-cell table:style-name="ce22" table:formula="of:=AVERAGE([.B167:.B216])" office:value-type="float" office:value="468.2992" calcext:value-type="float">
            <text:p>468.2992</text:p>
          </table:table-cell>
          <table:table-cell table:style-name="ce18" table:formula="of:=AVERAGE([.C167:.C216])" office:value-type="float" office:value="492.7266" calcext:value-type="float">
            <text:p>492.7266</text:p>
          </table:table-cell>
          <table:table-cell table:style-name="ce22" table:formula="of:=AVERAGE([.D167:.D216])" office:value-type="float" office:value="506.064" calcext:value-type="float">
            <text:p>506.064</text:p>
          </table:table-cell>
          <table:table-cell table:style-name="ce18"/>
          <table:table-cell office:value-type="float" office:value="303" calcext:value-type="float">
            <text:p>303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67:.K216])" office:value-type="float" office:value="272.56" calcext:value-type="float">
            <text:p>272.56</text:p>
          </table:table-cell>
          <table:table-cell table:style-name="ce22" table:formula="of:=AVERAGE([.L167:.L216])" office:value-type="float" office:value="175.3" calcext:value-type="float">
            <text:p>175.3</text:p>
          </table:table-cell>
          <table:table-cell table:style-name="ce18" table:formula="of:=AVERAGE([.M167:.M216])" office:value-type="float" office:value="87.12" calcext:value-type="float">
            <text:p>87.12</text:p>
          </table:table-cell>
          <table:table-cell table:style-name="ce22" table:formula="of:=AVERAGE([.N167:.N216])" office:value-type="float" office:value="91.18" calcext:value-type="float">
            <text:p>91.18</text:p>
          </table:table-cell>
          <table:table-cell table:number-columns-repeated="11"/>
        </table:table-row>
        <table:table-row table:style-name="ro4">
          <table:table-cell office:value-type="float" office:value="565.37" calcext:value-type="float">
            <text:p>565.37</text:p>
          </table:table-cell>
          <table:table-cell office:value-type="float" office:value="463.32" calcext:value-type="float">
            <text:p>463.32</text:p>
          </table:table-cell>
          <table:table-cell office:value-type="float" office:value="494.34" calcext:value-type="float">
            <text:p>494.34</text:p>
          </table:table-cell>
          <table:table-cell office:value-type="float" office:value="505.8" calcext:value-type="float">
            <text:p>505.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318.820980571429" calcext:value-type="float">
            <text:p>318.8209805714</text:p>
          </table:table-cell>
          <table:table-cell table:style-name="ce21" table:formula="of:=VAR([.B167:.B216])" office:value-type="float" office:value="671.905856489796" calcext:value-type="float">
            <text:p>671.9058564898</text:p>
          </table:table-cell>
          <table:table-cell table:style-name="Default" table:formula="of:=VAR([.C167:.C216])" office:value-type="float" office:value="416.926533102041" calcext:value-type="float">
            <text:p>416.926533102</text:p>
          </table:table-cell>
          <table:table-cell table:style-name="ce21" table:formula="of:=VAR([.D167:.D216])" office:value-type="float" office:value="196.52033877551" calcext:value-type="float">
            <text:p>196.5203387755</text:p>
          </table:table-cell>
          <table:table-cell table:style-name="ce18"/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628.2106122449" calcext:value-type="float">
            <text:p>1628.2106122449</text:p>
          </table:table-cell>
          <table:table-cell table:style-name="ce21" table:formula="of:=VAR([.L167:.L216])" office:value-type="float" office:value="428.663265306122" calcext:value-type="float">
            <text:p>428.6632653061</text:p>
          </table:table-cell>
          <table:table-cell table:style-name="Default" table:formula="of:=VAR([.M166:.M216])" office:value-type="float" office:value="147.250612244898" calcext:value-type="float">
            <text:p>147.2506122449</text:p>
          </table:table-cell>
          <table:table-cell table:style-name="ce21" table:formula="of:=VAR([.N167:.N216])" office:value-type="float" office:value="145.824081632653" calcext:value-type="float">
            <text:p>145.8240816327</text:p>
          </table:table-cell>
          <table:table-cell table:number-columns-repeated="11"/>
        </table:table-row>
        <table:table-row table:style-name="ro4">
          <table:table-cell office:value-type="float" office:value="522.02" calcext:value-type="float">
            <text:p>522.02</text:p>
          </table:table-cell>
          <table:table-cell table:number-columns-repeated="2" office:value-type="float" office:value="477.61" calcext:value-type="float">
            <text:p>477.61</text:p>
          </table:table-cell>
          <table:table-cell office:value-type="float" office:value="503.94" calcext:value-type="float">
            <text:p>503.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2.52515734389534" calcext:value-type="float">
            <text:p>2.5251573439</text:p>
          </table:table-cell>
          <table:table-cell table:style-name="ce21" table:formula="of:=SQRT([.G169]/[.G167])" office:value-type="float" office:value="3.66580374949286" calcext:value-type="float">
            <text:p>3.6658037495</text:p>
          </table:table-cell>
          <table:table-cell table:style-name="Default" table:formula="of:=SQRT([.H169]/[.H167])" office:value-type="float" office:value="2.88765140937074" calcext:value-type="float">
            <text:p>2.8876514094</text:p>
          </table:table-cell>
          <table:table-cell table:style-name="ce21" table:formula="of:=SQRT([.I169]/[.I167])" office:value-type="float" office:value="1.9825253530561" calcext:value-type="float">
            <text:p>1.9825253531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5.70650613290637" calcext:value-type="float">
            <text:p>5.7065061329</text:p>
          </table:table-cell>
          <table:table-cell table:style-name="ce21" table:formula="of:=SQRT([.Q169]/[.Q167])" office:value-type="float" office:value="2.9280138842093" calcext:value-type="float">
            <text:p>2.9280138842</text:p>
          </table:table-cell>
          <table:table-cell table:style-name="Default" table:formula="of:=SQRT([.R169]/[.R167])" office:value-type="float" office:value="1.71610379782167" calcext:value-type="float">
            <text:p>1.7161037978</text:p>
          </table:table-cell>
          <table:table-cell table:style-name="ce21" table:formula="of:=SQRT([.S169]/[.S167])" office:value-type="float" office:value="1.70777095438852" calcext:value-type="float">
            <text:p>1.7077709544</text:p>
          </table:table-cell>
          <table:table-cell table:number-columns-repeated="11"/>
        </table:table-row>
        <table:table-row table:style-name="ro4">
          <table:table-cell office:value-type="float" office:value="508.74" calcext:value-type="float">
            <text:p>508.74</text:p>
          </table:table-cell>
          <table:table-cell office:value-type="float" office:value="479.28" calcext:value-type="float">
            <text:p>479.28</text:p>
          </table:table-cell>
          <table:table-cell office:value-type="float" office:value="461.32" calcext:value-type="float">
            <text:p>461.32</text:p>
          </table:table-cell>
          <table:table-cell office:value-type="float" office:value="505.53" calcext:value-type="float">
            <text:p>505.5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21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431.85" calcext:value-type="float">
            <text:p>431.85</text:p>
          </table:table-cell>
          <table:table-cell office:value-type="float" office:value="490.3" calcext:value-type="float">
            <text:p>490.3</text:p>
          </table:table-cell>
          <table:table-cell office:value-type="float" office:value="509.82" calcext:value-type="float">
            <text:p>509.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21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48.89" calcext:value-type="float">
            <text:p>548.89</text:p>
          </table:table-cell>
          <table:table-cell office:value-type="float" office:value="494.34" calcext:value-type="float">
            <text:p>494.34</text:p>
          </table:table-cell>
          <table:table-cell office:value-type="float" office:value="500.78" calcext:value-type="float">
            <text:p>500.78</text:p>
          </table:table-cell>
          <table:table-cell office:value-type="float" office:value="516.96" calcext:value-type="float">
            <text:p>516.9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72]*[.F170])" office:value-type="float" office:value="5.07449366814712" calcext:value-type="float">
            <text:p>5.0744936681</text:p>
          </table:table-cell>
          <table:table-cell table:style-name="ce22" table:formula="of:=([.G172]*[.G170])" office:value-type="float" office:value="7.36670843915637" calcext:value-type="float">
            <text:p>7.3667084392</text:p>
          </table:table-cell>
          <table:table-cell table:style-name="ce18" table:formula="of:=([.H172]*[.H170])" office:value-type="float" office:value="5.80295276573278" calcext:value-type="float">
            <text:p>5.8029527657</text:p>
          </table:table-cell>
          <table:table-cell table:style-name="ce22" table:formula="of:=([.I172]*[.I170])" office:value-type="float" office:value="3.98403385648243" calcext:value-type="float">
            <text:p>3.9840338565</text:p>
          </table:table-cell>
          <table:table-cell table:style-name="ce18"/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72]*[.P170])" office:value-type="float" office:value="11.4676534152148" calcext:value-type="float">
            <text:p>11.4676534152</text:p>
          </table:table-cell>
          <table:table-cell table:style-name="ce22" table:formula="of:=([.Q172]*[.Q170])" office:value-type="float" office:value="5.88406419567761" calcext:value-type="float">
            <text:p>5.8840641957</text:p>
          </table:table-cell>
          <table:table-cell table:style-name="ce18" table:formula="of:=([.R172]*[.R170])" office:value-type="float" office:value="3.44863969644587" calcext:value-type="float">
            <text:p>3.4486396964</text:p>
          </table:table-cell>
          <table:table-cell table:style-name="ce22" table:formula="of:=([.S172]*[.S170])" office:value-type="float" office:value="3.43189422062773" calcext:value-type="float">
            <text:p>3.4318942206</text:p>
          </table:table-cell>
          <table:table-cell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crypto.signverify;529.6048;5.07449366814712;468.2992;7.36670843915637;492.7266;5.80295276573278;506.064;3.98403385648243;272.56;11.4676534152148;175.3;5.88406419567761;87.12;3.44863969644587;91.18;3.43189422062773" calcext:value-type="string">
            <text:p>crypto.signverify;529.6048;5.07449366814712;468.2992;7.36670843915637;492.7266;5.80295276573278;506.064;3.98403385648243;272.56;11.4676534152148;175.3;5.88406419567761;87.12;3.44863969644587;91.18;3.43189422062773</text:p>
          </table:table-cell>
          <table:table-cell table:number-columns-repeated="9"/>
        </table:table-row>
        <table:table-row table:style-name="ro4">
          <table:table-cell office:value-type="float" office:value="538.12" calcext:value-type="float">
            <text:p>538.12</text:p>
          </table:table-cell>
          <table:table-cell office:value-type="float" office:value="470.82" calcext:value-type="float">
            <text:p>470.82</text:p>
          </table:table-cell>
          <table:table-cell office:value-type="float" office:value="497.67" calcext:value-type="float">
            <text:p>497.67</text:p>
          </table:table-cell>
          <table:table-cell office:value-type="float" office:value="482.41" calcext:value-type="float">
            <text:p>482.41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958166101996643" calcext:value-type="percentage">
            <text:p>0.96%</text:p>
          </table:table-cell>
          <table:table-cell table:formula="of:=[.G173]/[.G168]" office:value-type="percentage" office:value="0.0157307730595234" calcext:value-type="percentage">
            <text:p>1.57%</text:p>
          </table:table-cell>
          <table:table-cell table:formula="of:=[.H173]/[.H168]" office:value-type="percentage" office:value="0.0117772264897669" calcext:value-type="percentage">
            <text:p>1.18%</text:p>
          </table:table-cell>
          <table:table-cell table:formula="of:=[.I173]/[.I168]" office:value-type="percentage" office:value="0.00787258895412919" calcext:value-type="percentage">
            <text:p>0.79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63" calcext:value-type="float">
            <text:p>163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420738678280554" calcext:value-type="percentage">
            <text:p>4.21%</text:p>
          </table:table-cell>
          <table:table-cell table:formula="of:=[.Q173]/[.Q168]" office:value-type="percentage" office:value="0.0335656828047782" calcext:value-type="percentage">
            <text:p>3.36%</text:p>
          </table:table-cell>
          <table:table-cell table:formula="of:=[.R173]/[.R168]" office:value-type="percentage" office:value="0.039584936827891" calcext:value-type="percentage">
            <text:p>3.96%</text:p>
          </table:table-cell>
          <table:table-cell table:formula="of:=[.S173]/[.S168]" office:value-type="percentage" office:value="0.0376386731808261" calcext:value-type="percentage">
            <text:p>3.76%</text:p>
          </table:table-cell>
          <table:table-cell table:number-columns-repeated="11"/>
        </table:table-row>
        <table:table-row table:style-name="ro4">
          <table:table-cell office:value-type="float" office:value="518.36" calcext:value-type="float">
            <text:p>518.36</text:p>
          </table:table-cell>
          <table:table-cell office:value-type="float" office:value="486.57" calcext:value-type="float">
            <text:p>486.57</text:p>
          </table:table-cell>
          <table:table-cell office:value-type="float" office:value="520.33" calcext:value-type="float">
            <text:p>520.33</text:p>
          </table:table-cell>
          <table:table-cell office:value-type="float" office:value="513.37" calcext:value-type="float">
            <text:p>513.37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08.21" calcext:value-type="float">
            <text:p>508.21</text:p>
          </table:table-cell>
          <table:table-cell office:value-type="float" office:value="421.24" calcext:value-type="float">
            <text:p>421.24</text:p>
          </table:table-cell>
          <table:table-cell office:value-type="float" office:value="460.87" calcext:value-type="float">
            <text:p>460.87</text:p>
          </table:table-cell>
          <table:table-cell office:value-type="float" office:value="516.96" calcext:value-type="float">
            <text:p>516.9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115757258997653" calcext:value-type="percentage">
            <text:p>-11.58%</text:p>
          </table:table-cell>
          <table:table-cell table:style-name="ce23" table:formula="of:=([.H168]-[.F168])/[.F168]" office:value-type="percentage" office:value="-0.0696334323253869" calcext:value-type="percentage">
            <text:p>-06.96%</text:p>
          </table:table-cell>
          <table:table-cell table:style-name="ce23" table:formula="of:=([.I168]-[.F168])/[.F168]" office:value-type="percentage" office:value="-0.0444497481895934" calcext:value-type="percentage">
            <text:p>-04.44%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356838861168183" calcext:value-type="percentage">
            <text:p>-35.68%</text:p>
          </table:table-cell>
          <table:table-cell table:style-name="ce29" table:formula="of:=([.R168]-[.P168])/[.P168]" office:value-type="percentage" office:value="-0.680363956560023" calcext:value-type="percentage">
            <text:p>-68.04%</text:p>
          </table:table-cell>
          <table:table-cell table:style-name="ce29" table:formula="of:=([.S168]-[.P168])/[.P168]" office:value-type="percentage" office:value="-0.665468153800998" calcext:value-type="percentage">
            <text:p>-66.55%</text:p>
          </table:table-cell>
          <table:table-cell table:number-columns-repeated="11"/>
        </table:table-row>
        <table:table-row table:style-name="ro4">
          <table:table-cell office:value-type="float" office:value="541.15" calcext:value-type="float">
            <text:p>541.15</text:p>
          </table:table-cell>
          <table:table-cell table:number-columns-repeated="2" office:value-type="float" office:value="482.17" calcext:value-type="float">
            <text:p>482.17</text:p>
          </table:table-cell>
          <table:table-cell office:value-type="float" office:value="496.64" calcext:value-type="float">
            <text:p>496.64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64" calcext:value-type="float">
            <text:p>164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46.39" calcext:value-type="float">
            <text:p>546.39</text:p>
          </table:table-cell>
          <table:table-cell office:value-type="float" office:value="500.26" calcext:value-type="float">
            <text:p>500.26</text:p>
          </table:table-cell>
          <table:table-cell office:value-type="float" office:value="494.59" calcext:value-type="float">
            <text:p>494.59</text:p>
          </table:table-cell>
          <table:table-cell office:value-type="float" office:value="485.58" calcext:value-type="float">
            <text:p>485.58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15.3" calcext:value-type="float">
            <text:p>515.3</text:p>
          </table:table-cell>
          <table:table-cell office:value-type="float" office:value="402.18" calcext:value-type="float">
            <text:p>402.18</text:p>
          </table:table-cell>
          <table:table-cell office:value-type="float" office:value="507.4" calcext:value-type="float">
            <text:p>507.4</text:p>
          </table:table-cell>
          <table:table-cell office:value-type="float" office:value="499.22" calcext:value-type="float">
            <text:p>499.22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37.21" calcext:value-type="float">
            <text:p>537.21</text:p>
          </table:table-cell>
          <table:table-cell office:value-type="float" office:value="443.83" calcext:value-type="float">
            <text:p>443.83</text:p>
          </table:table-cell>
          <table:table-cell office:value-type="float" office:value="507.4" calcext:value-type="float">
            <text:p>507.4</text:p>
          </table:table-cell>
          <table:table-cell office:value-type="float" office:value="503.14" calcext:value-type="float">
            <text:p>503.14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61" calcext:value-type="float">
            <text:p>161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487.8" calcext:value-type="float">
            <text:p>487.8</text:p>
          </table:table-cell>
          <table:table-cell office:value-type="float" office:value="528.05" calcext:value-type="float">
            <text:p>528.05</text:p>
          </table:table-cell>
          <table:table-cell office:value-type="float" office:value="520.61" calcext:value-type="float">
            <text:p>520.6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62.06" calcext:value-type="float">
            <text:p>562.06</text:p>
          </table:table-cell>
          <table:table-cell office:value-type="float" office:value="459.55" calcext:value-type="float">
            <text:p>459.55</text:p>
          </table:table-cell>
          <table:table-cell office:value-type="float" office:value="484.36" calcext:value-type="float">
            <text:p>484.36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439.76" calcext:value-type="float">
            <text:p>439.76</text:p>
          </table:table-cell>
          <table:table-cell office:value-type="float" office:value="524.88" calcext:value-type="float">
            <text:p>524.88</text:p>
          </table:table-cell>
          <table:table-cell office:value-type="float" office:value="502.88" calcext:value-type="float">
            <text:p>502.88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479.52" calcext:value-type="float">
            <text:p>479.52</text:p>
          </table:table-cell>
          <table:table-cell office:value-type="float" office:value="461.54" calcext:value-type="float">
            <text:p>461.54</text:p>
          </table:table-cell>
          <table:table-cell office:value-type="float" office:value="506.86" calcext:value-type="float">
            <text:p>506.8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523.16" calcext:value-type="float">
            <text:p>523.16</text:p>
          </table:table-cell>
          <table:table-cell office:value-type="float" office:value="454.55" calcext:value-type="float">
            <text:p>454.55</text:p>
          </table:table-cell>
          <table:table-cell office:value-type="float" office:value="486.82" calcext:value-type="float">
            <text:p>486.82</text:p>
          </table:table-cell>
          <table:table-cell office:value-type="float" office:value="509.28" calcext:value-type="float">
            <text:p>509.28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47.63" calcext:value-type="float">
            <text:p>547.63</text:p>
          </table:table-cell>
          <table:table-cell office:value-type="float" office:value="460.43" calcext:value-type="float">
            <text:p>460.43</text:p>
          </table:table-cell>
          <table:table-cell office:value-type="float" office:value="490.8" calcext:value-type="float">
            <text:p>490.8</text:p>
          </table:table-cell>
          <table:table-cell office:value-type="float" office:value="512.82" calcext:value-type="float">
            <text:p>512.82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59" calcext:value-type="float">
            <text:p>159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94.59" calcext:value-type="float">
            <text:p>494.59</text:p>
          </table:table-cell>
          <table:table-cell office:value-type="float" office:value="478.09" calcext:value-type="float">
            <text:p>478.09</text:p>
          </table:table-cell>
          <table:table-cell office:value-type="float" office:value="492.31" calcext:value-type="float">
            <text:p>492.31</text:p>
          </table:table-cell>
          <table:table-cell office:value-type="float" office:value="483.87" calcext:value-type="float">
            <text:p>483.87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412.37" calcext:value-type="float">
            <text:p>412.37</text:p>
          </table:table-cell>
          <table:table-cell office:value-type="float" office:value="482.41" calcext:value-type="float">
            <text:p>482.41</text:p>
          </table:table-cell>
          <table:table-cell office:value-type="float" office:value="481.93" calcext:value-type="float">
            <text:p>481.93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91" calcext:value-type="float">
            <text:p>191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553.63" calcext:value-type="float">
            <text:p>553.63</text:p>
          </table:table-cell>
          <table:table-cell office:value-type="float" office:value="465.34" calcext:value-type="float">
            <text:p>465.34</text:p>
          </table:table-cell>
          <table:table-cell office:value-type="float" office:value="504.73" calcext:value-type="float">
            <text:p>504.73</text:p>
          </table:table-cell>
          <table:table-cell office:value-type="float" office:value="518.92" calcext:value-type="float">
            <text:p>518.92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545.14" calcext:value-type="float">
            <text:p>545.14</text:p>
          </table:table-cell>
          <table:table-cell office:value-type="float" office:value="472.44" calcext:value-type="float">
            <text:p>472.44</text:p>
          </table:table-cell>
          <table:table-cell office:value-type="float" office:value="484.36" calcext:value-type="float">
            <text:p>484.36</text:p>
          </table:table-cell>
          <table:table-cell office:value-type="float" office:value="493.32" calcext:value-type="float">
            <text:p>493.3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556.84" calcext:value-type="float">
            <text:p>556.84</text:p>
          </table:table-cell>
          <table:table-cell office:value-type="float" office:value="482.41" calcext:value-type="float">
            <text:p>482.41</text:p>
          </table:table-cell>
          <table:table-cell office:value-type="float" office:value="482.65" calcext:value-type="float">
            <text:p>482.65</text:p>
          </table:table-cell>
          <table:table-cell office:value-type="float" office:value="511.18" calcext:value-type="float">
            <text:p>511.18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500.78" calcext:value-type="float">
            <text:p>500.78</text:p>
          </table:table-cell>
          <table:table-cell office:value-type="float" office:value="490.3" calcext:value-type="float">
            <text:p>490.3</text:p>
          </table:table-cell>
          <table:table-cell office:value-type="float" office:value="499.74" calcext:value-type="float">
            <text:p>499.74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04.2" calcext:value-type="float">
            <text:p>504.2</text:p>
          </table:table-cell>
          <table:table-cell office:value-type="float" office:value="494.08" calcext:value-type="float">
            <text:p>494.08</text:p>
          </table:table-cell>
          <table:table-cell office:value-type="float" office:value="530.09" calcext:value-type="float">
            <text:p>530.09</text:p>
          </table:table-cell>
          <table:table-cell office:value-type="float" office:value="500.78" calcext:value-type="float">
            <text:p>500.7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33.04" calcext:value-type="float">
            <text:p>533.04</text:p>
          </table:table-cell>
          <table:table-cell office:value-type="float" office:value="461.32" calcext:value-type="float">
            <text:p>461.32</text:p>
          </table:table-cell>
          <table:table-cell office:value-type="float" office:value="480.96" calcext:value-type="float">
            <text:p>480.96</text:p>
          </table:table-cell>
          <table:table-cell office:value-type="float" office:value="488.55" calcext:value-type="float">
            <text:p>488.55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486.08" calcext:value-type="float">
            <text:p>486.08</text:p>
          </table:table-cell>
          <table:table-cell office:value-type="float" office:value="516.13" calcext:value-type="float">
            <text:p>516.13</text:p>
          </table:table-cell>
          <table:table-cell office:value-type="float" office:value="517.8" calcext:value-type="float">
            <text:p>517.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504.47" calcext:value-type="float">
            <text:p>504.47</text:p>
          </table:table-cell>
          <table:table-cell office:value-type="float" office:value="440.97" calcext:value-type="float">
            <text:p>440.97</text:p>
          </table:table-cell>
          <table:table-cell office:value-type="float" office:value="455.62" calcext:value-type="float">
            <text:p>455.62</text:p>
          </table:table-cell>
          <table:table-cell office:value-type="float" office:value="505.53" calcext:value-type="float">
            <text:p>505.53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09.82" calcext:value-type="float">
            <text:p>509.82</text:p>
          </table:table-cell>
          <table:table-cell office:value-type="float" office:value="479.52" calcext:value-type="float">
            <text:p>479.52</text:p>
          </table:table-cell>
          <table:table-cell office:value-type="float" office:value="480" calcext:value-type="float">
            <text:p>480</text:p>
          </table:table-cell>
          <table:table-cell office:value-type="float" office:value="519.48" calcext:value-type="float">
            <text:p>519.4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23.45" calcext:value-type="float">
            <text:p>523.45</text:p>
          </table:table-cell>
          <table:table-cell office:value-type="float" office:value="451.98" calcext:value-type="float">
            <text:p>451.98</text:p>
          </table:table-cell>
          <table:table-cell office:value-type="float" office:value="484.36" calcext:value-type="float">
            <text:p>484.36</text:p>
          </table:table-cell>
          <table:table-cell office:value-type="float" office:value="497.67" calcext:value-type="float">
            <text:p>497.67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64" calcext:value-type="float">
            <text:p>164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429.53" calcext:value-type="float">
            <text:p>429.53</text:p>
          </table:table-cell>
          <table:table-cell office:value-type="float" office:value="486.08" calcext:value-type="float">
            <text:p>486.08</text:p>
          </table:table-cell>
          <table:table-cell office:value-type="float" office:value="486.57" calcext:value-type="float">
            <text:p>486.57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251" calcext:value-type="float">
            <text:p>251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16.68" calcext:value-type="float">
            <text:p>516.68</text:p>
          </table:table-cell>
          <table:table-cell office:value-type="float" office:value="523.16" calcext:value-type="float">
            <text:p>523.16</text:p>
          </table:table-cell>
          <table:table-cell office:value-type="float" office:value="523.45" calcext:value-type="float">
            <text:p>523.45</text:p>
          </table:table-cell>
          <table:table-cell office:value-type="float" office:value="531.86" calcext:value-type="float">
            <text:p>531.8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31.56" calcext:value-type="float">
            <text:p>531.56</text:p>
          </table:table-cell>
          <table:table-cell office:value-type="float" office:value="509.55" calcext:value-type="float">
            <text:p>509.55</text:p>
          </table:table-cell>
          <table:table-cell office:value-type="float" office:value="504.2" calcext:value-type="float">
            <text:p>504.2</text:p>
          </table:table-cell>
          <table:table-cell office:value-type="float" office:value="506.06" calcext:value-type="float">
            <text:p>506.06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36.01" calcext:value-type="float">
            <text:p>536.01</text:p>
          </table:table-cell>
          <table:table-cell office:value-type="float" office:value="470.82" calcext:value-type="float">
            <text:p>470.82</text:p>
          </table:table-cell>
          <table:table-cell office:value-type="float" office:value="465.79" calcext:value-type="float">
            <text:p>465.79</text:p>
          </table:table-cell>
          <table:table-cell office:value-type="float" office:value="490.55" calcext:value-type="float">
            <text:p>490.55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38.72" calcext:value-type="float">
            <text:p>538.72</text:p>
          </table:table-cell>
          <table:table-cell office:value-type="float" office:value="426.29" calcext:value-type="float">
            <text:p>426.29</text:p>
          </table:table-cell>
          <table:table-cell office:value-type="float" office:value="483.14" calcext:value-type="float">
            <text:p>483.14</text:p>
          </table:table-cell>
          <table:table-cell office:value-type="float" office:value="520.04" calcext:value-type="float">
            <text:p>520.04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94" calcext:value-type="float">
            <text:p>19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47.01" calcext:value-type="float">
            <text:p>547.01</text:p>
          </table:table-cell>
          <table:table-cell office:value-type="float" office:value="492.56" calcext:value-type="float">
            <text:p>492.56</text:p>
          </table:table-cell>
          <table:table-cell office:value-type="float" office:value="478.8" calcext:value-type="float">
            <text:p>478.8</text:p>
          </table:table-cell>
          <table:table-cell office:value-type="float" office:value="477.85" calcext:value-type="float">
            <text:p>477.85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26.03" calcext:value-type="float">
            <text:p>526.03</text:p>
          </table:table-cell>
          <table:table-cell office:value-type="float" office:value="466.7" calcext:value-type="float">
            <text:p>466.7</text:p>
          </table:table-cell>
          <table:table-cell office:value-type="float" office:value="504.47" calcext:value-type="float">
            <text:p>504.47</text:p>
          </table:table-cell>
          <table:table-cell office:value-type="float" office:value="508.74" calcext:value-type="float">
            <text:p>508.74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45.76" calcext:value-type="float">
            <text:p>545.76</text:p>
          </table:table-cell>
          <table:table-cell office:value-type="float" office:value="439.96" calcext:value-type="float">
            <text:p>439.96</text:p>
          </table:table-cell>
          <table:table-cell office:value-type="float" office:value="499.48" calcext:value-type="float">
            <text:p>499.48</text:p>
          </table:table-cell>
          <table:table-cell office:value-type="float" office:value="484.6" calcext:value-type="float">
            <text:p>484.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39.93" calcext:value-type="float">
            <text:p>539.93</text:p>
          </table:table-cell>
          <table:table-cell office:value-type="float" office:value="489.8" calcext:value-type="float">
            <text:p>489.8</text:p>
          </table:table-cell>
          <table:table-cell office:value-type="float" office:value="469.21" calcext:value-type="float">
            <text:p>469.21</text:p>
          </table:table-cell>
          <table:table-cell office:value-type="float" office:value="513.64" calcext:value-type="float">
            <text:p>513.64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26.89" calcext:value-type="float">
            <text:p>526.89</text:p>
          </table:table-cell>
          <table:table-cell office:value-type="float" office:value="456.49" calcext:value-type="float">
            <text:p>456.49</text:p>
          </table:table-cell>
          <table:table-cell office:value-type="float" office:value="497.93" calcext:value-type="float">
            <text:p>497.93</text:p>
          </table:table-cell>
          <table:table-cell office:value-type="float" office:value="513.92" calcext:value-type="float">
            <text:p>513.92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481.69" calcext:value-type="float">
            <text:p>481.69</text:p>
          </table:table-cell>
          <table:table-cell office:value-type="float" office:value="475.48" calcext:value-type="float">
            <text:p>475.48</text:p>
          </table:table-cell>
          <table:table-cell office:value-type="float" office:value="515.57" calcext:value-type="float">
            <text:p>515.57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472.91" calcext:value-type="float">
            <text:p>472.91</text:p>
          </table:table-cell>
          <table:table-cell office:value-type="float" office:value="510.91" calcext:value-type="float">
            <text:p>510.91</text:p>
          </table:table-cell>
          <table:table-cell office:value-type="float" office:value="506.33" calcext:value-type="float">
            <text:p>506.3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55" calcext:value-type="float">
            <text:p>155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09.55" calcext:value-type="float">
            <text:p>509.55</text:p>
          </table:table-cell>
          <table:table-cell office:value-type="float" office:value="442.8" calcext:value-type="float">
            <text:p>442.8</text:p>
          </table:table-cell>
          <table:table-cell office:value-type="float" office:value="475.72" calcext:value-type="float">
            <text:p>475.72</text:p>
          </table:table-cell>
          <table:table-cell office:value-type="float" office:value="510.91" calcext:value-type="float">
            <text:p>510.91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46.7" calcext:value-type="float">
            <text:p>546.7</text:p>
          </table:table-cell>
          <table:table-cell office:value-type="float" office:value="476.43" calcext:value-type="float">
            <text:p>476.43</text:p>
          </table:table-cell>
          <table:table-cell office:value-type="float" office:value="507.94" calcext:value-type="float">
            <text:p>507.94</text:p>
          </table:table-cell>
          <table:table-cell office:value-type="float" office:value="489.3" calcext:value-type="float">
            <text:p>489.3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28.34" calcext:value-type="float">
            <text:p>528.34</text:p>
          </table:table-cell>
          <table:table-cell office:value-type="float" office:value="475.95" calcext:value-type="float">
            <text:p>475.95</text:p>
          </table:table-cell>
          <table:table-cell office:value-type="float" office:value="536.01" calcext:value-type="float">
            <text:p>536.01</text:p>
          </table:table-cell>
          <table:table-cell office:value-type="float" office:value="526.6" calcext:value-type="float">
            <text:p>526.6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11.73" calcext:value-type="float">
            <text:p>511.73</text:p>
          </table:table-cell>
          <table:table-cell office:value-type="float" office:value="479.52" calcext:value-type="float">
            <text:p>479.52</text:p>
          </table:table-cell>
          <table:table-cell office:value-type="float" office:value="461.76" calcext:value-type="float">
            <text:p>461.76</text:p>
          </table:table-cell>
          <table:table-cell office:value-type="float" office:value="502.35" calcext:value-type="float">
            <text:p>502.35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19.76" calcext:value-type="float">
            <text:p>519.76</text:p>
          </table:table-cell>
          <table:table-cell office:value-type="float" office:value="486.57" calcext:value-type="float">
            <text:p>486.57</text:p>
          </table:table-cell>
          <table:table-cell office:value-type="float" office:value="508.21" calcext:value-type="float">
            <text:p>508.21</text:p>
          </table:table-cell>
          <table:table-cell office:value-type="float" office:value="540.54" calcext:value-type="float">
            <text:p>540.54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549.83" calcext:value-type="float">
            <text:p>549.83</text:p>
          </table:table-cell>
          <table:table-cell table:style-name="ce10" office:value-type="float" office:value="447.76" calcext:value-type="float">
            <text:p>447.76</text:p>
          </table:table-cell>
          <table:table-cell office:value-type="float" office:value="467.38" calcext:value-type="float">
            <text:p>467.38</text:p>
          </table:table-cell>
          <table:table-cell office:value-type="float" office:value="512" calcext:value-type="float">
            <text:p>512</text:p>
          </table:table-cell>
          <table:table-cell table:style-name="ce16"/>
          <table:table-cell table:style-name="ce20" table:number-columns-repeated="5"/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221" calcext:value-type="float">
            <text:p>221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27.17" calcext:value-type="float">
            <text:p>227.17</text:p>
          </table:table-cell>
          <table:table-cell office:value-type="float" office:value="258.13" calcext:value-type="float">
            <text:p>258.13</text:p>
          </table:table-cell>
          <table:table-cell office:value-type="float" office:value="240.96" calcext:value-type="float">
            <text:p>240.96</text:p>
          </table:table-cell>
          <table:table-cell office:value-type="float" office:value="145.39" calcext:value-type="float">
            <text:p>145.3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607" calcext:value-type="float">
            <text:p>607</text:p>
          </table:table-cell>
          <table:table-cell office:value-type="float" office:value="423" calcext:value-type="float">
            <text:p>423</text:p>
          </table:table-cell>
          <table:table-cell office:value-type="float" office:value="266" calcext:value-type="float">
            <text:p>266</text:p>
          </table:table-cell>
          <table:table-cell office:value-type="float" office:value="327" calcext:value-type="float">
            <text:p>32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0.06" calcext:value-type="float">
            <text:p>240.06</text:p>
          </table:table-cell>
          <table:table-cell office:value-type="float" office:value="244.09" calcext:value-type="float">
            <text:p>244.09</text:p>
          </table:table-cell>
          <table:table-cell office:value-type="float" office:value="228.08" calcext:value-type="float">
            <text:p>228.08</text:p>
          </table:table-cell>
          <table:table-cell office:value-type="float" office:value="247.87" calcext:value-type="float">
            <text:p>247.8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2.6232" calcext:value-type="float">
            <text:p>222.6232</text:p>
          </table:table-cell>
          <table:table-cell table:style-name="ce18" table:formula="of:=AVERAGE([.C221:.C270])" office:value-type="float" office:value="232.1774" calcext:value-type="float">
            <text:p>232.1774</text:p>
          </table:table-cell>
          <table:table-cell table:style-name="ce22" table:formula="of:=AVERAGE([.D221:.D270])" office:value-type="float" office:value="236.5588" calcext:value-type="float">
            <text:p>236.5588</text:p>
          </table:table-cell>
          <table:table-cell table:style-name="ce18"/>
          <table:table-cell office:value-type="float" office:value="764" calcext:value-type="float">
            <text:p>764</text:p>
          </table:table-cell>
          <table:table-cell office:value-type="float" office:value="461" calcext:value-type="float">
            <text:p>461</text:p>
          </table:table-cell>
          <table:table-cell office:value-type="float" office:value="329" calcext:value-type="float">
            <text:p>329</text:p>
          </table:table-cell>
          <table:table-cell office:value-type="float" office:value="246" calcext:value-type="float">
            <text:p>24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21:.K270])" office:value-type="float" office:value="562.22" calcext:value-type="float">
            <text:p>562.22</text:p>
          </table:table-cell>
          <table:table-cell table:style-name="ce22" table:formula="of:=AVERAGE([.L221:.L270])" office:value-type="float" office:value="498.74" calcext:value-type="float">
            <text:p>498.74</text:p>
          </table:table-cell>
          <table:table-cell table:style-name="ce18" table:formula="of:=AVERAGE([.M221:.M270])" office:value-type="float" office:value="290.22" calcext:value-type="float">
            <text:p>290.22</text:p>
          </table:table-cell>
          <table:table-cell table:style-name="ce22" table:formula="of:=AVERAGE([.N221:.N270])" office:value-type="float" office:value="278.94" calcext:value-type="float">
            <text:p>278.94</text:p>
          </table:table-cell>
          <table:table-cell table:number-columns-repeated="11"/>
        </table:table-row>
        <table:table-row table:style-name="ro4">
          <table:table-cell office:value-type="float" office:value="241.15" calcext:value-type="float">
            <text:p>241.15</text:p>
          </table:table-cell>
          <table:table-cell office:value-type="float" office:value="209.06" calcext:value-type="float">
            <text:p>209.06</text:p>
          </table:table-cell>
          <table:table-cell office:value-type="float" office:value="155.77" calcext:value-type="float">
            <text:p>155.77</text:p>
          </table:table-cell>
          <table:table-cell office:value-type="float" office:value="275.31" calcext:value-type="float">
            <text:p>275.3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1201.01801812245" calcext:value-type="float">
            <text:p>1201.0180181225</text:p>
          </table:table-cell>
          <table:table-cell table:style-name="Default" table:formula="of:=VAR([.C221:.C270])" office:value-type="float" office:value="1596.56662779592" calcext:value-type="float">
            <text:p>1596.5666277959</text:p>
          </table:table-cell>
          <table:table-cell table:style-name="ce21" table:formula="of:=VAR([.D221:.D270])" office:value-type="float" office:value="1621.37558628571" calcext:value-type="float">
            <text:p>1621.3755862857</text:p>
          </table:table-cell>
          <table:table-cell table:style-name="ce18"/>
          <table:table-cell office:value-type="float" office:value="528" calcext:value-type="float">
            <text:p>528</text:p>
          </table:table-cell>
          <table:table-cell office:value-type="float" office:value="512" calcext:value-type="float">
            <text:p>512</text:p>
          </table:table-cell>
          <table:table-cell office:value-type="float" office:value="289" calcext:value-type="float">
            <text:p>289</text:p>
          </table:table-cell>
          <table:table-cell office:value-type="float" office:value="254" calcext:value-type="float">
            <text:p>25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380.82816326531" calcext:value-type="float">
            <text:p>4380.8281632653</text:p>
          </table:table-cell>
          <table:table-cell table:style-name="ce21" table:formula="of:=VAR([.L221:.L270])" office:value-type="float" office:value="955.584081632653" calcext:value-type="float">
            <text:p>955.5840816327</text:p>
          </table:table-cell>
          <table:table-cell table:style-name="Default" table:formula="of:=VAR([.M221:.M270])" office:value-type="float" office:value="1181.15469387755" calcext:value-type="float">
            <text:p>1181.1546938776</text:p>
          </table:table-cell>
          <table:table-cell table:style-name="ce21" table:formula="of:=VAR([.N221:.N270])" office:value-type="float" office:value="499.731020408163" calcext:value-type="float">
            <text:p>499.7310204082</text:p>
          </table:table-cell>
          <table:table-cell table:number-columns-repeated="11"/>
        </table:table-row>
        <table:table-row table:style-name="ro4">
          <table:table-cell office:value-type="float" office:value="235.76" calcext:value-type="float">
            <text:p>235.76</text:p>
          </table:table-cell>
          <table:table-cell office:value-type="float" office:value="199.92" calcext:value-type="float">
            <text:p>199.92</text:p>
          </table:table-cell>
          <table:table-cell office:value-type="float" office:value="146.05" calcext:value-type="float">
            <text:p>146.05</text:p>
          </table:table-cell>
          <table:table-cell office:value-type="float" office:value="262.01" calcext:value-type="float">
            <text:p>262.0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4.90105706582253" calcext:value-type="float">
            <text:p>4.9010570658</text:p>
          </table:table-cell>
          <table:table-cell table:style-name="Default" table:formula="of:=SQRT([.H223]/[.H221])" office:value-type="float" office:value="5.6507815880565" calcext:value-type="float">
            <text:p>5.6507815881</text:p>
          </table:table-cell>
          <table:table-cell table:style-name="ce21" table:formula="of:=SQRT([.I223]/[.I221])" office:value-type="float" office:value="5.69451593427521" calcext:value-type="float">
            <text:p>5.6945159343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9.36037196190975" calcext:value-type="float">
            <text:p>9.3603719619</text:p>
          </table:table-cell>
          <table:table-cell table:style-name="ce21" table:formula="of:=SQRT([.Q223]/[.Q221])" office:value-type="float" office:value="4.37169093517063" calcext:value-type="float">
            <text:p>4.3716909352</text:p>
          </table:table-cell>
          <table:table-cell table:style-name="Default" table:formula="of:=SQRT([.R223]/[.R221])" office:value-type="float" office:value="4.86035943913112" calcext:value-type="float">
            <text:p>4.8603594391</text:p>
          </table:table-cell>
          <table:table-cell table:style-name="ce21" table:formula="of:=SQRT([.S223]/[.S221])" office:value-type="float" office:value="3.16142695758786" calcext:value-type="float">
            <text:p>3.1614269576</text:p>
          </table:table-cell>
          <table:table-cell table:number-columns-repeated="11"/>
        </table:table-row>
        <table:table-row table:style-name="ro4">
          <table:table-cell office:value-type="float" office:value="219.68" calcext:value-type="float">
            <text:p>219.68</text:p>
          </table:table-cell>
          <table:table-cell office:value-type="float" office:value="242.79" calcext:value-type="float">
            <text:p>242.79</text:p>
          </table:table-cell>
          <table:table-cell office:value-type="float" office:value="151.04" calcext:value-type="float">
            <text:p>151.04</text:p>
          </table:table-cell>
          <table:table-cell office:value-type="float" office:value="149.14" calcext:value-type="float">
            <text:p>149.1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38" calcext:value-type="float">
            <text:p>538</text:p>
          </table:table-cell>
          <table:table-cell office:value-type="float" office:value="487" calcext:value-type="float">
            <text:p>487</text:p>
          </table:table-cell>
          <table:table-cell office:value-type="float" office:value="272" calcext:value-type="float">
            <text:p>272</text:p>
          </table:table-cell>
          <table:table-cell office:value-type="float" office:value="298" calcext:value-type="float">
            <text:p>29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3.71" calcext:value-type="float">
            <text:p>213.71</text:p>
          </table:table-cell>
          <table:table-cell office:value-type="float" office:value="237.8" calcext:value-type="float">
            <text:p>237.8</text:p>
          </table:table-cell>
          <table:table-cell office:value-type="float" office:value="211.73" calcext:value-type="float">
            <text:p>211.73</text:p>
          </table:table-cell>
          <table:table-cell office:value-type="float" office:value="260.73" calcext:value-type="float">
            <text:p>260.7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25" calcext:value-type="float">
            <text:p>625</text:p>
          </table:table-cell>
          <table:table-cell office:value-type="float" office:value="467" calcext:value-type="float">
            <text:p>467</text:p>
          </table:table-cell>
          <table:table-cell office:value-type="float" office:value="302" calcext:value-type="float">
            <text:p>302</text:p>
          </table:table-cell>
          <table:table-cell office:value-type="float" office:value="287" calcext:value-type="float">
            <text:p>2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33.46" calcext:value-type="float">
            <text:p>233.46</text:p>
          </table:table-cell>
          <table:table-cell office:value-type="float" office:value="192.15" calcext:value-type="float">
            <text:p>192.15</text:p>
          </table:table-cell>
          <table:table-cell office:value-type="float" office:value="242.61" calcext:value-type="float">
            <text:p>242.61</text:p>
          </table:table-cell>
          <table:table-cell office:value-type="float" office:value="259.18" calcext:value-type="float">
            <text:p>259.1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9.84904291523425" calcext:value-type="float">
            <text:p>9.8490429152</text:p>
          </table:table-cell>
          <table:table-cell table:style-name="ce18" table:formula="of:=([.H226]*[.H224])" office:value-type="float" office:value="11.3556707497842" calcext:value-type="float">
            <text:p>11.3556707498</text:p>
          </table:table-cell>
          <table:table-cell table:style-name="ce22" table:formula="of:=([.I226]*[.I224])" office:value-type="float" office:value="11.4435582089573" calcext:value-type="float">
            <text:p>11.443558209</text:p>
          </table:table-cell>
          <table:table-cell table:style-name="ce18"/>
          <table:table-cell office:value-type="float" office:value="550" calcext:value-type="float">
            <text:p>550</text:p>
          </table:table-cell>
          <table:table-cell office:value-type="float" office:value="528" calcext:value-type="float">
            <text:p>528</text:p>
          </table:table-cell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26]*[.P224])" office:value-type="float" office:value="18.8103717049727" calcext:value-type="float">
            <text:p>18.810371705</text:p>
          </table:table-cell>
          <table:table-cell table:style-name="ce22" table:formula="of:=([.Q226]*[.Q224])" office:value-type="float" office:value="8.78524184770126" calcext:value-type="float">
            <text:p>8.7852418477</text:p>
          </table:table-cell>
          <table:table-cell table:style-name="ce18" table:formula="of:=([.R226]*[.R224])" office:value-type="float" office:value="9.76725797242526" calcext:value-type="float">
            <text:p>9.7672579724</text:p>
          </table:table-cell>
          <table:table-cell table:style-name="ce22" table:formula="of:=([.S226]*[.S224])" office:value-type="float" office:value="6.3531253279614" calcext:value-type="float">
            <text:p>6.353125328</text:p>
          </table:table-cell>
          <table:table-cell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derby;231.5868;4.06826689765015;222.6232;9.84904291523425;232.1774;11.3556707497842;236.5588;11.4435582089573;562.22;18.8103717049727;498.74;8.78524184770126;290.22;9.76725797242526;278.94;6.3531253279614" calcext:value-type="string">
            <text:p>derby;231.5868;4.06826689765015;222.6232;9.84904291523425;232.1774;11.3556707497842;236.5588;11.4435582089573;562.22;18.8103717049727;498.74;8.78524184770126;290.22;9.76725797242526;278.94;6.3531253279614</text:p>
          </table:table-cell>
          <table:table-cell table:number-columns-repeated="9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243.53" calcext:value-type="float">
            <text:p>243.53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7.17" calcext:value-type="float">
            <text:p>257.17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442408649019251" calcext:value-type="percentage">
            <text:p>4.42%</text:p>
          </table:table-cell>
          <table:table-cell table:formula="of:=[.H227]/[.H222]" office:value-type="percentage" office:value="0.0489094578102097" calcext:value-type="percentage">
            <text:p>4.89%</text:p>
          </table:table-cell>
          <table:table-cell table:formula="of:=[.I227]/[.I222]" office:value-type="percentage" office:value="0.0483751110039336" calcext:value-type="percentage">
            <text:p>4.84%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547" calcext:value-type="float">
            <text:p>547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334573151168095" calcext:value-type="percentage">
            <text:p>3.35%</text:p>
          </table:table-cell>
          <table:table-cell table:formula="of:=[.Q227]/[.Q222]" office:value-type="percentage" office:value="0.0176148731758056" calcext:value-type="percentage">
            <text:p>1.76%</text:p>
          </table:table-cell>
          <table:table-cell table:formula="of:=[.R227]/[.R222]" office:value-type="percentage" office:value="0.0336546687768771" calcext:value-type="percentage">
            <text:p>3.37%</text:p>
          </table:table-cell>
          <table:table-cell table:formula="of:=[.S227]/[.S222]" office:value-type="percentage" office:value="0.0227759565783373" calcext:value-type="percentage">
            <text:p>2.28%</text:p>
          </table:table-cell>
          <table:table-cell table:number-columns-repeated="11"/>
        </table:table-row>
        <table:table-row table:style-name="ro4">
          <table:table-cell office:value-type="float" office:value="224.88" calcext:value-type="float">
            <text:p>224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57.93" calcext:value-type="float">
            <text:p>257.93</text:p>
          </table:table-cell>
          <table:table-cell office:value-type="float" office:value="248.25" calcext:value-type="float">
            <text:p>248.25</text:p>
          </table:table-cell>
          <table:table-cell table:number-columns-repeated="6"/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260" calcext:value-type="float">
            <text:p>260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4">
          <table:table-cell office:value-type="float" office:value="233.24" calcext:value-type="float">
            <text:p>233.24</text:p>
          </table:table-cell>
          <table:table-cell office:value-type="float" office:value="284.53" calcext:value-type="float">
            <text:p>284.53</text:p>
          </table:table-cell>
          <table:table-cell office:value-type="float" office:value="236.05" calcext:value-type="float">
            <text:p>236.05</text:p>
          </table:table-cell>
          <table:table-cell office:value-type="float" office:value="252.96" calcext:value-type="float">
            <text:p>252.9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387051420892728" calcext:value-type="percentage">
            <text:p>-03.87%</text:p>
          </table:table-cell>
          <table:table-cell table:style-name="ce23" table:formula="of:=([.H222]-[.F222])/[.F222]" office:value-type="percentage" office:value="0.00255023170577929" calcext:value-type="percentage">
            <text:p>00.26%</text:p>
          </table:table-cell>
          <table:table-cell table:style-name="ce23" table:formula="of:=([.I222]-[.F222])/[.F222]" office:value-type="percentage" office:value="0.0214692719965039" calcext:value-type="percentage">
            <text:p>02.15%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71" calcext:value-type="float">
            <text:p>471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112909537191847" calcext:value-type="percentage">
            <text:p>-11.29%</text:p>
          </table:table-cell>
          <table:table-cell table:style-name="ce29" table:formula="of:=([.R222]-[.P222])/[.P222]" office:value-type="percentage" office:value="-0.483796378641813" calcext:value-type="percentage">
            <text:p>-48.38%</text:p>
          </table:table-cell>
          <table:table-cell table:style-name="ce29" table:formula="of:=([.S222]-[.P222])/[.P222]" office:value-type="percentage" office:value="-0.503859699050194" calcext:value-type="percentage">
            <text:p>-50.39%</text:p>
          </table:table-cell>
          <table:table-cell table:number-columns-repeated="11"/>
        </table:table-row>
        <table:table-row table:style-name="ro4">
          <table:table-cell office:value-type="float" office:value="222.94" calcext:value-type="float">
            <text:p>222.94</text:p>
          </table:table-cell>
          <table:table-cell office:value-type="float" office:value="219.08" calcext:value-type="float">
            <text:p>219.08</text:p>
          </table:table-cell>
          <table:table-cell office:value-type="float" office:value="262.58" calcext:value-type="float">
            <text:p>262.58</text:p>
          </table:table-cell>
          <table:table-cell office:value-type="float" office:value="262.37" calcext:value-type="float">
            <text:p>262.37</text:p>
          </table:table-cell>
          <table:table-cell table:number-columns-repeated="6"/>
          <table:table-cell office:value-type="float" office:value="536" calcext:value-type="float">
            <text:p>536</text:p>
          </table:table-cell>
          <table:table-cell office:value-type="float" office:value="503" calcext:value-type="float">
            <text:p>503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226.42" calcext:value-type="float">
            <text:p>226.42</text:p>
          </table:table-cell>
          <table:table-cell office:value-type="float" office:value="213.62" calcext:value-type="float">
            <text:p>213.62</text:p>
          </table:table-cell>
          <table:table-cell office:value-type="float" office:value="249.93" calcext:value-type="float">
            <text:p>249.93</text:p>
          </table:table-cell>
          <table:table-cell office:value-type="float" office:value="246.6" calcext:value-type="float">
            <text:p>246.6</text:p>
          </table:table-cell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512" calcext:value-type="float">
            <text:p>512</text:p>
          </table:table-cell>
          <table:table-cell office:value-type="float" office:value="296" calcext:value-type="float">
            <text:p>296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221.3" calcext:value-type="float">
            <text:p>221.3</text:p>
          </table:table-cell>
          <table:table-cell office:value-type="float" office:value="248" calcext:value-type="float">
            <text:p>248</text:p>
          </table:table-cell>
          <table:table-cell office:value-type="float" office:value="228.46" calcext:value-type="float">
            <text:p>228.46</text:p>
          </table:table-cell>
          <table:table-cell table:number-columns-repeated="6"/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office:value-type="float" office:value="303" calcext:value-type="float">
            <text:p>303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237.56" calcext:value-type="float">
            <text:p>237.56</text:p>
          </table:table-cell>
          <table:table-cell office:value-type="float" office:value="266" calcext:value-type="float">
            <text:p>266</text:p>
          </table:table-cell>
          <table:table-cell office:value-type="float" office:value="247.1" calcext:value-type="float">
            <text:p>247.1</text:p>
          </table:table-cell>
          <table:table-cell office:value-type="float" office:value="241.94" calcext:value-type="float">
            <text:p>241.94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471" calcext:value-type="float">
            <text:p>471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4">
          <table:table-cell office:value-type="float" office:value="213.33" calcext:value-type="float">
            <text:p>213.33</text:p>
          </table:table-cell>
          <table:table-cell office:value-type="float" office:value="241.15" calcext:value-type="float">
            <text:p>241.15</text:p>
          </table:table-cell>
          <table:table-cell office:value-type="float" office:value="253.63" calcext:value-type="float">
            <text:p>253.63</text:p>
          </table:table-cell>
          <table:table-cell office:value-type="float" office:value="226.47" calcext:value-type="float">
            <text:p>226.47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469" calcext:value-type="float">
            <text:p>469</text:p>
          </table:table-cell>
          <table:table-cell office:value-type="float" office:value="278" calcext:value-type="float">
            <text:p>278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240.24" calcext:value-type="float">
            <text:p>240.24</text:p>
          </table:table-cell>
          <table:table-cell office:value-type="float" office:value="205.04" calcext:value-type="float">
            <text:p>205.04</text:p>
          </table:table-cell>
          <table:table-cell office:value-type="float" office:value="278.58" calcext:value-type="float">
            <text:p>278.58</text:p>
          </table:table-cell>
          <table:table-cell office:value-type="float" office:value="246.47" calcext:value-type="float">
            <text:p>246.47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office:value-type="float" office:value="272" calcext:value-type="float">
            <text:p>272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234.38" calcext:value-type="float">
            <text:p>234.38</text:p>
          </table:table-cell>
          <table:table-cell office:value-type="float" office:value="267.78" calcext:value-type="float">
            <text:p>267.78</text:p>
          </table:table-cell>
          <table:table-cell office:value-type="float" office:value="264.9" calcext:value-type="float">
            <text:p>264.9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500" calcext:value-type="float">
            <text:p>500</text:p>
          </table:table-cell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231.16" calcext:value-type="float">
            <text:p>231.16</text:p>
          </table:table-cell>
          <table:table-cell office:value-type="float" office:value="244.4" calcext:value-type="float">
            <text:p>244.4</text:p>
          </table:table-cell>
          <table:table-cell office:value-type="float" office:value="248.06" calcext:value-type="float">
            <text:p>248.06</text:p>
          </table:table-cell>
          <table:table-cell office:value-type="float" office:value="261.37" calcext:value-type="float">
            <text:p>261.37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477" calcext:value-type="float">
            <text:p>477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216.02" calcext:value-type="float">
            <text:p>216.02</text:p>
          </table:table-cell>
          <table:table-cell office:value-type="float" office:value="184.79" calcext:value-type="float">
            <text:p>184.79</text:p>
          </table:table-cell>
          <table:table-cell office:value-type="float" office:value="155.01" calcext:value-type="float">
            <text:p>155.01</text:p>
          </table:table-cell>
          <table:table-cell office:value-type="float" office:value="259.6" calcext:value-type="float">
            <text:p>259.6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526" calcext:value-type="float">
            <text:p>526</text:p>
          </table:table-cell>
          <table:table-cell office:value-type="float" office:value="323" calcext:value-type="float">
            <text:p>323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248.7" calcext:value-type="float">
            <text:p>248.7</text:p>
          </table:table-cell>
          <table:table-cell office:value-type="float" office:value="152.21" calcext:value-type="float">
            <text:p>152.21</text:p>
          </table:table-cell>
          <table:table-cell office:value-type="float" office:value="265.12" calcext:value-type="float">
            <text:p>265.12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464" calcext:value-type="float">
            <text:p>464</text:p>
          </table:table-cell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4">
          <table:table-cell office:value-type="float" office:value="236.1" calcext:value-type="float">
            <text:p>236.1</text:p>
          </table:table-cell>
          <table:table-cell office:value-type="float" office:value="164.75" calcext:value-type="float">
            <text:p>164.75</text:p>
          </table:table-cell>
          <table:table-cell office:value-type="float" office:value="247.42" calcext:value-type="float">
            <text:p>247.42</text:p>
          </table:table-cell>
          <table:table-cell office:value-type="float" office:value="214.67" calcext:value-type="float">
            <text:p>214.67</text:p>
          </table:table-cell>
          <table:table-cell table:number-columns-repeated="6"/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272" calcext:value-type="float">
            <text:p>272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4">
          <table:table-cell office:value-type="float" office:value="228.46" calcext:value-type="float">
            <text:p>228.46</text:p>
          </table:table-cell>
          <table:table-cell office:value-type="float" office:value="193.86" calcext:value-type="float">
            <text:p>193.8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58.89" calcext:value-type="float">
            <text:p>158.89</text:p>
          </table:table-cell>
          <table:table-cell table:number-columns-repeated="6"/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  <table:table-cell office:value-type="float" office:value="259" calcext:value-type="float">
            <text:p>259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4">
          <table:table-cell office:value-type="float" office:value="242.24" calcext:value-type="float">
            <text:p>242.24</text:p>
          </table:table-cell>
          <table:table-cell office:value-type="float" office:value="181.41" calcext:value-type="float">
            <text:p>181.41</text:p>
          </table:table-cell>
          <table:table-cell office:value-type="float" office:value="243.28" calcext:value-type="float">
            <text:p>243.28</text:p>
          </table:table-cell>
          <table:table-cell office:value-type="float" office:value="244.77" calcext:value-type="float">
            <text:p>244.77</text:p>
          </table:table-cell>
          <table:table-cell table:number-columns-repeated="6"/>
          <table:table-cell office:value-type="float" office:value="504" calcext:value-type="float">
            <text:p>504</text:p>
          </table:table-cell>
          <table:table-cell office:value-type="float" office:value="501" calcext:value-type="float">
            <text:p>501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222.17" calcext:value-type="float">
            <text:p>222.17</text:p>
          </table:table-cell>
          <table:table-cell office:value-type="float" office:value="165.63" calcext:value-type="float">
            <text:p>165.63</text:p>
          </table:table-cell>
          <table:table-cell office:value-type="float" office:value="151.23" calcext:value-type="float">
            <text:p>151.23</text:p>
          </table:table-cell>
          <table:table-cell office:value-type="float" office:value="163.4" calcext:value-type="float">
            <text:p>163.4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501" calcext:value-type="float">
            <text:p>501</text:p>
          </table:table-cell>
          <table:table-cell office:value-type="float" office:value="409" calcext:value-type="float">
            <text:p>40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office:value-type="float" office:value="221.25" calcext:value-type="float">
            <text:p>221.25</text:p>
          </table:table-cell>
          <table:table-cell office:value-type="float" office:value="189.5" calcext:value-type="float">
            <text:p>189.5</text:p>
          </table:table-cell>
          <table:table-cell office:value-type="float" office:value="256.14" calcext:value-type="float">
            <text:p>256.14</text:p>
          </table:table-cell>
          <table:table-cell office:value-type="float" office:value="246.28" calcext:value-type="float">
            <text:p>246.28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55.93" calcext:value-type="float">
            <text:p>255.93</text:p>
          </table:table-cell>
          <table:table-cell office:value-type="float" office:value="228.52" calcext:value-type="float">
            <text:p>228.52</text:p>
          </table:table-cell>
          <table:table-cell office:value-type="float" office:value="224.82" calcext:value-type="float">
            <text:p>224.82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487" calcext:value-type="float">
            <text:p>487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office:value-type="float" office:value="225.99" calcext:value-type="float">
            <text:p>225.99</text:p>
          </table:table-cell>
          <table:table-cell office:value-type="float" office:value="236.51" calcext:value-type="float">
            <text:p>236.51</text:p>
          </table:table-cell>
          <table:table-cell office:value-type="float" office:value="246.15" calcext:value-type="float">
            <text:p>246.15</text:p>
          </table:table-cell>
          <table:table-cell office:value-type="float" office:value="233.35" calcext:value-type="float">
            <text:p>233.35</text:p>
          </table:table-cell>
          <table:table-cell table:number-columns-repeated="6"/>
          <table:table-cell office:value-type="float" office:value="604" calcext:value-type="float">
            <text:p>604</text:p>
          </table:table-cell>
          <table:table-cell office:value-type="float" office:value="481" calcext:value-type="float">
            <text:p>481</text:p>
          </table:table-cell>
          <table:table-cell office:value-type="float" office:value="272" calcext:value-type="float">
            <text:p>272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4">
          <table:table-cell office:value-type="float" office:value="219.78" calcext:value-type="float">
            <text:p>219.78</text:p>
          </table:table-cell>
          <table:table-cell office:value-type="float" office:value="190.48" calcext:value-type="float">
            <text:p>190.48</text:p>
          </table:table-cell>
          <table:table-cell office:value-type="float" office:value="219.93" calcext:value-type="float">
            <text:p>219.93</text:p>
          </table:table-cell>
          <table:table-cell office:value-type="float" office:value="232.67" calcext:value-type="float">
            <text:p>232.67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83" calcext:value-type="float">
            <text:p>483</text:p>
          </table:table-cell>
          <table:table-cell office:value-type="float" office:value="329" calcext:value-type="float">
            <text:p>329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202.79" calcext:value-type="float">
            <text:p>202.79</text:p>
          </table:table-cell>
          <table:table-cell office:value-type="float" office:value="244.34" calcext:value-type="float">
            <text:p>244.34</text:p>
          </table:table-cell>
          <table:table-cell office:value-type="float" office:value="258.06" calcext:value-type="float">
            <text:p>258.06</text:p>
          </table:table-cell>
          <table:table-cell office:value-type="float" office:value="280.87" calcext:value-type="float">
            <text:p>280.87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4">
          <table:table-cell office:value-type="float" office:value="251.57" calcext:value-type="float">
            <text:p>251.57</text:p>
          </table:table-cell>
          <table:table-cell office:value-type="float" office:value="227.6" calcext:value-type="float">
            <text:p>227.6</text:p>
          </table:table-cell>
          <table:table-cell office:value-type="float" office:value="247.81" calcext:value-type="float">
            <text:p>247.81</text:p>
          </table:table-cell>
          <table:table-cell office:value-type="float" office:value="149.28" calcext:value-type="float">
            <text:p>149.28</text:p>
          </table:table-cell>
          <table:table-cell table:number-columns-repeated="6"/>
          <table:table-cell office:value-type="float" office:value="599" calcext:value-type="float">
            <text:p>599</text:p>
          </table:table-cell>
          <table:table-cell office:value-type="float" office:value="483" calcext:value-type="float">
            <text:p>483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office:value-type="float" office:value="236.57" calcext:value-type="float">
            <text:p>236.57</text:p>
          </table:table-cell>
          <table:table-cell office:value-type="float" office:value="232.5" calcext:value-type="float">
            <text:p>232.5</text:p>
          </table:table-cell>
          <table:table-cell office:value-type="float" office:value="210.16" calcext:value-type="float">
            <text:p>210.16</text:p>
          </table:table-cell>
          <table:table-cell office:value-type="float" office:value="256.82" calcext:value-type="float">
            <text:p>256.82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507" calcext:value-type="float">
            <text:p>507</text:p>
          </table:table-cell>
          <table:table-cell office:value-type="float" office:value="301" calcext:value-type="float">
            <text:p>301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4">
          <table:table-cell office:value-type="float" office:value="204.3" calcext:value-type="float">
            <text:p>204.3</text:p>
          </table:table-cell>
          <table:table-cell office:value-type="float" office:value="196.8" calcext:value-type="float">
            <text:p>196.8</text:p>
          </table:table-cell>
          <table:table-cell office:value-type="float" office:value="248.83" calcext:value-type="float">
            <text:p>248.83</text:p>
          </table:table-cell>
          <table:table-cell office:value-type="float" office:value="156.15" calcext:value-type="float">
            <text:p>156.15</text:p>
          </table:table-cell>
          <table:table-cell table:number-columns-repeated="6"/>
          <table:table-cell office:value-type="float" office:value="593" calcext:value-type="float">
            <text:p>593</text:p>
          </table:table-cell>
          <table:table-cell office:value-type="float" office:value="543" calcext:value-type="float">
            <text:p>543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4">
          <table:table-cell office:value-type="float" office:value="242.67" calcext:value-type="float">
            <text:p>242.67</text:p>
          </table:table-cell>
          <table:table-cell office:value-type="float" office:value="240.6" calcext:value-type="float">
            <text:p>240.6</text:p>
          </table:table-cell>
          <table:table-cell office:value-type="float" office:value="224.14" calcext:value-type="float">
            <text:p>224.14</text:p>
          </table:table-cell>
          <table:table-cell office:value-type="float" office:value="251.31" calcext:value-type="float">
            <text:p>251.31</text:p>
          </table:table-cell>
          <table:table-cell table:number-columns-repeated="6"/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313" calcext:value-type="float">
            <text:p>313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248.06" calcext:value-type="float">
            <text:p>248.06</text:p>
          </table:table-cell>
          <table:table-cell office:value-type="float" office:value="265.41" calcext:value-type="float">
            <text:p>265.41</text:p>
          </table:table-cell>
          <table:table-cell office:value-type="float" office:value="239.46" calcext:value-type="float">
            <text:p>239.46</text:p>
          </table:table-cell>
          <table:table-cell table:number-columns-repeated="6"/>
          <table:table-cell office:value-type="float" office:value="571" calcext:value-type="float">
            <text:p>571</text:p>
          </table:table-cell>
          <table:table-cell office:value-type="float" office:value="506" calcext:value-type="float">
            <text:p>506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273.89" calcext:value-type="float">
            <text:p>273.89</text:p>
          </table:table-cell>
          <table:table-cell office:value-type="float" office:value="100.68" calcext:value-type="float">
            <text:p>100.68</text:p>
          </table:table-cell>
          <table:table-cell office:value-type="float" office:value="254.04" calcext:value-type="float">
            <text:p>254.04</text:p>
          </table:table-cell>
          <table:table-cell office:value-type="float" office:value="254.98" calcext:value-type="float">
            <text:p>254.98</text:p>
          </table:table-cell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4">
          <table:table-cell office:value-type="float" office:value="242.91" calcext:value-type="float">
            <text:p>242.91</text:p>
          </table:table-cell>
          <table:table-cell office:value-type="float" office:value="183.21" calcext:value-type="float">
            <text:p>183.21</text:p>
          </table:table-cell>
          <table:table-cell office:value-type="float" office:value="239.16" calcext:value-type="float">
            <text:p>239.16</text:p>
          </table:table-cell>
          <table:table-cell office:value-type="float" office:value="250.91" calcext:value-type="float">
            <text:p>250.91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514" calcext:value-type="float">
            <text:p>514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4">
          <table:table-cell office:value-type="float" office:value="228.73" calcext:value-type="float">
            <text:p>228.73</text:p>
          </table:table-cell>
          <table:table-cell office:value-type="float" office:value="224.61" calcext:value-type="float">
            <text:p>224.61</text:p>
          </table:table-cell>
          <table:table-cell office:value-type="float" office:value="264.1" calcext:value-type="float">
            <text:p>264.1</text:p>
          </table:table-cell>
          <table:table-cell office:value-type="float" office:value="241.75" calcext:value-type="float">
            <text:p>241.75</text:p>
          </table:table-cell>
          <table:table-cell table:number-columns-repeated="6"/>
          <table:table-cell office:value-type="float" office:value="513" calcext:value-type="float">
            <text:p>513</text:p>
          </table:table-cell>
          <table:table-cell office:value-type="float" office:value="605" calcext:value-type="float">
            <text:p>605</text:p>
          </table:table-cell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241.21" calcext:value-type="float">
            <text:p>241.21</text:p>
          </table:table-cell>
          <table:table-cell office:value-type="float" office:value="247.81" calcext:value-type="float">
            <text:p>247.81</text:p>
          </table:table-cell>
          <table:table-cell office:value-type="float" office:value="138.83" calcext:value-type="float">
            <text:p>138.83</text:p>
          </table:table-cell>
          <table:table-cell office:value-type="float" office:value="286.57" calcext:value-type="float">
            <text:p>286.57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487" calcext:value-type="float">
            <text:p>487</text:p>
          </table:table-cell>
          <table:table-cell office:value-type="float" office:value="337" calcext:value-type="float">
            <text:p>337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office:value-type="float" office:value="246.22" calcext:value-type="float">
            <text:p>246.22</text:p>
          </table:table-cell>
          <table:table-cell office:value-type="float" office:value="275.7" calcext:value-type="float">
            <text:p>275.7</text:p>
          </table:table-cell>
          <table:table-cell office:value-type="float" office:value="155.97" calcext:value-type="float">
            <text:p>155.97</text:p>
          </table:table-cell>
          <table:table-cell office:value-type="float" office:value="247.74" calcext:value-type="float">
            <text:p>247.74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492" calcext:value-type="float">
            <text:p>492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215.54" calcext:value-type="float">
            <text:p>215.54</text:p>
          </table:table-cell>
          <table:table-cell office:value-type="float" office:value="251.24" calcext:value-type="float">
            <text:p>251.24</text:p>
          </table:table-cell>
          <table:table-cell office:value-type="float" office:value="250.46" calcext:value-type="float">
            <text:p>250.46</text:p>
          </table:table-cell>
          <table:table-cell office:value-type="float" office:value="285.71" calcext:value-type="float">
            <text:p>285.71</text:p>
          </table:table-cell>
          <table:table-cell table:number-columns-repeated="6"/>
          <table:table-cell office:value-type="float" office:value="506" calcext:value-type="float">
            <text:p>506</text:p>
          </table:table-cell>
          <table:table-cell office:value-type="float" office:value="461" calcext:value-type="float">
            <text:p>461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250.07" calcext:value-type="float">
            <text:p>250.07</text:p>
          </table:table-cell>
          <table:table-cell office:value-type="float" office:value="243.22" calcext:value-type="float">
            <text:p>243.22</text:p>
          </table:table-cell>
          <table:table-cell office:value-type="float" office:value="225.72" calcext:value-type="float">
            <text:p>225.72</text:p>
          </table:table-cell>
          <table:table-cell office:value-type="float" office:value="258.9" calcext:value-type="float">
            <text:p>258.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484" calcext:value-type="float">
            <text:p>484</text:p>
          </table:table-cell>
          <table:table-cell office:value-type="float" office:value="265" calcext:value-type="float">
            <text:p>265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office:value-type="float" office:value="222.33" calcext:value-type="float">
            <text:p>222.33</text:p>
          </table:table-cell>
          <table:table-cell office:value-type="float" office:value="253.5" calcext:value-type="float">
            <text:p>253.5</text:p>
          </table:table-cell>
          <table:table-cell office:value-type="float" office:value="228.84" calcext:value-type="float">
            <text:p>228.84</text:p>
          </table:table-cell>
          <table:table-cell office:value-type="float" office:value="276.02" calcext:value-type="float">
            <text:p>276.02</text:p>
          </table:table-cell>
          <table:table-cell table:number-columns-repeated="6"/>
          <table:table-cell office:value-type="float" office:value="537" calcext:value-type="float">
            <text:p>537</text:p>
          </table:table-cell>
          <table:table-cell office:value-type="float" office:value="533" calcext:value-type="float">
            <text:p>533</text:p>
          </table:table-cell>
          <table:table-cell office:value-type="float" office:value="389" calcext:value-type="float">
            <text:p>389</text:p>
          </table:table-cell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4">
          <table:table-cell office:value-type="float" office:value="234.43" calcext:value-type="float">
            <text:p>234.43</text:p>
          </table:table-cell>
          <table:table-cell office:value-type="float" office:value="228.25" calcext:value-type="float">
            <text:p>228.25</text:p>
          </table:table-cell>
          <table:table-cell office:value-type="float" office:value="240" calcext:value-type="float">
            <text:p>240</text:p>
          </table:table-cell>
          <table:table-cell office:value-type="float" office:value="148.79" calcext:value-type="float">
            <text:p>148.79</text:p>
          </table:table-cell>
          <table:table-cell table:number-columns-repeated="6"/>
          <table:table-cell office:value-type="float" office:value="521" calcext:value-type="float">
            <text:p>521</text:p>
          </table:table-cell>
          <table:table-cell office:value-type="float" office:value="495" calcext:value-type="float">
            <text:p>495</text:p>
          </table:table-cell>
          <table:table-cell office:value-type="float" office:value="256" calcext:value-type="float">
            <text:p>256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27.87" calcext:value-type="float">
            <text:p>227.87</text:p>
          </table:table-cell>
          <table:table-cell office:value-type="float" office:value="294.39" calcext:value-type="float">
            <text:p>294.39</text:p>
          </table:table-cell>
          <table:table-cell office:value-type="float" office:value="258.34" calcext:value-type="float">
            <text:p>258.34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508" calcext:value-type="float">
            <text:p>508</text:p>
          </table:table-cell>
          <table:table-cell office:value-type="float" office:value="291" calcext:value-type="float">
            <text:p>291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235.93" calcext:value-type="float">
            <text:p>235.93</text:p>
          </table:table-cell>
          <table:table-cell office:value-type="float" office:value="187.39" calcext:value-type="float">
            <text:p>187.39</text:p>
          </table:table-cell>
          <table:table-cell office:value-type="float" office:value="298.04" calcext:value-type="float">
            <text:p>298.04</text:p>
          </table:table-cell>
          <table:table-cell office:value-type="float" office:value="144.58" calcext:value-type="float">
            <text:p>144.58</text:p>
          </table:table-cell>
          <table:table-cell table:number-columns-repeated="6"/>
          <table:table-cell office:value-type="float" office:value="881" calcext:value-type="float">
            <text:p>881</text:p>
          </table:table-cell>
          <table:table-cell office:value-type="float" office:value="550" calcext:value-type="float">
            <text:p>550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table:number-columns-repeated="16"/>
        </table:table-row>
        <table:table-row table:style-name="ro4">
          <table:table-cell office:value-type="float" office:value="221.2" calcext:value-type="float">
            <text:p>221.2</text:p>
          </table:table-cell>
          <table:table-cell office:value-type="float" office:value="243.72" calcext:value-type="float">
            <text:p>243.7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5.93" calcext:value-type="float">
            <text:p>255.93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474" calcext:value-type="float">
            <text:p>474</text:p>
          </table:table-cell>
          <table:table-cell office:value-type="float" office:value="314" calcext:value-type="float">
            <text:p>31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224.35" calcext:value-type="float">
            <text:p>224.35</text:p>
          </table:table-cell>
          <table:table-cell office:value-type="float" office:value="208.83" calcext:value-type="float">
            <text:p>208.83</text:p>
          </table:table-cell>
          <table:table-cell office:value-type="float" office:value="243.35" calcext:value-type="float">
            <text:p>243.35</text:p>
          </table:table-cell>
          <table:table-cell office:value-type="float" office:value="257.58" calcext:value-type="float">
            <text:p>257.58</text:p>
          </table:table-cell>
          <table:table-cell table:number-columns-repeated="6"/>
          <table:table-cell office:value-type="float" office:value="641" calcext:value-type="float">
            <text:p>641</text:p>
          </table:table-cell>
          <table:table-cell office:value-type="float" office:value="540" calcext:value-type="float">
            <text:p>540</text:p>
          </table:table-cell>
          <table:table-cell office:value-type="float" office:value="251" calcext:value-type="float">
            <text:p>251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236.69" calcext:value-type="float">
            <text:p>236.69</text:p>
          </table:table-cell>
          <table:table-cell office:value-type="float" office:value="199.38" calcext:value-type="float">
            <text:p>199.38</text:p>
          </table:table-cell>
          <table:table-cell office:value-type="float" office:value="271.95" calcext:value-type="float">
            <text:p>271.95</text:p>
          </table:table-cell>
          <table:table-cell office:value-type="float" office:value="222.74" calcext:value-type="float">
            <text:p>222.74</text:p>
          </table:table-cell>
          <table:table-cell table:number-columns-repeated="6"/>
          <table:table-cell office:value-type="float" office:value="531" calcext:value-type="float">
            <text:p>531</text:p>
          </table:table-cell>
          <table:table-cell office:value-type="float" office:value="505" calcext:value-type="float">
            <text:p>505</text:p>
          </table:table-cell>
          <table:table-cell office:value-type="float" office:value="246" calcext:value-type="float">
            <text:p>246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240.18" calcext:value-type="float">
            <text:p>240.18</text:p>
          </table:table-cell>
          <table:table-cell office:value-type="float" office:value="253.03" calcext:value-type="float">
            <text:p>253.03</text:p>
          </table:table-cell>
          <table:table-cell office:value-type="float" office:value="225.72" calcext:value-type="float">
            <text:p>225.72</text:p>
          </table:table-cell>
          <table:table-cell office:value-type="float" office:value="259.18" calcext:value-type="float">
            <text:p>259.18</text:p>
          </table:table-cell>
          <table:table-cell table:number-columns-repeated="6"/>
          <table:table-cell office:value-type="float" office:value="529" calcext:value-type="float">
            <text:p>529</text:p>
          </table:table-cell>
          <table:table-cell office:value-type="float" office:value="477" calcext:value-type="float">
            <text:p>477</text:p>
          </table:table-cell>
          <table:table-cell office:value-type="float" office:value="330" calcext:value-type="float">
            <text:p>330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table:style-name="ce5" office:value-type="float" office:value="208.6" calcext:value-type="float">
            <text:p>208.6</text:p>
          </table:table-cell>
          <table:table-cell table:style-name="ce10" office:value-type="float" office:value="272.03" calcext:value-type="float">
            <text:p>272.03</text:p>
          </table:table-cell>
          <table:table-cell office:value-type="float" office:value="239.16" calcext:value-type="float">
            <text:p>239.16</text:p>
          </table:table-cell>
          <table:table-cell office:value-type="float" office:value="264.17" calcext:value-type="float">
            <text:p>264.17</text:p>
          </table:table-cell>
          <table:table-cell table:style-name="ce16"/>
          <table:table-cell table:style-name="ce20" table:number-columns-repeated="5"/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498" calcext:value-type="float">
            <text:p>498</text:p>
          </table:table-cell>
          <table:table-cell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2.16" calcext:value-type="float">
            <text:p>142.16</text:p>
          </table:table-cell>
          <table:table-cell office:value-type="float" office:value="176.6" calcext:value-type="float">
            <text:p>176.6</text:p>
          </table:table-cell>
          <table:table-cell office:value-type="float" office:value="155.82" calcext:value-type="float">
            <text:p>155.8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430" calcext:value-type="float">
            <text:p>1430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453" calcext:value-type="float">
            <text:p>4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47.51" calcext:value-type="float">
            <text:p>147.51</text:p>
          </table:table-cell>
          <table:table-cell office:value-type="float" office:value="155.36" calcext:value-type="float">
            <text:p>155.36</text:p>
          </table:table-cell>
          <table:table-cell office:value-type="float" office:value="175.31" calcext:value-type="float">
            <text:p>175.3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75:.A324])" office:value-type="float" office:value="152.4102" calcext:value-type="float">
            <text:p>152.4102</text:p>
          </table:table-cell>
          <table:table-cell table:style-name="ce22" table:formula="of:=AVERAGE([.B275:.B324])" office:value-type="float" office:value="146.7216" calcext:value-type="float">
            <text:p>146.7216</text:p>
          </table:table-cell>
          <table:table-cell table:style-name="ce18" table:formula="of:=AVERAGE([.C275:.C324])" office:value-type="float" office:value="157.3592" calcext:value-type="float">
            <text:p>157.3592</text:p>
          </table:table-cell>
          <table:table-cell table:style-name="ce22" table:formula="of:=AVERAGE([.D275:.D324])" office:value-type="float" office:value="143.7604" calcext:value-type="float">
            <text:p>143.7604</text:p>
          </table:table-cell>
          <table:table-cell table:style-name="ce18"/>
          <table:table-cell office:value-type="float" office:value="1591" calcext:value-type="float">
            <text:p>159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75:.K324])" office:value-type="float" office:value="1685.14" calcext:value-type="float">
            <text:p>1685.14</text:p>
          </table:table-cell>
          <table:table-cell table:style-name="ce22" table:formula="of:=AVERAGE([.L275:.L324])" office:value-type="float" office:value="131.58" calcext:value-type="float">
            <text:p>131.58</text:p>
          </table:table-cell>
          <table:table-cell table:style-name="ce18" table:formula="of:=AVERAGE([.M275:.M324])" office:value-type="float" office:value="81.02" calcext:value-type="float">
            <text:p>81.02</text:p>
          </table:table-cell>
          <table:table-cell table:style-name="ce22" table:formula="of:=AVERAGE([.N275:.N324])" office:value-type="float" office:value="184.94" calcext:value-type="float">
            <text:p>184.94</text:p>
          </table:table-cell>
          <table:table-cell table:number-columns-repeated="11"/>
        </table:table-row>
        <table:table-row table:style-name="ro4">
          <table:table-cell office:value-type="float" office:value="161.48" calcext:value-type="float">
            <text:p>161.48</text:p>
          </table:table-cell>
          <table:table-cell office:value-type="float" office:value="150.85" calcext:value-type="float">
            <text:p>150.85</text:p>
          </table:table-cell>
          <table:table-cell office:value-type="float" office:value="165.83" calcext:value-type="float">
            <text:p>165.83</text:p>
          </table:table-cell>
          <table:table-cell office:value-type="float" office:value="131.33" calcext:value-type="float">
            <text:p>131.3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86.8726101632653" calcext:value-type="float">
            <text:p>86.8726101633</text:p>
          </table:table-cell>
          <table:table-cell table:style-name="ce21" table:formula="of:=VAR([.B275:.B324])" office:value-type="float" office:value="169.598695346939" calcext:value-type="float">
            <text:p>169.5986953469</text:p>
          </table:table-cell>
          <table:table-cell table:style-name="Default" table:formula="of:=VAR([.C275:.C324])" office:value-type="float" office:value="188.711015673469" calcext:value-type="float">
            <text:p>188.7110156735</text:p>
          </table:table-cell>
          <table:table-cell table:style-name="ce21" table:formula="of:=VAR([.D275:.D324])" office:value-type="float" office:value="249.662003918367" calcext:value-type="float">
            <text:p>249.6620039184</text:p>
          </table:table-cell>
          <table:table-cell table:style-name="ce18"/>
          <table:table-cell office:value-type="float" office:value="2157" calcext:value-type="float">
            <text:p>2157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34708.204489796" calcext:value-type="float">
            <text:p>234708.204489796</text:p>
          </table:table-cell>
          <table:table-cell table:style-name="ce21" table:formula="of:=VAR([.L275:.L324])" office:value-type="float" office:value="137.881224489796" calcext:value-type="float">
            <text:p>137.8812244898</text:p>
          </table:table-cell>
          <table:table-cell table:style-name="Default" table:formula="of:=VAR([.M275:.M324])" office:value-type="float" office:value="63.2444897959184" calcext:value-type="float">
            <text:p>63.2444897959</text:p>
          </table:table-cell>
          <table:table-cell table:style-name="ce21" table:formula="of:=VAR([.N275:.N324])" office:value-type="float" office:value="10847.3228571429" calcext:value-type="float">
            <text:p>10847.3228571429</text:p>
          </table:table-cell>
          <table:table-cell table:number-columns-repeated="11"/>
        </table:table-row>
        <table:table-row table:style-name="ro4">
          <table:table-cell office:value-type="float" office:value="161.13" calcext:value-type="float">
            <text:p>161.13</text:p>
          </table:table-cell>
          <table:table-cell office:value-type="float" office:value="129.14" calcext:value-type="float">
            <text:p>129.14</text:p>
          </table:table-cell>
          <table:table-cell office:value-type="float" office:value="153.55" calcext:value-type="float">
            <text:p>153.55</text:p>
          </table:table-cell>
          <table:table-cell office:value-type="float" office:value="135.14" calcext:value-type="float">
            <text:p>135.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1812450218684" calcext:value-type="float">
            <text:p>1.3181245022</text:p>
          </table:table-cell>
          <table:table-cell table:style-name="ce21" table:formula="of:=SQRT([.G277]/[.G275])" office:value-type="float" office:value="1.84173122548834" calcext:value-type="float">
            <text:p>1.8417312255</text:p>
          </table:table-cell>
          <table:table-cell table:style-name="Default" table:formula="of:=SQRT([.H277]/[.H275])" office:value-type="float" office:value="1.94273526592518" calcext:value-type="float">
            <text:p>1.9427352659</text:p>
          </table:table-cell>
          <table:table-cell table:style-name="ce21" table:formula="of:=SQRT([.I277]/[.I275])" office:value-type="float" office:value="2.23455590182196" calcext:value-type="float">
            <text:p>2.2345559018</text:p>
          </table:table-cell>
          <table:table-cell table:style-name="ce18"/>
          <table:table-cell office:value-type="float" office:value="1443" calcext:value-type="float">
            <text:p>1443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68.5139700338253" calcext:value-type="float">
            <text:p>68.5139700338</text:p>
          </table:table-cell>
          <table:table-cell table:style-name="ce21" table:formula="of:=SQRT([.Q277]/[.Q275])" office:value-type="float" office:value="1.66060967412451" calcext:value-type="float">
            <text:p>1.6606096741</text:p>
          </table:table-cell>
          <table:table-cell table:style-name="Default" table:formula="of:=SQRT([.R277]/[.R275])" office:value-type="float" office:value="1.1246731951631" calcext:value-type="float">
            <text:p>1.1246731952</text:p>
          </table:table-cell>
          <table:table-cell table:style-name="ce21" table:formula="of:=SQRT([.S277]/[.S275])" office:value-type="float" office:value="14.7291023875475" calcext:value-type="float">
            <text:p>14.7291023875</text:p>
          </table:table-cell>
          <table:table-cell table:number-columns-repeated="11"/>
        </table:table-row>
        <table:table-row table:style-name="ro4">
          <table:table-cell office:value-type="float" office:value="148.31" calcext:value-type="float">
            <text:p>148.31</text:p>
          </table:table-cell>
          <table:table-cell office:value-type="float" office:value="163.07" calcext:value-type="float">
            <text:p>163.07</text:p>
          </table:table-cell>
          <table:table-cell office:value-type="float" office:value="161.43" calcext:value-type="float">
            <text:p>161.43</text:p>
          </table:table-cell>
          <table:table-cell office:value-type="float" office:value="150.47" calcext:value-type="float">
            <text:p>150.4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2115" calcext:value-type="float">
            <text:p>2115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32.12" calcext:value-type="float">
            <text:p>132.12</text:p>
          </table:table-cell>
          <table:table-cell office:value-type="float" office:value="129.64" calcext:value-type="float">
            <text:p>129.64</text:p>
          </table:table-cell>
          <table:table-cell office:value-type="float" office:value="163.38" calcext:value-type="float">
            <text:p>163.38</text:p>
          </table:table-cell>
          <table:table-cell office:value-type="float" office:value="138.77" calcext:value-type="float">
            <text:p>138.7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69" calcext:value-type="float">
            <text:p>969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63.74" calcext:value-type="float">
            <text:p>163.7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51.32" calcext:value-type="float">
            <text:p>151.32</text:p>
          </table:table-cell>
          <table:table-cell office:value-type="float" office:value="140.17" calcext:value-type="float">
            <text:p>140.1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80]*[.F278])" office:value-type="float" office:value="2.64887035904798" calcext:value-type="float">
            <text:p>2.648870359</text:p>
          </table:table-cell>
          <table:table-cell table:style-name="ce22" table:formula="of:=([.G280]*[.G278])" office:value-type="float" office:value="3.70109746418905" calcext:value-type="float">
            <text:p>3.7010974642</text:p>
          </table:table-cell>
          <table:table-cell table:style-name="ce18" table:formula="of:=([.H280]*[.H278])" office:value-type="float" office:value="3.90407268270093" calcext:value-type="float">
            <text:p>3.9040726827</text:p>
          </table:table-cell>
          <table:table-cell table:style-name="ce22" table:formula="of:=([.I280]*[.I278])" office:value-type="float" office:value="4.4905082062824" calcext:value-type="float">
            <text:p>4.4905082063</text:p>
          </table:table-cell>
          <table:table-cell table:style-name="ce18"/>
          <table:table-cell office:value-type="float" office:value="1225" calcext:value-type="float">
            <text:p>1225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80]*[.P278])" office:value-type="float" office:value="137.68397757739" calcext:value-type="float">
            <text:p>137.6839775774</text:p>
          </table:table-cell>
          <table:table-cell table:style-name="ce22" table:formula="of:=([.Q280]*[.Q278])" office:value-type="float" office:value="3.33712007965787" calcext:value-type="float">
            <text:p>3.3371200797</text:p>
          </table:table-cell>
          <table:table-cell table:style-name="ce18" table:formula="of:=([.R280]*[.R278])" office:value-type="float" office:value="2.26011540286278" calcext:value-type="float">
            <text:p>2.2601154029</text:p>
          </table:table-cell>
          <table:table-cell table:style-name="ce22" table:formula="of:=([.S280]*[.S278])" office:value-type="float" office:value="29.5992394231566" calcext:value-type="float">
            <text:p>29.5992394232</text:p>
          </table:table-cell>
          <table:table-cell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mpegaudio;152.4102;2.64887035904798;146.7216;3.70109746418905;157.3592;3.90407268270093;143.7604;4.4905082062824;1685.14;137.68397757739;131.58;3.33712007965787;81.02;2.26011540286278;184.94;29.5992394231566" calcext:value-type="string">
            <text:p>mpegaudio;152.4102;2.64887035904798;146.7216;3.70109746418905;157.3592;3.90407268270093;143.7604;4.4905082062824;1685.14;137.68397757739;131.58;3.33712007965787;81.02;2.26011540286278;184.94;29.5992394231566</text:p>
          </table:table-cell>
          <table:table-cell table:number-columns-repeated="9"/>
        </table:table-row>
        <table:table-row table:style-name="ro4">
          <table:table-cell office:value-type="float" office:value="162.66" calcext:value-type="float">
            <text:p>162.66</text:p>
          </table:table-cell>
          <table:table-cell office:value-type="float" office:value="133.97" calcext:value-type="float">
            <text:p>133.97</text:p>
          </table:table-cell>
          <table:table-cell office:value-type="float" office:value="169.52" calcext:value-type="float">
            <text:p>169.52</text:p>
          </table:table-cell>
          <table:table-cell office:value-type="float" office:value="160.13" calcext:value-type="float">
            <text:p>160.1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3798758813254" calcext:value-type="percentage">
            <text:p>1.74%</text:p>
          </table:table-cell>
          <table:table-cell table:formula="of:=[.G281]/[.G276]" office:value-type="percentage" office:value="0.0252253074134214" calcext:value-type="percentage">
            <text:p>2.52%</text:p>
          </table:table-cell>
          <table:table-cell table:formula="of:=[.H281]/[.H276]" office:value-type="percentage" office:value="0.0248099423656255" calcext:value-type="percentage">
            <text:p>2.48%</text:p>
          </table:table-cell>
          <table:table-cell table:formula="of:=[.I281]/[.I276]" office:value-type="percentage" office:value="0.0312360580958484" calcext:value-type="percentage">
            <text:p>3.12%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817047708661536" calcext:value-type="percentage">
            <text:p>8.17%</text:p>
          </table:table-cell>
          <table:table-cell table:formula="of:=[.Q281]/[.Q276]" office:value-type="percentage" office:value="0.0253619097101222" calcext:value-type="percentage">
            <text:p>2.54%</text:p>
          </table:table-cell>
          <table:table-cell table:formula="of:=[.R281]/[.R276]" office:value-type="percentage" office:value="0.0278957714497998" calcext:value-type="percentage">
            <text:p>2.79%</text:p>
          </table:table-cell>
          <table:table-cell table:formula="of:=[.S281]/[.S276]" office:value-type="percentage" office:value="0.160047796167171" calcext:value-type="percentage">
            <text:p>16.00%</text:p>
          </table:table-cell>
          <table:table-cell table:number-columns-repeated="11"/>
        </table:table-row>
        <table:table-row table:style-name="ro4">
          <table:table-cell office:value-type="float" office:value="133.72" calcext:value-type="float">
            <text:p>133.72</text:p>
          </table:table-cell>
          <table:table-cell office:value-type="float" office:value="140.56" calcext:value-type="float">
            <text:p>140.56</text:p>
          </table:table-cell>
          <table:table-cell office:value-type="float" office:value="154.49" calcext:value-type="float">
            <text:p>154.49</text:p>
          </table:table-cell>
          <table:table-cell office:value-type="float" office:value="153.6" calcext:value-type="float">
            <text:p>153.6</text:p>
          </table:table-cell>
          <table:table-cell table:number-columns-repeated="6"/>
          <table:table-cell office:value-type="float" office:value="1756" calcext:value-type="float">
            <text:p>1756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149.65" calcext:value-type="float">
            <text:p>149.65</text:p>
          </table:table-cell>
          <table:table-cell office:value-type="float" office:value="146.5" calcext:value-type="float">
            <text:p>146.5</text:p>
          </table:table-cell>
          <table:table-cell office:value-type="float" office:value="173.29" calcext:value-type="float">
            <text:p>173.29</text:p>
          </table:table-cell>
          <table:table-cell office:value-type="float" office:value="142.29" calcext:value-type="float">
            <text:p>142.2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373242735722413" calcext:value-type="percentage">
            <text:p>-03.73%</text:p>
          </table:table-cell>
          <table:table-cell table:style-name="ce23" table:formula="of:=([.H276]-[.F276])/[.F276]" office:value-type="percentage" office:value="0.0324715799861165" calcext:value-type="percentage">
            <text:p>03.25%</text:p>
          </table:table-cell>
          <table:table-cell table:style-name="ce23" table:formula="of:=([.I276]-[.F276])/[.F276]" office:value-type="percentage" office:value="-0.0567534193905659" calcext:value-type="percentage">
            <text:p>-05.68%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21917466798011" calcext:value-type="percentage">
            <text:p>-92.19%</text:p>
          </table:table-cell>
          <table:table-cell table:style-name="ce29" table:formula="of:=([.R276]-[.P276])/[.P276]" office:value-type="percentage" office:value="-0.95192090864854" calcext:value-type="percentage">
            <text:p>-95.19%</text:p>
          </table:table-cell>
          <table:table-cell table:style-name="ce29" table:formula="of:=([.S276]-[.P276])/[.P276]" office:value-type="percentage" office:value="-0.890252441933608" calcext:value-type="percentage">
            <text:p>-89.03%</text:p>
          </table:table-cell>
          <table:table-cell table:number-columns-repeated="11"/>
        </table:table-row>
        <table:table-row table:style-name="ro4">
          <table:table-cell office:value-type="float" office:value="157.43" calcext:value-type="float">
            <text:p>157.43</text:p>
          </table:table-cell>
          <table:table-cell office:value-type="float" office:value="146.27" calcext:value-type="float">
            <text:p>146.27</text:p>
          </table:table-cell>
          <table:table-cell office:value-type="float" office:value="168.04" calcext:value-type="float">
            <text:p>168.04</text:p>
          </table:table-cell>
          <table:table-cell office:value-type="float" office:value="149.09" calcext:value-type="float">
            <text:p>149.09</text:p>
          </table:table-cell>
          <table:table-cell table:number-columns-repeated="6"/>
          <table:table-cell office:value-type="float" office:value="2267" calcext:value-type="float">
            <text:p>2267</text:p>
          </table:table-cell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  <table:table-cell office:value-type="float" office:value="346" calcext:value-type="float">
            <text:p>346</text:p>
          </table:table-cell>
          <table:table-cell table:number-columns-repeated="16"/>
        </table:table-row>
        <table:table-row table:style-name="ro4">
          <table:table-cell office:value-type="float" office:value="148.63" calcext:value-type="float">
            <text:p>148.63</text:p>
          </table:table-cell>
          <table:table-cell office:value-type="float" office:value="175.63" calcext:value-type="float">
            <text:p>175.63</text:p>
          </table:table-cell>
          <table:table-cell office:value-type="float" office:value="167.95" calcext:value-type="float">
            <text:p>167.95</text:p>
          </table:table-cell>
          <table:table-cell office:value-type="float" office:value="151.16" calcext:value-type="float">
            <text:p>151.16</text:p>
          </table:table-cell>
          <table:table-cell table:number-columns-repeated="6"/>
          <table:table-cell office:value-type="float" office:value="2099" calcext:value-type="float">
            <text:p>209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4">
          <table:table-cell office:value-type="float" office:value="163.4" calcext:value-type="float">
            <text:p>163.4</text:p>
          </table:table-cell>
          <table:table-cell office:value-type="float" office:value="137.73" calcext:value-type="float">
            <text:p>137.73</text:p>
          </table:table-cell>
          <table:table-cell office:value-type="float" office:value="176.05" calcext:value-type="float">
            <text:p>176.05</text:p>
          </table:table-cell>
          <table:table-cell office:value-type="float" office:value="144.86" calcext:value-type="float">
            <text:p>144.86</text:p>
          </table:table-cell>
          <table:table-cell table:number-columns-repeated="6"/>
          <table:table-cell office:value-type="float" office:value="1246" calcext:value-type="float">
            <text:p>1246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0.92" calcext:value-type="float">
            <text:p>150.92</text:p>
          </table:table-cell>
          <table:table-cell office:value-type="float" office:value="144.49" calcext:value-type="float">
            <text:p>144.49</text:p>
          </table:table-cell>
          <table:table-cell office:value-type="float" office:value="158.49" calcext:value-type="float">
            <text:p>158.49</text:p>
          </table:table-cell>
          <table:table-cell office:value-type="float" office:value="144.06" calcext:value-type="float">
            <text:p>144.06</text:p>
          </table:table-cell>
          <table:table-cell table:number-columns-repeated="6"/>
          <table:table-cell office:value-type="float" office:value="1844" calcext:value-type="float">
            <text:p>1844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367" calcext:value-type="float">
            <text:p>367</text:p>
          </table:table-cell>
          <table:table-cell table:number-columns-repeated="16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25.98" calcext:value-type="float">
            <text:p>125.98</text:p>
          </table:table-cell>
          <table:table-cell office:value-type="float" office:value="147.99" calcext:value-type="float">
            <text:p>147.99</text:p>
          </table:table-cell>
          <table:table-cell office:value-type="float" office:value="121.07" calcext:value-type="float">
            <text:p>121.07</text:p>
          </table:table-cell>
          <table:table-cell table:number-columns-repeated="6"/>
          <table:table-cell office:value-type="float" office:value="1355" calcext:value-type="float">
            <text:p>1355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151.8" calcext:value-type="float">
            <text:p>151.8</text:p>
          </table:table-cell>
          <table:table-cell office:value-type="float" office:value="144.75" calcext:value-type="float">
            <text:p>144.75</text:p>
          </table:table-cell>
          <table:table-cell office:value-type="float" office:value="178.94" calcext:value-type="float">
            <text:p>178.94</text:p>
          </table:table-cell>
          <table:table-cell office:value-type="float" office:value="156.2" calcext:value-type="float">
            <text:p>156.2</text:p>
          </table:table-cell>
          <table:table-cell table:number-columns-repeated="6"/>
          <table:table-cell office:value-type="float" office:value="2566" calcext:value-type="float">
            <text:p>2566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4">
          <table:table-cell office:value-type="float" office:value="138.63" calcext:value-type="float">
            <text:p>138.63</text:p>
          </table:table-cell>
          <table:table-cell office:value-type="float" office:value="151.32" calcext:value-type="float">
            <text:p>151.32</text:p>
          </table:table-cell>
          <table:table-cell office:value-type="float" office:value="130.51" calcext:value-type="float">
            <text:p>130.51</text:p>
          </table:table-cell>
          <table:table-cell office:value-type="float" office:value="155.57" calcext:value-type="float">
            <text:p>155.57</text:p>
          </table:table-cell>
          <table:table-cell table:number-columns-repeated="6"/>
          <table:table-cell office:value-type="float" office:value="2188" calcext:value-type="float">
            <text:p>2188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4">
          <table:table-cell office:value-type="float" office:value="137.01" calcext:value-type="float">
            <text:p>137.01</text:p>
          </table:table-cell>
          <table:table-cell office:value-type="float" office:value="155.59" calcext:value-type="float">
            <text:p>155.59</text:p>
          </table:table-cell>
          <table:table-cell office:value-type="float" office:value="154.86" calcext:value-type="float">
            <text:p>154.86</text:p>
          </table:table-cell>
          <table:table-cell office:value-type="float" office:value="156.5" calcext:value-type="float">
            <text:p>156.5</text:p>
          </table:table-cell>
          <table:table-cell table:number-columns-repeated="6"/>
          <table:table-cell office:value-type="float" office:value="1634" calcext:value-type="float">
            <text:p>1634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9.07" calcext:value-type="float">
            <text:p>159.07</text:p>
          </table:table-cell>
          <table:table-cell office:value-type="float" office:value="147.99" calcext:value-type="float">
            <text:p>147.99</text:p>
          </table:table-cell>
          <table:table-cell office:value-type="float" office:value="176.08" calcext:value-type="float">
            <text:p>176.08</text:p>
          </table:table-cell>
          <table:table-cell office:value-type="float" office:value="126.83" calcext:value-type="float">
            <text:p>126.83</text:p>
          </table:table-cell>
          <table:table-cell table:number-columns-repeated="6"/>
          <table:table-cell office:value-type="float" office:value="1494" calcext:value-type="float">
            <text:p>1494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157.45" calcext:value-type="float">
            <text:p>157.45</text:p>
          </table:table-cell>
          <table:table-cell office:value-type="float" office:value="156.33" calcext:value-type="float">
            <text:p>156.33</text:p>
          </table:table-cell>
          <table:table-cell office:value-type="float" office:value="167.92" calcext:value-type="float">
            <text:p>167.92</text:p>
          </table:table-cell>
          <table:table-cell office:value-type="float" office:value="162.13" calcext:value-type="float">
            <text:p>162.13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152.19" calcext:value-type="float">
            <text:p>152.19</text:p>
          </table:table-cell>
          <table:table-cell office:value-type="float" office:value="132.32" calcext:value-type="float">
            <text:p>132.32</text:p>
          </table:table-cell>
          <table:table-cell office:value-type="float" office:value="146.23" calcext:value-type="float">
            <text:p>146.23</text:p>
          </table:table-cell>
          <table:table-cell office:value-type="float" office:value="113.41" calcext:value-type="float">
            <text:p>113.41</text:p>
          </table:table-cell>
          <table:table-cell table:number-columns-repeated="6"/>
          <table:table-cell office:value-type="float" office:value="1951" calcext:value-type="float">
            <text:p>1951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156.25" calcext:value-type="float">
            <text:p>156.25</text:p>
          </table:table-cell>
          <table:table-cell office:value-type="float" office:value="156.58" calcext:value-type="float">
            <text:p>156.58</text:p>
          </table:table-cell>
          <table:table-cell office:value-type="float" office:value="155.67" calcext:value-type="float">
            <text:p>155.67</text:p>
          </table:table-cell>
          <table:table-cell office:value-type="float" office:value="142.35" calcext:value-type="float">
            <text:p>142.35</text:p>
          </table:table-cell>
          <table:table-cell table:number-columns-repeated="6"/>
          <table:table-cell office:value-type="float" office:value="1445" calcext:value-type="float">
            <text:p>144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160.16" calcext:value-type="float">
            <text:p>160.16</text:p>
          </table:table-cell>
          <table:table-cell office:value-type="float" office:value="135.94" calcext:value-type="float">
            <text:p>135.94</text:p>
          </table:table-cell>
          <table:table-cell office:value-type="float" office:value="144.38" calcext:value-type="float">
            <text:p>144.38</text:p>
          </table:table-cell>
          <table:table-cell office:value-type="float" office:value="141.34" calcext:value-type="float">
            <text:p>141.34</text:p>
          </table:table-cell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52.55" calcext:value-type="float">
            <text:p>152.55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1.49" calcext:value-type="float">
            <text:p>151.49</text:p>
          </table:table-cell>
          <table:table-cell office:value-type="float" office:value="128.48" calcext:value-type="float">
            <text:p>128.48</text:p>
          </table:table-cell>
          <table:table-cell table:number-columns-repeated="6"/>
          <table:table-cell office:value-type="float" office:value="1257" calcext:value-type="float">
            <text:p>1257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64.07" calcext:value-type="float">
            <text:p>164.07</text:p>
          </table:table-cell>
          <table:table-cell office:value-type="float" office:value="168.51" calcext:value-type="float">
            <text:p>168.51</text:p>
          </table:table-cell>
          <table:table-cell office:value-type="float" office:value="169.88" calcext:value-type="float">
            <text:p>169.88</text:p>
          </table:table-cell>
          <table:table-cell office:value-type="float" office:value="121.21" calcext:value-type="float">
            <text:p>121.21</text:p>
          </table:table-cell>
          <table:table-cell table:number-columns-repeated="6"/>
          <table:table-cell office:value-type="float" office:value="1120" calcext:value-type="float">
            <text:p>1120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162.99" calcext:value-type="float">
            <text:p>162.99</text:p>
          </table:table-cell>
          <table:table-cell office:value-type="float" office:value="149.84" calcext:value-type="float">
            <text:p>149.84</text:p>
          </table:table-cell>
          <table:table-cell office:value-type="float" office:value="164.36" calcext:value-type="float">
            <text:p>164.36</text:p>
          </table:table-cell>
          <table:table-cell office:value-type="float" office:value="116.34" calcext:value-type="float">
            <text:p>116.34</text:p>
          </table:table-cell>
          <table:table-cell table:number-columns-repeated="6"/>
          <table:table-cell office:value-type="float" office:value="1201" calcext:value-type="float">
            <text:p>1201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149.14" calcext:value-type="float">
            <text:p>149.14</text:p>
          </table:table-cell>
          <table:table-cell office:value-type="float" office:value="139.53" calcext:value-type="float">
            <text:p>139.53</text:p>
          </table:table-cell>
          <table:table-cell office:value-type="float" office:value="147.69" calcext:value-type="float">
            <text:p>147.69</text:p>
          </table:table-cell>
          <table:table-cell office:value-type="float" office:value="148.61" calcext:value-type="float">
            <text:p>148.61</text:p>
          </table:table-cell>
          <table:table-cell table:number-columns-repeated="6"/>
          <table:table-cell office:value-type="float" office:value="1995" calcext:value-type="float">
            <text:p>1995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152.6" calcext:value-type="float">
            <text:p>152.6</text:p>
          </table:table-cell>
          <table:table-cell office:value-type="float" office:value="159.36" calcext:value-type="float">
            <text:p>159.36</text:p>
          </table:table-cell>
          <table:table-cell office:value-type="float" office:value="153.43" calcext:value-type="float">
            <text:p>153.43</text:p>
          </table:table-cell>
          <table:table-cell office:value-type="float" office:value="146.23" calcext:value-type="float">
            <text:p>146.23</text:p>
          </table:table-cell>
          <table:table-cell table:number-columns-repeated="6"/>
          <table:table-cell office:value-type="float" office:value="1627" calcext:value-type="float">
            <text:p>1627</text:p>
          </table:table-cell>
          <table:table-cell office:value-type="float" office:value="144" calcext:value-type="float">
            <text:p>144</text:p>
          </table:table-cell>
          <table:table-cell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4">
          <table:table-cell office:value-type="float" office:value="152.65" calcext:value-type="float">
            <text:p>152.65</text:p>
          </table:table-cell>
          <table:table-cell office:value-type="float" office:value="141.22" calcext:value-type="float">
            <text:p>141.22</text:p>
          </table:table-cell>
          <table:table-cell office:value-type="float" office:value="164.3" calcext:value-type="float">
            <text:p>164.3</text:p>
          </table:table-cell>
          <table:table-cell office:value-type="float" office:value="118.04" calcext:value-type="float">
            <text:p>118.04</text:p>
          </table:table-cell>
          <table:table-cell table:number-columns-repeated="6"/>
          <table:table-cell office:value-type="float" office:value="2048" calcext:value-type="float">
            <text:p>2048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office:value-type="float" office:value="158.94" calcext:value-type="float">
            <text:p>158.94</text:p>
          </table:table-cell>
          <table:table-cell office:value-type="float" office:value="151.18" calcext:value-type="float">
            <text:p>151.18</text:p>
          </table:table-cell>
          <table:table-cell office:value-type="float" office:value="159.47" calcext:value-type="float">
            <text:p>159.47</text:p>
          </table:table-cell>
          <table:table-cell office:value-type="float" office:value="121.01" calcext:value-type="float">
            <text:p>121.01</text:p>
          </table:table-cell>
          <table:table-cell table:number-columns-repeated="6"/>
          <table:table-cell office:value-type="float" office:value="1471" calcext:value-type="float">
            <text:p>1471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157.09" calcext:value-type="float">
            <text:p>157.09</text:p>
          </table:table-cell>
          <table:table-cell office:value-type="float" office:value="118.89" calcext:value-type="float">
            <text:p>118.89</text:p>
          </table:table-cell>
          <table:table-cell office:value-type="float" office:value="151.73" calcext:value-type="float">
            <text:p>151.73</text:p>
          </table:table-cell>
          <table:table-cell office:value-type="float" office:value="137.14" calcext:value-type="float">
            <text:p>137.14</text:p>
          </table:table-cell>
          <table:table-cell table:number-columns-repeated="6"/>
          <table:table-cell office:value-type="float" office:value="1428" calcext:value-type="float">
            <text:p>1428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463" calcext:value-type="float">
            <text:p>463</text:p>
          </table:table-cell>
          <table:table-cell table:number-columns-repeated="16"/>
        </table:table-row>
        <table:table-row table:style-name="ro4">
          <table:table-cell office:value-type="float" office:value="150.45" calcext:value-type="float">
            <text:p>150.45</text:p>
          </table:table-cell>
          <table:table-cell office:value-type="float" office:value="155.64" calcext:value-type="float">
            <text:p>155.64</text:p>
          </table:table-cell>
          <table:table-cell office:value-type="float" office:value="152.04" calcext:value-type="float">
            <text:p>152.04</text:p>
          </table:table-cell>
          <table:table-cell office:value-type="float" office:value="171.03" calcext:value-type="float">
            <text:p>171.03</text:p>
          </table:table-cell>
          <table:table-cell table:number-columns-repeated="6"/>
          <table:table-cell office:value-type="float" office:value="1537" calcext:value-type="float">
            <text:p>1537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160.37" calcext:value-type="float">
            <text:p>160.37</text:p>
          </table:table-cell>
          <table:table-cell office:value-type="float" office:value="134.04" calcext:value-type="float">
            <text:p>134.04</text:p>
          </table:table-cell>
          <table:table-cell office:value-type="float" office:value="146.79" calcext:value-type="float">
            <text:p>146.79</text:p>
          </table:table-cell>
          <table:table-cell office:value-type="float" office:value="142.33" calcext:value-type="float">
            <text:p>142.33</text:p>
          </table:table-cell>
          <table:table-cell table:number-columns-repeated="6"/>
          <table:table-cell office:value-type="float" office:value="964" calcext:value-type="float">
            <text:p>964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374" calcext:value-type="float">
            <text:p>374</text:p>
          </table:table-cell>
          <table:table-cell table:number-columns-repeated="16"/>
        </table:table-row>
        <table:table-row table:style-name="ro4">
          <table:table-cell office:value-type="float" office:value="151.11" calcext:value-type="float">
            <text:p>151.11</text:p>
          </table:table-cell>
          <table:table-cell office:value-type="float" office:value="139.51" calcext:value-type="float">
            <text:p>139.51</text:p>
          </table:table-cell>
          <table:table-cell office:value-type="float" office:value="155.62" calcext:value-type="float">
            <text:p>155.62</text:p>
          </table:table-cell>
          <table:table-cell office:value-type="float" office:value="148.4" calcext:value-type="float">
            <text:p>148.4</text:p>
          </table:table-cell>
          <table:table-cell table:number-columns-repeated="6"/>
          <table:table-cell office:value-type="float" office:value="2286" calcext:value-type="float">
            <text:p>228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143.43" calcext:value-type="float">
            <text:p>143.43</text:p>
          </table:table-cell>
          <table:table-cell office:value-type="float" office:value="153.33" calcext:value-type="float">
            <text:p>153.33</text:p>
          </table:table-cell>
          <table:table-cell office:value-type="float" office:value="123.47" calcext:value-type="float">
            <text:p>123.47</text:p>
          </table:table-cell>
          <table:table-cell office:value-type="float" office:value="144.32" calcext:value-type="float">
            <text:p>144.32</text:p>
          </table:table-cell>
          <table:table-cell table:number-columns-repeated="6"/>
          <table:table-cell office:value-type="float" office:value="2239" calcext:value-type="float">
            <text:p>223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132.29" calcext:value-type="float">
            <text:p>132.29</text:p>
          </table:table-cell>
          <table:table-cell office:value-type="float" office:value="155.34" calcext:value-type="float">
            <text:p>155.34</text:p>
          </table:table-cell>
          <table:table-cell office:value-type="float" office:value="152.28" calcext:value-type="float">
            <text:p>152.28</text:p>
          </table:table-cell>
          <table:table-cell office:value-type="float" office:value="156.79" calcext:value-type="float">
            <text:p>156.79</text:p>
          </table:table-cell>
          <table:table-cell table:number-columns-repeated="6"/>
          <table:table-cell office:value-type="float" office:value="2752" calcext:value-type="float">
            <text:p>2752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35.02" calcext:value-type="float">
            <text:p>135.02</text:p>
          </table:table-cell>
          <table:table-cell office:value-type="float" office:value="148.58" calcext:value-type="float">
            <text:p>148.58</text:p>
          </table:table-cell>
          <table:table-cell office:value-type="float" office:value="169.07" calcext:value-type="float">
            <text:p>169.07</text:p>
          </table:table-cell>
          <table:table-cell office:value-type="float" office:value="169.22" calcext:value-type="float">
            <text:p>169.22</text:p>
          </table:table-cell>
          <table:table-cell table:number-columns-repeated="6"/>
          <table:table-cell office:value-type="float" office:value="1351" calcext:value-type="float">
            <text:p>1351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float" office:value="162.63" calcext:value-type="float">
            <text:p>162.63</text:p>
          </table:table-cell>
          <table:table-cell office:value-type="float" office:value="155.62" calcext:value-type="float">
            <text:p>155.62</text:p>
          </table:table-cell>
          <table:table-cell office:value-type="float" office:value="108.7" calcext:value-type="float">
            <text:p>108.7</text:p>
          </table:table-cell>
          <table:table-cell table:number-columns-repeated="6"/>
          <table:table-cell office:value-type="float" office:value="1022" calcext:value-type="float">
            <text:p>1022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40.13" calcext:value-type="float">
            <text:p>140.13</text:p>
          </table:table-cell>
          <table:table-cell office:value-type="float" office:value="151.85" calcext:value-type="float">
            <text:p>151.85</text:p>
          </table:table-cell>
          <table:table-cell office:value-type="float" office:value="147.81" calcext:value-type="float">
            <text:p>147.81</text:p>
          </table:table-cell>
          <table:table-cell table:number-columns-repeated="6"/>
          <table:table-cell office:value-type="float" office:value="2040" calcext:value-type="float">
            <text:p>2040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4">
          <table:table-cell office:value-type="float" office:value="160.21" calcext:value-type="float">
            <text:p>160.21</text:p>
          </table:table-cell>
          <table:table-cell office:value-type="float" office:value="158.91" calcext:value-type="float">
            <text:p>158.91</text:p>
          </table:table-cell>
          <table:table-cell office:value-type="float" office:value="147.53" calcext:value-type="float">
            <text:p>147.53</text:p>
          </table:table-cell>
          <table:table-cell office:value-type="float" office:value="162.91" calcext:value-type="float">
            <text:p>162.91</text:p>
          </table:table-cell>
          <table:table-cell table:number-columns-repeated="6"/>
          <table:table-cell office:value-type="float" office:value="1564" calcext:value-type="float">
            <text:p>1564</text:p>
          </table:table-cell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160.67" calcext:value-type="float">
            <text:p>160.67</text:p>
          </table:table-cell>
          <table:table-cell office:value-type="float" office:value="140.78" calcext:value-type="float">
            <text:p>140.78</text:p>
          </table:table-cell>
          <table:table-cell office:value-type="float" office:value="183.14" calcext:value-type="float">
            <text:p>183.14</text:p>
          </table:table-cell>
          <table:table-cell office:value-type="float" office:value="158.49" calcext:value-type="float">
            <text:p>158.49</text:p>
          </table:table-cell>
          <table:table-cell table:number-columns-repeated="6"/>
          <table:table-cell office:value-type="float" office:value="1345" calcext:value-type="float">
            <text:p>1345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138.89" calcext:value-type="float">
            <text:p>138.89</text:p>
          </table:table-cell>
          <table:table-cell office:value-type="float" office:value="152.82" calcext:value-type="float">
            <text:p>152.82</text:p>
          </table:table-cell>
          <table:table-cell office:value-type="float" office:value="154.14" calcext:value-type="float">
            <text:p>154.14</text:p>
          </table:table-cell>
          <table:table-cell office:value-type="float" office:value="114.92" calcext:value-type="float">
            <text:p>114.92</text:p>
          </table:table-cell>
          <table:table-cell table:number-columns-repeated="6"/>
          <table:table-cell office:value-type="float" office:value="2724" calcext:value-type="float">
            <text:p>2724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157.79" calcext:value-type="float">
            <text:p>157.79</text:p>
          </table:table-cell>
          <table:table-cell office:value-type="float" office:value="129.38" calcext:value-type="float">
            <text:p>129.38</text:p>
          </table:table-cell>
          <table:table-cell office:value-type="float" office:value="145.32" calcext:value-type="float">
            <text:p>145.32</text:p>
          </table:table-cell>
          <table:table-cell office:value-type="float" office:value="138.23" calcext:value-type="float">
            <text:p>138.23</text:p>
          </table:table-cell>
          <table:table-cell table:number-columns-repeated="6"/>
          <table:table-cell office:value-type="float" office:value="912" calcext:value-type="float">
            <text:p>912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52.91" calcext:value-type="float">
            <text:p>152.91</text:p>
          </table:table-cell>
          <table:table-cell office:value-type="float" office:value="155.16" calcext:value-type="float">
            <text:p>155.16</text:p>
          </table:table-cell>
          <table:table-cell office:value-type="float" office:value="151.09" calcext:value-type="float">
            <text:p>151.09</text:p>
          </table:table-cell>
          <table:table-cell office:value-type="float" office:value="138.53" calcext:value-type="float">
            <text:p>138.53</text:p>
          </table:table-cell>
          <table:table-cell table:number-columns-repeated="6"/>
          <table:table-cell office:value-type="float" office:value="2468" calcext:value-type="float">
            <text:p>2468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134.34" calcext:value-type="float">
            <text:p>134.34</text:p>
          </table:table-cell>
          <table:table-cell office:value-type="float" office:value="164.3" calcext:value-type="float">
            <text:p>164.3</text:p>
          </table:table-cell>
          <table:table-cell office:value-type="float" office:value="119.25" calcext:value-type="float">
            <text:p>119.25</text:p>
          </table:table-cell>
          <table:table-cell office:value-type="float" office:value="162.13" calcext:value-type="float">
            <text:p>162.13</text:p>
          </table:table-cell>
          <table:table-cell table:number-columns-repeated="6"/>
          <table:table-cell office:value-type="float" office:value="1728" calcext:value-type="float">
            <text:p>1728</text:p>
          </table:table-cell>
          <table:table-cell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153.11" calcext:value-type="float">
            <text:p>153.11</text:p>
          </table:table-cell>
          <table:table-cell office:value-type="float" office:value="164.5" calcext:value-type="float">
            <text:p>164.5</text:p>
          </table:table-cell>
          <table:table-cell office:value-type="float" office:value="132.18" calcext:value-type="float">
            <text:p>132.18</text:p>
          </table:table-cell>
          <table:table-cell office:value-type="float" office:value="156.63" calcext:value-type="float">
            <text:p>156.63</text:p>
          </table:table-cell>
          <table:table-cell table:number-columns-repeated="6"/>
          <table:table-cell office:value-type="float" office:value="1553" calcext:value-type="float">
            <text:p>1553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162.68" calcext:value-type="float">
            <text:p>162.68</text:p>
          </table:table-cell>
          <table:table-cell office:value-type="float" office:value="135.52" calcext:value-type="float">
            <text:p>135.52</text:p>
          </table:table-cell>
          <table:table-cell office:value-type="float" office:value="161.34" calcext:value-type="float">
            <text:p>161.34</text:p>
          </table:table-cell>
          <table:table-cell office:value-type="float" office:value="139.37" calcext:value-type="float">
            <text:p>139.37</text:p>
          </table:table-cell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62.22" calcext:value-type="float">
            <text:p>162.22</text:p>
          </table:table-cell>
          <table:table-cell office:value-type="float" office:value="156.68" calcext:value-type="float">
            <text:p>156.68</text:p>
          </table:table-cell>
          <table:table-cell office:value-type="float" office:value="158.63" calcext:value-type="float">
            <text:p>158.63</text:p>
          </table:table-cell>
          <table:table-cell table:number-columns-repeated="6"/>
          <table:table-cell office:value-type="float" office:value="1227" calcext:value-type="float">
            <text:p>1227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55.95" calcext:value-type="float">
            <text:p>155.95</text:p>
          </table:table-cell>
          <table:table-cell office:value-type="float" office:value="158.23" calcext:value-type="float">
            <text:p>158.23</text:p>
          </table:table-cell>
          <table:table-cell office:value-type="float" office:value="169.73" calcext:value-type="float">
            <text:p>169.73</text:p>
          </table:table-cell>
          <table:table-cell office:value-type="float" office:value="144.38" calcext:value-type="float">
            <text:p>144.38</text:p>
          </table:table-cell>
          <table:table-cell table:number-columns-repeated="6"/>
          <table:table-cell office:value-type="float" office:value="1682" calcext:value-type="float">
            <text:p>1682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4">
          <table:table-cell table:style-name="ce5" office:value-type="float" office:value="139.23" calcext:value-type="float">
            <text:p>139.23</text:p>
          </table:table-cell>
          <table:table-cell table:style-name="ce10" office:value-type="float" office:value="135.38" calcext:value-type="float">
            <text:p>135.38</text:p>
          </table:table-cell>
          <table:table-cell office:value-type="float" office:value="180.59" calcext:value-type="float">
            <text:p>180.59</text:p>
          </table:table-cell>
          <table:table-cell office:value-type="float" office:value="140.54" calcext:value-type="float">
            <text:p>140.54</text:p>
          </table:table-cell>
          <table:table-cell table:style-name="ce16"/>
          <table:table-cell table:style-name="ce20" table:number-columns-repeated="5"/>
          <table:table-cell table:style-name="ce10" office:value-type="float" office:value="2527" calcext:value-type="float">
            <text:p>2527</text:p>
          </table:table-cell>
          <table:table-cell table:style-name="ce10"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3.81" calcext:value-type="float">
            <text:p>83.81</text:p>
          </table:table-cell>
          <table:table-cell office:value-type="float" office:value="90.68" calcext:value-type="float">
            <text:p>90.68</text:p>
          </table:table-cell>
          <table:table-cell office:value-type="float" office:value="80.57" calcext:value-type="float">
            <text:p>80.57</text:p>
          </table:table-cell>
          <table:table-cell office:value-type="float" office:value="88.74" calcext:value-type="float">
            <text:p>88.7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4.31" calcext:value-type="float">
            <text:p>84.31</text:p>
          </table:table-cell>
          <table:table-cell office:value-type="float" office:value="88.97" calcext:value-type="float">
            <text:p>88.97</text:p>
          </table:table-cell>
          <table:table-cell office:value-type="float" office:value="86.67" calcext:value-type="float">
            <text:p>86.67</text:p>
          </table:table-cell>
          <table:table-cell office:value-type="float" office:value="91.26" calcext:value-type="float">
            <text:p>91.2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29:.A378])" office:value-type="float" office:value="85.468" calcext:value-type="float">
            <text:p>85.468</text:p>
          </table:table-cell>
          <table:table-cell table:style-name="ce22" table:formula="of:=AVERAGE([.B329:.B378])" office:value-type="float" office:value="87.856" calcext:value-type="float">
            <text:p>87.856</text:p>
          </table:table-cell>
          <table:table-cell table:style-name="ce18" table:formula="of:=AVERAGE([.C329:.C378])" office:value-type="float" office:value="86.4932" calcext:value-type="float">
            <text:p>86.4932</text:p>
          </table:table-cell>
          <table:table-cell table:style-name="ce22" table:formula="of:=AVERAGE([.D329:.D378])" office:value-type="float" office:value="89.654" calcext:value-type="float">
            <text:p>89.654</text:p>
          </table:table-cell>
          <table:table-cell table:style-name="ce18"/>
          <table:table-cell office:value-type="float" office:value="283" calcext:value-type="float">
            <text:p>28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29:.K378])" office:value-type="float" office:value="273.46" calcext:value-type="float">
            <text:p>273.46</text:p>
          </table:table-cell>
          <table:table-cell table:style-name="ce22" table:formula="of:=AVERAGE([.L329:.L378])" office:value-type="float" office:value="80.04" calcext:value-type="float">
            <text:p>80.04</text:p>
          </table:table-cell>
          <table:table-cell table:style-name="ce18" table:formula="of:=AVERAGE([.M329:.M378])" office:value-type="float" office:value="61.26" calcext:value-type="float">
            <text:p>61.26</text:p>
          </table:table-cell>
          <table:table-cell table:style-name="ce22" table:formula="of:=AVERAGE([.N329:.N378])" office:value-type="float" office:value="84.04" calcext:value-type="float">
            <text:p>84.04</text:p>
          </table:table-cell>
          <table:table-cell table:number-columns-repeated="11"/>
        </table:table-row>
        <table:table-row table:style-name="ro4">
          <table:table-cell office:value-type="float" office:value="85.04" calcext:value-type="float">
            <text:p>85.04</text:p>
          </table:table-cell>
          <table:table-cell office:value-type="float" office:value="86.57" calcext:value-type="float">
            <text:p>86.57</text:p>
          </table:table-cell>
          <table:table-cell office:value-type="float" office:value="88.92" calcext:value-type="float">
            <text:p>88.92</text:p>
          </table:table-cell>
          <table:table-cell office:value-type="float" office:value="85.67" calcext:value-type="float">
            <text:p>85.6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0.3712897959184" calcext:value-type="float">
            <text:p>10.3712897959</text:p>
          </table:table-cell>
          <table:table-cell table:style-name="ce21" table:formula="of:=VAR([.B329:.B378])" office:value-type="float" office:value="4.07156326530612" calcext:value-type="float">
            <text:p>4.0715632653</text:p>
          </table:table-cell>
          <table:table-cell table:style-name="Default" table:formula="of:=VAR([.C329:.C378])" office:value-type="float" office:value="7.07629567346939" calcext:value-type="float">
            <text:p>7.0762956735</text:p>
          </table:table-cell>
          <table:table-cell table:style-name="ce21" table:formula="of:=VAR([.D329:.D378])" office:value-type="float" office:value="5.89535510204082" calcext:value-type="float">
            <text:p>5.895355102</text:p>
          </table:table-cell>
          <table:table-cell table:style-name="ce18"/>
          <table:table-cell office:value-type="float" office:value="239" calcext:value-type="float">
            <text:p>239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1100.17183673469" calcext:value-type="float">
            <text:p>1100.1718367347</text:p>
          </table:table-cell>
          <table:table-cell table:style-name="ce21" table:formula="of:=VAR([.L329:.L378])" office:value-type="float" office:value="176.977959183674" calcext:value-type="float">
            <text:p>176.9779591837</text:p>
          </table:table-cell>
          <table:table-cell table:style-name="Default" table:formula="of:=VAR([.M329:.M378])" office:value-type="float" office:value="144.482040816327" calcext:value-type="float">
            <text:p>144.4820408163</text:p>
          </table:table-cell>
          <table:table-cell table:style-name="ce21" table:formula="of:=VAR([.N329:.N378])" office:value-type="float" office:value="217.671836734694" calcext:value-type="float">
            <text:p>217.6718367347</text:p>
          </table:table-cell>
          <table:table-cell table:number-columns-repeated="11"/>
        </table:table-row>
        <table:table-row table:style-name="ro4">
          <table:table-cell office:value-type="float" office:value="84.8" calcext:value-type="float">
            <text:p>84.8</text:p>
          </table:table-cell>
          <table:table-cell office:value-type="float" office:value="91.39" calcext:value-type="float">
            <text:p>91.39</text:p>
          </table:table-cell>
          <table:table-cell office:value-type="float" office:value="87.58" calcext:value-type="float">
            <text:p>87.58</text:p>
          </table:table-cell>
          <table:table-cell office:value-type="float" office:value="96.76" calcext:value-type="float">
            <text:p>96.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55440222113031" calcext:value-type="float">
            <text:p>0.4554402221</text:p>
          </table:table-cell>
          <table:table-cell table:style-name="ce21" table:formula="of:=SQRT([.G331]/[.G329])" office:value-type="float" office:value="0.285361639514008" calcext:value-type="float">
            <text:p>0.2853616395</text:p>
          </table:table-cell>
          <table:table-cell table:style-name="Default" table:formula="of:=SQRT([.H331]/[.H329])" office:value-type="float" office:value="0.376199300197897" calcext:value-type="float">
            <text:p>0.3761993002</text:p>
          </table:table-cell>
          <table:table-cell table:style-name="ce21" table:formula="of:=SQRT([.I331]/[.I329])" office:value-type="float" office:value="0.34337603591517" calcext:value-type="float">
            <text:p>0.3433760359</text:p>
          </table:table-cell>
          <table:table-cell table:style-name="ce18"/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4.69078210266624" calcext:value-type="float">
            <text:p>4.6907821027</text:p>
          </table:table-cell>
          <table:table-cell table:style-name="ce21" table:formula="of:=SQRT([.Q331]/[.Q329])" office:value-type="float" office:value="1.88137162295849" calcext:value-type="float">
            <text:p>1.881371623</text:p>
          </table:table-cell>
          <table:table-cell table:style-name="Default" table:formula="of:=SQRT([.R331]/[.R329])" office:value-type="float" office:value="1.69989435446046" calcext:value-type="float">
            <text:p>1.6998943545</text:p>
          </table:table-cell>
          <table:table-cell table:style-name="ce21" table:formula="of:=SQRT([.S331]/[.S329])" office:value-type="float" office:value="2.08648909287681" calcext:value-type="float">
            <text:p>2.0864890929</text:p>
          </table:table-cell>
          <table:table-cell table:number-columns-repeated="11"/>
        </table:table-row>
        <table:table-row table:style-name="ro4">
          <table:table-cell office:value-type="float" office:value="90.79" calcext:value-type="float">
            <text:p>90.79</text:p>
          </table:table-cell>
          <table:table-cell office:value-type="float" office:value="86.66" calcext:value-type="float">
            <text:p>86.66</text:p>
          </table:table-cell>
          <table:table-cell office:value-type="float" office:value="88.82" calcext:value-type="float">
            <text:p>88.82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8.71" calcext:value-type="float">
            <text:p>88.71</text:p>
          </table:table-cell>
          <table:table-cell office:value-type="float" office:value="87.1" calcext:value-type="float">
            <text:p>87.1</text:p>
          </table:table-cell>
          <table:table-cell office:value-type="float" office:value="87.29" calcext:value-type="float">
            <text:p>87.29</text:p>
          </table:table-cell>
          <table:table-cell office:value-type="float" office:value="86.42" calcext:value-type="float">
            <text:p>86.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.42" calcext:value-type="float">
            <text:p>76.42</text:p>
          </table:table-cell>
          <table:table-cell office:value-type="float" office:value="91.86" calcext:value-type="float">
            <text:p>91.86</text:p>
          </table:table-cell>
          <table:table-cell office:value-type="float" office:value="83.61" calcext:value-type="float">
            <text:p>83.61</text:p>
          </table:table-cell>
          <table:table-cell office:value-type="float" office:value="89.47" calcext:value-type="float">
            <text:p>89.4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34]*[.F332])" office:value-type="float" office:value="0.915241392350988" calcext:value-type="float">
            <text:p>0.9152413924</text:p>
          </table:table-cell>
          <table:table-cell table:style-name="ce22" table:formula="of:=([.G334]*[.G332])" office:value-type="float" office:value="0.57345568439395" calcext:value-type="float">
            <text:p>0.5734556844</text:p>
          </table:table-cell>
          <table:table-cell table:style-name="ce18" table:formula="of:=([.H334]*[.H332])" office:value-type="float" office:value="0.756000797903043" calcext:value-type="float">
            <text:p>0.7560007979</text:p>
          </table:table-cell>
          <table:table-cell table:style-name="ce22" table:formula="of:=([.I334]*[.I332])" office:value-type="float" office:value="0.690039978798726" calcext:value-type="float">
            <text:p>0.6900399788</text:p>
          </table:table-cell>
          <table:table-cell table:style-name="ce18"/>
          <table:table-cell office:value-type="float" office:value="238" calcext:value-type="float">
            <text:p>23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34]*[.P332])" office:value-type="float" office:value="9.42647955628709" calcext:value-type="float">
            <text:p>9.4264795563</text:p>
          </table:table-cell>
          <table:table-cell table:style-name="ce22" table:formula="of:=([.Q334]*[.Q332])" office:value-type="float" office:value="3.78075782533503" calcext:value-type="float">
            <text:p>3.7807578253</text:p>
          </table:table-cell>
          <table:table-cell table:style-name="ce18" table:formula="of:=([.R334]*[.R332])" office:value-type="float" office:value="3.41606560045952" calcext:value-type="float">
            <text:p>3.4160656005</text:p>
          </table:table-cell>
          <table:table-cell table:style-name="ce22" table:formula="of:=([.S334]*[.S332])" office:value-type="float" office:value="4.19295681358548" calcext:value-type="float">
            <text:p>4.1929568136</text:p>
          </table:table-cell>
          <table:table-cell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scimark.fft.large;85.468;0.915241392350988;87.856;0.57345568439395;86.4932;0.756000797903043;89.654;0.690039978798726;273.46;9.42647955628709;80.04;3.78075782533503;61.26;3.41606560045952;84.04;4.19295681358548" calcext:value-type="string">
            <text:p>scimark.fft.large;85.468;0.915241392350988;87.856;0.57345568439395;86.4932;0.756000797903043;89.654;0.690039978798726;273.46;9.42647955628709;80.04;3.78075782533503;61.26;3.41606560045952;84.04;4.19295681358548</text:p>
          </table:table-cell>
          <table:table-cell table:number-columns-repeated="9"/>
        </table:table-row>
        <table:table-row table:style-name="ro4">
          <table:table-cell office:value-type="float" office:value="85.12" calcext:value-type="float">
            <text:p>85.12</text:p>
          </table:table-cell>
          <table:table-cell office:value-type="float" office:value="88.02" calcext:value-type="float">
            <text:p>88.02</text:p>
          </table:table-cell>
          <table:table-cell office:value-type="float" office:value="85.48" calcext:value-type="float">
            <text:p>85.48</text:p>
          </table:table-cell>
          <table:table-cell office:value-type="float" office:value="91.59" calcext:value-type="float">
            <text:p>91.59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07085855799947" calcext:value-type="percentage">
            <text:p>1.07%</text:p>
          </table:table-cell>
          <table:table-cell table:formula="of:=[.G335]/[.G330]" office:value-type="percentage" office:value="0.00652722277811362" calcext:value-type="percentage">
            <text:p>0.65%</text:p>
          </table:table-cell>
          <table:table-cell table:formula="of:=[.H335]/[.H330]" office:value-type="percentage" office:value="0.00874058073817414" calcext:value-type="percentage">
            <text:p>0.87%</text:p>
          </table:table-cell>
          <table:table-cell table:formula="of:=[.I335]/[.I330]" office:value-type="percentage" office:value="0.0076967004126835" calcext:value-type="percentage">
            <text:p>0.77%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344711458944163" calcext:value-type="percentage">
            <text:p>3.45%</text:p>
          </table:table-cell>
          <table:table-cell table:formula="of:=[.Q335]/[.Q330]" office:value-type="percentage" office:value="0.0472358548892433" calcext:value-type="percentage">
            <text:p>4.72%</text:p>
          </table:table-cell>
          <table:table-cell table:formula="of:=[.R335]/[.R330]" office:value-type="percentage" office:value="0.0557633953715234" calcext:value-type="percentage">
            <text:p>5.58%</text:p>
          </table:table-cell>
          <table:table-cell table:formula="of:=[.S335]/[.S330]" office:value-type="percentage" office:value="0.0498923942597034" calcext:value-type="percentage">
            <text:p>4.99%</text:p>
          </table:table-cell>
          <table:table-cell table:number-columns-repeated="11"/>
        </table:table-row>
        <table:table-row table:style-name="ro4">
          <table:table-cell office:value-type="float" office:value="91.74" calcext:value-type="float">
            <text:p>91.74</text:p>
          </table:table-cell>
          <table:table-cell office:value-type="float" office:value="85.1" calcext:value-type="float">
            <text:p>85.1</text:p>
          </table:table-cell>
          <table:table-cell office:value-type="float" office:value="84.97" calcext:value-type="float">
            <text:p>84.97</text:p>
          </table:table-cell>
          <table:table-cell office:value-type="float" office:value="90.95" calcext:value-type="float">
            <text:p>90.95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3.12" calcext:value-type="float">
            <text:p>83.12</text:p>
          </table:table-cell>
          <table:table-cell office:value-type="float" office:value="88.35" calcext:value-type="float">
            <text:p>88.35</text:p>
          </table:table-cell>
          <table:table-cell office:value-type="float" office:value="84.03" calcext:value-type="float">
            <text:p>84.03</text:p>
          </table:table-cell>
          <table:table-cell office:value-type="float" office:value="91.33" calcext:value-type="float">
            <text:p>91.3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279402817428744" calcext:value-type="percentage">
            <text:p>02.79%</text:p>
          </table:table-cell>
          <table:table-cell table:style-name="ce23" table:formula="of:=([.H330]-[.F330])/[.F330]" office:value-type="percentage" office:value="0.0119951326812374" calcext:value-type="percentage">
            <text:p>01.20%</text:p>
          </table:table-cell>
          <table:table-cell table:style-name="ce23" table:formula="of:=([.I330]-[.F330])/[.F330]" office:value-type="percentage" office:value="0.0489773950484391" calcext:value-type="percentage">
            <text:p>04.90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07306370218679" calcext:value-type="percentage">
            <text:p>-70.73%</text:p>
          </table:table-cell>
          <table:table-cell table:style-name="ce29" table:formula="of:=([.R330]-[.P330])/[.P330]" office:value-type="percentage" office:value="-0.775981862063922" calcext:value-type="percentage">
            <text:p>-77.60%</text:p>
          </table:table-cell>
          <table:table-cell table:style-name="ce29" table:formula="of:=([.S330]-[.P330])/[.P330]" office:value-type="percentage" office:value="-0.692679002413516" calcext:value-type="percentage">
            <text:p>-69.27%</text:p>
          </table:table-cell>
          <table:table-cell table:number-columns-repeated="11"/>
        </table:table-row>
        <table:table-row table:style-name="ro4">
          <table:table-cell office:value-type="float" office:value="84.82" calcext:value-type="float">
            <text:p>84.82</text:p>
          </table:table-cell>
          <table:table-cell office:value-type="float" office:value="90.1" calcext:value-type="float">
            <text:p>90.1</text:p>
          </table:table-cell>
          <table:table-cell office:value-type="float" office:value="83.7" calcext:value-type="float">
            <text:p>83.7</text:p>
          </table:table-cell>
          <table:table-cell office:value-type="float" office:value="88.97" calcext:value-type="float">
            <text:p>88.97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86.28" calcext:value-type="float">
            <text:p>86.28</text:p>
          </table:table-cell>
          <table:table-cell office:value-type="float" office:value="87.6" calcext:value-type="float">
            <text:p>87.6</text:p>
          </table:table-cell>
          <table:table-cell office:value-type="float" office:value="89.65" calcext:value-type="float">
            <text:p>89.65</text:p>
          </table:table-cell>
          <table:table-cell office:value-type="float" office:value="86.67" calcext:value-type="float">
            <text:p>86.67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4.09" calcext:value-type="float">
            <text:p>84.09</text:p>
          </table:table-cell>
          <table:table-cell office:value-type="float" office:value="85.18" calcext:value-type="float">
            <text:p>85.18</text:p>
          </table:table-cell>
          <table:table-cell office:value-type="float" office:value="87.7" calcext:value-type="float">
            <text:p>87.7</text:p>
          </table:table-cell>
          <table:table-cell office:value-type="float" office:value="83.91" calcext:value-type="float">
            <text:p>83.91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88.37" calcext:value-type="float">
            <text:p>88.37</text:p>
          </table:table-cell>
          <table:table-cell office:value-type="float" office:value="89.83" calcext:value-type="float">
            <text:p>89.83</text:p>
          </table:table-cell>
          <table:table-cell office:value-type="float" office:value="86.77" calcext:value-type="float">
            <text:p>86.77</text:p>
          </table:table-cell>
          <table:table-cell office:value-type="float" office:value="91.37" calcext:value-type="float">
            <text:p>91.37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4.76" calcext:value-type="float">
            <text:p>84.76</text:p>
          </table:table-cell>
          <table:table-cell office:value-type="float" office:value="88.92" calcext:value-type="float">
            <text:p>88.92</text:p>
          </table:table-cell>
          <table:table-cell office:value-type="float" office:value="85.74" calcext:value-type="float">
            <text:p>85.74</text:p>
          </table:table-cell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.33" calcext:value-type="float">
            <text:p>84.33</text:p>
          </table:table-cell>
          <table:table-cell office:value-type="float" office:value="87.6" calcext:value-type="float">
            <text:p>87.6</text:p>
          </table:table-cell>
          <table:table-cell office:value-type="float" office:value="91.69" calcext:value-type="float">
            <text:p>91.69</text:p>
          </table:table-cell>
          <table:table-cell office:value-type="float" office:value="90.1" calcext:value-type="float">
            <text:p>90.1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6.54" calcext:value-type="float">
            <text:p>86.54</text:p>
          </table:table-cell>
          <table:table-cell office:value-type="float" office:value="88.77" calcext:value-type="float">
            <text:p>88.77</text:p>
          </table:table-cell>
          <table:table-cell office:value-type="float" office:value="93.58" calcext:value-type="float">
            <text:p>93.5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05" calcext:value-type="float">
            <text:p>83.05</text:p>
          </table:table-cell>
          <table:table-cell office:value-type="float" office:value="86.16" calcext:value-type="float">
            <text:p>86.16</text:p>
          </table:table-cell>
          <table:table-cell office:value-type="float" office:value="87.05" calcext:value-type="float">
            <text:p>87.05</text:p>
          </table:table-cell>
          <table:table-cell office:value-type="float" office:value="89.35" calcext:value-type="float">
            <text:p>89.35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5.1" calcext:value-type="float">
            <text:p>85.1</text:p>
          </table:table-cell>
          <table:table-cell office:value-type="float" office:value="88.45" calcext:value-type="float">
            <text:p>88.45</text:p>
          </table:table-cell>
          <table:table-cell office:value-type="float" office:value="87.4" calcext:value-type="float">
            <text:p>87.4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69" calcext:value-type="float">
            <text:p>83.69</text:p>
          </table:table-cell>
          <table:table-cell office:value-type="float" office:value="87.67" calcext:value-type="float">
            <text:p>87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9.52" calcext:value-type="float">
            <text:p>89.52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45" calcext:value-type="float">
            <text:p>81.45</text:p>
          </table:table-cell>
          <table:table-cell office:value-type="float" office:value="89.82" calcext:value-type="float">
            <text:p>89.82</text:p>
          </table:table-cell>
          <table:table-cell office:value-type="float" office:value="88.11" calcext:value-type="float">
            <text:p>88.11</text:p>
          </table:table-cell>
          <table:table-cell office:value-type="float" office:value="90.02" calcext:value-type="float">
            <text:p>90.02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93.19" calcext:value-type="float">
            <text:p>93.19</text:p>
          </table:table-cell>
          <table:table-cell office:value-type="float" office:value="89.47" calcext:value-type="float">
            <text:p>89.47</text:p>
          </table:table-cell>
          <table:table-cell office:value-type="float" office:value="89.82" calcext:value-type="float">
            <text:p>89.82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7.7" calcext:value-type="float">
            <text:p>87.7</text:p>
          </table:table-cell>
          <table:table-cell office:value-type="float" office:value="85.94" calcext:value-type="float">
            <text:p>85.94</text:p>
          </table:table-cell>
          <table:table-cell office:value-type="float" office:value="86.64" calcext:value-type="float">
            <text:p>86.64</text:p>
          </table:table-cell>
          <table:table-cell office:value-type="float" office:value="90.1" calcext:value-type="float">
            <text:p>90.1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4.64" calcext:value-type="float">
            <text:p>84.64</text:p>
          </table:table-cell>
          <table:table-cell office:value-type="float" office:value="88.82" calcext:value-type="float">
            <text:p>88.82</text:p>
          </table:table-cell>
          <table:table-cell office:value-type="float" office:value="81.56" calcext:value-type="float">
            <text:p>81.56</text:p>
          </table:table-cell>
          <table:table-cell office:value-type="float" office:value="89.03" calcext:value-type="float">
            <text:p>89.03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85.61" calcext:value-type="float">
            <text:p>85.61</text:p>
          </table:table-cell>
          <table:table-cell office:value-type="float" office:value="84.7" calcext:value-type="float">
            <text:p>84.7</text:p>
          </table:table-cell>
          <table:table-cell office:value-type="float" office:value="89.89" calcext:value-type="float">
            <text:p>89.89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90.53" calcext:value-type="float">
            <text:p>90.53</text:p>
          </table:table-cell>
          <table:table-cell office:value-type="float" office:value="87.25" calcext:value-type="float">
            <text:p>87.25</text:p>
          </table:table-cell>
          <table:table-cell office:value-type="float" office:value="82.96" calcext:value-type="float">
            <text:p>82.96</text:p>
          </table:table-cell>
          <table:table-cell office:value-type="float" office:value="89.48" calcext:value-type="float">
            <text:p>89.4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4.13" calcext:value-type="float">
            <text:p>84.13</text:p>
          </table:table-cell>
          <table:table-cell office:value-type="float" office:value="88.86" calcext:value-type="float">
            <text:p>88.86</text:p>
          </table:table-cell>
          <table:table-cell office:value-type="float" office:value="86.6" calcext:value-type="float">
            <text:p>86.6</text:p>
          </table:table-cell>
          <table:table-cell office:value-type="float" office:value="88.09" calcext:value-type="float">
            <text:p>88.0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9.68" calcext:value-type="float">
            <text:p>79.68</text:p>
          </table:table-cell>
          <table:table-cell office:value-type="float" office:value="87.84" calcext:value-type="float">
            <text:p>87.84</text:p>
          </table:table-cell>
          <table:table-cell office:value-type="float" office:value="88.35" calcext:value-type="float">
            <text:p>88.35</text:p>
          </table:table-cell>
          <table:table-cell office:value-type="float" office:value="93.43" calcext:value-type="float">
            <text:p>93.43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5.66" calcext:value-type="float">
            <text:p>85.66</text:p>
          </table:table-cell>
          <table:table-cell office:value-type="float" office:value="86.89" calcext:value-type="float">
            <text:p>86.89</text:p>
          </table:table-cell>
          <table:table-cell office:value-type="float" office:value="85.94" calcext:value-type="float">
            <text:p>85.94</text:p>
          </table:table-cell>
          <table:table-cell office:value-type="float" office:value="86.9" calcext:value-type="float">
            <text:p>86.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0.54" calcext:value-type="float">
            <text:p>80.54</text:p>
          </table:table-cell>
          <table:table-cell office:value-type="float" office:value="87.43" calcext:value-type="float">
            <text:p>87.43</text:p>
          </table:table-cell>
          <table:table-cell office:value-type="float" office:value="84.3" calcext:value-type="float">
            <text:p>84.3</text:p>
          </table:table-cell>
          <table:table-cell office:value-type="float" office:value="91.64" calcext:value-type="float">
            <text:p>91.6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84.1" calcext:value-type="float">
            <text:p>84.1</text:p>
          </table:table-cell>
          <table:table-cell office:value-type="float" office:value="89.78" calcext:value-type="float">
            <text:p>89.78</text:p>
          </table:table-cell>
          <table:table-cell office:value-type="float" office:value="85.31" calcext:value-type="float">
            <text:p>85.31</text:p>
          </table:table-cell>
          <table:table-cell office:value-type="float" office:value="91.43" calcext:value-type="float">
            <text:p>91.43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7.29" calcext:value-type="float">
            <text:p>87.29</text:p>
          </table:table-cell>
          <table:table-cell office:value-type="float" office:value="87.34" calcext:value-type="float">
            <text:p>87.34</text:p>
          </table:table-cell>
          <table:table-cell office:value-type="float" office:value="86.88" calcext:value-type="float">
            <text:p>86.88</text:p>
          </table:table-cell>
          <table:table-cell office:value-type="float" office:value="84.57" calcext:value-type="float">
            <text:p>84.57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9.04" calcext:value-type="float">
            <text:p>89.04</text:p>
          </table:table-cell>
          <table:table-cell office:value-type="float" office:value="91.8" calcext:value-type="float">
            <text:p>91.8</text:p>
          </table:table-cell>
          <table:table-cell office:value-type="float" office:value="90.87" calcext:value-type="float">
            <text:p>90.8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0.56" calcext:value-type="float">
            <text:p>80.56</text:p>
          </table:table-cell>
          <table:table-cell office:value-type="float" office:value="83.41" calcext:value-type="float">
            <text:p>83.41</text:p>
          </table:table-cell>
          <table:table-cell office:value-type="float" office:value="87.42" calcext:value-type="float">
            <text:p>87.42</text:p>
          </table:table-cell>
          <table:table-cell office:value-type="float" office:value="89.36" calcext:value-type="float">
            <text:p>89.36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5.87" calcext:value-type="float">
            <text:p>85.87</text:p>
          </table:table-cell>
          <table:table-cell office:value-type="float" office:value="88.28" calcext:value-type="float">
            <text:p>88.28</text:p>
          </table:table-cell>
          <table:table-cell office:value-type="float" office:value="84.22" calcext:value-type="float">
            <text:p>84.22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3.36" calcext:value-type="float">
            <text:p>83.36</text:p>
          </table:table-cell>
          <table:table-cell office:value-type="float" office:value="84.06" calcext:value-type="float">
            <text:p>84.06</text:p>
          </table:table-cell>
          <table:table-cell office:value-type="float" office:value="85.44" calcext:value-type="float">
            <text:p>85.44</text:p>
          </table:table-cell>
          <table:table-cell office:value-type="float" office:value="91.39" calcext:value-type="float">
            <text:p>91.3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05" calcext:value-type="float">
            <text:p>87.05</text:p>
          </table:table-cell>
          <table:table-cell office:value-type="float" office:value="85.3" calcext:value-type="float">
            <text:p>85.3</text:p>
          </table:table-cell>
          <table:table-cell office:value-type="float" office:value="85.17" calcext:value-type="float">
            <text:p>85.17</text:p>
          </table:table-cell>
          <table:table-cell office:value-type="float" office:value="91.41" calcext:value-type="float">
            <text:p>91.4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7.19" calcext:value-type="float">
            <text:p>87.19</text:p>
          </table:table-cell>
          <table:table-cell office:value-type="float" office:value="85.06" calcext:value-type="float">
            <text:p>85.06</text:p>
          </table:table-cell>
          <table:table-cell office:value-type="float" office:value="90.28" calcext:value-type="float">
            <text:p>90.28</text:p>
          </table:table-cell>
          <table:table-cell office:value-type="float" office:value="91.19" calcext:value-type="float">
            <text:p>91.19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7.32" calcext:value-type="float">
            <text:p>87.32</text:p>
          </table:table-cell>
          <table:table-cell office:value-type="float" office:value="88.11" calcext:value-type="float">
            <text:p>88.11</text:p>
          </table:table-cell>
          <table:table-cell office:value-type="float" office:value="91.17" calcext:value-type="float">
            <text:p>91.17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0.86" calcext:value-type="float">
            <text:p>90.86</text:p>
          </table:table-cell>
          <table:table-cell office:value-type="float" office:value="87.58" calcext:value-type="float">
            <text:p>87.58</text:p>
          </table:table-cell>
          <table:table-cell office:value-type="float" office:value="86.45" calcext:value-type="float">
            <text:p>86.45</text:p>
          </table:table-cell>
          <table:table-cell office:value-type="float" office:value="87.06" calcext:value-type="float">
            <text:p>87.0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8.69" calcext:value-type="float">
            <text:p>88.69</text:p>
          </table:table-cell>
          <table:table-cell office:value-type="float" office:value="90.47" calcext:value-type="float">
            <text:p>90.47</text:p>
          </table:table-cell>
          <table:table-cell office:value-type="float" office:value="87.9" calcext:value-type="float">
            <text:p>87.9</text:p>
          </table:table-cell>
          <table:table-cell office:value-type="float" office:value="88.81" calcext:value-type="float">
            <text:p>88.8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1.3" calcext:value-type="float">
            <text:p>81.3</text:p>
          </table:table-cell>
          <table:table-cell office:value-type="float" office:value="86.8" calcext:value-type="float">
            <text:p>86.8</text:p>
          </table:table-cell>
          <table:table-cell office:value-type="float" office:value="84.49" calcext:value-type="float">
            <text:p>84.49</text:p>
          </table:table-cell>
          <table:table-cell office:value-type="float" office:value="93.36" calcext:value-type="float">
            <text:p>93.3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42" calcext:value-type="float">
            <text:p>86.42</text:p>
          </table:table-cell>
          <table:table-cell office:value-type="float" office:value="89.7" calcext:value-type="float">
            <text:p>89.7</text:p>
          </table:table-cell>
          <table:table-cell office:value-type="float" office:value="87.14" calcext:value-type="float">
            <text:p>87.14</text:p>
          </table:table-cell>
          <table:table-cell office:value-type="float" office:value="88.55" calcext:value-type="float">
            <text:p>88.5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5.76" calcext:value-type="float">
            <text:p>85.76</text:p>
          </table:table-cell>
          <table:table-cell office:value-type="float" office:value="88.63" calcext:value-type="float">
            <text:p>88.63</text:p>
          </table:table-cell>
          <table:table-cell office:value-type="float" office:value="81.87" calcext:value-type="float">
            <text:p>81.87</text:p>
          </table:table-cell>
          <table:table-cell office:value-type="float" office:value="91.54" calcext:value-type="float">
            <text:p>91.54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8.42" calcext:value-type="float">
            <text:p>88.42</text:p>
          </table:table-cell>
          <table:table-cell office:value-type="float" office:value="89.02" calcext:value-type="float">
            <text:p>89.02</text:p>
          </table:table-cell>
          <table:table-cell office:value-type="float" office:value="89.29" calcext:value-type="float">
            <text:p>89.29</text:p>
          </table:table-cell>
          <table:table-cell office:value-type="float" office:value="90.27" calcext:value-type="float">
            <text:p>90.2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6.35" calcext:value-type="float">
            <text:p>86.35</text:p>
          </table:table-cell>
          <table:table-cell office:value-type="float" office:value="85.98" calcext:value-type="float">
            <text:p>85.98</text:p>
          </table:table-cell>
          <table:table-cell office:value-type="float" office:value="87.98" calcext:value-type="float">
            <text:p>87.98</text:p>
          </table:table-cell>
          <table:table-cell office:value-type="float" office:value="90.29" calcext:value-type="float">
            <text:p>90.2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.54" calcext:value-type="float">
            <text:p>87.54</text:p>
          </table:table-cell>
          <table:table-cell office:value-type="float" office:value="86.92" calcext:value-type="float">
            <text:p>86.92</text:p>
          </table:table-cell>
          <table:table-cell office:value-type="float" office:value="80.34" calcext:value-type="float">
            <text:p>80.34</text:p>
          </table:table-cell>
          <table:table-cell office:value-type="float" office:value="89.68" calcext:value-type="float">
            <text:p>89.68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88" calcext:value-type="float">
            <text:p>86.88</text:p>
          </table:table-cell>
          <table:table-cell office:value-type="float" office:value="88.98" calcext:value-type="float">
            <text:p>88.98</text:p>
          </table:table-cell>
          <table:table-cell office:value-type="float" office:value="91.75" calcext:value-type="float">
            <text:p>91.75</text:p>
          </table:table-cell>
          <table:table-cell office:value-type="float" office:value="92.08" calcext:value-type="float">
            <text:p>92.08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5.75" calcext:value-type="float">
            <text:p>85.75</text:p>
          </table:table-cell>
          <table:table-cell office:value-type="float" office:value="89.08" calcext:value-type="float">
            <text:p>89.08</text:p>
          </table:table-cell>
          <table:table-cell office:value-type="float" office:value="84.9" calcext:value-type="float">
            <text:p>84.9</text:p>
          </table:table-cell>
          <table:table-cell office:value-type="float" office:value="87.81" calcext:value-type="float">
            <text:p>87.8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80.47" calcext:value-type="float">
            <text:p>80.47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87.01" calcext:value-type="float">
            <text:p>87.01</text:p>
          </table:table-cell>
          <table:table-cell office:value-type="float" office:value="87.8" calcext:value-type="float">
            <text:p>87.8</text:p>
          </table:table-cell>
          <table:table-cell table:style-name="ce16"/>
          <table:table-cell table:style-name="ce20" table:number-columns-repeated="5"/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0.28" calcext:value-type="float">
            <text:p>300.28</text:p>
          </table:table-cell>
          <table:table-cell office:value-type="float" office:value="308.98" calcext:value-type="float">
            <text:p>308.98</text:p>
          </table:table-cell>
          <table:table-cell office:value-type="float" office:value="303.8" calcext:value-type="float">
            <text:p>303.8</text:p>
          </table:table-cell>
          <table:table-cell office:value-type="float" office:value="293.04" calcext:value-type="float">
            <text:p>293.0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03.22" calcext:value-type="float">
            <text:p>303.22</text:p>
          </table:table-cell>
          <table:table-cell office:value-type="float" office:value="299.72" calcext:value-type="float">
            <text:p>299.72</text:p>
          </table:table-cell>
          <table:table-cell office:value-type="float" office:value="291.17" calcext:value-type="float">
            <text:p>291.17</text:p>
          </table:table-cell>
          <table:table-cell office:value-type="float" office:value="318.62" calcext:value-type="float">
            <text:p>318.6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83:.A432])" office:value-type="float" office:value="298.756" calcext:value-type="float">
            <text:p>298.756</text:p>
          </table:table-cell>
          <table:table-cell table:style-name="ce22" table:formula="of:=AVERAGE([.B383:.B432])" office:value-type="float" office:value="301.669" calcext:value-type="float">
            <text:p>301.669</text:p>
          </table:table-cell>
          <table:table-cell table:style-name="ce18" table:formula="of:=AVERAGE([.C383:.C432])" office:value-type="float" office:value="300.2858" calcext:value-type="float">
            <text:p>300.2858</text:p>
          </table:table-cell>
          <table:table-cell table:style-name="ce22" table:formula="of:=AVERAGE([.D383:.D432])" office:value-type="float" office:value="300.8404" calcext:value-type="float">
            <text:p>300.8404</text:p>
          </table:table-cell>
          <table:table-cell table:style-name="ce18"/>
          <table:table-cell office:value-type="float" office:value="324" calcext:value-type="float">
            <text:p>324</text:p>
          </table:table-cell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83:.K432])" office:value-type="float" office:value="254.52" calcext:value-type="float">
            <text:p>254.52</text:p>
          </table:table-cell>
          <table:table-cell table:style-name="ce22" table:formula="of:=AVERAGE([.L383:.L432])" office:value-type="float" office:value="127.12" calcext:value-type="float">
            <text:p>127.12</text:p>
          </table:table-cell>
          <table:table-cell table:style-name="ce18" table:formula="of:=AVERAGE([.M383:.M432])" office:value-type="float" office:value="63.94" calcext:value-type="float">
            <text:p>63.94</text:p>
          </table:table-cell>
          <table:table-cell table:style-name="ce22" table:formula="of:=AVERAGE([.N383:.N432])" office:value-type="float" office:value="109.1" calcext:value-type="float">
            <text:p>109.1</text:p>
          </table:table-cell>
          <table:table-cell table:number-columns-repeated="11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03.41" calcext:value-type="float">
            <text:p>303.41</text:p>
          </table:table-cell>
          <table:table-cell office:value-type="float" office:value="323.67" calcext:value-type="float">
            <text:p>323.67</text:p>
          </table:table-cell>
          <table:table-cell office:value-type="float" office:value="310.88" calcext:value-type="float">
            <text:p>310.8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54.4101306122449" calcext:value-type="float">
            <text:p>54.4101306122</text:p>
          </table:table-cell>
          <table:table-cell table:style-name="ce21" table:formula="of:=VAR([.B383:.B432])" office:value-type="float" office:value="11.6044989795918" calcext:value-type="float">
            <text:p>11.6044989796</text:p>
          </table:table-cell>
          <table:table-cell table:style-name="Default" table:formula="of:=VAR([.C383:.C432])" office:value-type="float" office:value="126.077290163265" calcext:value-type="float">
            <text:p>126.0772901633</text:p>
          </table:table-cell>
          <table:table-cell table:style-name="ce21" table:formula="of:=VAR([.D383:.D432])" office:value-type="float" office:value="69.568901877551" calcext:value-type="float">
            <text:p>69.5689018776</text:p>
          </table:table-cell>
          <table:table-cell table:style-name="Default"/>
          <table:table-cell office:value-type="float" office:value="252" calcext:value-type="float">
            <text:p>252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1235.07102040816" calcext:value-type="float">
            <text:p>1235.0710204082</text:p>
          </table:table-cell>
          <table:table-cell table:style-name="ce21" table:formula="of:=VAR([.L383:.L432])" office:value-type="float" office:value="385.209795918367" calcext:value-type="float">
            <text:p>385.2097959184</text:p>
          </table:table-cell>
          <table:table-cell table:style-name="Default" table:formula="of:=VAR([.M383:.M432])" office:value-type="float" office:value="265.282040816327" calcext:value-type="float">
            <text:p>265.2820408163</text:p>
          </table:table-cell>
          <table:table-cell table:style-name="ce21" table:formula="of:=VAR([.N383:.N432])" office:value-type="float" office:value="339.479591836735" calcext:value-type="float">
            <text:p>339.4795918367</text:p>
          </table:table-cell>
          <table:table-cell table:number-columns-repeated="11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322.26" calcext:value-type="float">
            <text:p>322.26</text:p>
          </table:table-cell>
          <table:table-cell office:value-type="float" office:value="311.18" calcext:value-type="float">
            <text:p>311.1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1.04316950312253" calcext:value-type="float">
            <text:p>1.0431695031</text:p>
          </table:table-cell>
          <table:table-cell table:style-name="ce21" table:formula="of:=SQRT([.G385]/[.G383])" office:value-type="float" office:value="0.481757179076593" calcext:value-type="float">
            <text:p>0.4817571791</text:p>
          </table:table-cell>
          <table:table-cell table:style-name="Default" table:formula="of:=SQRT([.H385]/[.H383])" office:value-type="float" office:value="1.58793759426034" calcext:value-type="float">
            <text:p>1.5879375943</text:p>
          </table:table-cell>
          <table:table-cell table:style-name="ce21" table:formula="of:=SQRT([.I385]/[.I383])" office:value-type="float" office:value="1.17956688557751" calcext:value-type="float">
            <text:p>1.1795668856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4.97005235467025" calcext:value-type="float">
            <text:p>4.9700523547</text:p>
          </table:table-cell>
          <table:table-cell table:style-name="ce21" table:formula="of:=SQRT([.Q385]/[.Q383])" office:value-type="float" office:value="2.77564333414208" calcext:value-type="float">
            <text:p>2.7756433341</text:p>
          </table:table-cell>
          <table:table-cell table:style-name="Default" table:formula="of:=SQRT([.R385]/[.R383])" office:value-type="float" office:value="2.30339766786513" calcext:value-type="float">
            <text:p>2.3033976679</text:p>
          </table:table-cell>
          <table:table-cell table:style-name="ce21" table:formula="of:=SQRT([.S385]/[.S383])" office:value-type="float" office:value="2.60568452363955" calcext:value-type="float">
            <text:p>2.6056845236</text:p>
          </table:table-cell>
          <table:table-cell table:number-columns-repeated="11"/>
        </table:table-row>
        <table:table-row table:style-name="ro4">
          <table:table-cell office:value-type="float" office:value="292.42" calcext:value-type="float">
            <text:p>292.42</text:p>
          </table:table-cell>
          <table:table-cell office:value-type="float" office:value="302.17" calcext:value-type="float">
            <text:p>302.17</text:p>
          </table:table-cell>
          <table:table-cell office:value-type="float" office:value="299.16" calcext:value-type="float">
            <text:p>299.16</text:p>
          </table:table-cell>
          <table:table-cell office:value-type="float" office:value="293.67" calcext:value-type="float">
            <text:p>293.6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68" calcext:value-type="float">
            <text:p>268</text:p>
          </table:table-cell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90.03" calcext:value-type="float">
            <text:p>290.03</text:p>
          </table:table-cell>
          <table:table-cell office:value-type="float" office:value="302.08" calcext:value-type="float">
            <text:p>302.08</text:p>
          </table:table-cell>
          <table:table-cell office:value-type="float" office:value="310.08" calcext:value-type="float">
            <text:p>310.08</text:p>
          </table:table-cell>
          <table:table-cell office:value-type="float" office:value="295.2" calcext:value-type="float">
            <text:p>295.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86.31" calcext:value-type="float">
            <text:p>286.31</text:p>
          </table:table-cell>
          <table:table-cell office:value-type="float" office:value="299.72" calcext:value-type="float">
            <text:p>299.72</text:p>
          </table:table-cell>
          <table:table-cell office:value-type="float" office:value="285.88" calcext:value-type="float">
            <text:p>285.88</text:p>
          </table:table-cell>
          <table:table-cell office:value-type="float" office:value="295.2" calcext:value-type="float">
            <text:p>295.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88]*[.F386])" office:value-type="float" office:value="2.09632760160344" calcext:value-type="float">
            <text:p>2.0963276016</text:p>
          </table:table-cell>
          <table:table-cell table:style-name="ce22" table:formula="of:=([.G388]*[.G386])" office:value-type="float" office:value="0.968127297381557" calcext:value-type="float">
            <text:p>0.9681272974</text:p>
          </table:table-cell>
          <table:table-cell table:style-name="ce18" table:formula="of:=([.H388]*[.H386])" office:value-type="float" office:value="3.19108006753215" calcext:value-type="float">
            <text:p>3.1910800675</text:p>
          </table:table-cell>
          <table:table-cell table:style-name="ce22" table:formula="of:=([.I388]*[.I386])" office:value-type="float" office:value="2.37042840379422" calcext:value-type="float">
            <text:p>2.3704284038</text:p>
          </table:table-cell>
          <table:table-cell table:style-name="ce18"/>
          <table:table-cell office:value-type="float" office:value="224" calcext:value-type="float">
            <text:p>224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88]*[.P386])" office:value-type="float" office:value="9.98769413918119" calcext:value-type="float">
            <text:p>9.9876941392</text:p>
          </table:table-cell>
          <table:table-cell table:style-name="ce22" table:formula="of:=([.Q388]*[.Q386])" office:value-type="float" office:value="5.57786411139476" calcext:value-type="float">
            <text:p>5.5778641114</text:p>
          </table:table-cell>
          <table:table-cell table:style-name="ce18" table:formula="of:=([.R388]*[.R386])" office:value-type="float" office:value="4.62885091460301" calcext:value-type="float">
            <text:p>4.6288509146</text:p>
          </table:table-cell>
          <table:table-cell table:style-name="ce22" table:formula="of:=([.S388]*[.S386])" office:value-type="float" office:value="5.23631909447695" calcext:value-type="float">
            <text:p>5.2363190945</text:p>
          </table:table-cell>
          <table:table-cell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scimark.fft.small;298.756;2.09632760160344;301.669;0.968127297381557;300.2858;3.19108006753215;300.8404;2.37042840379422;254.52;9.98769413918119;127.12;5.57786411139476;63.94;4.62885091460301;109.1;5.23631909447695" calcext:value-type="string">
            <text:p>scimark.fft.small;298.756;2.09632760160344;301.669;0.968127297381557;300.2858;3.19108006753215;300.8404;2.37042840379422;254.52;9.98769413918119;127.12;5.57786411139476;63.94;4.62885091460301;109.1;5.23631909447695</text:p>
          </table:table-cell>
          <table:table-cell table:number-columns-repeated="9"/>
        </table:table-row>
        <table:table-row table:style-name="ro4">
          <table:table-cell office:value-type="float" office:value="288.81" calcext:value-type="float">
            <text:p>288.81</text:p>
          </table:table-cell>
          <table:table-cell office:value-type="float" office:value="293.85" calcext:value-type="float">
            <text:p>293.8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90.03" calcext:value-type="float">
            <text:p>290.03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701685523170561" calcext:value-type="percentage">
            <text:p>0.70%</text:p>
          </table:table-cell>
          <table:table-cell table:formula="of:=[.G389]/[.G384]" office:value-type="percentage" office:value="0.00320923693644875" calcext:value-type="percentage">
            <text:p>0.32%</text:p>
          </table:table-cell>
          <table:table-cell table:formula="of:=[.H389]/[.H384]" office:value-type="percentage" office:value="0.0106268097510177" calcext:value-type="percentage">
            <text:p>1.06%</text:p>
          </table:table-cell>
          <table:table-cell table:formula="of:=[.I389]/[.I384]" office:value-type="percentage" office:value="0.0078793553119668" calcext:value-type="percentage">
            <text:p>0.79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92412939618937" calcext:value-type="percentage">
            <text:p>3.92%</text:p>
          </table:table-cell>
          <table:table-cell table:formula="of:=[.Q389]/[.Q384]" office:value-type="percentage" office:value="0.0438787296365226" calcext:value-type="percentage">
            <text:p>4.39%</text:p>
          </table:table-cell>
          <table:table-cell table:formula="of:=[.R389]/[.R384]" office:value-type="percentage" office:value="0.0723936646012357" calcext:value-type="percentage">
            <text:p>7.24%</text:p>
          </table:table-cell>
          <table:table-cell table:formula="of:=[.S389]/[.S384]" office:value-type="percentage" office:value="0.0479955920666998" calcext:value-type="percentage">
            <text:p>4.80%</text:p>
          </table:table-cell>
          <table:table-cell table:number-columns-repeated="11"/>
        </table:table-row>
        <table:table-row table:style-name="ro4">
          <table:table-cell office:value-type="float" office:value="296.2" calcext:value-type="float">
            <text:p>296.2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41" calcext:value-type="float">
            <text:p>303.41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5.05" calcext:value-type="float">
            <text:p>305.05</text:p>
          </table:table-cell>
          <table:table-cell office:value-type="float" office:value="297.67" calcext:value-type="float">
            <text:p>297.67</text:p>
          </table:table-cell>
          <table:table-cell office:value-type="float" office:value="305.25" calcext:value-type="float">
            <text:p>305.25</text:p>
          </table:table-cell>
          <table:table-cell office:value-type="float" office:value="299.25" calcext:value-type="float">
            <text:p>299.2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0975043179049127" calcext:value-type="percentage">
            <text:p>00.98%</text:p>
          </table:table-cell>
          <table:table-cell table:style-name="ce23" table:formula="of:=([.H384]-[.F384])/[.F384]" office:value-type="percentage" office:value="0.00512056661623521" calcext:value-type="percentage">
            <text:p>00.51%</text:p>
          </table:table-cell>
          <table:table-cell table:style-name="ce23" table:formula="of:=([.I384]-[.F384])/[.F384]" office:value-type="percentage" office:value="0.00697693100724323" calcext:value-type="percentage">
            <text:p>00.70%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500550055005501" calcext:value-type="percentage">
            <text:p>-50.06%</text:p>
          </table:table-cell>
          <table:table-cell table:style-name="ce29" table:formula="of:=([.R384]-[.P384])/[.P384]" office:value-type="percentage" office:value="-0.748782021059249" calcext:value-type="percentage">
            <text:p>-74.88%</text:p>
          </table:table-cell>
          <table:table-cell table:style-name="ce29" table:formula="of:=([.S384]-[.P384])/[.P384]" office:value-type="percentage" office:value="-0.571349992142071" calcext:value-type="percentage">
            <text:p>-57.13%</text:p>
          </table:table-cell>
          <table:table-cell table:number-columns-repeated="11"/>
        </table:table-row>
        <table:table-row table:style-name="ro4">
          <table:table-cell office:value-type="float" office:value="289.07" calcext:value-type="float">
            <text:p>289.07</text:p>
          </table:table-cell>
          <table:table-cell office:value-type="float" office:value="297.95" calcext:value-type="float">
            <text:p>297.95</text:p>
          </table:table-cell>
          <table:table-cell office:value-type="float" office:value="304.18" calcext:value-type="float">
            <text:p>304.18</text:p>
          </table:table-cell>
          <table:table-cell office:value-type="float" office:value="305.44" calcext:value-type="float">
            <text:p>305.44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96.85" calcext:value-type="float">
            <text:p>296.85</text:p>
          </table:table-cell>
          <table:table-cell office:value-type="float" office:value="304.57" calcext:value-type="float">
            <text:p>304.57</text:p>
          </table:table-cell>
          <table:table-cell office:value-type="float" office:value="315.58" calcext:value-type="float">
            <text:p>315.58</text:p>
          </table:table-cell>
          <table:table-cell office:value-type="float" office:value="290.21" calcext:value-type="float">
            <text:p>290.21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06.22" calcext:value-type="float">
            <text:p>306.22</text:p>
          </table:table-cell>
          <table:table-cell office:value-type="float" office:value="296.39" calcext:value-type="float">
            <text:p>296.39</text:p>
          </table:table-cell>
          <table:table-cell office:value-type="float" office:value="298.51" calcext:value-type="float">
            <text:p>298.51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301.6" calcext:value-type="float">
            <text:p>301.6</text:p>
          </table:table-cell>
          <table:table-cell office:value-type="float" office:value="293.22" calcext:value-type="float">
            <text:p>293.22</text:p>
          </table:table-cell>
          <table:table-cell office:value-type="float" office:value="296.75" calcext:value-type="float">
            <text:p>296.75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00.66" calcext:value-type="float">
            <text:p>300.66</text:p>
          </table:table-cell>
          <table:table-cell office:value-type="float" office:value="287.94" calcext:value-type="float">
            <text:p>287.94</text:p>
          </table:table-cell>
          <table:table-cell office:value-type="float" office:value="291.88" calcext:value-type="float">
            <text:p>291.88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99.25" calcext:value-type="float">
            <text:p>299.25</text:p>
          </table:table-cell>
          <table:table-cell office:value-type="float" office:value="300.28" calcext:value-type="float">
            <text:p>300.28</text:p>
          </table:table-cell>
          <table:table-cell office:value-type="float" office:value="300.85" calcext:value-type="float">
            <text:p>300.85</text:p>
          </table:table-cell>
          <table:table-cell office:value-type="float" office:value="304.28" calcext:value-type="float">
            <text:p>304.2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295.66" calcext:value-type="float">
            <text:p>295.66</text:p>
          </table:table-cell>
          <table:table-cell office:value-type="float" office:value="304.96" calcext:value-type="float">
            <text:p>304.96</text:p>
          </table:table-cell>
          <table:table-cell office:value-type="float" office:value="310.28" calcext:value-type="float">
            <text:p>310.28</text:p>
          </table:table-cell>
          <table:table-cell office:value-type="float" office:value="297.12" calcext:value-type="float">
            <text:p>297.12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94.39" calcext:value-type="float">
            <text:p>294.39</text:p>
          </table:table-cell>
          <table:table-cell office:value-type="float" office:value="307.2" calcext:value-type="float">
            <text:p>307.2</text:p>
          </table:table-cell>
          <table:table-cell office:value-type="float" office:value="302.84" calcext:value-type="float">
            <text:p>302.84</text:p>
          </table:table-cell>
          <table:table-cell office:value-type="float" office:value="306.81" calcext:value-type="float">
            <text:p>306.81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00.19" calcext:value-type="float">
            <text:p>300.19</text:p>
          </table:table-cell>
          <table:table-cell office:value-type="float" office:value="302.46" calcext:value-type="float">
            <text:p>302.46</text:p>
          </table:table-cell>
          <table:table-cell office:value-type="float" office:value="298.14" calcext:value-type="float">
            <text:p>298.14</text:p>
          </table:table-cell>
          <table:table-cell office:value-type="float" office:value="301.6" calcext:value-type="float">
            <text:p>301.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11.79" calcext:value-type="float">
            <text:p>311.79</text:p>
          </table:table-cell>
          <table:table-cell office:value-type="float" office:value="300" calcext:value-type="float">
            <text:p>300</text:p>
          </table:table-cell>
          <table:table-cell office:value-type="float" office:value="290.12" calcext:value-type="float">
            <text:p>290.12</text:p>
          </table:table-cell>
          <table:table-cell office:value-type="float" office:value="312.2" calcext:value-type="float">
            <text:p>312.2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88.63" calcext:value-type="float">
            <text:p>288.63</text:p>
          </table:table-cell>
          <table:table-cell office:value-type="float" office:value="304.96" calcext:value-type="float">
            <text:p>304.96</text:p>
          </table:table-cell>
          <table:table-cell office:value-type="float" office:value="293.4" calcext:value-type="float">
            <text:p>293.4</text:p>
          </table:table-cell>
          <table:table-cell office:value-type="float" office:value="293.31" calcext:value-type="float">
            <text:p>293.31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300" calcext:value-type="float">
            <text:p>300</text:p>
          </table:table-cell>
          <table:table-cell office:value-type="float" office:value="292.15" calcext:value-type="float">
            <text:p>292.15</text:p>
          </table:table-cell>
          <table:table-cell office:value-type="float" office:value="309.78" calcext:value-type="float">
            <text:p>309.78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300.85" calcext:value-type="float">
            <text:p>300.85</text:p>
          </table:table-cell>
          <table:table-cell office:value-type="float" office:value="295.57" calcext:value-type="float">
            <text:p>295.57</text:p>
          </table:table-cell>
          <table:table-cell office:value-type="float" office:value="300.94" calcext:value-type="float">
            <text:p>300.94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298.97" calcext:value-type="float">
            <text:p>298.97</text:p>
          </table:table-cell>
          <table:table-cell office:value-type="float" office:value="280.78" calcext:value-type="float">
            <text:p>280.78</text:p>
          </table:table-cell>
          <table:table-cell office:value-type="float" office:value="297.58" calcext:value-type="float">
            <text:p>297.58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299.91" calcext:value-type="float">
            <text:p>299.91</text:p>
          </table:table-cell>
          <table:table-cell office:value-type="float" office:value="297.12" calcext:value-type="float">
            <text:p>297.12</text:p>
          </table:table-cell>
          <table:table-cell office:value-type="float" office:value="295.66" calcext:value-type="float">
            <text:p>295.66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299.35" calcext:value-type="float">
            <text:p>299.35</text:p>
          </table:table-cell>
          <table:table-cell office:value-type="float" office:value="298.51" calcext:value-type="float">
            <text:p>298.51</text:p>
          </table:table-cell>
          <table:table-cell office:value-type="float" office:value="291.97" calcext:value-type="float">
            <text:p>291.97</text:p>
          </table:table-cell>
          <table:table-cell office:value-type="float" office:value="296.94" calcext:value-type="float">
            <text:p>296.9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303.13" calcext:value-type="float">
            <text:p>303.13</text:p>
          </table:table-cell>
          <table:table-cell office:value-type="float" office:value="298.14" calcext:value-type="float">
            <text:p>298.14</text:p>
          </table:table-cell>
          <table:table-cell office:value-type="float" office:value="293.94" calcext:value-type="float">
            <text:p>293.94</text:p>
          </table:table-cell>
          <table:table-cell office:value-type="float" office:value="311.79" calcext:value-type="float">
            <text:p>311.79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303.32" calcext:value-type="float">
            <text:p>303.32</text:p>
          </table:table-cell>
          <table:table-cell office:value-type="float" office:value="308.09" calcext:value-type="float">
            <text:p>308.09</text:p>
          </table:table-cell>
          <table:table-cell office:value-type="float" office:value="293.58" calcext:value-type="float">
            <text:p>293.5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305.83" calcext:value-type="float">
            <text:p>305.83</text:p>
          </table:table-cell>
          <table:table-cell office:value-type="float" office:value="308.88" calcext:value-type="float">
            <text:p>308.88</text:p>
          </table:table-cell>
          <table:table-cell office:value-type="float" office:value="296.85" calcext:value-type="float">
            <text:p>296.85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04.57" calcext:value-type="float">
            <text:p>304.57</text:p>
          </table:table-cell>
          <table:table-cell office:value-type="float" office:value="305.05" calcext:value-type="float">
            <text:p>305.05</text:p>
          </table:table-cell>
          <table:table-cell office:value-type="float" office:value="292.77" calcext:value-type="float">
            <text:p>292.77</text:p>
          </table:table-cell>
          <table:table-cell office:value-type="float" office:value="298.23" calcext:value-type="float">
            <text:p>298.23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295.93" calcext:value-type="float">
            <text:p>295.93</text:p>
          </table:table-cell>
          <table:table-cell office:value-type="float" office:value="295.29" calcext:value-type="float">
            <text:p>295.29</text:p>
          </table:table-cell>
          <table:table-cell office:value-type="float" office:value="295.38" calcext:value-type="float">
            <text:p>295.38</text:p>
          </table:table-cell>
          <table:table-cell office:value-type="float" office:value="296.85" calcext:value-type="float">
            <text:p>296.85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94.84" calcext:value-type="float">
            <text:p>294.84</text:p>
          </table:table-cell>
          <table:table-cell table:number-columns-repeated="2" office:value-type="float" office:value="305.64" calcext:value-type="float">
            <text:p>305.64</text:p>
          </table:table-cell>
          <table:table-cell office:value-type="float" office:value="296.11" calcext:value-type="float">
            <text:p>296.11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298.97" calcext:value-type="float">
            <text:p>298.97</text:p>
          </table:table-cell>
          <table:table-cell office:value-type="float" office:value="305.25" calcext:value-type="float">
            <text:p>305.25</text:p>
          </table:table-cell>
          <table:table-cell office:value-type="float" office:value="296.57" calcext:value-type="float">
            <text:p>296.5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90.47" calcext:value-type="float">
            <text:p>290.47</text:p>
          </table:table-cell>
          <table:table-cell office:value-type="float" office:value="303.89" calcext:value-type="float">
            <text:p>303.89</text:p>
          </table:table-cell>
          <table:table-cell office:value-type="float" office:value="293.04" calcext:value-type="float">
            <text:p>293.04</text:p>
          </table:table-cell>
          <table:table-cell office:value-type="float" office:value="300.75" calcext:value-type="float">
            <text:p>300.75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97.12" calcext:value-type="float">
            <text:p>297.12</text:p>
          </table:table-cell>
          <table:table-cell office:value-type="float" office:value="307.5" calcext:value-type="float">
            <text:p>307.5</text:p>
          </table:table-cell>
          <table:table-cell office:value-type="float" office:value="294.75" calcext:value-type="float">
            <text:p>294.75</text:p>
          </table:table-cell>
          <table:table-cell office:value-type="float" office:value="317.99" calcext:value-type="float">
            <text:p>317.99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04.67" calcext:value-type="float">
            <text:p>304.67</text:p>
          </table:table-cell>
          <table:table-cell office:value-type="float" office:value="331.95" calcext:value-type="float">
            <text:p>331.95</text:p>
          </table:table-cell>
          <table:table-cell office:value-type="float" office:value="290.64" calcext:value-type="float">
            <text:p>290.64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302.93" calcext:value-type="float">
            <text:p>302.93</text:p>
          </table:table-cell>
          <table:table-cell office:value-type="float" office:value="301.6" calcext:value-type="float">
            <text:p>301.6</text:p>
          </table:table-cell>
          <table:table-cell office:value-type="float" office:value="310.28" calcext:value-type="float">
            <text:p>310.28</text:p>
          </table:table-cell>
          <table:table-cell office:value-type="float" office:value="297.21" calcext:value-type="float">
            <text:p>297.2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304.28" calcext:value-type="float">
            <text:p>304.28</text:p>
          </table:table-cell>
          <table:table-cell office:value-type="float" office:value="291.62" calcext:value-type="float">
            <text:p>291.62</text:p>
          </table:table-cell>
          <table:table-cell office:value-type="float" office:value="317.57" calcext:value-type="float">
            <text:p>317.5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01.13" calcext:value-type="float">
            <text:p>301.13</text:p>
          </table:table-cell>
          <table:table-cell office:value-type="float" office:value="309.68" calcext:value-type="float">
            <text:p>309.68</text:p>
          </table:table-cell>
          <table:table-cell office:value-type="float" office:value="312.5" calcext:value-type="float">
            <text:p>312.5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301.13" calcext:value-type="float">
            <text:p>301.13</text:p>
          </table:table-cell>
          <table:table-cell office:value-type="float" office:value="301.41" calcext:value-type="float">
            <text:p>301.41</text:p>
          </table:table-cell>
          <table:table-cell office:value-type="float" office:value="323.01" calcext:value-type="float">
            <text:p>323.01</text:p>
          </table:table-cell>
          <table:table-cell office:value-type="float" office:value="300.09" calcext:value-type="float">
            <text:p>300.0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40" calcext:value-type="float">
            <text:p>14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298.6" calcext:value-type="float">
            <text:p>298.6</text:p>
          </table:table-cell>
          <table:table-cell office:value-type="float" office:value="285.88" calcext:value-type="float">
            <text:p>285.88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291.62" calcext:value-type="float">
            <text:p>291.62</text:p>
          </table:table-cell>
          <table:table-cell office:value-type="float" office:value="299.63" calcext:value-type="float">
            <text:p>299.63</text:p>
          </table:table-cell>
          <table:table-cell office:value-type="float" office:value="315.48" calcext:value-type="float">
            <text:p>315.48</text:p>
          </table:table-cell>
          <table:table-cell office:value-type="float" office:value="296.3" calcext:value-type="float">
            <text:p>296.3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28" calcext:value-type="float">
            <text:p>128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06.71" calcext:value-type="float">
            <text:p>306.71</text:p>
          </table:table-cell>
          <table:table-cell office:value-type="float" office:value="301.79" calcext:value-type="float">
            <text:p>301.79</text:p>
          </table:table-cell>
          <table:table-cell office:value-type="float" office:value="287.94" calcext:value-type="float">
            <text:p>287.94</text:p>
          </table:table-cell>
          <table:table-cell office:value-type="float" office:value="308.38" calcext:value-type="float">
            <text:p>308.3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297.86" calcext:value-type="float">
            <text:p>297.86</text:p>
          </table:table-cell>
          <table:table-cell office:value-type="float" office:value="300.56" calcext:value-type="float">
            <text:p>300.56</text:p>
          </table:table-cell>
          <table:table-cell office:value-type="float" office:value="300.09" calcext:value-type="float">
            <text:p>300.09</text:p>
          </table:table-cell>
          <table:table-cell office:value-type="float" office:value="310.58" calcext:value-type="float">
            <text:p>310.58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90.56" calcext:value-type="float">
            <text:p>290.56</text:p>
          </table:table-cell>
          <table:table-cell office:value-type="float" office:value="304.47" calcext:value-type="float">
            <text:p>304.47</text:p>
          </table:table-cell>
          <table:table-cell office:value-type="float" office:value="306.32" calcext:value-type="float">
            <text:p>306.32</text:p>
          </table:table-cell>
          <table:table-cell office:value-type="float" office:value="308.98" calcext:value-type="float">
            <text:p>308.98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8.2" calcext:value-type="float">
            <text:p>318.2</text:p>
          </table:table-cell>
          <table:table-cell office:value-type="float" office:value="305.54" calcext:value-type="float">
            <text:p>305.54</text:p>
          </table:table-cell>
          <table:table-cell office:value-type="float" office:value="304.09" calcext:value-type="float">
            <text:p>304.09</text:p>
          </table:table-cell>
          <table:table-cell office:value-type="float" office:value="295.75" calcext:value-type="float">
            <text:p>295.75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04.76" calcext:value-type="float">
            <text:p>304.76</text:p>
          </table:table-cell>
          <table:table-cell office:value-type="float" office:value="302.36" calcext:value-type="float">
            <text:p>302.36</text:p>
          </table:table-cell>
          <table:table-cell office:value-type="float" office:value="286.65" calcext:value-type="float">
            <text:p>286.65</text:p>
          </table:table-cell>
          <table:table-cell office:value-type="float" office:value="297.86" calcext:value-type="float">
            <text:p>297.86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96.48" calcext:value-type="float">
            <text:p>296.48</text:p>
          </table:table-cell>
          <table:table-cell office:value-type="float" office:value="301.7" calcext:value-type="float">
            <text:p>301.7</text:p>
          </table:table-cell>
          <table:table-cell office:value-type="float" office:value="286.91" calcext:value-type="float">
            <text:p>286.91</text:p>
          </table:table-cell>
          <table:table-cell office:value-type="float" office:value="293.31" calcext:value-type="float">
            <text:p>293.31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296.3" calcext:value-type="float">
            <text:p>296.3</text:p>
          </table:table-cell>
          <table:table-cell office:value-type="float" office:value="289.24" calcext:value-type="float">
            <text:p>289.24</text:p>
          </table:table-cell>
          <table:table-cell office:value-type="float" office:value="281.52" calcext:value-type="float">
            <text:p>281.52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style-name="ce5" office:value-type="float" office:value="277.78" calcext:value-type="float">
            <text:p>277.78</text:p>
          </table:table-cell>
          <table:table-cell table:style-name="ce10" office:value-type="float" office:value="293.58" calcext:value-type="float">
            <text:p>293.58</text:p>
          </table:table-cell>
          <table:table-cell office:value-type="float" office:value="303.13" calcext:value-type="float">
            <text:p>303.13</text:p>
          </table:table-cell>
          <table:table-cell office:value-type="float" office:value="301.98" calcext:value-type="float">
            <text:p>301.98</text:p>
          </table:table-cell>
          <table:table-cell table:style-name="ce16"/>
          <table:table-cell table:style-name="ce20" table:number-columns-repeated="5"/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31.39" calcext:value-type="float">
            <text:p>31.39</text:p>
          </table:table-cell>
          <table:table-cell office:value-type="float" office:value="26.98" calcext:value-type="float">
            <text:p>26.98</text:p>
          </table:table-cell>
          <table:table-cell office:value-type="float" office:value="24.51" calcext:value-type="float">
            <text:p>24.5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.56" calcext:value-type="float">
            <text:p>29.56</text:p>
          </table:table-cell>
          <table:table-cell office:value-type="float" office:value="31.2" calcext:value-type="float">
            <text:p>31.2</text:p>
          </table:table-cell>
          <table:table-cell office:value-type="float" office:value="27.46" calcext:value-type="float">
            <text:p>27.46</text:p>
          </table:table-cell>
          <table:table-cell office:value-type="float" office:value="31.35" calcext:value-type="float">
            <text:p>31.3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37:.A486])" office:value-type="float" office:value="30.9492" calcext:value-type="float">
            <text:p>30.9492</text:p>
          </table:table-cell>
          <table:table-cell table:style-name="ce22" table:formula="of:=AVERAGE([.B437:.B486])" office:value-type="float" office:value="29.5458" calcext:value-type="float">
            <text:p>29.5458</text:p>
          </table:table-cell>
          <table:table-cell table:style-name="ce18" table:formula="of:=AVERAGE([.C437:.C486])" office:value-type="float" office:value="28.7824" calcext:value-type="float">
            <text:p>28.7824</text:p>
          </table:table-cell>
          <table:table-cell table:style-name="ce22" table:formula="of:=AVERAGE([.D437:.D486])" office:value-type="float" office:value="28.4084" calcext:value-type="float">
            <text:p>28.4084</text:p>
          </table:table-cell>
          <table:table-cell table:style-name="ce18"/>
          <table:table-cell office:value-type="float" office:value="321" calcext:value-type="float">
            <text:p>32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37:.K486])" office:value-type="float" office:value="266.24" calcext:value-type="float">
            <text:p>266.24</text:p>
          </table:table-cell>
          <table:table-cell table:style-name="ce22" table:formula="of:=AVERAGE([.L437:.L486])" office:value-type="float" office:value="46.68" calcext:value-type="float">
            <text:p>46.68</text:p>
          </table:table-cell>
          <table:table-cell table:style-name="ce18" table:formula="of:=AVERAGE([.M437:.M486])" office:value-type="float" office:value="36.58" calcext:value-type="float">
            <text:p>36.58</text:p>
          </table:table-cell>
          <table:table-cell table:style-name="ce22" table:formula="of:=AVERAGE([.N437:.N486])" office:value-type="float" office:value="83.22" calcext:value-type="float">
            <text:p>83.22</text:p>
          </table:table-cell>
          <table:table-cell table:number-columns-repeated="11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36" calcext:value-type="float">
            <text:p>31.36</text:p>
          </table:table-cell>
          <table:table-cell office:value-type="float" office:value="24.99" calcext:value-type="float">
            <text:p>24.99</text:p>
          </table:table-cell>
          <table:table-cell office:value-type="float" office:value="31.22" calcext:value-type="float">
            <text:p>31.2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0.494289142857143" calcext:value-type="float">
            <text:p>0.4942891429</text:p>
          </table:table-cell>
          <table:table-cell table:style-name="ce21" table:formula="of:=VAR([.B437:.B486])" office:value-type="float" office:value="6.79753097959184" calcext:value-type="float">
            <text:p>6.7975309796</text:p>
          </table:table-cell>
          <table:table-cell table:style-name="Default" table:formula="of:=VAR([.C437:.C486])" office:value-type="float" office:value="7.38742269387755" calcext:value-type="float">
            <text:p>7.3874226939</text:p>
          </table:table-cell>
          <table:table-cell table:style-name="ce21" table:formula="of:=VAR([.D437:.D486])" office:value-type="float" office:value="6.75100146938776" calcext:value-type="float">
            <text:p>6.7510014694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467.00244897959" calcext:value-type="float">
            <text:p>1467.0024489796</text:p>
          </table:table-cell>
          <table:table-cell table:style-name="ce21" table:formula="of:=VAR([.L437:.L486])" office:value-type="float" office:value="32.9975510204082" calcext:value-type="float">
            <text:p>32.9975510204</text:p>
          </table:table-cell>
          <table:table-cell table:style-name="Default" table:formula="of:=VAR([.M437:.M486])" office:value-type="float" office:value="21.5138775510204" calcext:value-type="float">
            <text:p>21.513877551</text:p>
          </table:table-cell>
          <table:table-cell table:style-name="ce21" table:formula="of:=VAR([.N437:.N486])" office:value-type="float" office:value="55.685306122449" calcext:value-type="float">
            <text:p>55.6853061224</text:p>
          </table:table-cell>
          <table:table-cell table:number-columns-repeated="11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26.99" calcext:value-type="float">
            <text:p>26.99</text:p>
          </table:table-cell>
          <table:table-cell office:value-type="float" office:value="26.48" calcext:value-type="float">
            <text:p>26.48</text:p>
          </table:table-cell>
          <table:table-cell office:value-type="float" office:value="25.35" calcext:value-type="float">
            <text:p>25.3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0994272742115706" calcext:value-type="float">
            <text:p>0.0994272742</text:p>
          </table:table-cell>
          <table:table-cell table:style-name="ce21" table:formula="of:=SQRT([.G439]/[.G437])" office:value-type="float" office:value="0.368714821497369" calcext:value-type="float">
            <text:p>0.3687148215</text:p>
          </table:table-cell>
          <table:table-cell table:style-name="Default" table:formula="of:=SQRT([.H439]/[.H437])" office:value-type="float" office:value="0.384380610694076" calcext:value-type="float">
            <text:p>0.3843806107</text:p>
          </table:table-cell>
          <table:table-cell table:style-name="ce21" table:formula="of:=SQRT([.I439]/[.I437])" office:value-type="float" office:value="0.367450716950934" calcext:value-type="float">
            <text:p>0.367450717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5.41664554679295" calcext:value-type="float">
            <text:p>5.4166455468</text:p>
          </table:table-cell>
          <table:table-cell table:style-name="ce21" table:formula="of:=SQRT([.Q439]/[.Q437])" office:value-type="float" office:value="0.812373695049368" calcext:value-type="float">
            <text:p>0.812373695</text:p>
          </table:table-cell>
          <table:table-cell table:style-name="Default" table:formula="of:=SQRT([.R439]/[.R437])" office:value-type="float" office:value="0.655955448960071" calcext:value-type="float">
            <text:p>0.655955449</text:p>
          </table:table-cell>
          <table:table-cell table:style-name="ce21" table:formula="of:=SQRT([.S439]/[.S437])" office:value-type="float" office:value="1.05532275747706" calcext:value-type="float">
            <text:p>1.0553227575</text:p>
          </table:table-cell>
          <table:table-cell table:number-columns-repeated="11"/>
        </table:table-row>
        <table:table-row table:style-name="ro4">
          <table:table-cell office:value-type="float" office:value="30.96" calcext:value-type="float">
            <text:p>30.96</text:p>
          </table:table-cell>
          <table:table-cell office:value-type="float" office:value="31.21" calcext:value-type="float">
            <text:p>31.21</text:p>
          </table:table-cell>
          <table:table-cell office:value-type="float" office:value="25.1" calcext:value-type="float">
            <text:p>25.1</text:p>
          </table:table-cell>
          <table:table-cell office:value-type="float" office:value="25.12" calcext:value-type="float">
            <text:p>25.1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1.08" calcext:value-type="float">
            <text:p>31.08</text:p>
          </table:table-cell>
          <table:table-cell office:value-type="float" office:value="31.42" calcext:value-type="float">
            <text:p>31.42</text:p>
          </table:table-cell>
          <table:table-cell office:value-type="float" office:value="31.13" calcext:value-type="float">
            <text:p>31.13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8" calcext:value-type="float">
            <text:p>34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37" calcext:value-type="float">
            <text:p>31.37</text:p>
          </table:table-cell>
          <table:table-cell office:value-type="float" office:value="31.38" calcext:value-type="float">
            <text:p>31.38</text:p>
          </table:table-cell>
          <table:table-cell office:value-type="float" office:value="31.31" calcext:value-type="float">
            <text:p>31.3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42]*[.F440])" office:value-type="float" office:value="0.199806588150831" calcext:value-type="float">
            <text:p>0.1998065882</text:p>
          </table:table-cell>
          <table:table-cell table:style-name="ce22" table:formula="of:=([.G442]*[.G440])" office:value-type="float" office:value="0.74096017484364" calcext:value-type="float">
            <text:p>0.7409601748</text:p>
          </table:table-cell>
          <table:table-cell table:style-name="ce18" table:formula="of:=([.H442]*[.H440])" office:value-type="float" office:value="0.77244175688343" calcext:value-type="float">
            <text:p>0.7724417569</text:p>
          </table:table-cell>
          <table:table-cell table:style-name="ce22" table:formula="of:=([.I442]*[.I440])" office:value-type="float" office:value="0.738419861649981" calcext:value-type="float">
            <text:p>0.7384198616</text:p>
          </table:table-cell>
          <table:table-cell table:style-name="ce18"/>
          <table:table-cell office:value-type="float" office:value="262" calcext:value-type="float">
            <text:p>26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42]*[.P440])" office:value-type="float" office:value="10.8851567591415" calcext:value-type="float">
            <text:p>10.8851567591</text:p>
          </table:table-cell>
          <table:table-cell table:style-name="ce22" table:formula="of:=([.Q442]*[.Q440])" office:value-type="float" office:value="1.63252606086639" calcext:value-type="float">
            <text:p>1.6325260609</text:p>
          </table:table-cell>
          <table:table-cell table:style-name="ce18" table:formula="of:=([.R442]*[.R440])" office:value-type="float" office:value="1.31819182689015" calcext:value-type="float">
            <text:p>1.3181918269</text:p>
          </table:table-cell>
          <table:table-cell table:style-name="ce22" table:formula="of:=([.S442]*[.S440])" office:value-type="float" office:value="2.12075048060484" calcext:value-type="float">
            <text:p>2.1207504806</text:p>
          </table:table-cell>
          <table:table-cell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scimark.lu.large;30.9492;0.199806588150831;29.5458;0.74096017484364;28.7824;0.77244175688343;28.4084;0.738419861649981;266.24;10.8851567591415;46.68;1.63252606086639;36.58;1.31819182689015;83.22;2.12075048060484" calcext:value-type="string">
            <text:p>scimark.lu.large;30.9492;0.199806588150831;29.5458;0.74096017484364;28.7824;0.77244175688343;28.4084;0.738419861649981;266.24;10.8851567591415;46.68;1.63252606086639;36.58;1.31819182689015;83.22;2.12075048060484</text:p>
          </table:table-cell>
          <table:table-cell table:number-columns-repeated="9"/>
        </table:table-row>
        <table:table-row table:style-name="ro4">
          <table:table-cell office:value-type="float" office:value="31.21" calcext:value-type="float">
            <text:p>31.21</text:p>
          </table:table-cell>
          <table:table-cell office:value-type="float" office:value="31.02" calcext:value-type="float">
            <text:p>31.02</text:p>
          </table:table-cell>
          <table:table-cell office:value-type="float" office:value="26.73" calcext:value-type="float">
            <text:p>26.73</text:p>
          </table:table-cell>
          <table:table-cell office:value-type="float" office:value="26.96" calcext:value-type="float">
            <text:p>26.96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645595324437565" calcext:value-type="percentage">
            <text:p>0.65%</text:p>
          </table:table-cell>
          <table:table-cell table:formula="of:=[.G443]/[.G438]" office:value-type="percentage" office:value="0.0250783588477428" calcext:value-type="percentage">
            <text:p>2.51%</text:p>
          </table:table-cell>
          <table:table-cell table:formula="of:=[.H443]/[.H438]" office:value-type="percentage" office:value="0.026837294905339" calcext:value-type="percentage">
            <text:p>2.68%</text:p>
          </table:table-cell>
          <table:table-cell table:formula="of:=[.I443]/[.I438]" office:value-type="percentage" office:value="0.0259930112801137" calcext:value-type="percentage">
            <text:p>2.60%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408847534523042" calcext:value-type="percentage">
            <text:p>4.09%</text:p>
          </table:table-cell>
          <table:table-cell table:formula="of:=[.Q443]/[.Q438]" office:value-type="percentage" office:value="0.0349727091016793" calcext:value-type="percentage">
            <text:p>3.50%</text:p>
          </table:table-cell>
          <table:table-cell table:formula="of:=[.R443]/[.R438]" office:value-type="percentage" office:value="0.0360358618614038" calcext:value-type="percentage">
            <text:p>3.60%</text:p>
          </table:table-cell>
          <table:table-cell table:formula="of:=[.S443]/[.S438]" office:value-type="percentage" office:value="0.0254836635496856" calcext:value-type="percentage">
            <text:p>2.55%</text:p>
          </table:table-cell>
          <table:table-cell table:number-columns-repeated="11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35" calcext:value-type="float">
            <text:p>31.35</text:p>
          </table:table-cell>
          <table:table-cell office:value-type="float" office:value="31.19" calcext:value-type="float">
            <text:p>31.19</text:p>
          </table:table-cell>
          <table:table-cell office:value-type="float" office:value="26.44" calcext:value-type="float">
            <text:p>26.44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31.36" calcext:value-type="float">
            <text:p>31.36</text:p>
          </table:table-cell>
          <table:table-cell table:number-columns-repeated="2" office:value-type="float" office:value="25.65" calcext:value-type="float">
            <text:p>25.6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453452754836959" calcext:value-type="percentage">
            <text:p>-04.53%</text:p>
          </table:table-cell>
          <table:table-cell table:style-name="ce23" table:formula="of:=([.H438]-[.F438])/[.F438]" office:value-type="percentage" office:value="-0.0700115027205878" calcext:value-type="percentage">
            <text:p>-07.00%</text:p>
          </table:table-cell>
          <table:table-cell table:style-name="ce23" table:formula="of:=([.I438]-[.F438])/[.F438]" office:value-type="percentage" office:value="-0.0820958215398133" calcext:value-type="percentage">
            <text:p>-08.21%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824669471153846" calcext:value-type="percentage">
            <text:p>-82.47%</text:p>
          </table:table-cell>
          <table:table-cell table:style-name="ce29" table:formula="of:=([.R438]-[.P438])/[.P438]" office:value-type="percentage" office:value="-0.862605168269231" calcext:value-type="percentage">
            <text:p>-86.26%</text:p>
          </table:table-cell>
          <table:table-cell table:style-name="ce29" table:formula="of:=([.S438]-[.P438])/[.P438]" office:value-type="percentage" office:value="-0.687424879807692" calcext:value-type="percentage">
            <text:p>-68.74%</text:p>
          </table:table-cell>
          <table:table-cell table:number-columns-repeated="11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26.28" calcext:value-type="float">
            <text:p>26.28</text:p>
          </table:table-cell>
          <table:table-cell office:value-type="float" office:value="30.99" calcext:value-type="float">
            <text:p>30.99</text:p>
          </table:table-cell>
          <table:table-cell office:value-type="float" office:value="31.32" calcext:value-type="float">
            <text:p>31.32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4.14" calcext:value-type="float">
            <text:p>24.14</text:p>
          </table:table-cell>
          <table:table-cell office:value-type="float" office:value="25.72" calcext:value-type="float">
            <text:p>25.72</text:p>
          </table:table-cell>
          <table:table-cell office:value-type="float" office:value="26.49" calcext:value-type="float">
            <text:p>26.49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4.79" calcext:value-type="float">
            <text:p>24.79</text:p>
          </table:table-cell>
          <table:table-cell office:value-type="float" office:value="24.08" calcext:value-type="float">
            <text:p>24.08</text:p>
          </table:table-cell>
          <table:table-cell office:value-type="float" office:value="27.25" calcext:value-type="float">
            <text:p>27.25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31.22" calcext:value-type="float">
            <text:p>31.22</text:p>
          </table:table-cell>
          <table:table-cell office:value-type="float" office:value="31.38" calcext:value-type="float">
            <text:p>31.38</text:p>
          </table:table-cell>
          <table:table-cell office:value-type="float" office:value="24.85" calcext:value-type="float">
            <text:p>24.85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53" calcext:value-type="float">
            <text:p>31.53</text:p>
          </table:table-cell>
          <table:table-cell office:value-type="float" office:value="31.46" calcext:value-type="float">
            <text:p>31.46</text:p>
          </table:table-cell>
          <table:table-cell office:value-type="float" office:value="31.28" calcext:value-type="float">
            <text:p>31.28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7.59" calcext:value-type="float">
            <text:p>27.59</text:p>
          </table:table-cell>
          <table:table-cell office:value-type="float" office:value="31.19" calcext:value-type="float">
            <text:p>31.19</text:p>
          </table:table-cell>
          <table:table-cell office:value-type="float" office:value="24.59" calcext:value-type="float">
            <text:p>24.59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0.66" calcext:value-type="float">
            <text:p>30.66</text:p>
          </table:table-cell>
          <table:table-cell office:value-type="float" office:value="24.27" calcext:value-type="float">
            <text:p>24.27</text:p>
          </table:table-cell>
          <table:table-cell office:value-type="float" office:value="31.28" calcext:value-type="float">
            <text:p>31.28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31.09" calcext:value-type="float">
            <text:p>31.09</text:p>
          </table:table-cell>
          <table:table-cell office:value-type="float" office:value="31.23" calcext:value-type="float">
            <text:p>31.23</text:p>
          </table:table-cell>
          <table:table-cell office:value-type="float" office:value="26.72" calcext:value-type="float">
            <text:p>26.72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11" calcext:value-type="float">
            <text:p>31.11</text:p>
          </table:table-cell>
          <table:table-cell office:value-type="float" office:value="27.04" calcext:value-type="float">
            <text:p>27.04</text:p>
          </table:table-cell>
          <table:table-cell office:value-type="float" office:value="31.25" calcext:value-type="float">
            <text:p>31.25</text:p>
          </table:table-cell>
          <table:table-cell office:value-type="float" office:value="26.97" calcext:value-type="float">
            <text:p>26.97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25.29" calcext:value-type="float">
            <text:p>25.29</text:p>
          </table:table-cell>
          <table:table-cell office:value-type="float" office:value="31.29" calcext:value-type="float">
            <text:p>31.29</text:p>
          </table:table-cell>
          <table:table-cell office:value-type="float" office:value="31.36" calcext:value-type="float">
            <text:p>31.36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31.16" calcext:value-type="float">
            <text:p>31.16</text:p>
          </table:table-cell>
          <table:table-cell office:value-type="float" office:value="27.51" calcext:value-type="float">
            <text:p>27.51</text:p>
          </table:table-cell>
          <table:table-cell office:value-type="float" office:value="31.19" calcext:value-type="float">
            <text:p>31.19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.89" calcext:value-type="float">
            <text:p>30.89</text:p>
          </table:table-cell>
          <table:table-cell office:value-type="float" office:value="31.07" calcext:value-type="float">
            <text:p>31.07</text:p>
          </table:table-cell>
          <table:table-cell office:value-type="float" office:value="27.55" calcext:value-type="float">
            <text:p>27.55</text:p>
          </table:table-cell>
          <table:table-cell office:value-type="float" office:value="31.22" calcext:value-type="float">
            <text:p>31.22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1.1" calcext:value-type="float">
            <text:p>31.1</text:p>
          </table:table-cell>
          <table:table-cell office:value-type="float" office:value="31.28" calcext:value-type="float">
            <text:p>31.28</text:p>
          </table:table-cell>
          <table:table-cell office:value-type="float" office:value="31.44" calcext:value-type="float">
            <text:p>31.44</text:p>
          </table:table-cell>
          <table:table-cell office:value-type="float" office:value="26.98" calcext:value-type="float">
            <text:p>26.98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26.48" calcext:value-type="float">
            <text:p>26.48</text:p>
          </table:table-cell>
          <table:table-cell office:value-type="float" office:value="31.14" calcext:value-type="float">
            <text:p>31.14</text:p>
          </table:table-cell>
          <table:table-cell office:value-type="float" office:value="26.41" calcext:value-type="float">
            <text:p>26.4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22" calcext:value-type="float">
            <text:p>31.22</text:p>
          </table:table-cell>
          <table:table-cell office:value-type="float" office:value="31.39" calcext:value-type="float">
            <text:p>31.39</text:p>
          </table:table-cell>
          <table:table-cell office:value-type="float" office:value="26.47" calcext:value-type="float">
            <text:p>26.47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31.03" calcext:value-type="float">
            <text:p>31.03</text:p>
          </table:table-cell>
          <table:table-cell office:value-type="float" office:value="27" calcext:value-type="float">
            <text:p>27</text:p>
          </table:table-cell>
          <table:table-cell office:value-type="float" office:value="25.39" calcext:value-type="float">
            <text:p>25.39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0.92" calcext:value-type="float">
            <text:p>30.92</text:p>
          </table:table-cell>
          <table:table-cell office:value-type="float" office:value="31.19" calcext:value-type="float">
            <text:p>31.19</text:p>
          </table:table-cell>
          <table:table-cell office:value-type="float" office:value="31.31" calcext:value-type="float">
            <text:p>31.31</text:p>
          </table:table-cell>
          <table:table-cell office:value-type="float" office:value="27.43" calcext:value-type="float">
            <text:p>27.43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6.5" calcext:value-type="float">
            <text:p>26.5</text:p>
          </table:table-cell>
          <table:table-cell office:value-type="float" office:value="31.42" calcext:value-type="float">
            <text:p>31.42</text:p>
          </table:table-cell>
          <table:table-cell office:value-type="float" office:value="31.06" calcext:value-type="float">
            <text:p>31.06</text:p>
          </table:table-cell>
          <table:table-cell office:value-type="float" office:value="26.98" calcext:value-type="float">
            <text:p>26.98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27.26" calcext:value-type="float">
            <text:p>27.26</text:p>
          </table:table-cell>
          <table:table-cell office:value-type="float" office:value="25.3" calcext:value-type="float">
            <text:p>25.3</text:p>
          </table:table-cell>
          <table:table-cell office:value-type="float" office:value="30.85" calcext:value-type="float">
            <text:p>30.8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1.28" calcext:value-type="float">
            <text:p>31.28</text:p>
          </table:table-cell>
          <table:table-cell office:value-type="float" office:value="31.13" calcext:value-type="float">
            <text:p>31.13</text:p>
          </table:table-cell>
          <table:table-cell office:value-type="float" office:value="31.27" calcext:value-type="float">
            <text:p>31.27</text:p>
          </table:table-cell>
          <table:table-cell office:value-type="float" office:value="26.73" calcext:value-type="float">
            <text:p>26.73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1.05" calcext:value-type="float">
            <text:p>31.05</text:p>
          </table:table-cell>
          <table:table-cell office:value-type="float" office:value="23.97" calcext:value-type="float">
            <text:p>23.97</text:p>
          </table:table-cell>
          <table:table-cell office:value-type="float" office:value="27.54" calcext:value-type="float">
            <text:p>27.54</text:p>
          </table:table-cell>
          <table:table-cell office:value-type="float" office:value="25.4" calcext:value-type="float">
            <text:p>25.4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1.38" calcext:value-type="float">
            <text:p>31.38</text:p>
          </table:table-cell>
          <table:table-cell office:value-type="float" office:value="31.17" calcext:value-type="float">
            <text:p>31.17</text:p>
          </table:table-cell>
          <table:table-cell office:value-type="float" office:value="31.28" calcext:value-type="float">
            <text:p>31.28</text:p>
          </table:table-cell>
          <table:table-cell office:value-type="float" office:value="31.19" calcext:value-type="float">
            <text:p>31.19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4" calcext:value-type="float">
            <text:p>31.4</text:p>
          </table:table-cell>
          <table:table-cell office:value-type="float" office:value="31.15" calcext:value-type="float">
            <text:p>31.15</text:p>
          </table:table-cell>
          <table:table-cell office:value-type="float" office:value="31.24" calcext:value-type="float">
            <text:p>31.24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27.39" calcext:value-type="float">
            <text:p>27.39</text:p>
          </table:table-cell>
          <table:table-cell office:value-type="float" office:value="26.78" calcext:value-type="float">
            <text:p>26.78</text:p>
          </table:table-cell>
          <table:table-cell office:value-type="float" office:value="26.84" calcext:value-type="float">
            <text:p>26.84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1.16" calcext:value-type="float">
            <text:p>31.16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office:value-type="float" office:value="26.77" calcext:value-type="float">
            <text:p>26.77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34" calcext:value-type="float">
            <text:p>31.34</text:p>
          </table:table-cell>
          <table:table-cell office:value-type="float" office:value="26.6" calcext:value-type="float">
            <text:p>26.6</text:p>
          </table:table-cell>
          <table:table-cell office:value-type="float" office:value="31.33" calcext:value-type="float">
            <text:p>31.33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0.72" calcext:value-type="float">
            <text:p>30.72</text:p>
          </table:table-cell>
          <table:table-cell office:value-type="float" office:value="26.67" calcext:value-type="float">
            <text:p>26.67</text:p>
          </table:table-cell>
          <table:table-cell office:value-type="float" office:value="25.12" calcext:value-type="float">
            <text:p>25.12</text:p>
          </table:table-cell>
          <table:table-cell office:value-type="float" office:value="26.44" calcext:value-type="float">
            <text:p>26.4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87" calcext:value-type="float">
            <text:p>30.87</text:p>
          </table:table-cell>
          <table:table-cell office:value-type="float" office:value="31.17" calcext:value-type="float">
            <text:p>31.17</text:p>
          </table:table-cell>
          <table:table-cell office:value-type="float" office:value="31.37" calcext:value-type="float">
            <text:p>31.37</text:p>
          </table:table-cell>
          <table:table-cell office:value-type="float" office:value="31.21" calcext:value-type="float">
            <text:p>31.21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0.94" calcext:value-type="float">
            <text:p>30.94</text:p>
          </table:table-cell>
          <table:table-cell office:value-type="float" office:value="31.25" calcext:value-type="float">
            <text:p>31.25</text:p>
          </table:table-cell>
          <table:table-cell office:value-type="float" office:value="31.35" calcext:value-type="float">
            <text:p>31.35</text:p>
          </table:table-cell>
          <table:table-cell office:value-type="float" office:value="25.77" calcext:value-type="float">
            <text:p>25.77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4" calcext:value-type="float">
            <text:p>31.4</text:p>
          </table:table-cell>
          <table:table-cell office:value-type="float" office:value="31.35" calcext:value-type="float">
            <text:p>31.35</text:p>
          </table:table-cell>
          <table:table-cell office:value-type="float" office:value="31.25" calcext:value-type="float">
            <text:p>31.25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.07" calcext:value-type="float">
            <text:p>31.07</text:p>
          </table:table-cell>
          <table:table-cell office:value-type="float" office:value="31.22" calcext:value-type="float">
            <text:p>31.22</text:p>
          </table:table-cell>
          <table:table-cell office:value-type="float" office:value="27.27" calcext:value-type="float">
            <text:p>27.27</text:p>
          </table:table-cell>
          <table:table-cell office:value-type="float" office:value="31.27" calcext:value-type="float">
            <text:p>31.27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25.72" calcext:value-type="float">
            <text:p>25.72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.93" calcext:value-type="float">
            <text:p>30.93</text:p>
          </table:table-cell>
          <table:table-cell office:value-type="float" office:value="31.04" calcext:value-type="float">
            <text:p>31.04</text:p>
          </table:table-cell>
          <table:table-cell office:value-type="float" office:value="25.24" calcext:value-type="float">
            <text:p>25.24</text:p>
          </table:table-cell>
          <table:table-cell office:value-type="float" office:value="31.23" calcext:value-type="float">
            <text:p>31.23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25" calcext:value-type="float">
            <text:p>31.25</text:p>
          </table:table-cell>
          <table:table-cell office:value-type="float" office:value="26.32" calcext:value-type="float">
            <text:p>26.32</text:p>
          </table:table-cell>
          <table:table-cell office:value-type="float" office:value="31.35" calcext:value-type="float">
            <text:p>31.35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5.76" calcext:value-type="float">
            <text:p>25.76</text:p>
          </table:table-cell>
          <table:table-cell office:value-type="float" office:value="31.3" calcext:value-type="float">
            <text:p>31.3</text:p>
          </table:table-cell>
          <table:table-cell office:value-type="float" office:value="26.97" calcext:value-type="float">
            <text:p>26.9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31.5" calcext:value-type="float">
            <text:p>31.5</text:p>
          </table:table-cell>
          <table:table-cell office:value-type="float" office:value="25.55" calcext:value-type="float">
            <text:p>25.55</text:p>
          </table:table-cell>
          <table:table-cell office:value-type="float" office:value="25.43" calcext:value-type="float">
            <text:p>25.43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.7" calcext:value-type="float">
            <text:p>30.7</text:p>
          </table:table-cell>
          <table:table-cell office:value-type="float" office:value="31.34" calcext:value-type="float">
            <text:p>31.34</text:p>
          </table:table-cell>
          <table:table-cell office:value-type="float" office:value="31.4" calcext:value-type="float">
            <text:p>31.4</text:p>
          </table:table-cell>
          <table:table-cell office:value-type="float" office:value="31.18" calcext:value-type="float">
            <text:p>31.18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0.55" calcext:value-type="float">
            <text:p>30.55</text:p>
          </table:table-cell>
          <table:table-cell office:value-type="float" office:value="25.62" calcext:value-type="float">
            <text:p>25.62</text:p>
          </table:table-cell>
          <table:table-cell office:value-type="float" office:value="31.04" calcext:value-type="float">
            <text:p>31.04</text:p>
          </table:table-cell>
          <table:table-cell office:value-type="float" office:value="30.84" calcext:value-type="float">
            <text:p>30.84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.65" calcext:value-type="float">
            <text:p>30.65</text:p>
          </table:table-cell>
          <table:table-cell office:value-type="float" office:value="31.2" calcext:value-type="float">
            <text:p>31.2</text:p>
          </table:table-cell>
          <table:table-cell office:value-type="float" office:value="25.27" calcext:value-type="float">
            <text:p>25.27</text:p>
          </table:table-cell>
          <table:table-cell office:value-type="float" office:value="31.39" calcext:value-type="float">
            <text:p>31.39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table:style-name="ce5" office:value-type="float" office:value="31.05" calcext:value-type="float">
            <text:p>31.05</text:p>
          </table:table-cell>
          <table:table-cell table:style-name="ce10" office:value-type="float" office:value="31.15" calcext:value-type="float">
            <text:p>31.15</text:p>
          </table:table-cell>
          <table:table-cell office:value-type="float" office:value="31.41" calcext:value-type="float">
            <text:p>31.41</text:p>
          </table:table-cell>
          <table:table-cell office:value-type="float" office:value="26.92" calcext:value-type="float">
            <text:p>26.92</text:p>
          </table:table-cell>
          <table:table-cell table:style-name="ce16"/>
          <table:table-cell table:style-name="ce20" table:number-columns-repeated="5"/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33.66" calcext:value-type="float">
            <text:p>633.66</text:p>
          </table:table-cell>
          <table:table-cell office:value-type="float" office:value="631.16" calcext:value-type="float">
            <text:p>631.16</text:p>
          </table:table-cell>
          <table:table-cell office:value-type="float" office:value="518.08" calcext:value-type="float">
            <text:p>518.08</text:p>
          </table:table-cell>
          <table:table-cell office:value-type="float" office:value="552.04" calcext:value-type="float">
            <text:p>552.0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87.52" calcext:value-type="float">
            <text:p>587.52</text:p>
          </table:table-cell>
          <table:table-cell office:value-type="float" office:value="588.96" calcext:value-type="float">
            <text:p>588.96</text:p>
          </table:table-cell>
          <table:table-cell office:value-type="float" office:value="548.26" calcext:value-type="float">
            <text:p>548.26</text:p>
          </table:table-cell>
          <table:table-cell office:value-type="float" office:value="631.16" calcext:value-type="float">
            <text:p>631.1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91:.A540])" office:value-type="float" office:value="590.5928" calcext:value-type="float">
            <text:p>590.5928</text:p>
          </table:table-cell>
          <table:table-cell table:style-name="ce22" table:formula="of:=AVERAGE([.B491:.B540])" office:value-type="float" office:value="622.4356" calcext:value-type="float">
            <text:p>622.4356</text:p>
          </table:table-cell>
          <table:table-cell table:style-name="ce18" table:formula="of:=AVERAGE([.C491:.C540])" office:value-type="float" office:value="523.6714" calcext:value-type="float">
            <text:p>523.6714</text:p>
          </table:table-cell>
          <table:table-cell table:style-name="ce22" table:formula="of:=AVERAGE([.D491:.D540])" office:value-type="float" office:value="602.7852" calcext:value-type="float">
            <text:p>602.7852</text:p>
          </table:table-cell>
          <table:table-cell table:style-name="ce18"/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91:.K540])" office:value-type="float" office:value="275.8" calcext:value-type="float">
            <text:p>275.8</text:p>
          </table:table-cell>
          <table:table-cell table:style-name="ce22" table:formula="of:=AVERAGE([.L491:.L540])" office:value-type="float" office:value="153.76" calcext:value-type="float">
            <text:p>153.76</text:p>
          </table:table-cell>
          <table:table-cell table:style-name="ce18" table:formula="of:=AVERAGE([.M491:.M540])" office:value-type="float" office:value="58.76" calcext:value-type="float">
            <text:p>58.76</text:p>
          </table:table-cell>
          <table:table-cell table:style-name="ce22" table:formula="of:=AVERAGE([.N491:.N540])" office:value-type="float" office:value="93.16" calcext:value-type="float">
            <text:p>93.16</text:p>
          </table:table-cell>
          <table:table-cell table:number-columns-repeated="11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37.03" calcext:value-type="float">
            <text:p>637.03</text:p>
          </table:table-cell>
          <table:table-cell office:value-type="float" office:value="571.43" calcext:value-type="float">
            <text:p>571.43</text:p>
          </table:table-cell>
          <table:table-cell office:value-type="float" office:value="634.08" calcext:value-type="float">
            <text:p>634.0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414.228820571428" calcext:value-type="float">
            <text:p>414.2288205714</text:p>
          </table:table-cell>
          <table:table-cell table:style-name="ce21" table:formula="of:=VAR([.B491:.B540])" office:value-type="float" office:value="400.418033306122" calcext:value-type="float">
            <text:p>400.4180333061</text:p>
          </table:table-cell>
          <table:table-cell table:style-name="Default" table:formula="of:=VAR([.C491:.C540])" office:value-type="float" office:value="701.529812285714" calcext:value-type="float">
            <text:p>701.5298122857</text:p>
          </table:table-cell>
          <table:table-cell table:style-name="ce21" table:formula="of:=VAR([.D491:.D540])" office:value-type="float" office:value="717.663294857143" calcext:value-type="float">
            <text:p>717.6632948571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2937.83673469388" calcext:value-type="float">
            <text:p>2937.8367346939</text:p>
          </table:table-cell>
          <table:table-cell table:style-name="ce21" table:formula="of:=VAR([.L491:.L540])" office:value-type="float" office:value="464.431020408163" calcext:value-type="float">
            <text:p>464.4310204082</text:p>
          </table:table-cell>
          <table:table-cell table:style-name="Default" table:formula="of:=VAR([.M491:.M540])" office:value-type="float" office:value="128.390204081633" calcext:value-type="float">
            <text:p>128.3902040816</text:p>
          </table:table-cell>
          <table:table-cell table:style-name="ce21" table:formula="of:=VAR([.N491:.N540])" office:value-type="float" office:value="265.769795918367" calcext:value-type="float">
            <text:p>265.7697959184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621.36" calcext:value-type="float">
            <text:p>621.36</text:p>
          </table:table-cell>
          <table:table-cell office:value-type="float" office:value="474.07" calcext:value-type="float">
            <text:p>474.07</text:p>
          </table:table-cell>
          <table:table-cell office:value-type="float" office:value="630.75" calcext:value-type="float">
            <text:p>630.7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2.87829401059526" calcext:value-type="float">
            <text:p>2.8782940106</text:p>
          </table:table-cell>
          <table:table-cell table:style-name="ce21" table:formula="of:=SQRT([.G493]/[.G491])" office:value-type="float" office:value="2.82990470972477" calcext:value-type="float">
            <text:p>2.8299047097</text:p>
          </table:table-cell>
          <table:table-cell table:style-name="Default" table:formula="of:=SQRT([.H493]/[.H491])" office:value-type="float" office:value="3.74574375067413" calcext:value-type="float">
            <text:p>3.7457437507</text:p>
          </table:table-cell>
          <table:table-cell table:style-name="ce21" table:formula="of:=SQRT([.I493]/[.I491])" office:value-type="float" office:value="3.78857042921771" calcext:value-type="float">
            <text:p>3.7885704292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7.66529416877641" calcext:value-type="float">
            <text:p>7.6652941688</text:p>
          </table:table-cell>
          <table:table-cell table:style-name="ce21" table:formula="of:=SQRT([.Q493]/[.Q491])" office:value-type="float" office:value="3.04772380772328" calcext:value-type="float">
            <text:p>3.0477238077</text:p>
          </table:table-cell>
          <table:table-cell table:style-name="Default" table:formula="of:=SQRT([.R493]/[.R491])" office:value-type="float" office:value="1.60243691970469" calcext:value-type="float">
            <text:p>1.6024369197</text:p>
          </table:table-cell>
          <table:table-cell table:style-name="ce21" table:formula="of:=SQRT([.S493]/[.S491])" office:value-type="float" office:value="2.30551424163186" calcext:value-type="float">
            <text:p>2.3055142416</text:p>
          </table:table-cell>
          <table:table-cell table:number-columns-repeated="11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606.83" calcext:value-type="float">
            <text:p>606.83</text:p>
          </table:table-cell>
          <table:table-cell office:value-type="float" office:value="515.85" calcext:value-type="float">
            <text:p>515.85</text:p>
          </table:table-cell>
          <table:table-cell office:value-type="float" office:value="601.5" calcext:value-type="float">
            <text:p>601.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9.32" calcext:value-type="float">
            <text:p>589.32</text:p>
          </table:table-cell>
          <table:table-cell office:value-type="float" office:value="636.18" calcext:value-type="float">
            <text:p>636.18</text:p>
          </table:table-cell>
          <table:table-cell office:value-type="float" office:value="497.15" calcext:value-type="float">
            <text:p>497.15</text:p>
          </table:table-cell>
          <table:table-cell office:value-type="float" office:value="651.29" calcext:value-type="float">
            <text:p>651.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88.6" calcext:value-type="float">
            <text:p>588.6</text:p>
          </table:table-cell>
          <table:table-cell office:value-type="float" office:value="618.56" calcext:value-type="float">
            <text:p>618.56</text:p>
          </table:table-cell>
          <table:table-cell office:value-type="float" office:value="519.76" calcext:value-type="float">
            <text:p>519.76</text:p>
          </table:table-cell>
          <table:table-cell office:value-type="float" office:value="643.86" calcext:value-type="float">
            <text:p>643.8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96]*[.F494])" office:value-type="float" office:value="5.78414836886964" calcext:value-type="float">
            <text:p>5.7841483689</text:p>
          </table:table-cell>
          <table:table-cell table:style-name="ce22" table:formula="of:=([.G496]*[.G494])" office:value-type="float" office:value="5.68690642809831" calcext:value-type="float">
            <text:p>5.6869064281</text:p>
          </table:table-cell>
          <table:table-cell table:style-name="ce18" table:formula="of:=([.H496]*[.H494])" office:value-type="float" office:value="7.52735388598632" calcext:value-type="float">
            <text:p>7.527353886</text:p>
          </table:table-cell>
          <table:table-cell table:style-name="ce22" table:formula="of:=([.I496]*[.I494])" office:value-type="float" office:value="7.613417318676" calcext:value-type="float">
            <text:p>7.6134173187</text:p>
          </table:table-cell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96]*[.P494])" office:value-type="float" office:value="15.4039853468842" calcext:value-type="float">
            <text:p>15.4039853469</text:p>
          </table:table-cell>
          <table:table-cell table:style-name="ce22" table:formula="of:=([.Q496]*[.Q494])" office:value-type="float" office:value="6.12463029360993" calcext:value-type="float">
            <text:p>6.1246302936</text:p>
          </table:table-cell>
          <table:table-cell table:style-name="ce18" table:formula="of:=([.R496]*[.R494])" office:value-type="float" office:value="3.2202175529002" calcext:value-type="float">
            <text:p>3.2202175529</text:p>
          </table:table-cell>
          <table:table-cell table:style-name="ce22" table:formula="of:=([.S496]*[.S494])" office:value-type="float" office:value="4.63310432883219" calcext:value-type="float">
            <text:p>4.6331043288</text:p>
          </table:table-cell>
          <table:table-cell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scimark.lu.small;590.5928;5.78414836886964;622.4356;5.68690642809831;523.6714;7.52735388598632;602.7852;7.613417318676;275.8;15.4039853468842;153.76;6.12463029360993;58.76;3.2202175529002;93.16;4.63310432883219" calcext:value-type="string">
            <text:p>scimark.lu.small;590.5928;5.78414836886964;622.4356;5.68690642809831;523.6714;7.52735388598632;602.7852;7.613417318676;275.8;15.4039853468842;153.76;6.12463029360993;58.76;3.2202175529002;93.16;4.63310432883219</text:p>
          </table:table-cell>
          <table:table-cell table:number-columns-repeated="9"/>
        </table:table-row>
        <table:table-row table:style-name="ro4">
          <table:table-cell office:value-type="float" office:value="564.71" calcext:value-type="float">
            <text:p>564.71</text:p>
          </table:table-cell>
          <table:table-cell office:value-type="float" office:value="614.6" calcext:value-type="float">
            <text:p>614.6</text:p>
          </table:table-cell>
          <table:table-cell office:value-type="float" office:value="512.27" calcext:value-type="float">
            <text:p>512.27</text:p>
          </table:table-cell>
          <table:table-cell office:value-type="float" office:value="586.44" calcext:value-type="float">
            <text:p>586.44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979380102309009" calcext:value-type="percentage">
            <text:p>0.98%</text:p>
          </table:table-cell>
          <table:table-cell table:formula="of:=[.G497]/[.G492]" office:value-type="percentage" office:value="0.00913653786528005" calcext:value-type="percentage">
            <text:p>0.91%</text:p>
          </table:table-cell>
          <table:table-cell table:formula="of:=[.H497]/[.H492]" office:value-type="percentage" office:value="0.0143741932173235" calcext:value-type="percentage">
            <text:p>1.44%</text:p>
          </table:table-cell>
          <table:table-cell table:formula="of:=[.I497]/[.I492]" office:value-type="percentage" office:value="0.0126303985543706" calcext:value-type="percentage">
            <text:p>1.26%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36" calcext:value-type="float">
            <text:p>136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55852013585512" calcext:value-type="percentage">
            <text:p>5.59%</text:p>
          </table:table-cell>
          <table:table-cell table:formula="of:=[.Q497]/[.Q492]" office:value-type="percentage" office:value="0.0398324030541749" calcext:value-type="percentage">
            <text:p>3.98%</text:p>
          </table:table-cell>
          <table:table-cell table:formula="of:=[.R497]/[.R492]" office:value-type="percentage" office:value="0.0548028855156603" calcext:value-type="percentage">
            <text:p>5.48%</text:p>
          </table:table-cell>
          <table:table-cell table:formula="of:=[.S497]/[.S492]" office:value-type="percentage" office:value="0.0497327643713202" calcext:value-type="percentage">
            <text:p>4.97%</text:p>
          </table:table-cell>
          <table:table-cell table:number-columns-repeated="11"/>
        </table:table-row>
        <table:table-row table:style-name="ro4">
          <table:table-cell office:value-type="float" office:value="577.27" calcext:value-type="float">
            <text:p>577.27</text:p>
          </table:table-cell>
          <table:table-cell office:value-type="float" office:value="631.58" calcext:value-type="float">
            <text:p>631.58</text:p>
          </table:table-cell>
          <table:table-cell office:value-type="float" office:value="489.3" calcext:value-type="float">
            <text:p>489.3</text:p>
          </table:table-cell>
          <table:table-cell office:value-type="float" office:value="561.4" calcext:value-type="float">
            <text:p>561.4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602.64" calcext:value-type="float">
            <text:p>602.64</text:p>
          </table:table-cell>
          <table:table-cell office:value-type="float" office:value="495.61" calcext:value-type="float">
            <text:p>495.61</text:p>
          </table:table-cell>
          <table:table-cell office:value-type="float" office:value="637.45" calcext:value-type="float">
            <text:p>637.4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0.0539166749069748" calcext:value-type="percentage">
            <text:p>05.39%</text:p>
          </table:table-cell>
          <table:table-cell table:style-name="ce23" table:formula="of:=([.H492]-[.F492])/[.F492]" office:value-type="percentage" office:value="-0.113312251690166" calcext:value-type="percentage">
            <text:p>-11.33%</text:p>
          </table:table-cell>
          <table:table-cell table:style-name="ce23" table:formula="of:=([.I492]-[.F492])/[.F492]" office:value-type="percentage" office:value="0.0206443424301817" calcext:value-type="percentage">
            <text:p>02.06%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442494561276287" calcext:value-type="percentage">
            <text:p>-44.25%</text:p>
          </table:table-cell>
          <table:table-cell table:style-name="ce29" table:formula="of:=([.R492]-[.P492])/[.P492]" office:value-type="percentage" office:value="-0.786947063089195" calcext:value-type="percentage">
            <text:p>-78.69%</text:p>
          </table:table-cell>
          <table:table-cell table:style-name="ce29" table:formula="of:=([.S492]-[.P492])/[.P492]" office:value-type="percentage" office:value="-0.662218999274837" calcext:value-type="percentage">
            <text:p>-66.22%</text:p>
          </table:table-cell>
          <table:table-cell table:number-columns-repeated="11"/>
        </table:table-row>
        <table:table-row table:style-name="ro4">
          <table:table-cell office:value-type="float" office:value="594.06" calcext:value-type="float">
            <text:p>594.06</text:p>
          </table:table-cell>
          <table:table-cell office:value-type="float" office:value="617.76" calcext:value-type="float">
            <text:p>617.76</text:p>
          </table:table-cell>
          <table:table-cell office:value-type="float" office:value="530.39" calcext:value-type="float">
            <text:p>530.39</text:p>
          </table:table-cell>
          <table:table-cell office:value-type="float" office:value="603.77" calcext:value-type="float">
            <text:p>603.77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45" calcext:value-type="float">
            <text:p>145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620.96" calcext:value-type="float">
            <text:p>620.96</text:p>
          </table:table-cell>
          <table:table-cell office:value-type="float" office:value="639.15" calcext:value-type="float">
            <text:p>639.15</text:p>
          </table:table-cell>
          <table:table-cell office:value-type="float" office:value="544.22" calcext:value-type="float">
            <text:p>544.22</text:p>
          </table:table-cell>
          <table:table-cell office:value-type="float" office:value="601.13" calcext:value-type="float">
            <text:p>601.13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85.01" calcext:value-type="float">
            <text:p>585.01</text:p>
          </table:table-cell>
          <table:table-cell office:value-type="float" office:value="598.13" calcext:value-type="float">
            <text:p>598.13</text:p>
          </table:table-cell>
          <table:table-cell office:value-type="float" office:value="499.74" calcext:value-type="float">
            <text:p>499.74</text:p>
          </table:table-cell>
          <table:table-cell office:value-type="float" office:value="554.91" calcext:value-type="float">
            <text:p>554.9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27.86" calcext:value-type="float">
            <text:p>627.86</text:p>
          </table:table-cell>
          <table:table-cell office:value-type="float" office:value="553.63" calcext:value-type="float">
            <text:p>553.63</text:p>
          </table:table-cell>
          <table:table-cell office:value-type="float" office:value="639.57" calcext:value-type="float">
            <text:p>639.57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592.59" calcext:value-type="float">
            <text:p>592.59</text:p>
          </table:table-cell>
          <table:table-cell office:value-type="float" office:value="631.16" calcext:value-type="float">
            <text:p>631.16</text:p>
          </table:table-cell>
          <table:table-cell office:value-type="float" office:value="502.88" calcext:value-type="float">
            <text:p>502.88</text:p>
          </table:table-cell>
          <table:table-cell office:value-type="float" office:value="600.38" calcext:value-type="float">
            <text:p>600.38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606.44" calcext:value-type="float">
            <text:p>606.44</text:p>
          </table:table-cell>
          <table:table-cell office:value-type="float" office:value="630.33" calcext:value-type="float">
            <text:p>630.33</text:p>
          </table:table-cell>
          <table:table-cell office:value-type="float" office:value="565.7" calcext:value-type="float">
            <text:p>565.7</text:p>
          </table:table-cell>
          <table:table-cell office:value-type="float" office:value="601.5" calcext:value-type="float">
            <text:p>601.5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19.35" calcext:value-type="float">
            <text:p>619.35</text:p>
          </table:table-cell>
          <table:table-cell office:value-type="float" office:value="625.81" calcext:value-type="float">
            <text:p>625.81</text:p>
          </table:table-cell>
          <table:table-cell office:value-type="float" office:value="536.31" calcext:value-type="float">
            <text:p>536.31</text:p>
          </table:table-cell>
          <table:table-cell office:value-type="float" office:value="605.3" calcext:value-type="float">
            <text:p>605.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565.04" calcext:value-type="float">
            <text:p>565.04</text:p>
          </table:table-cell>
          <table:table-cell office:value-type="float" office:value="627.45" calcext:value-type="float">
            <text:p>627.45</text:p>
          </table:table-cell>
          <table:table-cell office:value-type="float" office:value="536.31" calcext:value-type="float">
            <text:p>536.31</text:p>
          </table:table-cell>
          <table:table-cell office:value-type="float" office:value="607.59" calcext:value-type="float">
            <text:p>607.59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95.16" calcext:value-type="float">
            <text:p>595.16</text:p>
          </table:table-cell>
          <table:table-cell office:value-type="float" office:value="614.99" calcext:value-type="float">
            <text:p>614.99</text:p>
          </table:table-cell>
          <table:table-cell office:value-type="float" office:value="564.37" calcext:value-type="float">
            <text:p>564.37</text:p>
          </table:table-cell>
          <table:table-cell office:value-type="float" office:value="569.73" calcext:value-type="float">
            <text:p>569.73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630.33" calcext:value-type="float">
            <text:p>630.33</text:p>
          </table:table-cell>
          <table:table-cell office:value-type="float" office:value="531.56" calcext:value-type="float">
            <text:p>531.56</text:p>
          </table:table-cell>
          <table:table-cell office:value-type="float" office:value="616.17" calcext:value-type="float">
            <text:p>616.17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27.04" calcext:value-type="float">
            <text:p>627.04</text:p>
          </table:table-cell>
          <table:table-cell office:value-type="float" office:value="496.64" calcext:value-type="float">
            <text:p>496.64</text:p>
          </table:table-cell>
          <table:table-cell office:value-type="float" office:value="593.33" calcext:value-type="float">
            <text:p>593.33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616.17" calcext:value-type="float">
            <text:p>616.17</text:p>
          </table:table-cell>
          <table:table-cell office:value-type="float" office:value="508.21" calcext:value-type="float">
            <text:p>508.21</text:p>
          </table:table-cell>
          <table:table-cell office:value-type="float" office:value="617.36" calcext:value-type="float">
            <text:p>617.36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616.57" calcext:value-type="float">
            <text:p>616.57</text:p>
          </table:table-cell>
          <table:table-cell office:value-type="float" office:value="626.63" calcext:value-type="float">
            <text:p>626.63</text:p>
          </table:table-cell>
          <table:table-cell office:value-type="float" office:value="504.47" calcext:value-type="float">
            <text:p>504.47</text:p>
          </table:table-cell>
          <table:table-cell office:value-type="float" office:value="631.58" calcext:value-type="float">
            <text:p>631.58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91.86" calcext:value-type="float">
            <text:p>591.86</text:p>
          </table:table-cell>
          <table:table-cell office:value-type="float" office:value="625" calcext:value-type="float">
            <text:p>625</text:p>
          </table:table-cell>
          <table:table-cell office:value-type="float" office:value="487.06" calcext:value-type="float">
            <text:p>487.06</text:p>
          </table:table-cell>
          <table:table-cell office:value-type="float" office:value="595.9" calcext:value-type="float">
            <text:p>595.9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86.44" calcext:value-type="float">
            <text:p>586.44</text:p>
          </table:table-cell>
          <table:table-cell office:value-type="float" office:value="636.6" calcext:value-type="float">
            <text:p>636.6</text:p>
          </table:table-cell>
          <table:table-cell office:value-type="float" office:value="506.06" calcext:value-type="float">
            <text:p>506.06</text:p>
          </table:table-cell>
          <table:table-cell office:value-type="float" office:value="581.11" calcext:value-type="float">
            <text:p>581.1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91.13" calcext:value-type="float">
            <text:p>591.13</text:p>
          </table:table-cell>
          <table:table-cell office:value-type="float" office:value="629.51" calcext:value-type="float">
            <text:p>629.51</text:p>
          </table:table-cell>
          <table:table-cell office:value-type="float" office:value="537.82" calcext:value-type="float">
            <text:p>537.82</text:p>
          </table:table-cell>
          <table:table-cell office:value-type="float" office:value="630.75" calcext:value-type="float">
            <text:p>630.75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00" calcext:value-type="float">
            <text:p>600</text:p>
          </table:table-cell>
          <table:table-cell office:value-type="float" office:value="575.19" calcext:value-type="float">
            <text:p>575.19</text:p>
          </table:table-cell>
          <table:table-cell office:value-type="float" office:value="627.04" calcext:value-type="float">
            <text:p>627.04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82" calcext:value-type="float">
            <text:p>182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505.8" calcext:value-type="float">
            <text:p>505.8</text:p>
          </table:table-cell>
          <table:table-cell office:value-type="float" office:value="629.1" calcext:value-type="float">
            <text:p>629.1</text:p>
          </table:table-cell>
          <table:table-cell office:value-type="float" office:value="553.31" calcext:value-type="float">
            <text:p>553.31</text:p>
          </table:table-cell>
          <table:table-cell office:value-type="float" office:value="620.96" calcext:value-type="float">
            <text:p>620.96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605.3" calcext:value-type="float">
            <text:p>605.3</text:p>
          </table:table-cell>
          <table:table-cell office:value-type="float" office:value="646.03" calcext:value-type="float">
            <text:p>646.03</text:p>
          </table:table-cell>
          <table:table-cell office:value-type="float" office:value="516.41" calcext:value-type="float">
            <text:p>516.41</text:p>
          </table:table-cell>
          <table:table-cell office:value-type="float" office:value="573.13" calcext:value-type="float">
            <text:p>573.13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593.69" calcext:value-type="float">
            <text:p>593.69</text:p>
          </table:table-cell>
          <table:table-cell office:value-type="float" office:value="669.92" calcext:value-type="float">
            <text:p>669.92</text:p>
          </table:table-cell>
          <table:table-cell office:value-type="float" office:value="546.08" calcext:value-type="float">
            <text:p>546.08</text:p>
          </table:table-cell>
          <table:table-cell office:value-type="float" office:value="596.27" calcext:value-type="float">
            <text:p>596.27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73.13" calcext:value-type="float">
            <text:p>573.13</text:p>
          </table:table-cell>
          <table:table-cell office:value-type="float" office:value="618.96" calcext:value-type="float">
            <text:p>618.96</text:p>
          </table:table-cell>
          <table:table-cell office:value-type="float" office:value="529.8" calcext:value-type="float">
            <text:p>529.8</text:p>
          </table:table-cell>
          <table:table-cell office:value-type="float" office:value="537.51" calcext:value-type="float">
            <text:p>537.51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606.06" calcext:value-type="float">
            <text:p>606.06</text:p>
          </table:table-cell>
          <table:table-cell office:value-type="float" office:value="626.22" calcext:value-type="float">
            <text:p>626.22</text:p>
          </table:table-cell>
          <table:table-cell office:value-type="float" office:value="528.63" calcext:value-type="float">
            <text:p>528.63</text:p>
          </table:table-cell>
          <table:table-cell office:value-type="float" office:value="606.44" calcext:value-type="float">
            <text:p>606.4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68" calcext:value-type="float">
            <text:p>168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602.64" calcext:value-type="float">
            <text:p>602.64</text:p>
          </table:table-cell>
          <table:table-cell office:value-type="float" office:value="611.08" calcext:value-type="float">
            <text:p>611.08</text:p>
          </table:table-cell>
          <table:table-cell office:value-type="float" office:value="480" calcext:value-type="float">
            <text:p>480</text:p>
          </table:table-cell>
          <table:table-cell office:value-type="float" office:value="601.13" calcext:value-type="float">
            <text:p>601.13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41" calcext:value-type="float">
            <text:p>141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598.88" calcext:value-type="float">
            <text:p>598.88</text:p>
          </table:table-cell>
          <table:table-cell office:value-type="float" office:value="543.6" calcext:value-type="float">
            <text:p>543.6</text:p>
          </table:table-cell>
          <table:table-cell office:value-type="float" office:value="566.71" calcext:value-type="float">
            <text:p>566.7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599.25" calcext:value-type="float">
            <text:p>599.25</text:p>
          </table:table-cell>
          <table:table-cell office:value-type="float" office:value="572.79" calcext:value-type="float">
            <text:p>572.79</text:p>
          </table:table-cell>
          <table:table-cell office:value-type="float" office:value="541.15" calcext:value-type="float">
            <text:p>541.15</text:p>
          </table:table-cell>
          <table:table-cell office:value-type="float" office:value="635.34" calcext:value-type="float">
            <text:p>635.3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00" calcext:value-type="float">
            <text:p>600</text:p>
          </table:table-cell>
          <table:table-cell office:value-type="float" office:value="540.24" calcext:value-type="float">
            <text:p>540.24</text:p>
          </table:table-cell>
          <table:table-cell office:value-type="float" office:value="609.91" calcext:value-type="float">
            <text:p>609.91</text:p>
          </table:table-cell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581.47" calcext:value-type="float">
            <text:p>581.47</text:p>
          </table:table-cell>
          <table:table-cell office:value-type="float" office:value="616.17" calcext:value-type="float">
            <text:p>616.17</text:p>
          </table:table-cell>
          <table:table-cell office:value-type="float" office:value="536.61" calcext:value-type="float">
            <text:p>536.61</text:p>
          </table:table-cell>
          <table:table-cell office:value-type="float" office:value="583.23" calcext:value-type="float">
            <text:p>583.23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03.02" calcext:value-type="float">
            <text:p>603.02</text:p>
          </table:table-cell>
          <table:table-cell office:value-type="float" office:value="677.49" calcext:value-type="float">
            <text:p>677.49</text:p>
          </table:table-cell>
          <table:table-cell office:value-type="float" office:value="556.84" calcext:value-type="float">
            <text:p>556.84</text:p>
          </table:table-cell>
          <table:table-cell office:value-type="float" office:value="597.01" calcext:value-type="float">
            <text:p>597.01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604.53" calcext:value-type="float">
            <text:p>604.53</text:p>
          </table:table-cell>
          <table:table-cell office:value-type="float" office:value="618.56" calcext:value-type="float">
            <text:p>618.56</text:p>
          </table:table-cell>
          <table:table-cell office:value-type="float" office:value="515.02" calcext:value-type="float">
            <text:p>515.02</text:p>
          </table:table-cell>
          <table:table-cell office:value-type="float" office:value="607.59" calcext:value-type="float">
            <text:p>607.59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559.11" calcext:value-type="float">
            <text:p>559.11</text:p>
          </table:table-cell>
          <table:table-cell office:value-type="float" office:value="622.16" calcext:value-type="float">
            <text:p>622.16</text:p>
          </table:table-cell>
          <table:table-cell office:value-type="float" office:value="527.47" calcext:value-type="float">
            <text:p>527.47</text:p>
          </table:table-cell>
          <table:table-cell office:value-type="float" office:value="596.64" calcext:value-type="float">
            <text:p>596.64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583.23" calcext:value-type="float">
            <text:p>583.23</text:p>
          </table:table-cell>
          <table:table-cell office:value-type="float" office:value="627.04" calcext:value-type="float">
            <text:p>627.04</text:p>
          </table:table-cell>
          <table:table-cell office:value-type="float" office:value="535.71" calcext:value-type="float">
            <text:p>535.71</text:p>
          </table:table-cell>
          <table:table-cell office:value-type="float" office:value="582.17" calcext:value-type="float">
            <text:p>582.17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614.2" calcext:value-type="float">
            <text:p>614.2</text:p>
          </table:table-cell>
          <table:table-cell office:value-type="float" office:value="588.6" calcext:value-type="float">
            <text:p>588.6</text:p>
          </table:table-cell>
          <table:table-cell office:value-type="float" office:value="515.3" calcext:value-type="float">
            <text:p>515.3</text:p>
          </table:table-cell>
          <table:table-cell office:value-type="float" office:value="621.36" calcext:value-type="float">
            <text:p>621.36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639.57" calcext:value-type="float">
            <text:p>639.57</text:p>
          </table:table-cell>
          <table:table-cell office:value-type="float" office:value="468.29" calcext:value-type="float">
            <text:p>468.29</text:p>
          </table:table-cell>
          <table:table-cell office:value-type="float" office:value="597.01" calcext:value-type="float">
            <text:p>597.0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563.71" calcext:value-type="float">
            <text:p>563.71</text:p>
          </table:table-cell>
          <table:table-cell office:value-type="float" office:value="611.46" calcext:value-type="float">
            <text:p>611.46</text:p>
          </table:table-cell>
          <table:table-cell office:value-type="float" office:value="487.31" calcext:value-type="float">
            <text:p>487.31</text:p>
          </table:table-cell>
          <table:table-cell office:value-type="float" office:value="592.59" calcext:value-type="float">
            <text:p>592.59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57" calcext:value-type="float">
            <text:p>15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624.59" calcext:value-type="float">
            <text:p>624.59</text:p>
          </table:table-cell>
          <table:table-cell office:value-type="float" office:value="559.44" calcext:value-type="float">
            <text:p>559.44</text:p>
          </table:table-cell>
          <table:table-cell office:value-type="float" office:value="574.51" calcext:value-type="float">
            <text:p>574.51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633.25" calcext:value-type="float">
            <text:p>633.25</text:p>
          </table:table-cell>
          <table:table-cell office:value-type="float" office:value="526.03" calcext:value-type="float">
            <text:p>526.03</text:p>
          </table:table-cell>
          <table:table-cell office:value-type="float" office:value="615.78" calcext:value-type="float">
            <text:p>615.78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672.27" calcext:value-type="float">
            <text:p>672.27</text:p>
          </table:table-cell>
          <table:table-cell office:value-type="float" office:value="480.96" calcext:value-type="float">
            <text:p>480.96</text:p>
          </table:table-cell>
          <table:table-cell office:value-type="float" office:value="621.76" calcext:value-type="float">
            <text:p>621.76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611.85" calcext:value-type="float">
            <text:p>611.85</text:p>
          </table:table-cell>
          <table:table-cell office:value-type="float" office:value="530.97" calcext:value-type="float">
            <text:p>530.97</text:p>
          </table:table-cell>
          <table:table-cell office:value-type="float" office:value="584.3" calcext:value-type="float">
            <text:p>584.3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72.79" calcext:value-type="float">
            <text:p>572.79</text:p>
          </table:table-cell>
          <table:table-cell office:value-type="float" office:value="587.16" calcext:value-type="float">
            <text:p>587.16</text:p>
          </table:table-cell>
          <table:table-cell office:value-type="float" office:value="503.94" calcext:value-type="float">
            <text:p>503.94</text:p>
          </table:table-cell>
          <table:table-cell office:value-type="float" office:value="561.73" calcext:value-type="float">
            <text:p>561.73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585.37" calcext:value-type="float">
            <text:p>585.37</text:p>
          </table:table-cell>
          <table:table-cell table:style-name="ce10" office:value-type="float" office:value="625.81" calcext:value-type="float">
            <text:p>625.81</text:p>
          </table:table-cell>
          <table:table-cell office:value-type="float" office:value="538.12" calcext:value-type="float">
            <text:p>538.12</text:p>
          </table:table-cell>
          <table:table-cell office:value-type="float" office:value="649.09" calcext:value-type="float">
            <text:p>649.09</text:p>
          </table:table-cell>
          <table:table-cell table:style-name="ce16"/>
          <table:table-cell table:style-name="ce20" table:number-columns-repeated="5"/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09.84" calcext:value-type="float">
            <text:p>209.84</text:p>
          </table:table-cell>
          <table:table-cell office:value-type="float" office:value="246.41" calcext:value-type="float">
            <text:p>246.41</text:p>
          </table:table-cell>
          <table:table-cell office:value-type="float" office:value="232.84" calcext:value-type="float">
            <text:p>232.84</text:p>
          </table:table-cell>
          <table:table-cell office:value-type="float" office:value="252.76" calcext:value-type="float">
            <text:p>252.7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21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98.43" calcext:value-type="float">
            <text:p>198.43</text:p>
          </table:table-cell>
          <table:table-cell office:value-type="float" office:value="226.42" calcext:value-type="float">
            <text:p>226.42</text:p>
          </table:table-cell>
          <table:table-cell office:value-type="float" office:value="264.46" calcext:value-type="float">
            <text:p>264.46</text:p>
          </table:table-cell>
          <table:table-cell office:value-type="float" office:value="273.04" calcext:value-type="float">
            <text:p>273.0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45:.A594])" office:value-type="float" office:value="208.4764" calcext:value-type="float">
            <text:p>208.4764</text:p>
          </table:table-cell>
          <table:table-cell table:style-name="ce22" table:formula="of:=AVERAGE([.B545:.B594])" office:value-type="float" office:value="232.6852" calcext:value-type="float">
            <text:p>232.6852</text:p>
          </table:table-cell>
          <table:table-cell table:style-name="ce18" table:formula="of:=AVERAGE([.C545:.C594])" office:value-type="float" office:value="249.8036" calcext:value-type="float">
            <text:p>249.8036</text:p>
          </table:table-cell>
          <table:table-cell table:style-name="ce22" table:formula="of:=AVERAGE([.D545:.D594])" office:value-type="float" office:value="248.1876" calcext:value-type="float">
            <text:p>248.1876</text:p>
          </table:table-cell>
          <table:table-cell table:style-name="ce18"/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45:.K594])" office:value-type="float" office:value="224.52" calcext:value-type="float">
            <text:p>224.52</text:p>
          </table:table-cell>
          <table:table-cell table:style-name="ce22" table:formula="of:=AVERAGE([.L545:.L594])" office:value-type="float" office:value="122.74" calcext:value-type="float">
            <text:p>122.74</text:p>
          </table:table-cell>
          <table:table-cell table:style-name="ce18" table:formula="of:=AVERAGE([.M545:.M594])" office:value-type="float" office:value="65.22" calcext:value-type="float">
            <text:p>65.22</text:p>
          </table:table-cell>
          <table:table-cell table:style-name="ce22" table:formula="of:=AVERAGE([.N545:.N594])" office:value-type="float" office:value="76.92" calcext:value-type="float">
            <text:p>76.92</text:p>
          </table:table-cell>
          <table:table-cell table:number-columns-repeated="11"/>
        </table:table-row>
        <table:table-row table:style-name="ro4">
          <table:table-cell office:value-type="float" office:value="173.44" calcext:value-type="float">
            <text:p>173.44</text:p>
          </table:table-cell>
          <table:table-cell office:value-type="float" office:value="270.8" calcext:value-type="float">
            <text:p>270.8</text:p>
          </table:table-cell>
          <table:table-cell office:value-type="float" office:value="260.09" calcext:value-type="float">
            <text:p>260.09</text:p>
          </table:table-cell>
          <table:table-cell office:value-type="float" office:value="263.16" calcext:value-type="float">
            <text:p>263.1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147.416876571429" calcext:value-type="float">
            <text:p>147.4168765714</text:p>
          </table:table-cell>
          <table:table-cell table:style-name="ce21" table:formula="of:=VAR([.B545:.B594])" office:value-type="float" office:value="254.125756081633" calcext:value-type="float">
            <text:p>254.1257560816</text:p>
          </table:table-cell>
          <table:table-cell table:style-name="Default" table:formula="of:=VAR([.C545:.C594])" office:value-type="float" office:value="330.616762285714" calcext:value-type="float">
            <text:p>330.6167622857</text:p>
          </table:table-cell>
          <table:table-cell table:style-name="ce21" table:formula="of:=VAR([.D545:.D594])" office:value-type="float" office:value="251.056296163265" calcext:value-type="float">
            <text:p>251.0562961633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688.336326530612" calcext:value-type="float">
            <text:p>688.3363265306</text:p>
          </table:table-cell>
          <table:table-cell table:style-name="ce21" table:formula="of:=VAR([.L545:.L594])" office:value-type="float" office:value="204.890204081633" calcext:value-type="float">
            <text:p>204.8902040816</text:p>
          </table:table-cell>
          <table:table-cell table:style-name="Default" table:formula="of:=VAR([.M545:.M594])" office:value-type="float" office:value="163.481224489796" calcext:value-type="float">
            <text:p>163.4812244898</text:p>
          </table:table-cell>
          <table:table-cell table:style-name="ce21" table:formula="of:=VAR([.N545:.N594])" office:value-type="float" office:value="184.97306122449" calcext:value-type="float">
            <text:p>184.9730612245</text:p>
          </table:table-cell>
          <table:table-cell table:number-columns-repeated="11"/>
        </table:table-row>
        <table:table-row table:style-name="ro4">
          <table:table-cell office:value-type="float" office:value="171.37" calcext:value-type="float">
            <text:p>171.37</text:p>
          </table:table-cell>
          <table:table-cell office:value-type="float" office:value="228.35" calcext:value-type="float">
            <text:p>228.35</text:p>
          </table:table-cell>
          <table:table-cell office:value-type="float" office:value="265.27" calcext:value-type="float">
            <text:p>265.27</text:p>
          </table:table-cell>
          <table:table-cell office:value-type="float" office:value="197.65" calcext:value-type="float">
            <text:p>197.6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1.71707237221632" calcext:value-type="float">
            <text:p>1.7170723722</text:p>
          </table:table-cell>
          <table:table-cell table:style-name="ce21" table:formula="of:=SQRT([.G547]/[.G545])" office:value-type="float" office:value="2.25444341726127" calcext:value-type="float">
            <text:p>2.2544434173</text:p>
          </table:table-cell>
          <table:table-cell table:style-name="Default" table:formula="of:=SQRT([.H547]/[.H545])" office:value-type="float" office:value="2.57144613898761" calcext:value-type="float">
            <text:p>2.571446139</text:p>
          </table:table-cell>
          <table:table-cell table:style-name="ce21" table:formula="of:=SQRT([.I547]/[.I545])" office:value-type="float" office:value="2.24078689822689" calcext:value-type="float">
            <text:p>2.2407868982</text:p>
          </table:table-cell>
          <table:table-cell table:style-name="Default"/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3.71035396298146" calcext:value-type="float">
            <text:p>3.710353963</text:p>
          </table:table-cell>
          <table:table-cell table:style-name="ce21" table:formula="of:=SQRT([.Q547]/[.Q545])" office:value-type="float" office:value="2.02430335711638" calcext:value-type="float">
            <text:p>2.0243033571</text:p>
          </table:table-cell>
          <table:table-cell table:style-name="Default" table:formula="of:=SQRT([.R547]/[.R545])" office:value-type="float" office:value="1.80821030021287" calcext:value-type="float">
            <text:p>1.8082103002</text:p>
          </table:table-cell>
          <table:table-cell table:style-name="ce21" table:formula="of:=SQRT([.S547]/[.S545])" office:value-type="float" office:value="1.92339835304333" calcext:value-type="float">
            <text:p>1.923398353</text:p>
          </table:table-cell>
          <table:table-cell table:number-columns-repeated="11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26.15" calcext:value-type="float">
            <text:p>226.15</text:p>
          </table:table-cell>
          <table:table-cell office:value-type="float" office:value="225.09" calcext:value-type="float">
            <text:p>225.09</text:p>
          </table:table-cell>
          <table:table-cell office:value-type="float" office:value="241.81" calcext:value-type="float">
            <text:p>241.8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21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5.83" calcext:value-type="float">
            <text:p>225.83</text:p>
          </table:table-cell>
          <table:table-cell office:value-type="float" office:value="226.36" calcext:value-type="float">
            <text:p>226.36</text:p>
          </table:table-cell>
          <table:table-cell office:value-type="float" office:value="232.28" calcext:value-type="float">
            <text:p>232.28</text:p>
          </table:table-cell>
          <table:table-cell office:value-type="float" office:value="249.03" calcext:value-type="float">
            <text:p>249.0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21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08.33" calcext:value-type="float">
            <text:p>208.33</text:p>
          </table:table-cell>
          <table:table-cell office:value-type="float" office:value="227" calcext:value-type="float">
            <text:p>227</text:p>
          </table:table-cell>
          <table:table-cell office:value-type="float" office:value="262.94" calcext:value-type="float">
            <text:p>262.94</text:p>
          </table:table-cell>
          <table:table-cell office:value-type="float" office:value="268.68" calcext:value-type="float">
            <text:p>268.6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550]*[.F548])" office:value-type="float" office:value="3.45058611956467" calcext:value-type="float">
            <text:p>3.4505861196</text:p>
          </table:table-cell>
          <table:table-cell table:style-name="ce22" table:formula="of:=([.G550]*[.G548])" office:value-type="float" office:value="4.53047366483726" calcext:value-type="float">
            <text:p>4.5304736648</text:p>
          </table:table-cell>
          <table:table-cell table:style-name="ce18" table:formula="of:=([.H550]*[.H548])" office:value-type="float" office:value="5.16751448452109" calcext:value-type="float">
            <text:p>5.1675144845</text:p>
          </table:table-cell>
          <table:table-cell table:style-name="ce22" table:formula="of:=([.I550]*[.I548])" office:value-type="float" office:value="4.5030298623604" calcext:value-type="float">
            <text:p>4.5030298624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550]*[.P548])" office:value-type="float" office:value="7.45623544499188" calcext:value-type="float">
            <text:p>7.456235445</text:p>
          </table:table-cell>
          <table:table-cell table:style-name="ce22" table:formula="of:=([.Q550]*[.Q548])" office:value-type="float" office:value="4.06798989889867" calcext:value-type="float">
            <text:p>4.0679898989</text:p>
          </table:table-cell>
          <table:table-cell table:style-name="ce18" table:formula="of:=([.R550]*[.R548])" office:value-type="float" office:value="3.63373464282981" calcext:value-type="float">
            <text:p>3.6337346428</text:p>
          </table:table-cell>
          <table:table-cell table:style-name="ce22" table:formula="of:=([.S550]*[.S548])" office:value-type="float" office:value="3.86521370141104" calcext:value-type="float">
            <text:p>3.8652137014</text:p>
          </table:table-cell>
          <table:table-cell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scimark.monte_carlo;208.4764;3.45058611956467;232.6852;4.53047366483726;249.8036;5.16751448452109;248.1876;4.5030298623604;224.52;7.45623544499188;122.74;4.06798989889867;65.22;3.63373464282981;76.92;3.86521370141104" calcext:value-type="string">
            <text:p>scimark.monte_carlo;208.4764;3.45058611956467;232.6852;4.53047366483726;249.8036;5.16751448452109;248.1876;4.5030298623604;224.52;7.45623544499188;122.74;4.06798989889867;65.22;3.63373464282981;76.92;3.86521370141104</text:p>
          </table:table-cell>
          <table:table-cell table:number-columns-repeated="9"/>
        </table:table-row>
        <table:table-row table:style-name="ro4">
          <table:table-cell office:value-type="float" office:value="212.2" calcext:value-type="float">
            <text:p>212.2</text:p>
          </table:table-cell>
          <table:table-cell office:value-type="float" office:value="225.14" calcext:value-type="float">
            <text:p>225.14</text:p>
          </table:table-cell>
          <table:table-cell office:value-type="float" office:value="259.6" calcext:value-type="float">
            <text:p>259.6</text:p>
          </table:table-cell>
          <table:table-cell office:value-type="float" office:value="264.83" calcext:value-type="float">
            <text:p>264.83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65514471641139" calcext:value-type="percentage">
            <text:p>1.66%</text:p>
          </table:table-cell>
          <table:table-cell table:formula="of:=[.G551]/[.G546]" office:value-type="percentage" office:value="0.0194703989116508" calcext:value-type="percentage">
            <text:p>1.95%</text:p>
          </table:table-cell>
          <table:table-cell table:formula="of:=[.H551]/[.H546]" office:value-type="percentage" office:value="0.0206863091025153" calcext:value-type="percentage">
            <text:p>2.07%</text:p>
          </table:table-cell>
          <table:table-cell table:formula="of:=[.I551]/[.I546]" office:value-type="percentage" office:value="0.0181436536811686" calcext:value-type="percentage">
            <text:p>1.81%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32096714991621" calcext:value-type="percentage">
            <text:p>3.32%</text:p>
          </table:table-cell>
          <table:table-cell table:formula="of:=[.Q551]/[.Q546]" office:value-type="percentage" office:value="0.0331431472942697" calcext:value-type="percentage">
            <text:p>3.31%</text:p>
          </table:table-cell>
          <table:table-cell table:formula="of:=[.R551]/[.R546]" office:value-type="percentage" office:value="0.0557150359219535" calcext:value-type="percentage">
            <text:p>5.57%</text:p>
          </table:table-cell>
          <table:table-cell table:formula="of:=[.S551]/[.S546]" office:value-type="percentage" office:value="0.0502497881098679" calcext:value-type="percentage">
            <text:p>5.02%</text:p>
          </table:table-cell>
          <table:table-cell table:number-columns-repeated="11"/>
        </table:table-row>
        <table:table-row table:style-name="ro4">
          <table:table-cell office:value-type="float" office:value="208.38" calcext:value-type="float">
            <text:p>208.38</text:p>
          </table:table-cell>
          <table:table-cell office:value-type="float" office:value="234.32" calcext:value-type="float">
            <text:p>234.32</text:p>
          </table:table-cell>
          <table:table-cell office:value-type="float" office:value="263.01" calcext:value-type="float">
            <text:p>263.01</text:p>
          </table:table-cell>
          <table:table-cell office:value-type="float" office:value="251.44" calcext:value-type="float">
            <text:p>251.44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35.29" calcext:value-type="float">
            <text:p>235.29</text:p>
          </table:table-cell>
          <table:table-cell office:value-type="float" office:value="262.22" calcext:value-type="float">
            <text:p>262.22</text:p>
          </table:table-cell>
          <table:table-cell office:value-type="float" office:value="249.16" calcext:value-type="float">
            <text:p>249.1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161224963593" calcext:value-type="percentage">
            <text:p>11.61%</text:p>
          </table:table-cell>
          <table:table-cell table:style-name="ce23" table:formula="of:=([.H546]-[.F546])/[.F546]" office:value-type="percentage" office:value="0.198234428453293" calcext:value-type="percentage">
            <text:p>19.82%</text:p>
          </table:table-cell>
          <table:table-cell table:style-name="ce23" table:formula="of:=([.I546]-[.F546])/[.F546]" office:value-type="percentage" office:value="0.190482951547513" calcext:value-type="percentage">
            <text:p>19.05%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453322643862462" calcext:value-type="percentage">
            <text:p>-45.33%</text:p>
          </table:table-cell>
          <table:table-cell table:style-name="ce29" table:formula="of:=([.R546]-[.P546])/[.P546]" office:value-type="percentage" office:value="-0.709513629075361" calcext:value-type="percentage">
            <text:p>-70.95%</text:p>
          </table:table-cell>
          <table:table-cell table:style-name="ce29" table:formula="of:=([.S546]-[.P546])/[.P546]" office:value-type="percentage" office:value="-0.657402458578301" calcext:value-type="percentage">
            <text:p>-65.74%</text:p>
          </table:table-cell>
          <table:table-cell table:number-columns-repeated="11"/>
        </table:table-row>
        <table:table-row table:style-name="ro4">
          <table:table-cell office:value-type="float" office:value="204.21" calcext:value-type="float">
            <text:p>204.21</text:p>
          </table:table-cell>
          <table:table-cell office:value-type="float" office:value="231.05" calcext:value-type="float">
            <text:p>231.05</text:p>
          </table:table-cell>
          <table:table-cell office:value-type="float" office:value="263.66" calcext:value-type="float">
            <text:p>263.66</text:p>
          </table:table-cell>
          <table:table-cell office:value-type="float" office:value="244.27" calcext:value-type="float">
            <text:p>244.27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208.24" calcext:value-type="float">
            <text:p>208.24</text:p>
          </table:table-cell>
          <table:table-cell office:value-type="float" office:value="231.88" calcext:value-type="float">
            <text:p>231.88</text:p>
          </table:table-cell>
          <table:table-cell office:value-type="float" office:value="265.63" calcext:value-type="float">
            <text:p>265.63</text:p>
          </table:table-cell>
          <table:table-cell office:value-type="float" office:value="229.06" calcext:value-type="float">
            <text:p>229.0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33" calcext:value-type="float">
            <text:p>13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250.85" calcext:value-type="float">
            <text:p>250.85</text:p>
          </table:table-cell>
          <table:table-cell office:value-type="float" office:value="239.28" calcext:value-type="float">
            <text:p>239.28</text:p>
          </table:table-cell>
          <table:table-cell office:value-type="float" office:value="268.53" calcext:value-type="float">
            <text:p>268.53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21.35" calcext:value-type="float">
            <text:p>221.35</text:p>
          </table:table-cell>
          <table:table-cell office:value-type="float" office:value="230.66" calcext:value-type="float">
            <text:p>230.66</text:p>
          </table:table-cell>
          <table:table-cell office:value-type="float" office:value="264.46" calcext:value-type="float">
            <text:p>264.46</text:p>
          </table:table-cell>
          <table:table-cell office:value-type="float" office:value="203.65" calcext:value-type="float">
            <text:p>203.65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07.34" calcext:value-type="float">
            <text:p>207.34</text:p>
          </table:table-cell>
          <table:table-cell office:value-type="float" office:value="225.56" calcext:value-type="float">
            <text:p>225.56</text:p>
          </table:table-cell>
          <table:table-cell office:value-type="float" office:value="252.37" calcext:value-type="float">
            <text:p>252.3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21.3" calcext:value-type="float">
            <text:p>221.3</text:p>
          </table:table-cell>
          <table:table-cell office:value-type="float" office:value="243.96" calcext:value-type="float">
            <text:p>243.96</text:p>
          </table:table-cell>
          <table:table-cell office:value-type="float" office:value="259.53" calcext:value-type="float">
            <text:p>259.53</text:p>
          </table:table-cell>
          <table:table-cell office:value-type="float" office:value="235.47" calcext:value-type="float">
            <text:p>235.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25.78" calcext:value-type="float">
            <text:p>225.78</text:p>
          </table:table-cell>
          <table:table-cell office:value-type="float" office:value="219.93" calcext:value-type="float">
            <text:p>219.93</text:p>
          </table:table-cell>
          <table:table-cell office:value-type="float" office:value="262.15" calcext:value-type="float">
            <text:p>262.15</text:p>
          </table:table-cell>
          <table:table-cell office:value-type="float" office:value="231.44" calcext:value-type="float">
            <text:p>231.4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69.16" calcext:value-type="float">
            <text:p>169.16</text:p>
          </table:table-cell>
          <table:table-cell office:value-type="float" office:value="226.04" calcext:value-type="float">
            <text:p>226.04</text:p>
          </table:table-cell>
          <table:table-cell office:value-type="float" office:value="241.15" calcext:value-type="float">
            <text:p>241.15</text:p>
          </table:table-cell>
          <table:table-cell office:value-type="float" office:value="243.41" calcext:value-type="float">
            <text:p>243.4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22.84" calcext:value-type="float">
            <text:p>222.84</text:p>
          </table:table-cell>
          <table:table-cell office:value-type="float" office:value="232.67" calcext:value-type="float">
            <text:p>232.67</text:p>
          </table:table-cell>
          <table:table-cell office:value-type="float" office:value="242.36" calcext:value-type="float">
            <text:p>242.36</text:p>
          </table:table-cell>
          <table:table-cell office:value-type="float" office:value="218.78" calcext:value-type="float">
            <text:p>218.78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54.91" calcext:value-type="float">
            <text:p>254.91</text:p>
          </table:table-cell>
          <table:table-cell office:value-type="float" office:value="237.92" calcext:value-type="float">
            <text:p>237.92</text:p>
          </table:table-cell>
          <table:table-cell office:value-type="float" office:value="262.3" calcext:value-type="float">
            <text:p>262.3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81.85" calcext:value-type="float">
            <text:p>181.85</text:p>
          </table:table-cell>
          <table:table-cell office:value-type="float" office:value="229.06" calcext:value-type="float">
            <text:p>229.06</text:p>
          </table:table-cell>
          <table:table-cell office:value-type="float" office:value="225.09" calcext:value-type="float">
            <text:p>225.09</text:p>
          </table:table-cell>
          <table:table-cell office:value-type="float" office:value="263.74" calcext:value-type="float">
            <text:p>263.74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30.33" calcext:value-type="float">
            <text:p>230.33</text:p>
          </table:table-cell>
          <table:table-cell office:value-type="float" office:value="259.74" calcext:value-type="float">
            <text:p>259.74</text:p>
          </table:table-cell>
          <table:table-cell office:value-type="float" office:value="268.46" calcext:value-type="float">
            <text:p>268.46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1.64" calcext:value-type="float">
            <text:p>211.64</text:p>
          </table:table-cell>
          <table:table-cell office:value-type="float" office:value="226.36" calcext:value-type="float">
            <text:p>226.36</text:p>
          </table:table-cell>
          <table:table-cell office:value-type="float" office:value="262.8" calcext:value-type="float">
            <text:p>262.8</text:p>
          </table:table-cell>
          <table:table-cell office:value-type="float" office:value="250.39" calcext:value-type="float">
            <text:p>250.39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30.16" calcext:value-type="float">
            <text:p>230.16</text:p>
          </table:table-cell>
          <table:table-cell office:value-type="float" office:value="262.08" calcext:value-type="float">
            <text:p>262.08</text:p>
          </table:table-cell>
          <table:table-cell office:value-type="float" office:value="242.49" calcext:value-type="float">
            <text:p>242.49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13.95" calcext:value-type="float">
            <text:p>213.95</text:p>
          </table:table-cell>
          <table:table-cell office:value-type="float" office:value="204.39" calcext:value-type="float">
            <text:p>204.39</text:p>
          </table:table-cell>
          <table:table-cell office:value-type="float" office:value="263.74" calcext:value-type="float">
            <text:p>263.74</text:p>
          </table:table-cell>
          <table:table-cell office:value-type="float" office:value="242.49" calcext:value-type="float">
            <text:p>242.49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17.79" calcext:value-type="float">
            <text:p>217.79</text:p>
          </table:table-cell>
          <table:table-cell office:value-type="float" office:value="220.28" calcext:value-type="float">
            <text:p>220.28</text:p>
          </table:table-cell>
          <table:table-cell office:value-type="float" office:value="238.45" calcext:value-type="float">
            <text:p>238.45</text:p>
          </table:table-cell>
          <table:table-cell office:value-type="float" office:value="250.85" calcext:value-type="float">
            <text:p>250.85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11.08" calcext:value-type="float">
            <text:p>211.08</text:p>
          </table:table-cell>
          <table:table-cell office:value-type="float" office:value="225.46" calcext:value-type="float">
            <text:p>225.46</text:p>
          </table:table-cell>
          <table:table-cell office:value-type="float" office:value="260.59" calcext:value-type="float">
            <text:p>260.59</text:p>
          </table:table-cell>
          <table:table-cell office:value-type="float" office:value="240.3" calcext:value-type="float">
            <text:p>240.3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30.49" calcext:value-type="float">
            <text:p>230.49</text:p>
          </table:table-cell>
          <table:table-cell office:value-type="float" office:value="231.88" calcext:value-type="float">
            <text:p>231.88</text:p>
          </table:table-cell>
          <table:table-cell office:value-type="float" office:value="272.26" calcext:value-type="float">
            <text:p>272.26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9.13" calcext:value-type="float">
            <text:p>219.13</text:p>
          </table:table-cell>
          <table:table-cell office:value-type="float" office:value="230.99" calcext:value-type="float">
            <text:p>230.99</text:p>
          </table:table-cell>
          <table:table-cell office:value-type="float" office:value="227.92" calcext:value-type="float">
            <text:p>227.92</text:p>
          </table:table-cell>
          <table:table-cell office:value-type="float" office:value="242.91" calcext:value-type="float">
            <text:p>242.91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210.48" calcext:value-type="float">
            <text:p>210.48</text:p>
          </table:table-cell>
          <table:table-cell office:value-type="float" office:value="226.68" calcext:value-type="float">
            <text:p>226.68</text:p>
          </table:table-cell>
          <table:table-cell office:value-type="float" office:value="259.53" calcext:value-type="float">
            <text:p>259.53</text:p>
          </table:table-cell>
          <table:table-cell office:value-type="float" office:value="252.7" calcext:value-type="float">
            <text:p>252.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45.09" calcext:value-type="float">
            <text:p>245.09</text:p>
          </table:table-cell>
          <table:table-cell office:value-type="float" office:value="215.58" calcext:value-type="float">
            <text:p>215.58</text:p>
          </table:table-cell>
          <table:table-cell office:value-type="float" office:value="246.03" calcext:value-type="float">
            <text:p>246.03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11.22" calcext:value-type="float">
            <text:p>211.22</text:p>
          </table:table-cell>
          <table:table-cell office:value-type="float" office:value="204.26" calcext:value-type="float">
            <text:p>204.26</text:p>
          </table:table-cell>
          <table:table-cell office:value-type="float" office:value="183.49" calcext:value-type="float">
            <text:p>183.49</text:p>
          </table:table-cell>
          <table:table-cell office:value-type="float" office:value="244.21" calcext:value-type="float">
            <text:p>244.21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209.52" calcext:value-type="float">
            <text:p>209.52</text:p>
          </table:table-cell>
          <table:table-cell office:value-type="float" office:value="270.73" calcext:value-type="float">
            <text:p>270.73</text:p>
          </table:table-cell>
          <table:table-cell office:value-type="float" office:value="262.8" calcext:value-type="float">
            <text:p>262.8</text:p>
          </table:table-cell>
          <table:table-cell office:value-type="float" office:value="241.45" calcext:value-type="float">
            <text:p>241.45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14.33" calcext:value-type="float">
            <text:p>214.33</text:p>
          </table:table-cell>
          <table:table-cell office:value-type="float" office:value="268.76" calcext:value-type="float">
            <text:p>268.76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1.26" calcext:value-type="float">
            <text:p>271.2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196.08" calcext:value-type="float">
            <text:p>196.08</text:p>
          </table:table-cell>
          <table:table-cell office:value-type="float" office:value="227.87" calcext:value-type="float">
            <text:p>227.87</text:p>
          </table:table-cell>
          <table:table-cell office:value-type="float" office:value="260.8" calcext:value-type="float">
            <text:p>260.8</text:p>
          </table:table-cell>
          <table:table-cell office:value-type="float" office:value="244.96" calcext:value-type="float">
            <text:p>244.96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203.56" calcext:value-type="float">
            <text:p>203.56</text:p>
          </table:table-cell>
          <table:table-cell office:value-type="float" office:value="262.8" calcext:value-type="float">
            <text:p>262.8</text:p>
          </table:table-cell>
          <table:table-cell office:value-type="float" office:value="249.16" calcext:value-type="float">
            <text:p>249.16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46.09" calcext:value-type="float">
            <text:p>246.09</text:p>
          </table:table-cell>
          <table:table-cell office:value-type="float" office:value="236.34" calcext:value-type="float">
            <text:p>236.34</text:p>
          </table:table-cell>
          <table:table-cell office:value-type="float" office:value="231.6" calcext:value-type="float">
            <text:p>231.6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09.74" calcext:value-type="float">
            <text:p>209.74</text:p>
          </table:table-cell>
          <table:table-cell office:value-type="float" office:value="243.35" calcext:value-type="float">
            <text:p>243.35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2.65" calcext:value-type="float">
            <text:p>262.65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10.66" calcext:value-type="float">
            <text:p>210.66</text:p>
          </table:table-cell>
          <table:table-cell office:value-type="float" office:value="224.19" calcext:value-type="float">
            <text:p>224.19</text:p>
          </table:table-cell>
          <table:table-cell office:value-type="float" office:value="217.24" calcext:value-type="float">
            <text:p>217.24</text:p>
          </table:table-cell>
          <table:table-cell office:value-type="float" office:value="242.49" calcext:value-type="float">
            <text:p>242.49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61.65" calcext:value-type="float">
            <text:p>261.65</text:p>
          </table:table-cell>
          <table:table-cell office:value-type="float" office:value="242.61" calcext:value-type="float">
            <text:p>242.6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96.68" calcext:value-type="float">
            <text:p>196.68</text:p>
          </table:table-cell>
          <table:table-cell office:value-type="float" office:value="266.89" calcext:value-type="float">
            <text:p>266.89</text:p>
          </table:table-cell>
          <table:table-cell office:value-type="float" office:value="234.78" calcext:value-type="float">
            <text:p>234.78</text:p>
          </table:table-cell>
          <table:table-cell office:value-type="float" office:value="271.42" calcext:value-type="float">
            <text:p>271.42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05" calcext:value-type="float">
            <text:p>205</text:p>
          </table:table-cell>
          <table:table-cell office:value-type="float" office:value="231.6" calcext:value-type="float">
            <text:p>231.6</text:p>
          </table:table-cell>
          <table:table-cell office:value-type="float" office:value="244.09" calcext:value-type="float">
            <text:p>244.09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19.03" calcext:value-type="float">
            <text:p>219.03</text:p>
          </table:table-cell>
          <table:table-cell office:value-type="float" office:value="226.84" calcext:value-type="float">
            <text:p>226.84</text:p>
          </table:table-cell>
          <table:table-cell office:value-type="float" office:value="258.69" calcext:value-type="float">
            <text:p>258.69</text:p>
          </table:table-cell>
          <table:table-cell office:value-type="float" office:value="255.39" calcext:value-type="float">
            <text:p>255.39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99.05" calcext:value-type="float">
            <text:p>199.05</text:p>
          </table:table-cell>
          <table:table-cell office:value-type="float" office:value="244.46" calcext:value-type="float">
            <text:p>244.46</text:p>
          </table:table-cell>
          <table:table-cell office:value-type="float" office:value="261.65" calcext:value-type="float">
            <text:p>261.65</text:p>
          </table:table-cell>
          <table:table-cell office:value-type="float" office:value="253.37" calcext:value-type="float">
            <text:p>253.37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41.69" calcext:value-type="float">
            <text:p>241.69</text:p>
          </table:table-cell>
          <table:table-cell office:value-type="float" office:value="260.44" calcext:value-type="float">
            <text:p>260.44</text:p>
          </table:table-cell>
          <table:table-cell office:value-type="float" office:value="263.59" calcext:value-type="float">
            <text:p>263.59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07.93" calcext:value-type="float">
            <text:p>207.93</text:p>
          </table:table-cell>
          <table:table-cell office:value-type="float" office:value="246.98" calcext:value-type="float">
            <text:p>246.98</text:p>
          </table:table-cell>
          <table:table-cell office:value-type="float" office:value="262.44" calcext:value-type="float">
            <text:p>262.44</text:p>
          </table:table-cell>
          <table:table-cell office:value-type="float" office:value="250.72" calcext:value-type="float">
            <text:p>250.72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16.12" calcext:value-type="float">
            <text:p>216.12</text:p>
          </table:table-cell>
          <table:table-cell office:value-type="float" office:value="260.59" calcext:value-type="float">
            <text:p>260.59</text:p>
          </table:table-cell>
          <table:table-cell office:value-type="float" office:value="240.84" calcext:value-type="float">
            <text:p>240.84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12.15" calcext:value-type="float">
            <text:p>212.15</text:p>
          </table:table-cell>
          <table:table-cell office:value-type="float" office:value="230.94" calcext:value-type="float">
            <text:p>230.94</text:p>
          </table:table-cell>
          <table:table-cell office:value-type="float" office:value="260.16" calcext:value-type="float">
            <text:p>260.16</text:p>
          </table:table-cell>
          <table:table-cell office:value-type="float" office:value="249.61" calcext:value-type="float">
            <text:p>249.61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09.93" calcext:value-type="float">
            <text:p>209.93</text:p>
          </table:table-cell>
          <table:table-cell office:value-type="float" office:value="233.69" calcext:value-type="float">
            <text:p>233.69</text:p>
          </table:table-cell>
          <table:table-cell office:value-type="float" office:value="268.53" calcext:value-type="float">
            <text:p>268.53</text:p>
          </table:table-cell>
          <table:table-cell office:value-type="float" office:value="245.34" calcext:value-type="float">
            <text:p>245.34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table:style-name="ce5" office:value-type="float" office:value="210.94" calcext:value-type="float">
            <text:p>210.94</text:p>
          </table:table-cell>
          <table:table-cell table:style-name="ce10" office:value-type="float" office:value="229.5" calcext:value-type="float">
            <text:p>229.5</text:p>
          </table:table-cell>
          <table:table-cell office:value-type="float" office:value="239.4" calcext:value-type="float">
            <text:p>239.4</text:p>
          </table:table-cell>
          <table:table-cell office:value-type="float" office:value="231.16" calcext:value-type="float">
            <text:p>231.16</text:p>
          </table:table-cell>
          <table:table-cell table:style-name="ce16"/>
          <table:table-cell table:style-name="ce20" table:number-columns-repeated="5"/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2.63" calcext:value-type="float">
            <text:p>82.63</text:p>
          </table:table-cell>
          <table:table-cell office:value-type="float" office:value="83.73" calcext:value-type="float">
            <text:p>83.73</text:p>
          </table:table-cell>
          <table:table-cell office:value-type="float" office:value="83.71" calcext:value-type="float">
            <text:p>83.71</text:p>
          </table:table-cell>
          <table:table-cell office:value-type="float" office:value="82.25" calcext:value-type="float">
            <text:p>82.2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83.41" calcext:value-type="float">
            <text:p>83.41</text:p>
          </table:table-cell>
          <table:table-cell office:value-type="float" office:value="45.55" calcext:value-type="float">
            <text:p>45.55</text:p>
          </table:table-cell>
          <table:table-cell office:value-type="float" office:value="83.24" calcext:value-type="float">
            <text:p>83.2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9:.A648])" office:value-type="float" office:value="82.4366" calcext:value-type="float">
            <text:p>82.4366</text:p>
          </table:table-cell>
          <table:table-cell table:style-name="ce22" table:formula="of:=AVERAGE([.B599:.B648])" office:value-type="float" office:value="74.2026" calcext:value-type="float">
            <text:p>74.2026</text:p>
          </table:table-cell>
          <table:table-cell table:style-name="ce18" table:formula="of:=AVERAGE([.C599:.C648])" office:value-type="float" office:value="65.9628" calcext:value-type="float">
            <text:p>65.9628</text:p>
          </table:table-cell>
          <table:table-cell table:style-name="ce22" table:formula="of:=AVERAGE([.D599:.D648])" office:value-type="float" office:value="64.8884" calcext:value-type="float">
            <text:p>64.8884</text:p>
          </table:table-cell>
          <table:table-cell table:style-name="ce18" table:formula="of:=([.G600]-[.F600])/[.F600]" office:value-type="float" office:value="-0.0998828190391166" calcext:value-type="float">
            <text:p>-0.099882819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9:.K648])" office:value-type="float" office:value="235.14" calcext:value-type="float">
            <text:p>235.14</text:p>
          </table:table-cell>
          <table:table-cell table:style-name="ce22" table:formula="of:=AVERAGE([.L599:.L648])" office:value-type="float" office:value="59.18" calcext:value-type="float">
            <text:p>59.18</text:p>
          </table:table-cell>
          <table:table-cell table:style-name="ce18" table:formula="of:=AVERAGE([.M599:.M648])" office:value-type="float" office:value="60.06" calcext:value-type="float">
            <text:p>60.06</text:p>
          </table:table-cell>
          <table:table-cell table:style-name="ce22" table:formula="of:=AVERAGE([.N599:.N648])" office:value-type="float" office:value="81.56" calcext:value-type="float">
            <text:p>81.56</text:p>
          </table:table-cell>
          <table:table-cell table:number-columns-repeated="11"/>
        </table:table-row>
        <table:table-row table:style-name="ro4">
          <table:table-cell office:value-type="float" office:value="82.28" calcext:value-type="float">
            <text:p>82.28</text:p>
          </table:table-cell>
          <table:table-cell office:value-type="float" office:value="83.89" calcext:value-type="float">
            <text:p>83.89</text:p>
          </table:table-cell>
          <table:table-cell office:value-type="float" office:value="84.04" calcext:value-type="float">
            <text:p>84.04</text:p>
          </table:table-cell>
          <table:table-cell office:value-type="float" office:value="83.97" calcext:value-type="float">
            <text:p>83.9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0.610235142857142" calcext:value-type="float">
            <text:p>0.6102351429</text:p>
          </table:table-cell>
          <table:table-cell table:style-name="ce21" table:formula="of:=VAR([.B599:.B648])" office:value-type="float" office:value="248.381774734694" calcext:value-type="float">
            <text:p>248.3817747347</text:p>
          </table:table-cell>
          <table:table-cell table:style-name="Default" table:formula="of:=VAR([.C599:.C648])" office:value-type="float" office:value="359.359526693878" calcext:value-type="float">
            <text:p>359.3595266939</text:p>
          </table:table-cell>
          <table:table-cell table:style-name="ce21" table:formula="of:=VAR([.D599:.D648])" office:value-type="float" office:value="359.691283102041" calcext:value-type="float">
            <text:p>359.691283102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1091.26571428571" calcext:value-type="float">
            <text:p>1091.2657142857</text:p>
          </table:table-cell>
          <table:table-cell table:style-name="ce21" table:formula="of:=VAR([.L599:.L648])" office:value-type="float" office:value="113.864897959184" calcext:value-type="float">
            <text:p>113.8648979592</text:p>
          </table:table-cell>
          <table:table-cell table:style-name="Default" table:formula="of:=VAR([.M599:.M648])" office:value-type="float" office:value="123.404489795918" calcext:value-type="float">
            <text:p>123.4044897959</text:p>
          </table:table-cell>
          <table:table-cell table:style-name="ce21" table:formula="of:=VAR([.N599:.N648])" office:value-type="float" office:value="152.863673469388" calcext:value-type="float">
            <text:p>152.8636734694</text:p>
          </table:table-cell>
          <table:table-cell table:number-columns-repeated="11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3.32" calcext:value-type="float">
            <text:p>83.32</text:p>
          </table:table-cell>
          <table:table-cell office:value-type="float" office:value="83.15" calcext:value-type="float">
            <text:p>83.15</text:p>
          </table:table-cell>
          <table:table-cell office:value-type="float" office:value="45.17" calcext:value-type="float">
            <text:p>45.1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047489695466" calcext:value-type="float">
            <text:p>0.110474897</text:p>
          </table:table-cell>
          <table:table-cell table:style-name="ce21" table:formula="of:=SQRT([.G601]/[.G599])" office:value-type="float" office:value="2.22881930507923" calcext:value-type="float">
            <text:p>2.2288193051</text:p>
          </table:table-cell>
          <table:table-cell table:style-name="Default" table:formula="of:=SQRT([.H601]/[.H599])" office:value-type="float" office:value="2.6808936073402" calcext:value-type="float">
            <text:p>2.6808936073</text:p>
          </table:table-cell>
          <table:table-cell table:style-name="ce21" table:formula="of:=SQRT([.I601]/[.I599])" office:value-type="float" office:value="2.68213080628832" calcext:value-type="float">
            <text:p>2.6821308063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4.67175708761856" calcext:value-type="float">
            <text:p>4.6717570876</text:p>
          </table:table-cell>
          <table:table-cell table:style-name="ce21" table:formula="of:=SQRT([.Q601]/[.Q599])" office:value-type="float" office:value="1.50907188668521" calcext:value-type="float">
            <text:p>1.5090718867</text:p>
          </table:table-cell>
          <table:table-cell table:style-name="Default" table:formula="of:=SQRT([.R601]/[.R599])" office:value-type="float" office:value="1.57101553013278" calcext:value-type="float">
            <text:p>1.5710155301</text:p>
          </table:table-cell>
          <table:table-cell table:style-name="ce21" table:formula="of:=SQRT([.S601]/[.S599])" office:value-type="float" office:value="1.74850606787273" calcext:value-type="float">
            <text:p>1.7485060679</text:p>
          </table:table-cell>
          <table:table-cell table:number-columns-repeated="11"/>
        </table:table-row>
        <table:table-row table:style-name="ro4">
          <table:table-cell office:value-type="float" office:value="82.26" calcext:value-type="float">
            <text:p>82.26</text:p>
          </table:table-cell>
          <table:table-cell office:value-type="float" office:value="82.98" calcext:value-type="float">
            <text:p>82.98</text:p>
          </table:table-cell>
          <table:table-cell office:value-type="float" office:value="84.2" calcext:value-type="float">
            <text:p>84.2</text:p>
          </table:table-cell>
          <table:table-cell office:value-type="float" office:value="83.62" calcext:value-type="float">
            <text:p>83.6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1.59" calcext:value-type="float">
            <text:p>81.59</text:p>
          </table:table-cell>
          <table:table-cell office:value-type="float" office:value="82.98" calcext:value-type="float">
            <text:p>82.98</text:p>
          </table:table-cell>
          <table:table-cell office:value-type="float" office:value="45.65" calcext:value-type="float">
            <text:p>45.65</text:p>
          </table:table-cell>
          <table:table-cell office:value-type="float" office:value="83.11" calcext:value-type="float">
            <text:p>83.1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2.01" calcext:value-type="float">
            <text:p>82.01</text:p>
          </table:table-cell>
          <table:table-cell office:value-type="float" office:value="82.68" calcext:value-type="float">
            <text:p>82.68</text:p>
          </table:table-cell>
          <table:table-cell office:value-type="float" office:value="45.32" calcext:value-type="float">
            <text:p>45.32</text:p>
          </table:table-cell>
          <table:table-cell office:value-type="float" office:value="45.76" calcext:value-type="float">
            <text:p>45.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04]*[.F602])" office:value-type="float" office:value="0.22200761724449" calcext:value-type="float">
            <text:p>0.2220076172</text:p>
          </table:table-cell>
          <table:table-cell table:style-name="ce22" table:formula="of:=([.G604]*[.G602])" office:value-type="float" office:value="4.47898008352283" calcext:value-type="float">
            <text:p>4.4789800835</text:p>
          </table:table-cell>
          <table:table-cell table:style-name="ce18" table:formula="of:=([.H604]*[.H602])" office:value-type="float" office:value="5.38745740668894" calcext:value-type="float">
            <text:p>5.3874574067</text:p>
          </table:table-cell>
          <table:table-cell table:style-name="ce22" table:formula="of:=([.I604]*[.I602])" office:value-type="float" office:value="5.38994365105848" calcext:value-type="float">
            <text:p>5.3899436511</text:p>
          </table:table-cell>
          <table:table-cell table:style-name="ce18"/>
          <table:table-cell office:value-type="float" office:value="274" calcext:value-type="float">
            <text:p>274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04]*[.P602])" office:value-type="float" office:value="9.38824735716127" calcext:value-type="float">
            <text:p>9.3882473572</text:p>
          </table:table-cell>
          <table:table-cell table:style-name="ce22" table:formula="of:=([.Q604]*[.Q602])" office:value-type="float" office:value="3.03259349453051" calcext:value-type="float">
            <text:p>3.0325934945</text:p>
          </table:table-cell>
          <table:table-cell table:style-name="ce18" table:formula="of:=([.R604]*[.R602])" office:value-type="float" office:value="3.15707390650029" calcext:value-type="float">
            <text:p>3.1570739065</text:p>
          </table:table-cell>
          <table:table-cell table:style-name="ce22" table:formula="of:=([.S604]*[.S602])" office:value-type="float" office:value="3.51375449596725" calcext:value-type="float">
            <text:p>3.513754496</text:p>
          </table:table-cell>
          <table:table-cell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scimark.sor.large;82.4366;0.22200761724449;74.2026;4.47898008352283;65.9628;5.38745740668894;64.8884;5.38994365105848;235.14;9.38824735716127;59.18;3.03259349453051;60.06;3.15707390650029;81.56;3.51375449596725" calcext:value-type="string">
            <text:p>scimark.sor.large;82.4366;0.22200761724449;74.2026;4.47898008352283;65.9628;5.38745740668894;64.8884;5.38994365105848;235.14;9.38824735716127;59.18;3.03259349453051;60.06;3.15707390650029;81.56;3.51375449596725</text:p>
          </table:table-cell>
          <table:table-cell table:number-columns-repeated="9"/>
        </table:table-row>
        <table:table-row table:style-name="ro4">
          <table:table-cell office:value-type="float" office:value="81.78" calcext:value-type="float">
            <text:p>81.78</text:p>
          </table:table-cell>
          <table:table-cell office:value-type="float" office:value="82.45" calcext:value-type="float">
            <text:p>82.45</text:p>
          </table:table-cell>
          <table:table-cell office:value-type="float" office:value="45.67" calcext:value-type="float">
            <text:p>45.67</text:p>
          </table:table-cell>
          <table:table-cell office:value-type="float" office:value="45.07" calcext:value-type="float">
            <text:p>45.07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0269307100540888" calcext:value-type="percentage">
            <text:p>0.27%</text:p>
          </table:table-cell>
          <table:table-cell table:formula="of:=[.G605]/[.G600]" office:value-type="percentage" office:value="0.0603614978925648" calcext:value-type="percentage">
            <text:p>6.04%</text:p>
          </table:table-cell>
          <table:table-cell table:formula="of:=[.H605]/[.H600]" office:value-type="percentage" office:value="0.0816741770617521" calcext:value-type="percentage">
            <text:p>8.17%</text:p>
          </table:table-cell>
          <table:table-cell table:formula="of:=[.I605]/[.I600]" office:value-type="percentage" office:value="0.0830648259328089" calcext:value-type="percentage">
            <text:p>8.31%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399262029308551" calcext:value-type="percentage">
            <text:p>3.99%</text:p>
          </table:table-cell>
          <table:table-cell table:formula="of:=[.Q605]/[.Q600]" office:value-type="percentage" office:value="0.0512435534729724" calcext:value-type="percentage">
            <text:p>5.12%</text:p>
          </table:table-cell>
          <table:table-cell table:formula="of:=[.R605]/[.R600]" office:value-type="percentage" office:value="0.0525653331085629" calcext:value-type="percentage">
            <text:p>5.26%</text:p>
          </table:table-cell>
          <table:table-cell table:formula="of:=[.S605]/[.S600]" office:value-type="percentage" office:value="0.043081835409113" calcext:value-type="percentage">
            <text:p>4.31%</text:p>
          </table:table-cell>
          <table:table-cell table:number-columns-repeated="11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82.27" calcext:value-type="float">
            <text:p>82.27</text:p>
          </table:table-cell>
          <table:table-cell office:value-type="float" office:value="82.25" calcext:value-type="float">
            <text:p>82.25</text:p>
          </table:table-cell>
          <table:table-cell office:value-type="float" office:value="45.06" calcext:value-type="float">
            <text:p>45.06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1.76" calcext:value-type="float">
            <text:p>81.76</text:p>
          </table:table-cell>
          <table:table-cell office:value-type="float" office:value="83.71" calcext:value-type="float">
            <text:p>83.71</text:p>
          </table:table-cell>
          <table:table-cell office:value-type="float" office:value="83.76" calcext:value-type="float">
            <text:p>83.76</text:p>
          </table:table-cell>
          <table:table-cell office:value-type="float" office:value="83.02" calcext:value-type="float">
            <text:p>83.0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0998828190391161" calcext:value-type="percentage">
            <text:p>-09.99%</text:p>
          </table:table-cell>
          <table:table-cell table:style-name="ce23" table:formula="of:=([.H600]-[.F600])/[.F600]" office:value-type="percentage" office:value="-0.1998359951769" calcext:value-type="percentage">
            <text:p>-19.98%</text:p>
          </table:table-cell>
          <table:table-cell table:style-name="ce23" table:formula="of:=([.I600]-[.F600])/[.F600]" office:value-type="percentage" office:value="-0.212869041178311" calcext:value-type="percentage">
            <text:p>-21.29%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748320149698052" calcext:value-type="percentage">
            <text:p>-74.83%</text:p>
          </table:table-cell>
          <table:table-cell table:style-name="ce29" table:formula="of:=([.R600]-[.P600])/[.P600]" office:value-type="percentage" office:value="-0.744577698392447" calcext:value-type="percentage">
            <text:p>-74.46%</text:p>
          </table:table-cell>
          <table:table-cell table:style-name="ce29" table:formula="of:=([.S600]-[.P600])/[.P600]" office:value-type="percentage" office:value="-0.653142808539593" calcext:value-type="percentage">
            <text:p>-65.31%</text:p>
          </table:table-cell>
          <table:table-cell table:number-columns-repeated="11"/>
        </table:table-row>
        <table:table-row table:style-name="ro4">
          <table:table-cell office:value-type="float" office:value="83.4" calcext:value-type="float">
            <text:p>83.4</text:p>
          </table:table-cell>
          <table:table-cell office:value-type="float" office:value="82.55" calcext:value-type="float">
            <text:p>82.55</text:p>
          </table:table-cell>
          <table:table-cell office:value-type="float" office:value="45.22" calcext:value-type="float">
            <text:p>45.22</text:p>
          </table:table-cell>
          <table:table-cell office:value-type="float" office:value="83.16" calcext:value-type="float">
            <text:p>83.16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83.81" calcext:value-type="float">
            <text:p>83.81</text:p>
          </table:table-cell>
          <table:table-cell office:value-type="float" office:value="45.49" calcext:value-type="float">
            <text:p>45.49</text:p>
          </table:table-cell>
          <table:table-cell office:value-type="float" office:value="82.02" calcext:value-type="float">
            <text:p>82.02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1.37" calcext:value-type="float">
            <text:p>81.37</text:p>
          </table:table-cell>
          <table:table-cell office:value-type="float" office:value="83.81" calcext:value-type="float">
            <text:p>83.81</text:p>
          </table:table-cell>
          <table:table-cell office:value-type="float" office:value="45.18" calcext:value-type="float">
            <text:p>45.18</text:p>
          </table:table-cell>
          <table:table-cell office:value-type="float" office:value="83.34" calcext:value-type="float">
            <text:p>83.34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83.5" calcext:value-type="float">
            <text:p>83.5</text:p>
          </table:table-cell>
          <table:table-cell office:value-type="float" office:value="82.72" calcext:value-type="float">
            <text:p>82.72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82.88" calcext:value-type="float">
            <text:p>82.88</text:p>
          </table:table-cell>
          <table:table-cell office:value-type="float" office:value="82.71" calcext:value-type="float">
            <text:p>82.71</text:p>
          </table:table-cell>
          <table:table-cell office:value-type="float" office:value="45.08" calcext:value-type="float">
            <text:p>45.08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3.51" calcext:value-type="float">
            <text:p>83.51</text:p>
          </table:table-cell>
          <table:table-cell office:value-type="float" office:value="83.24" calcext:value-type="float">
            <text:p>83.24</text:p>
          </table:table-cell>
          <table:table-cell office:value-type="float" office:value="83.05" calcext:value-type="float">
            <text:p>83.05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2.65" calcext:value-type="float">
            <text:p>82.65</text:p>
          </table:table-cell>
          <table:table-cell office:value-type="float" office:value="83.81" calcext:value-type="float">
            <text:p>83.81</text:p>
          </table:table-cell>
          <table:table-cell office:value-type="float" office:value="82.84" calcext:value-type="float">
            <text:p>82.84</text:p>
          </table:table-cell>
          <table:table-cell office:value-type="float" office:value="45.22" calcext:value-type="float">
            <text:p>45.22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33" calcext:value-type="float">
            <text:p>82.33</text:p>
          </table:table-cell>
          <table:table-cell office:value-type="float" office:value="50.67" calcext:value-type="float">
            <text:p>50.67</text:p>
          </table:table-cell>
          <table:table-cell office:value-type="float" office:value="46.06" calcext:value-type="float">
            <text:p>46.06</text:p>
          </table:table-cell>
          <table:table-cell office:value-type="float" office:value="82.94" calcext:value-type="float">
            <text:p>82.9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3.19" calcext:value-type="float">
            <text:p>83.19</text:p>
          </table:table-cell>
          <table:table-cell office:value-type="float" office:value="50.25" calcext:value-type="float">
            <text:p>50.25</text:p>
          </table:table-cell>
          <table:table-cell office:value-type="float" office:value="83.53" calcext:value-type="float">
            <text:p>83.53</text:p>
          </table:table-cell>
          <table:table-cell office:value-type="float" office:value="45.32" calcext:value-type="float">
            <text:p>45.32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83.57" calcext:value-type="float">
            <text:p>83.57</text:p>
          </table:table-cell>
          <table:table-cell office:value-type="float" office:value="82.23" calcext:value-type="float">
            <text:p>82.23</text:p>
          </table:table-cell>
          <table:table-cell office:value-type="float" office:value="83.95" calcext:value-type="float">
            <text:p>83.95</text:p>
          </table:table-cell>
          <table:table-cell office:value-type="float" office:value="45.09" calcext:value-type="float">
            <text:p>45.09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50.31" calcext:value-type="float">
            <text:p>50.31</text:p>
          </table:table-cell>
          <table:table-cell office:value-type="float" office:value="45.73" calcext:value-type="float">
            <text:p>45.73</text:p>
          </table:table-cell>
          <table:table-cell office:value-type="float" office:value="45.26" calcext:value-type="float">
            <text:p>45.26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3.33" calcext:value-type="float">
            <text:p>83.33</text:p>
          </table:table-cell>
          <table:table-cell office:value-type="float" office:value="82.57" calcext:value-type="float">
            <text:p>82.57</text:p>
          </table:table-cell>
          <table:table-cell office:value-type="float" office:value="45.55" calcext:value-type="float">
            <text:p>45.55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2.59" calcext:value-type="float">
            <text:p>82.59</text:p>
          </table:table-cell>
          <table:table-cell office:value-type="float" office:value="83.69" calcext:value-type="float">
            <text:p>83.69</text:p>
          </table:table-cell>
          <table:table-cell office:value-type="float" office:value="45.91" calcext:value-type="float">
            <text:p>45.9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2.99" calcext:value-type="float">
            <text:p>82.99</text:p>
          </table:table-cell>
          <table:table-cell office:value-type="float" office:value="83.84" calcext:value-type="float">
            <text:p>83.84</text:p>
          </table:table-cell>
          <table:table-cell office:value-type="float" office:value="45.74" calcext:value-type="float">
            <text:p>45.74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1.97" calcext:value-type="float">
            <text:p>81.97</text:p>
          </table:table-cell>
          <table:table-cell office:value-type="float" office:value="83.3" calcext:value-type="float">
            <text:p>83.3</text:p>
          </table:table-cell>
          <table:table-cell office:value-type="float" office:value="45.19" calcext:value-type="float">
            <text:p>45.19</text:p>
          </table:table-cell>
          <table:table-cell office:value-type="float" office:value="45.45" calcext:value-type="float">
            <text:p>45.45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08" calcext:value-type="float">
            <text:p>82.08</text:p>
          </table:table-cell>
          <table:table-cell office:value-type="float" office:value="50.07" calcext:value-type="float">
            <text:p>50.07</text:p>
          </table:table-cell>
          <table:table-cell office:value-type="float" office:value="83.32" calcext:value-type="float">
            <text:p>83.32</text:p>
          </table:table-cell>
          <table:table-cell office:value-type="float" office:value="45.2" calcext:value-type="float">
            <text:p>45.2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3.92" calcext:value-type="float">
            <text:p>83.92</text:p>
          </table:table-cell>
          <table:table-cell office:value-type="float" office:value="49.72" calcext:value-type="float">
            <text:p>49.72</text:p>
          </table:table-cell>
          <table:table-cell office:value-type="float" office:value="83.25" calcext:value-type="float">
            <text:p>83.25</text:p>
          </table:table-cell>
          <table:table-cell office:value-type="float" office:value="45.29" calcext:value-type="float">
            <text:p>45.29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1.34" calcext:value-type="float">
            <text:p>81.34</text:p>
          </table:table-cell>
          <table:table-cell office:value-type="float" office:value="82.56" calcext:value-type="float">
            <text:p>82.56</text:p>
          </table:table-cell>
          <table:table-cell office:value-type="float" office:value="45.58" calcext:value-type="float">
            <text:p>45.58</text:p>
          </table:table-cell>
          <table:table-cell office:value-type="float" office:value="45.39" calcext:value-type="float">
            <text:p>45.3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82.84" calcext:value-type="float">
            <text:p>82.84</text:p>
          </table:table-cell>
          <table:table-cell office:value-type="float" office:value="83.67" calcext:value-type="float">
            <text:p>83.67</text:p>
          </table:table-cell>
          <table:table-cell office:value-type="float" office:value="45.8" calcext:value-type="float">
            <text:p>45.8</text:p>
          </table:table-cell>
          <table:table-cell office:value-type="float" office:value="82.12" calcext:value-type="float">
            <text:p>82.12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3.32" calcext:value-type="float">
            <text:p>83.32</text:p>
          </table:table-cell>
          <table:table-cell office:value-type="float" office:value="83.54" calcext:value-type="float">
            <text:p>83.54</text:p>
          </table:table-cell>
          <table:table-cell office:value-type="float" office:value="82.87" calcext:value-type="float">
            <text:p>82.87</text:p>
          </table:table-cell>
          <table:table-cell office:value-type="float" office:value="83.15" calcext:value-type="float">
            <text:p>83.15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83.55" calcext:value-type="float">
            <text:p>83.55</text:p>
          </table:table-cell>
          <table:table-cell office:value-type="float" office:value="84.16" calcext:value-type="float">
            <text:p>84.16</text:p>
          </table:table-cell>
          <table:table-cell office:value-type="float" office:value="45.32" calcext:value-type="float">
            <text:p>45.3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3.33" calcext:value-type="float">
            <text:p>83.33</text:p>
          </table:table-cell>
          <table:table-cell office:value-type="float" office:value="83.7" calcext:value-type="float">
            <text:p>83.7</text:p>
          </table:table-cell>
          <table:table-cell office:value-type="float" office:value="82.11" calcext:value-type="float">
            <text:p>82.11</text:p>
          </table:table-cell>
          <table:table-cell office:value-type="float" office:value="82.95" calcext:value-type="float">
            <text:p>82.95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82.59" calcext:value-type="float">
            <text:p>82.59</text:p>
          </table:table-cell>
          <table:table-cell office:value-type="float" office:value="49.62" calcext:value-type="float">
            <text:p>49.62</text:p>
          </table:table-cell>
          <table:table-cell office:value-type="float" office:value="45.91" calcext:value-type="float">
            <text:p>45.91</text:p>
          </table:table-cell>
          <table:table-cell office:value-type="float" office:value="82.42" calcext:value-type="float">
            <text:p>82.42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3.59" calcext:value-type="float">
            <text:p>83.59</text:p>
          </table:table-cell>
          <table:table-cell office:value-type="float" office:value="83.83" calcext:value-type="float">
            <text:p>83.83</text:p>
          </table:table-cell>
          <table:table-cell office:value-type="float" office:value="45.5" calcext:value-type="float">
            <text:p>45.5</text:p>
          </table:table-cell>
          <table:table-cell office:value-type="float" office:value="44.73" calcext:value-type="float">
            <text:p>44.73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1.51" calcext:value-type="float">
            <text:p>81.51</text:p>
          </table:table-cell>
          <table:table-cell office:value-type="float" office:value="50.53" calcext:value-type="float">
            <text:p>50.53</text:p>
          </table:table-cell>
          <table:table-cell office:value-type="float" office:value="83.19" calcext:value-type="float">
            <text:p>83.19</text:p>
          </table:table-cell>
          <table:table-cell office:value-type="float" office:value="45.15" calcext:value-type="float">
            <text:p>45.15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50.83" calcext:value-type="float">
            <text:p>50.83</text:p>
          </table:table-cell>
          <table:table-cell office:value-type="float" office:value="45.55" calcext:value-type="float">
            <text:p>45.55</text:p>
          </table:table-cell>
          <table:table-cell office:value-type="float" office:value="82.57" calcext:value-type="float">
            <text:p>82.5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1.42" calcext:value-type="float">
            <text:p>81.42</text:p>
          </table:table-cell>
          <table:table-cell office:value-type="float" office:value="83.1" calcext:value-type="float">
            <text:p>83.1</text:p>
          </table:table-cell>
          <table:table-cell office:value-type="float" office:value="83.12" calcext:value-type="float">
            <text:p>83.12</text:p>
          </table:table-cell>
          <table:table-cell office:value-type="float" office:value="83.92" calcext:value-type="float">
            <text:p>83.9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50.53" calcext:value-type="float">
            <text:p>50.53</text:p>
          </table:table-cell>
          <table:table-cell office:value-type="float" office:value="46.17" calcext:value-type="float">
            <text:p>46.17</text:p>
          </table:table-cell>
          <table:table-cell office:value-type="float" office:value="83.31" calcext:value-type="float">
            <text:p>83.31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1.19" calcext:value-type="float">
            <text:p>81.19</text:p>
          </table:table-cell>
          <table:table-cell office:value-type="float" office:value="82.93" calcext:value-type="float">
            <text:p>82.93</text:p>
          </table:table-cell>
          <table:table-cell office:value-type="float" office:value="83.61" calcext:value-type="float">
            <text:p>83.61</text:p>
          </table:table-cell>
          <table:table-cell office:value-type="float" office:value="83.86" calcext:value-type="float">
            <text:p>83.86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2.45" calcext:value-type="float">
            <text:p>82.45</text:p>
          </table:table-cell>
          <table:table-cell office:value-type="float" office:value="45.55" calcext:value-type="float">
            <text:p>45.55</text:p>
          </table:table-cell>
          <table:table-cell office:value-type="float" office:value="81.6" calcext:value-type="float">
            <text:p>81.6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float" office:value="84.09" calcext:value-type="float">
            <text:p>84.09</text:p>
          </table:table-cell>
          <table:table-cell office:value-type="float" office:value="45.71" calcext:value-type="float">
            <text:p>45.71</text:p>
          </table:table-cell>
          <table:table-cell office:value-type="float" office:value="45.46" calcext:value-type="float">
            <text:p>45.46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3.37" calcext:value-type="float">
            <text:p>83.37</text:p>
          </table:table-cell>
          <table:table-cell office:value-type="float" office:value="83.49" calcext:value-type="float">
            <text:p>83.49</text:p>
          </table:table-cell>
          <table:table-cell office:value-type="float" office:value="83.35" calcext:value-type="float">
            <text:p>83.35</text:p>
          </table:table-cell>
          <table:table-cell office:value-type="float" office:value="45.39" calcext:value-type="float">
            <text:p>45.39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26.93" calcext:value-type="float">
            <text:p>26.93</text:p>
          </table:table-cell>
          <table:table-cell office:value-type="float" office:value="82.62" calcext:value-type="float">
            <text:p>82.62</text:p>
          </table:table-cell>
          <table:table-cell office:value-type="float" office:value="45.57" calcext:value-type="float">
            <text:p>45.57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0.97" calcext:value-type="float">
            <text:p>80.97</text:p>
          </table:table-cell>
          <table:table-cell office:value-type="float" office:value="50.12" calcext:value-type="float">
            <text:p>50.12</text:p>
          </table:table-cell>
          <table:table-cell office:value-type="float" office:value="45.88" calcext:value-type="float">
            <text:p>45.88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2.13" calcext:value-type="float">
            <text:p>82.13</text:p>
          </table:table-cell>
          <table:table-cell office:value-type="float" office:value="83.02" calcext:value-type="float">
            <text:p>83.02</text:p>
          </table:table-cell>
          <table:table-cell office:value-type="float" office:value="45.83" calcext:value-type="float">
            <text:p>45.83</text:p>
          </table:table-cell>
          <table:table-cell office:value-type="float" office:value="82.85" calcext:value-type="float">
            <text:p>82.85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2.69" calcext:value-type="float">
            <text:p>82.69</text:p>
          </table:table-cell>
          <table:table-cell office:value-type="float" office:value="83.05" calcext:value-type="float">
            <text:p>83.05</text:p>
          </table:table-cell>
          <table:table-cell office:value-type="float" office:value="46.22" calcext:value-type="float">
            <text:p>46.22</text:p>
          </table:table-cell>
          <table:table-cell office:value-type="float" office:value="83.1" calcext:value-type="float">
            <text:p>83.1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50.21" calcext:value-type="float">
            <text:p>50.21</text:p>
          </table:table-cell>
          <table:table-cell office:value-type="float" office:value="44.89" calcext:value-type="float">
            <text:p>44.89</text:p>
          </table:table-cell>
          <table:table-cell office:value-type="float" office:value="82.77" calcext:value-type="float">
            <text:p>82.77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2.74" calcext:value-type="float">
            <text:p>82.74</text:p>
          </table:table-cell>
          <table:table-cell office:value-type="float" office:value="49.96" calcext:value-type="float">
            <text:p>49.96</text:p>
          </table:table-cell>
          <table:table-cell office:value-type="float" office:value="82.82" calcext:value-type="float">
            <text:p>82.82</text:p>
          </table:table-cell>
          <table:table-cell office:value-type="float" office:value="82.02" calcext:value-type="float">
            <text:p>82.0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1.54" calcext:value-type="float">
            <text:p>81.54</text:p>
          </table:table-cell>
          <table:table-cell office:value-type="float" office:value="83.45" calcext:value-type="float">
            <text:p>83.45</text:p>
          </table:table-cell>
          <table:table-cell office:value-type="float" office:value="45.99" calcext:value-type="float">
            <text:p>45.99</text:p>
          </table:table-cell>
          <table:table-cell office:value-type="float" office:value="45.39" calcext:value-type="float">
            <text:p>45.39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table:style-name="ce5" office:value-type="float" office:value="82.5" calcext:value-type="float">
            <text:p>82.5</text:p>
          </table:table-cell>
          <table:table-cell table:style-name="ce10" office:value-type="float" office:value="84.22" calcext:value-type="float">
            <text:p>84.22</text:p>
          </table:table-cell>
          <table:table-cell office:value-type="float" office:value="83.88" calcext:value-type="float">
            <text:p>83.88</text:p>
          </table:table-cell>
          <table:table-cell office:value-type="float" office:value="45.9" calcext:value-type="float">
            <text:p>45.9</text:p>
          </table:table-cell>
          <table:table-cell table:style-name="ce16"/>
          <table:table-cell table:style-name="ce20" table:number-columns-repeated="5"/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45.57" calcext:value-type="float">
            <text:p>345.57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4.41" calcext:value-type="float">
            <text:p>374.4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68.95" calcext:value-type="float">
            <text:p>368.95</text:p>
          </table:table-cell>
          <table:table-cell office:value-type="float" office:value="339.94" calcext:value-type="float">
            <text:p>339.94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8.25" calcext:value-type="float">
            <text:p>378.2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653:.A702])" office:value-type="float" office:value="368.7886" calcext:value-type="float">
            <text:p>368.7886</text:p>
          </table:table-cell>
          <table:table-cell table:style-name="ce22" table:formula="of:=AVERAGE([.B653:.B702])" office:value-type="float" office:value="349.7866" calcext:value-type="float">
            <text:p>349.7866</text:p>
          </table:table-cell>
          <table:table-cell table:style-name="ce18" table:formula="of:=AVERAGE([.C653:.C702])" office:value-type="float" office:value="374.2502" calcext:value-type="float">
            <text:p>374.2502</text:p>
          </table:table-cell>
          <table:table-cell table:style-name="ce22" table:formula="of:=AVERAGE([.D653:.D702])" office:value-type="float" office:value="374.2698" calcext:value-type="float">
            <text:p>374.2698</text:p>
          </table:table-cell>
          <table:table-cell table:style-name="ce18" table:formula="of:=([.G654]-[.F654])/[.F654]" office:value-type="float" office:value="-0.0515254538779132" calcext:value-type="float">
            <text:p>-0.0515254539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653:.K702])" office:value-type="float" office:value="233.56" calcext:value-type="float">
            <text:p>233.56</text:p>
          </table:table-cell>
          <table:table-cell table:style-name="ce22" table:formula="of:=AVERAGE([.L653:.L702])" office:value-type="float" office:value="116.38" calcext:value-type="float">
            <text:p>116.38</text:p>
          </table:table-cell>
          <table:table-cell table:style-name="ce18" table:formula="of:=AVERAGE([.M653:.M702])" office:value-type="float" office:value="52.26" calcext:value-type="float">
            <text:p>52.26</text:p>
          </table:table-cell>
          <table:table-cell table:style-name="ce18" table:formula="of:=AVERAGE([.N653:.N702])" office:value-type="float" office:value="67.08" calcext:value-type="float">
            <text:p>67.08</text:p>
          </table:table-cell>
          <table:table-cell table:number-columns-repeated="11"/>
        </table:table-row>
        <table:table-row table:style-name="ro4">
          <table:table-cell office:value-type="float" office:value="376.18" calcext:value-type="float">
            <text:p>376.18</text:p>
          </table:table-cell>
          <table:table-cell office:value-type="float" office:value="345.82" calcext:value-type="float">
            <text:p>345.82</text:p>
          </table:table-cell>
          <table:table-cell office:value-type="float" office:value="372.53" calcext:value-type="float">
            <text:p>372.53</text:p>
          </table:table-cell>
          <table:table-cell office:value-type="float" office:value="373.83" calcext:value-type="float">
            <text:p>373.8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57.2166531020409" calcext:value-type="float">
            <text:p>57.216653102</text:p>
          </table:table-cell>
          <table:table-cell table:style-name="ce21" table:formula="of:=VAR([.B653:.B702])" office:value-type="float" office:value="147.320145346939" calcext:value-type="float">
            <text:p>147.3201453469</text:p>
          </table:table-cell>
          <table:table-cell table:style-name="Default" table:formula="of:=VAR([.C653:.C702])" office:value-type="float" office:value="9.30198159183671" calcext:value-type="float">
            <text:p>9.3019815918</text:p>
          </table:table-cell>
          <table:table-cell table:style-name="ce21" table:formula="of:=VAR([.D653:.D702])" office:value-type="float" office:value="12.3133815918367" calcext:value-type="float">
            <text:p>12.3133815918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1141.76163265306" calcext:value-type="float">
            <text:p>1141.7616326531</text:p>
          </table:table-cell>
          <table:table-cell table:style-name="ce21" table:formula="of:=VAR([.L653:.L702])" office:value-type="float" office:value="106.852653061225" calcext:value-type="float">
            <text:p>106.8526530612</text:p>
          </table:table-cell>
          <table:table-cell table:style-name="Default" table:formula="of:=VAR([.M653:.M702])" office:value-type="float" office:value="21.0126530612245" calcext:value-type="float">
            <text:p>21.0126530612</text:p>
          </table:table-cell>
          <table:table-cell table:style-name="Default" table:formula="of:=VAR([.N653:.N702])" office:value-type="float" office:value="46.9730612244898" calcext:value-type="float">
            <text:p>46.9730612245</text:p>
          </table:table-cell>
          <table:table-cell table:number-columns-repeated="11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42" calcext:value-type="float">
            <text:p>342</text:p>
          </table:table-cell>
          <table:table-cell office:value-type="float" office:value="374.41" calcext:value-type="float">
            <text:p>374.41</text:p>
          </table:table-cell>
          <table:table-cell office:value-type="float" office:value="371.23" calcext:value-type="float">
            <text:p>371.2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.06973504291522" calcext:value-type="float">
            <text:p>1.0697350429</text:p>
          </table:table-cell>
          <table:table-cell table:style-name="ce21" table:formula="of:=SQRT([.G655]/[.G653])" office:value-type="float" office:value="1.71650893004924" calcext:value-type="float">
            <text:p>1.71650893</text:p>
          </table:table-cell>
          <table:table-cell table:style-name="Default" table:formula="of:=SQRT([.H655]/[.H653])" office:value-type="float" office:value="0.431323117670192" calcext:value-type="float">
            <text:p>0.4313231177</text:p>
          </table:table-cell>
          <table:table-cell table:style-name="ce21" table:formula="of:=SQRT([.I655]/[.I653])" office:value-type="float" office:value="0.496253596296021" calcext:value-type="float">
            <text:p>0.4962535963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4.7786224639598" calcext:value-type="float">
            <text:p>4.778622464</text:p>
          </table:table-cell>
          <table:table-cell table:style-name="ce21" table:formula="of:=SQRT([.Q655]/[.Q653])" office:value-type="float" office:value="1.46186629389438" calcext:value-type="float">
            <text:p>1.4618662939</text:p>
          </table:table-cell>
          <table:table-cell table:style-name="Default" table:formula="of:=SQRT([.R655]/[.R653])" office:value-type="float" office:value="0.648269281413588" calcext:value-type="float">
            <text:p>0.6482692814</text:p>
          </table:table-cell>
          <table:table-cell table:style-name="Default" table:formula="of:=SQRT([.S655]/[.S653])" office:value-type="float" office:value="0.96925807940393" calcext:value-type="float">
            <text:p>0.9692580794</text:p>
          </table:table-cell>
          <table:table-cell table:number-columns-repeated="11"/>
        </table:table-row>
        <table:table-row table:style-name="ro4">
          <table:table-cell office:value-type="float" office:value="368.66" calcext:value-type="float">
            <text:p>368.66</text:p>
          </table:table-cell>
          <table:table-cell office:value-type="float" office:value="344.46" calcext:value-type="float">
            <text:p>344.46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7.66" calcext:value-type="float">
            <text:p>377.6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44.83" calcext:value-type="float">
            <text:p>344.83</text:p>
          </table:table-cell>
          <table:table-cell office:value-type="float" office:value="368.52" calcext:value-type="float">
            <text:p>368.52</text:p>
          </table:table-cell>
          <table:table-cell office:value-type="float" office:value="371.23" calcext:value-type="float">
            <text:p>371.2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38.62" calcext:value-type="float">
            <text:p>338.62</text:p>
          </table:table-cell>
          <table:table-cell office:value-type="float" office:value="374.56" calcext:value-type="float">
            <text:p>374.56</text:p>
          </table:table-cell>
          <table:table-cell office:value-type="float" office:value="379.15" calcext:value-type="float">
            <text:p>379.1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58]*[.F656])" office:value-type="float" office:value="2.1497130525318" calcext:value-type="float">
            <text:p>2.1497130525</text:p>
          </table:table-cell>
          <table:table-cell table:style-name="ce22" table:formula="of:=([.G658]*[.G656])" office:value-type="float" office:value="3.44945384013815" calcext:value-type="float">
            <text:p>3.4494538401</text:p>
          </table:table-cell>
          <table:table-cell table:style-name="ce18" table:formula="of:=([.H658]*[.H656])" office:value-type="float" office:value="0.866776256471398" calcext:value-type="float">
            <text:p>0.8667762565</text:p>
          </table:table-cell>
          <table:table-cell table:style-name="ce22" table:formula="of:=([.I658]*[.I656])" office:value-type="float" office:value="0.997258938452814" calcext:value-type="float">
            <text:p>0.9972589385</text:p>
          </table:table-cell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58]*[.P656])" office:value-type="float" office:value="9.60300137116312" calcext:value-type="float">
            <text:p>9.6030013712</text:p>
          </table:table-cell>
          <table:table-cell table:style-name="ce22" table:formula="of:=([.Q658]*[.Q656])" office:value-type="float" office:value="2.93773030420404" calcext:value-type="float">
            <text:p>2.9377303042</text:p>
          </table:table-cell>
          <table:table-cell table:style-name="ce18" table:formula="of:=([.R658]*[.R656])" office:value-type="float" office:value="1.30274589492031" calcext:value-type="float">
            <text:p>1.3027458949</text:p>
          </table:table-cell>
          <table:table-cell table:style-name="ce18" table:formula="of:=([.S658]*[.S656])" office:value-type="float" office:value="1.94779703475758" calcext:value-type="float">
            <text:p>1.9477970348</text:p>
          </table:table-cell>
          <table:table-cell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cimark.sor.small;368.7886;2.1497130525318;349.7866;3.44945384013815;374.2502;0.866776256471398;374.2698;0.997258938452814;233.56;9.60300137116312;116.38;2.93773030420404;52.26;1.30274589492031;67.08;1.94779703475758" calcext:value-type="string">
            <text:p>scimark.sor.small;368.7886;2.1497130525318;349.7866;3.44945384013815;374.2502;0.866776256471398;374.2698;0.997258938452814;233.56;9.60300137116312;116.38;2.93773030420404;52.26;1.30274589492031;67.08;1.94779703475758</text:p>
          </table:table-cell>
          <table:table-cell table:number-columns-repeated="9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44.7" calcext:value-type="float">
            <text:p>344.7</text:p>
          </table:table-cell>
          <table:table-cell office:value-type="float" office:value="374.71" calcext:value-type="float">
            <text:p>374.71</text:p>
          </table:table-cell>
          <table:table-cell office:value-type="float" office:value="370.66" calcext:value-type="float">
            <text:p>370.66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582912013151111" calcext:value-type="percentage">
            <text:p>0.58%</text:p>
          </table:table-cell>
          <table:table-cell table:formula="of:=[.G659]/[.G654]" office:value-type="percentage" office:value="0.00986159515584117" calcext:value-type="percentage">
            <text:p>0.99%</text:p>
          </table:table-cell>
          <table:table-cell table:formula="of:=[.H659]/[.H654]" office:value-type="percentage" office:value="0.00231603418373964" calcext:value-type="percentage">
            <text:p>0.23%</text:p>
          </table:table-cell>
          <table:table-cell table:formula="of:=[.I659]/[.I654]" office:value-type="percentage" office:value="0.00266454557234598" calcext:value-type="percentage">
            <text:p>0.27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11157791195544" calcext:value-type="percentage">
            <text:p>4.11%</text:p>
          </table:table-cell>
          <table:table-cell table:formula="of:=[.Q659]/[.Q654]" office:value-type="percentage" office:value="0.025242570065338" calcext:value-type="percentage">
            <text:p>2.52%</text:p>
          </table:table-cell>
          <table:table-cell table:formula="of:=[.R659]/[.R654]" office:value-type="percentage" office:value="0.0249281648473079" calcext:value-type="percentage">
            <text:p>2.49%</text:p>
          </table:table-cell>
          <table:table-cell table:formula="of:=[.S659]/[.S654]" office:value-type="percentage" office:value="0.0290369265765889" calcext:value-type="percentage">
            <text:p>2.90%</text:p>
          </table:table-cell>
          <table:table-cell table:number-columns-repeated="11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61.45" calcext:value-type="float">
            <text:p>361.45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0.8" calcext:value-type="float">
            <text:p>370.8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3.91" calcext:value-type="float">
            <text:p>363.91</text:p>
          </table:table-cell>
          <table:table-cell office:value-type="float" office:value="375.73" calcext:value-type="float">
            <text:p>375.73</text:p>
          </table:table-cell>
          <table:table-cell office:value-type="float" office:value="376.62" calcext:value-type="float">
            <text:p>376.6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-0.0515254538779126" calcext:value-type="percentage">
            <text:p>-05.15%</text:p>
          </table:table-cell>
          <table:table-cell table:style-name="ce23" table:formula="of:=([.H654]-[.F654])/[.F654]" office:value-type="percentage" office:value="0.0148095684085683" calcext:value-type="percentage">
            <text:p>01.48%</text:p>
          </table:table-cell>
          <table:table-cell table:style-name="ce23" table:formula="of:=([.I654]-[.F654])/[.F654]" office:value-type="percentage" office:value="0.0148627153876232" calcext:value-type="percentage">
            <text:p>01.49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01712622024319" calcext:value-type="percentage">
            <text:p>-50.17%</text:p>
          </table:table-cell>
          <table:table-cell table:style-name="ce29" table:formula="of:=([.R654]-[.P654])/[.P654]" office:value-type="percentage" office:value="-0.776245932522692" calcext:value-type="percentage">
            <text:p>-77.62%</text:p>
          </table:table-cell>
          <table:table-cell table:style-name="ce29" table:formula="of:=([.S654]-[.P654])/[.P654]" office:value-type="percentage" office:value="-0.712793286521665" calcext:value-type="percentage">
            <text:p>-71.28%</text:p>
          </table:table-cell>
          <table:table-cell table:number-columns-repeated="11"/>
        </table:table-row>
        <table:table-row table:style-name="ro4">
          <table:table-cell office:value-type="float" office:value="349.34" calcext:value-type="float">
            <text:p>349.34</text:p>
          </table:table-cell>
          <table:table-cell office:value-type="float" office:value="335.78" calcext:value-type="float">
            <text:p>335.78</text:p>
          </table:table-cell>
          <table:table-cell office:value-type="float" office:value="371.8" calcext:value-type="float">
            <text:p>371.8</text:p>
          </table:table-cell>
          <table:table-cell office:value-type="float" office:value="372.09" calcext:value-type="float">
            <text:p>372.09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73.98" calcext:value-type="float">
            <text:p>373.98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76.62" calcext:value-type="float">
            <text:p>376.62</text:p>
          </table:table-cell>
          <table:table-cell office:value-type="float" office:value="365.16" calcext:value-type="float">
            <text:p>365.16</text:p>
          </table:table-cell>
          <table:table-cell office:value-type="float" office:value="365.3" calcext:value-type="float">
            <text:p>365.3</text:p>
          </table:table-cell>
          <table:table-cell office:value-type="float" office:value="377.51" calcext:value-type="float">
            <text:p>377.5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1.09" calcext:value-type="float">
            <text:p>371.09</text:p>
          </table:table-cell>
          <table:table-cell office:value-type="float" office:value="344.09" calcext:value-type="float">
            <text:p>344.09</text:p>
          </table:table-cell>
          <table:table-cell office:value-type="float" office:value="370.51" calcext:value-type="float">
            <text:p>370.51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47.83" calcext:value-type="float">
            <text:p>347.83</text:p>
          </table:table-cell>
          <table:table-cell office:value-type="float" office:value="344.95" calcext:value-type="float">
            <text:p>344.95</text:p>
          </table:table-cell>
          <table:table-cell office:value-type="float" office:value="378.4" calcext:value-type="float">
            <text:p>378.4</text:p>
          </table:table-cell>
          <table:table-cell office:value-type="float" office:value="377.51" calcext:value-type="float">
            <text:p>377.5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45.7" calcext:value-type="float">
            <text:p>345.7</text:p>
          </table:table-cell>
          <table:table-cell office:value-type="float" office:value="363.77" calcext:value-type="float">
            <text:p>363.77</text:p>
          </table:table-cell>
          <table:table-cell office:value-type="float" office:value="377.06" calcext:value-type="float">
            <text:p>377.06</text:p>
          </table:table-cell>
          <table:table-cell office:value-type="float" office:value="372.53" calcext:value-type="float">
            <text:p>372.53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41.88" calcext:value-type="float">
            <text:p>341.88</text:p>
          </table:table-cell>
          <table:table-cell office:value-type="float" office:value="375.29" calcext:value-type="float">
            <text:p>375.29</text:p>
          </table:table-cell>
          <table:table-cell office:value-type="float" office:value="361.85" calcext:value-type="float">
            <text:p>361.85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41.64" calcext:value-type="float">
            <text:p>341.64</text:p>
          </table:table-cell>
          <table:table-cell office:value-type="float" office:value="377.95" calcext:value-type="float">
            <text:p>377.95</text:p>
          </table:table-cell>
          <table:table-cell office:value-type="float" office:value="364.46" calcext:value-type="float">
            <text:p>364.4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44.83" calcext:value-type="float">
            <text:p>344.83</text:p>
          </table:table-cell>
          <table:table-cell office:value-type="float" office:value="340.91" calcext:value-type="float">
            <text:p>340.91</text:p>
          </table:table-cell>
          <table:table-cell office:value-type="float" office:value="377.51" calcext:value-type="float">
            <text:p>377.51</text:p>
          </table:table-cell>
          <table:table-cell office:value-type="float" office:value="375.88" calcext:value-type="float">
            <text:p>375.88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41.39" calcext:value-type="float">
            <text:p>341.39</text:p>
          </table:table-cell>
          <table:table-cell office:value-type="float" office:value="370.23" calcext:value-type="float">
            <text:p>370.23</text:p>
          </table:table-cell>
          <table:table-cell office:value-type="float" office:value="377.8" calcext:value-type="float">
            <text:p>377.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73.25" calcext:value-type="float">
            <text:p>373.25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5.15" calcext:value-type="float">
            <text:p>375.15</text:p>
          </table:table-cell>
          <table:table-cell office:value-type="float" office:value="341.88" calcext:value-type="float">
            <text:p>341.88</text:p>
          </table:table-cell>
          <table:table-cell office:value-type="float" office:value="372.53" calcext:value-type="float">
            <text:p>372.53</text:p>
          </table:table-cell>
          <table:table-cell office:value-type="float" office:value="368.66" calcext:value-type="float">
            <text:p>368.66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38.39" calcext:value-type="float">
            <text:p>338.39</text:p>
          </table:table-cell>
          <table:table-cell office:value-type="float" office:value="377.21" calcext:value-type="float">
            <text:p>377.21</text:p>
          </table:table-cell>
          <table:table-cell office:value-type="float" office:value="372.96" calcext:value-type="float">
            <text:p>372.96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0.51" calcext:value-type="float">
            <text:p>370.51</text:p>
          </table:table-cell>
          <table:table-cell office:value-type="float" office:value="342.73" calcext:value-type="float">
            <text:p>342.73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4.56" calcext:value-type="float">
            <text:p>374.56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71.37" calcext:value-type="float">
            <text:p>371.37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73.4" calcext:value-type="float">
            <text:p>373.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36.61" calcext:value-type="float">
            <text:p>336.61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4.71" calcext:value-type="float">
            <text:p>374.71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46.82" calcext:value-type="float">
            <text:p>346.82</text:p>
          </table:table-cell>
          <table:table-cell office:value-type="float" office:value="364.6" calcext:value-type="float">
            <text:p>364.6</text:p>
          </table:table-cell>
          <table:table-cell office:value-type="float" office:value="376.62" calcext:value-type="float">
            <text:p>376.62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65.02" calcext:value-type="float">
            <text:p>365.02</text:p>
          </table:table-cell>
          <table:table-cell office:value-type="float" office:value="339.22" calcext:value-type="float">
            <text:p>339.22</text:p>
          </table:table-cell>
          <table:table-cell office:value-type="float" office:value="372.09" calcext:value-type="float">
            <text:p>372.09</text:p>
          </table:table-cell>
          <table:table-cell office:value-type="float" office:value="369.8" calcext:value-type="float">
            <text:p>369.8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2.24" calcext:value-type="float">
            <text:p>372.24</text:p>
          </table:table-cell>
          <table:table-cell office:value-type="float" office:value="341.88" calcext:value-type="float">
            <text:p>341.88</text:p>
          </table:table-cell>
          <table:table-cell office:value-type="float" office:value="373.98" calcext:value-type="float">
            <text:p>373.98</text:p>
          </table:table-cell>
          <table:table-cell office:value-type="float" office:value="371.52" calcext:value-type="float">
            <text:p>371.52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69.37" calcext:value-type="float">
            <text:p>369.37</text:p>
          </table:table-cell>
          <table:table-cell office:value-type="float" office:value="378.25" calcext:value-type="float">
            <text:p>378.25</text:p>
          </table:table-cell>
          <table:table-cell office:value-type="float" office:value="375.44" calcext:value-type="float">
            <text:p>375.44</text:p>
          </table:table-cell>
          <table:table-cell office:value-type="float" office:value="368.52" calcext:value-type="float">
            <text:p>368.5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43.96" calcext:value-type="float">
            <text:p>343.96</text:p>
          </table:table-cell>
          <table:table-cell office:value-type="float" office:value="373.83" calcext:value-type="float">
            <text:p>373.83</text:p>
          </table:table-cell>
          <table:table-cell office:value-type="float" office:value="373.4" calcext:value-type="float">
            <text:p>373.4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39.94" calcext:value-type="float">
            <text:p>339.94</text:p>
          </table:table-cell>
          <table:table-cell office:value-type="float" office:value="373.54" calcext:value-type="float">
            <text:p>373.54</text:p>
          </table:table-cell>
          <table:table-cell office:value-type="float" office:value="374.56" calcext:value-type="float">
            <text:p>374.56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4.12" calcext:value-type="float">
            <text:p>374.12</text:p>
          </table:table-cell>
          <table:table-cell office:value-type="float" office:value="340.79" calcext:value-type="float">
            <text:p>340.79</text:p>
          </table:table-cell>
          <table:table-cell office:value-type="float" office:value="376.77" calcext:value-type="float">
            <text:p>376.77</text:p>
          </table:table-cell>
          <table:table-cell office:value-type="float" office:value="377.06" calcext:value-type="float">
            <text:p>377.0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6.62" calcext:value-type="float">
            <text:p>376.62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1.52" calcext:value-type="float">
            <text:p>371.52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9" calcext:value-type="float">
            <text:p>379</text:p>
          </table:table-cell>
          <table:table-cell office:value-type="float" office:value="377.51" calcext:value-type="float">
            <text:p>377.5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41.52" calcext:value-type="float">
            <text:p>341.52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5.73" calcext:value-type="float">
            <text:p>375.73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38.39" calcext:value-type="float">
            <text:p>338.39</text:p>
          </table:table-cell>
          <table:table-cell office:value-type="float" office:value="372.67" calcext:value-type="float">
            <text:p>372.67</text:p>
          </table:table-cell>
          <table:table-cell office:value-type="float" office:value="376.18" calcext:value-type="float">
            <text:p>376.18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51.39" calcext:value-type="float">
            <text:p>351.39</text:p>
          </table:table-cell>
          <table:table-cell office:value-type="float" office:value="361.17" calcext:value-type="float">
            <text:p>361.17</text:p>
          </table:table-cell>
          <table:table-cell office:value-type="float" office:value="377.51" calcext:value-type="float">
            <text:p>377.51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41.64" calcext:value-type="float">
            <text:p>341.64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2.96" calcext:value-type="float">
            <text:p>372.96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63.77" calcext:value-type="float">
            <text:p>363.77</text:p>
          </table:table-cell>
          <table:table-cell office:value-type="float" office:value="377.36" calcext:value-type="float">
            <text:p>377.36</text:p>
          </table:table-cell>
          <table:table-cell office:value-type="float" office:value="378.25" calcext:value-type="float">
            <text:p>378.2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67.11" calcext:value-type="float">
            <text:p>367.11</text:p>
          </table:table-cell>
          <table:table-cell office:value-type="float" office:value="343.96" calcext:value-type="float">
            <text:p>343.96</text:p>
          </table:table-cell>
          <table:table-cell office:value-type="float" office:value="372.82" calcext:value-type="float">
            <text:p>372.82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4.05" calcext:value-type="float">
            <text:p>364.05</text:p>
          </table:table-cell>
          <table:table-cell office:value-type="float" office:value="373.54" calcext:value-type="float">
            <text:p>373.54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1.8" calcext:value-type="float">
            <text:p>371.8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41.39" calcext:value-type="float">
            <text:p>341.39</text:p>
          </table:table-cell>
          <table:table-cell office:value-type="float" office:value="373.98" calcext:value-type="float">
            <text:p>373.98</text:p>
          </table:table-cell>
          <table:table-cell office:value-type="float" office:value="372.53" calcext:value-type="float">
            <text:p>372.53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3.25" calcext:value-type="float">
            <text:p>373.25</text:p>
          </table:table-cell>
          <table:table-cell office:value-type="float" office:value="341.15" calcext:value-type="float">
            <text:p>341.15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6.18" calcext:value-type="float">
            <text:p>376.18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69.66" calcext:value-type="float">
            <text:p>369.66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6.77" calcext:value-type="float">
            <text:p>376.77</text:p>
          </table:table-cell>
          <table:table-cell office:value-type="float" office:value="372.24" calcext:value-type="float">
            <text:p>372.24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2.61" calcext:value-type="float">
            <text:p>342.61</text:p>
          </table:table-cell>
          <table:table-cell office:value-type="float" office:value="377.95" calcext:value-type="float">
            <text:p>377.95</text:p>
          </table:table-cell>
          <table:table-cell office:value-type="float" office:value="375.88" calcext:value-type="float">
            <text:p>375.88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42.37" calcext:value-type="float">
            <text:p>342.37</text:p>
          </table:table-cell>
          <table:table-cell office:value-type="float" office:value="375.88" calcext:value-type="float">
            <text:p>375.88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table:style-name="ce5" office:value-type="float" office:value="375" calcext:value-type="float">
            <text:p>375</text:p>
          </table:table-cell>
          <table:table-cell table:style-name="ce10" office:value-type="float" office:value="365.3" calcext:value-type="float">
            <text:p>365.3</text:p>
          </table:table-cell>
          <table:table-cell office:value-type="float" office:value="374.71" calcext:value-type="float">
            <text:p>374.71</text:p>
          </table:table-cell>
          <table:table-cell office:value-type="float" office:value="376.18" calcext:value-type="float">
            <text:p>376.18</text:p>
          </table:table-cell>
          <table:table-cell table:style-name="ce16"/>
          <table:table-cell table:style-name="ce20" table:number-columns-repeated="5"/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6.62" calcext:value-type="float">
            <text:p>76.62</text:p>
          </table:table-cell>
          <table:table-cell office:value-type="float" office:value="46.41" calcext:value-type="float">
            <text:p>46.41</text:p>
          </table:table-cell>
          <table:table-cell office:value-type="float" office:value="46.78" calcext:value-type="float">
            <text:p>46.78</text:p>
          </table:table-cell>
          <table:table-cell office:value-type="float" office:value="43.88" calcext:value-type="float">
            <text:p>43.8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6.23" calcext:value-type="float">
            <text:p>76.23</text:p>
          </table:table-cell>
          <table:table-cell office:value-type="float" office:value="50.74" calcext:value-type="float">
            <text:p>50.74</text:p>
          </table:table-cell>
          <table:table-cell office:value-type="float" office:value="46.22" calcext:value-type="float">
            <text:p>46.22</text:p>
          </table:table-cell>
          <table:table-cell office:value-type="float" office:value="48.97" calcext:value-type="float">
            <text:p>48.9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50.8774" calcext:value-type="float">
            <text:p>50.8774</text:p>
          </table:table-cell>
          <table:table-cell table:style-name="ce18" table:formula="of:=AVERAGE([.C707:.C756])" office:value-type="float" office:value="48.6626" calcext:value-type="float">
            <text:p>48.6626</text:p>
          </table:table-cell>
          <table:table-cell table:style-name="ce22" table:formula="of:=AVERAGE([.D707:.D756])" office:value-type="float" office:value="47.6208" calcext:value-type="float">
            <text:p>47.6208</text:p>
          </table:table-cell>
          <table:table-cell table:style-name="ce18" table:formula="of:=([.G708]-[.F708])/[.F708]" office:value-type="float" office:value="-0.156894003168437" calcext:value-type="float">
            <text:p>-0.1568940032</text:p>
          </table:table-cell>
          <table:table-cell office:value-type="float" office:value="270" calcext:value-type="float">
            <text:p>270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07:.K756])" office:value-type="float" office:value="254.38" calcext:value-type="float">
            <text:p>254.38</text:p>
          </table:table-cell>
          <table:table-cell table:style-name="ce22" table:formula="of:=AVERAGE([.L707:.L756])" office:value-type="float" office:value="97.18" calcext:value-type="float">
            <text:p>97.18</text:p>
          </table:table-cell>
          <table:table-cell table:style-name="ce18" table:formula="of:=AVERAGE([.M707:.M756])" office:value-type="float" office:value="79.76" calcext:value-type="float">
            <text:p>79.76</text:p>
          </table:table-cell>
          <table:table-cell table:style-name="ce22" table:formula="of:=AVERAGE([.N707:.N756])" office:value-type="float" office:value="106.52" calcext:value-type="float">
            <text:p>106.52</text:p>
          </table:table-cell>
          <table:table-cell table:number-columns-repeated="11"/>
        </table:table-row>
        <table:table-row table:style-name="ro4">
          <table:table-cell office:value-type="float" office:value="43.31" calcext:value-type="float">
            <text:p>43.31</text:p>
          </table:table-cell>
          <table:table-cell office:value-type="float" office:value="46.04" calcext:value-type="float">
            <text:p>46.04</text:p>
          </table:table-cell>
          <table:table-cell office:value-type="float" office:value="47.83" calcext:value-type="float">
            <text:p>47.83</text:p>
          </table:table-cell>
          <table:table-cell office:value-type="float" office:value="42.27" calcext:value-type="float">
            <text:p>42.2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105.020497183673" calcext:value-type="float">
            <text:p>105.0204971837</text:p>
          </table:table-cell>
          <table:table-cell table:style-name="Default" table:formula="of:=VAR([.C707:.C756])" office:value-type="float" office:value="53.1713298367347" calcext:value-type="float">
            <text:p>53.1713298367</text:p>
          </table:table-cell>
          <table:table-cell table:style-name="ce21" table:formula="of:=VAR([.D707:.D756])" office:value-type="float" office:value="59.376444244898" calcext:value-type="float">
            <text:p>59.3764442449</text:p>
          </table:table-cell>
          <table:table-cell table:style-name="Default"/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972.362857142857" calcext:value-type="float">
            <text:p>972.3628571429</text:p>
          </table:table-cell>
          <table:table-cell table:style-name="ce21" table:formula="of:=VAR([.L707:.L756])" office:value-type="float" office:value="53.4567346938776" calcext:value-type="float">
            <text:p>53.4567346939</text:p>
          </table:table-cell>
          <table:table-cell table:style-name="Default" table:formula="of:=VAR([.M707:.M756])" office:value-type="float" office:value="41.5330612244898" calcext:value-type="float">
            <text:p>41.5330612245</text:p>
          </table:table-cell>
          <table:table-cell table:style-name="ce21" table:formula="of:=VAR([.N707:.N756])" office:value-type="float" office:value="149.642448979592" calcext:value-type="float">
            <text:p>149.6424489796</text:p>
          </table:table-cell>
          <table:table-cell table:number-columns-repeated="11"/>
        </table:table-row>
        <table:table-row table:style-name="ro4">
          <table:table-cell office:value-type="float" office:value="48.17" calcext:value-type="float">
            <text:p>48.17</text:p>
          </table:table-cell>
          <table:table-cell office:value-type="float" office:value="45.31" calcext:value-type="float">
            <text:p>45.31</text:p>
          </table:table-cell>
          <table:table-cell office:value-type="float" office:value="46.47" calcext:value-type="float">
            <text:p>46.47</text:p>
          </table:table-cell>
          <table:table-cell office:value-type="float" office:value="45.73" calcext:value-type="float">
            <text:p>45.7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44927911172192" calcext:value-type="float">
            <text:p>1.4492791117</text:p>
          </table:table-cell>
          <table:table-cell table:style-name="Default" table:formula="of:=SQRT([.H709]/[.H707])" office:value-type="float" office:value="1.03122577388984" calcext:value-type="float">
            <text:p>1.0312257739</text:p>
          </table:table-cell>
          <table:table-cell table:style-name="ce21" table:formula="of:=SQRT([.I709]/[.I707])" office:value-type="float" office:value="1.0897379891047" calcext:value-type="float">
            <text:p>1.0897379891</text:p>
          </table:table-cell>
          <table:table-cell table:style-name="Default"/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4.40990443693025" calcext:value-type="float">
            <text:p>4.4099044369</text:p>
          </table:table-cell>
          <table:table-cell table:style-name="ce21" table:formula="of:=SQRT([.Q709]/[.Q707])" office:value-type="float" office:value="1.03398969718153" calcext:value-type="float">
            <text:p>1.0339896972</text:p>
          </table:table-cell>
          <table:table-cell table:style-name="Default" table:formula="of:=SQRT([.R709]/[.R707])" office:value-type="float" office:value="0.911406179751814" calcext:value-type="float">
            <text:p>0.9114061798</text:p>
          </table:table-cell>
          <table:table-cell table:style-name="ce21" table:formula="of:=SQRT([.S709]/[.S707])" office:value-type="float" office:value="1.72998525415445" calcext:value-type="float">
            <text:p>1.7299852542</text:p>
          </table:table-cell>
          <table:table-cell table:number-columns-repeated="11"/>
        </table:table-row>
        <table:table-row table:style-name="ro4">
          <table:table-cell office:value-type="float" office:value="48.75" calcext:value-type="float">
            <text:p>48.75</text:p>
          </table:table-cell>
          <table:table-cell office:value-type="float" office:value="49.22" calcext:value-type="float">
            <text:p>49.22</text:p>
          </table:table-cell>
          <table:table-cell office:value-type="float" office:value="46.08" calcext:value-type="float">
            <text:p>46.08</text:p>
          </table:table-cell>
          <table:table-cell office:value-type="float" office:value="44.16" calcext:value-type="float">
            <text:p>44.1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.55" calcext:value-type="float">
            <text:p>44.55</text:p>
          </table:table-cell>
          <table:table-cell office:value-type="float" office:value="45" calcext:value-type="float">
            <text:p>45</text:p>
          </table:table-cell>
          <table:table-cell office:value-type="float" office:value="47.06" calcext:value-type="float">
            <text:p>47.06</text:p>
          </table:table-cell>
          <table:table-cell office:value-type="float" office:value="45.76" calcext:value-type="float">
            <text:p>45.7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6.97" calcext:value-type="float">
            <text:p>46.97</text:p>
          </table:table-cell>
          <table:table-cell office:value-type="float" office:value="53" calcext:value-type="float">
            <text:p>53</text:p>
          </table:table-cell>
          <table:table-cell office:value-type="float" office:value="45.39" calcext:value-type="float">
            <text:p>45.3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91243541460502" calcext:value-type="float">
            <text:p>2.9124354146</text:p>
          </table:table-cell>
          <table:table-cell table:style-name="ce18" table:formula="of:=([.H712]*[.H710])" office:value-type="float" office:value="2.07232577909845" calcext:value-type="float">
            <text:p>2.0723257791</text:p>
          </table:table-cell>
          <table:table-cell table:style-name="ce22" table:formula="of:=([.I712]*[.I710])" office:value-type="float" office:value="2.18991047786382" calcext:value-type="float">
            <text:p>2.1899104779</text:p>
          </table:table-cell>
          <table:table-cell table:style-name="ce18"/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12]*[.P710])" office:value-type="float" office:value="8.8620347545614" calcext:value-type="float">
            <text:p>8.8620347546</text:p>
          </table:table-cell>
          <table:table-cell table:style-name="ce22" table:formula="of:=([.Q712]*[.Q710])" office:value-type="float" office:value="2.07788009090276" calcext:value-type="float">
            <text:p>2.0778800909</text:p>
          </table:table-cell>
          <table:table-cell table:style-name="ce18" table:formula="of:=([.R712]*[.R710])" office:value-type="float" office:value="1.8315392897958" calcext:value-type="float">
            <text:p>1.8315392898</text:p>
          </table:table-cell>
          <table:table-cell table:style-name="ce22" table:formula="of:=([.S712]*[.S710])" office:value-type="float" office:value="3.47653552734751" calcext:value-type="float">
            <text:p>3.4765355273</text:p>
          </table:table-cell>
          <table:table-cell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scimark.sparse.large;60.3452;3.96126412159263;50.8774;2.91243541460502;48.6626;2.07232577909845;47.6208;2.18991047786382;254.38;8.8620347545614;97.18;2.07788009090276;79.76;1.8315392897958;106.52;3.47653552734751" calcext:value-type="string">
            <text:p>scimark.sparse.large;60.3452;3.96126412159263;50.8774;2.91243541460502;48.6626;2.07232577909845;47.6208;2.18991047786382;254.38;8.8620347545614;97.18;2.07788009090276;79.76;1.8315392897958;106.52;3.47653552734751</text:p>
          </table:table-cell>
          <table:table-cell table:number-columns-repeated="9"/>
        </table:table-row>
        <table:table-row table:style-name="ro4">
          <table:table-cell office:value-type="float" office:value="45.68" calcext:value-type="float">
            <text:p>45.68</text:p>
          </table:table-cell>
          <table:table-cell office:value-type="float" office:value="45.8" calcext:value-type="float">
            <text:p>45.8</text:p>
          </table:table-cell>
          <table:table-cell office:value-type="float" office:value="45.74" calcext:value-type="float">
            <text:p>45.74</text:p>
          </table:table-cell>
          <table:table-cell office:value-type="float" office:value="49.33" calcext:value-type="float">
            <text:p>49.33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572441872934746" calcext:value-type="percentage">
            <text:p>5.72%</text:p>
          </table:table-cell>
          <table:table-cell table:formula="of:=[.H713]/[.H708]" office:value-type="percentage" office:value="0.042585595079146" calcext:value-type="percentage">
            <text:p>4.26%</text:p>
          </table:table-cell>
          <table:table-cell table:formula="of:=[.I713]/[.I708]" office:value-type="percentage" office:value="0.0459864277345996" calcext:value-type="percentage">
            <text:p>4.60%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48377810934877" calcext:value-type="percentage">
            <text:p>3.48%</text:p>
          </table:table-cell>
          <table:table-cell table:formula="of:=[.Q713]/[.Q708]" office:value-type="percentage" office:value="0.0213817667308372" calcext:value-type="percentage">
            <text:p>2.14%</text:p>
          </table:table-cell>
          <table:table-cell table:formula="of:=[.R713]/[.R708]" office:value-type="percentage" office:value="0.0229631305139895" calcext:value-type="percentage">
            <text:p>2.30%</text:p>
          </table:table-cell>
          <table:table-cell table:formula="of:=[.S713]/[.S708]" office:value-type="percentage" office:value="0.0326373969897438" calcext:value-type="percentage">
            <text:p>3.26%</text:p>
          </table:table-cell>
          <table:table-cell table:number-columns-repeated="11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45.91" calcext:value-type="float">
            <text:p>45.91</text:p>
          </table:table-cell>
          <table:table-cell office:value-type="float" office:value="70.11" calcext:value-type="float">
            <text:p>70.11</text:p>
          </table:table-cell>
          <table:table-cell office:value-type="float" office:value="44.74" calcext:value-type="float">
            <text:p>44.74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2.69" calcext:value-type="float">
            <text:p>42.69</text:p>
          </table:table-cell>
          <table:table-cell office:value-type="float" office:value="44.95" calcext:value-type="float">
            <text:p>44.95</text:p>
          </table:table-cell>
          <table:table-cell office:value-type="float" office:value="45.58" calcext:value-type="float">
            <text:p>45.58</text:p>
          </table:table-cell>
          <table:table-cell office:value-type="float" office:value="45.63" calcext:value-type="float">
            <text:p>45.6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156894003168438" calcext:value-type="percentage">
            <text:p>-15.69%</text:p>
          </table:table-cell>
          <table:table-cell table:style-name="ce23" table:formula="of:=([.H708]-[.F708])/[.F708]" office:value-type="percentage" office:value="-0.193596176663596" calcext:value-type="percentage">
            <text:p>-19.36%</text:p>
          </table:table-cell>
          <table:table-cell table:style-name="ce23" table:formula="of:=([.I708]-[.F708])/[.F708]" office:value-type="percentage" office:value="-0.210860184405719" calcext:value-type="percentage">
            <text:p>-21.09%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617973111093639" calcext:value-type="percentage">
            <text:p>-61.80%</text:p>
          </table:table-cell>
          <table:table-cell table:style-name="ce29" table:formula="of:=([.R708]-[.P708])/[.P708]" office:value-type="percentage" office:value="-0.686453337526535" calcext:value-type="percentage">
            <text:p>-68.65%</text:p>
          </table:table-cell>
          <table:table-cell table:style-name="ce29" table:formula="of:=([.S708]-[.P708])/[.P708]" office:value-type="percentage" office:value="-0.581256388080824" calcext:value-type="percentage">
            <text:p>-58.13%</text:p>
          </table:table-cell>
          <table:table-cell table:number-columns-repeated="11"/>
        </table:table-row>
        <table:table-row table:style-name="ro4">
          <table:table-cell office:value-type="float" office:value="47.57" calcext:value-type="float">
            <text:p>47.57</text:p>
          </table:table-cell>
          <table:table-cell office:value-type="float" office:value="43.63" calcext:value-type="float">
            <text:p>43.63</text:p>
          </table:table-cell>
          <table:table-cell office:value-type="float" office:value="49.3" calcext:value-type="float">
            <text:p>49.3</text:p>
          </table:table-cell>
          <table:table-cell office:value-type="float" office:value="76.69" calcext:value-type="float">
            <text:p>76.69</text:p>
          </table:table-cell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5.56" calcext:value-type="float">
            <text:p>45.56</text:p>
          </table:table-cell>
          <table:table-cell office:value-type="float" office:value="46.03" calcext:value-type="float">
            <text:p>46.03</text:p>
          </table:table-cell>
          <table:table-cell office:value-type="float" office:value="43.42" calcext:value-type="float">
            <text:p>43.42</text:p>
          </table:table-cell>
          <table:table-cell office:value-type="float" office:value="44.04" calcext:value-type="float">
            <text:p>44.04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47.51" calcext:value-type="float">
            <text:p>47.51</text:p>
          </table:table-cell>
          <table:table-cell office:value-type="float" office:value="42.61" calcext:value-type="float">
            <text:p>42.61</text:p>
          </table:table-cell>
          <table:table-cell office:value-type="float" office:value="43.21" calcext:value-type="float">
            <text:p>43.21</text:p>
          </table:table-cell>
          <table:table-cell office:value-type="float" office:value="46.01" calcext:value-type="float">
            <text:p>46.0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44.62" calcext:value-type="float">
            <text:p>44.62</text:p>
          </table:table-cell>
          <table:table-cell office:value-type="float" office:value="47.2" calcext:value-type="float">
            <text:p>47.2</text:p>
          </table:table-cell>
          <table:table-cell office:value-type="float" office:value="45.31" calcext:value-type="float">
            <text:p>45.31</text:p>
          </table:table-cell>
          <table:table-cell office:value-type="float" office:value="46.07" calcext:value-type="float">
            <text:p>46.07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72.79" calcext:value-type="float">
            <text:p>72.79</text:p>
          </table:table-cell>
          <table:table-cell office:value-type="float" office:value="74.82" calcext:value-type="float">
            <text:p>74.82</text:p>
          </table:table-cell>
          <table:table-cell office:value-type="float" office:value="49.28" calcext:value-type="float">
            <text:p>49.28</text:p>
          </table:table-cell>
          <table:table-cell office:value-type="float" office:value="45.22" calcext:value-type="float">
            <text:p>45.22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45.26" calcext:value-type="float">
            <text:p>45.26</text:p>
          </table:table-cell>
          <table:table-cell office:value-type="float" office:value="49.37" calcext:value-type="float">
            <text:p>49.37</text:p>
          </table:table-cell>
          <table:table-cell office:value-type="float" office:value="45.5" calcext:value-type="float">
            <text:p>45.5</text:p>
          </table:table-cell>
          <table:table-cell office:value-type="float" office:value="45.26" calcext:value-type="float">
            <text:p>45.26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67.46" calcext:value-type="float">
            <text:p>67.46</text:p>
          </table:table-cell>
          <table:table-cell office:value-type="float" office:value="43.51" calcext:value-type="float">
            <text:p>43.51</text:p>
          </table:table-cell>
          <table:table-cell office:value-type="float" office:value="47.14" calcext:value-type="float">
            <text:p>47.14</text:p>
          </table:table-cell>
          <table:table-cell office:value-type="float" office:value="44.68" calcext:value-type="float">
            <text:p>44.6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69.45" calcext:value-type="float">
            <text:p>69.45</text:p>
          </table:table-cell>
          <table:table-cell office:value-type="float" office:value="77.39" calcext:value-type="float">
            <text:p>77.39</text:p>
          </table:table-cell>
          <table:table-cell office:value-type="float" office:value="45.23" calcext:value-type="float">
            <text:p>45.23</text:p>
          </table:table-cell>
          <table:table-cell office:value-type="float" office:value="44.92" calcext:value-type="float">
            <text:p>44.92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76.77" calcext:value-type="float">
            <text:p>76.77</text:p>
          </table:table-cell>
          <table:table-cell office:value-type="float" office:value="74.7" calcext:value-type="float">
            <text:p>74.7</text:p>
          </table:table-cell>
          <table:table-cell office:value-type="float" office:value="45.75" calcext:value-type="float">
            <text:p>45.75</text:p>
          </table:table-cell>
          <table:table-cell office:value-type="float" office:value="45.38" calcext:value-type="float">
            <text:p>45.38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46.86" calcext:value-type="float">
            <text:p>46.86</text:p>
          </table:table-cell>
          <table:table-cell office:value-type="float" office:value="49.09" calcext:value-type="float">
            <text:p>49.09</text:p>
          </table:table-cell>
          <table:table-cell office:value-type="float" office:value="48.95" calcext:value-type="float">
            <text:p>48.95</text:p>
          </table:table-cell>
          <table:table-cell office:value-type="float" office:value="47.62" calcext:value-type="float">
            <text:p>47.62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1.27" calcext:value-type="float">
            <text:p>41.27</text:p>
          </table:table-cell>
          <table:table-cell office:value-type="float" office:value="49.93" calcext:value-type="float">
            <text:p>49.93</text:p>
          </table:table-cell>
          <table:table-cell office:value-type="float" office:value="46.03" calcext:value-type="float">
            <text:p>46.03</text:p>
          </table:table-cell>
          <table:table-cell office:value-type="float" office:value="45.62" calcext:value-type="float">
            <text:p>45.62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77.28" calcext:value-type="float">
            <text:p>77.28</text:p>
          </table:table-cell>
          <table:table-cell office:value-type="float" office:value="78.37" calcext:value-type="float">
            <text:p>78.37</text:p>
          </table:table-cell>
          <table:table-cell office:value-type="float" office:value="44.39" calcext:value-type="float">
            <text:p>44.39</text:p>
          </table:table-cell>
          <table:table-cell office:value-type="float" office:value="45.85" calcext:value-type="float">
            <text:p>45.85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72.93" calcext:value-type="float">
            <text:p>72.93</text:p>
          </table:table-cell>
          <table:table-cell office:value-type="float" office:value="45.05" calcext:value-type="float">
            <text:p>45.05</text:p>
          </table:table-cell>
          <table:table-cell office:value-type="float" office:value="50.37" calcext:value-type="float">
            <text:p>50.37</text:p>
          </table:table-cell>
          <table:table-cell office:value-type="float" office:value="45.51" calcext:value-type="float">
            <text:p>45.5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70.83" calcext:value-type="float">
            <text:p>70.83</text:p>
          </table:table-cell>
          <table:table-cell office:value-type="float" office:value="48.68" calcext:value-type="float">
            <text:p>48.68</text:p>
          </table:table-cell>
          <table:table-cell office:value-type="float" office:value="47.74" calcext:value-type="float">
            <text:p>47.74</text:p>
          </table:table-cell>
          <table:table-cell office:value-type="float" office:value="49.73" calcext:value-type="float">
            <text:p>49.73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75.75" calcext:value-type="float">
            <text:p>75.75</text:p>
          </table:table-cell>
          <table:table-cell office:value-type="float" office:value="50.3" calcext:value-type="float">
            <text:p>50.3</text:p>
          </table:table-cell>
          <table:table-cell office:value-type="float" office:value="45.66" calcext:value-type="float">
            <text:p>45.66</text:p>
          </table:table-cell>
          <table:table-cell office:value-type="float" office:value="46.83" calcext:value-type="float">
            <text:p>46.8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76.52" calcext:value-type="float">
            <text:p>76.52</text:p>
          </table:table-cell>
          <table:table-cell office:value-type="float" office:value="50.71" calcext:value-type="float">
            <text:p>50.71</text:p>
          </table:table-cell>
          <table:table-cell office:value-type="float" office:value="46.67" calcext:value-type="float">
            <text:p>46.67</text:p>
          </table:table-cell>
          <table:table-cell office:value-type="float" office:value="45.91" calcext:value-type="float">
            <text:p>45.91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68.06" calcext:value-type="float">
            <text:p>68.06</text:p>
          </table:table-cell>
          <table:table-cell office:value-type="float" office:value="43.63" calcext:value-type="float">
            <text:p>43.63</text:p>
          </table:table-cell>
          <table:table-cell office:value-type="float" office:value="46.26" calcext:value-type="float">
            <text:p>46.26</text:p>
          </table:table-cell>
          <table:table-cell office:value-type="float" office:value="49.02" calcext:value-type="float">
            <text:p>49.02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70.79" calcext:value-type="float">
            <text:p>70.79</text:p>
          </table:table-cell>
          <table:table-cell office:value-type="float" office:value="44.24" calcext:value-type="float">
            <text:p>44.24</text:p>
          </table:table-cell>
          <table:table-cell office:value-type="float" office:value="48.89" calcext:value-type="float">
            <text:p>48.89</text:p>
          </table:table-cell>
          <table:table-cell office:value-type="float" office:value="48.44" calcext:value-type="float">
            <text:p>48.44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7.58" calcext:value-type="float">
            <text:p>47.58</text:p>
          </table:table-cell>
          <table:table-cell office:value-type="float" office:value="45.42" calcext:value-type="float">
            <text:p>45.42</text:p>
          </table:table-cell>
          <table:table-cell office:value-type="float" office:value="50.44" calcext:value-type="float">
            <text:p>50.44</text:p>
          </table:table-cell>
          <table:table-cell office:value-type="float" office:value="42.83" calcext:value-type="float">
            <text:p>42.83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8.8" calcext:value-type="float">
            <text:p>68.8</text:p>
          </table:table-cell>
          <table:table-cell office:value-type="float" office:value="46.77" calcext:value-type="float">
            <text:p>46.77</text:p>
          </table:table-cell>
          <table:table-cell office:value-type="float" office:value="43.18" calcext:value-type="float">
            <text:p>43.18</text:p>
          </table:table-cell>
          <table:table-cell office:value-type="float" office:value="46.06" calcext:value-type="float">
            <text:p>46.06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3.18" calcext:value-type="float">
            <text:p>43.18</text:p>
          </table:table-cell>
          <table:table-cell office:value-type="float" office:value="43.9" calcext:value-type="float">
            <text:p>43.9</text:p>
          </table:table-cell>
          <table:table-cell office:value-type="float" office:value="45.12" calcext:value-type="float">
            <text:p>45.12</text:p>
          </table:table-cell>
          <table:table-cell office:value-type="float" office:value="47.05" calcext:value-type="float">
            <text:p>47.05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7.91" calcext:value-type="float">
            <text:p>47.91</text:p>
          </table:table-cell>
          <table:table-cell office:value-type="float" office:value="45.27" calcext:value-type="float">
            <text:p>45.27</text:p>
          </table:table-cell>
          <table:table-cell office:value-type="float" office:value="43.54" calcext:value-type="float">
            <text:p>43.54</text:p>
          </table:table-cell>
          <table:table-cell office:value-type="float" office:value="47.67" calcext:value-type="float">
            <text:p>47.67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76.31" calcext:value-type="float">
            <text:p>76.31</text:p>
          </table:table-cell>
          <table:table-cell office:value-type="float" office:value="49.66" calcext:value-type="float">
            <text:p>49.66</text:p>
          </table:table-cell>
          <table:table-cell office:value-type="float" office:value="66.11" calcext:value-type="float">
            <text:p>66.11</text:p>
          </table:table-cell>
          <table:table-cell office:value-type="float" office:value="43.64" calcext:value-type="float">
            <text:p>43.6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69.41" calcext:value-type="float">
            <text:p>69.41</text:p>
          </table:table-cell>
          <table:table-cell office:value-type="float" office:value="45.96" calcext:value-type="float">
            <text:p>45.96</text:p>
          </table:table-cell>
          <table:table-cell office:value-type="float" office:value="47.29" calcext:value-type="float">
            <text:p>47.29</text:p>
          </table:table-cell>
          <table:table-cell office:value-type="float" office:value="77.19" calcext:value-type="float">
            <text:p>77.19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75.45" calcext:value-type="float">
            <text:p>75.45</text:p>
          </table:table-cell>
          <table:table-cell office:value-type="float" office:value="46.06" calcext:value-type="float">
            <text:p>46.06</text:p>
          </table:table-cell>
          <table:table-cell office:value-type="float" office:value="46.57" calcext:value-type="float">
            <text:p>46.57</text:p>
          </table:table-cell>
          <table:table-cell office:value-type="float" office:value="45.62" calcext:value-type="float">
            <text:p>45.62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76.9" calcext:value-type="float">
            <text:p>76.9</text:p>
          </table:table-cell>
          <table:table-cell office:value-type="float" office:value="45.5" calcext:value-type="float">
            <text:p>45.5</text:p>
          </table:table-cell>
          <table:table-cell office:value-type="float" office:value="45.49" calcext:value-type="float">
            <text:p>45.49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76.46" calcext:value-type="float">
            <text:p>76.46</text:p>
          </table:table-cell>
          <table:table-cell office:value-type="float" office:value="69.23" calcext:value-type="float">
            <text:p>69.23</text:p>
          </table:table-cell>
          <table:table-cell office:value-type="float" office:value="46.19" calcext:value-type="float">
            <text:p>46.19</text:p>
          </table:table-cell>
          <table:table-cell office:value-type="float" office:value="76.8" calcext:value-type="float">
            <text:p>76.8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48.3" calcext:value-type="float">
            <text:p>48.3</text:p>
          </table:table-cell>
          <table:table-cell office:value-type="float" office:value="76.87" calcext:value-type="float">
            <text:p>76.87</text:p>
          </table:table-cell>
          <table:table-cell office:value-type="float" office:value="44.92" calcext:value-type="float">
            <text:p>44.92</text:p>
          </table:table-cell>
          <table:table-cell office:value-type="float" office:value="43.31" calcext:value-type="float">
            <text:p>43.3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64.6" calcext:value-type="float">
            <text:p>64.6</text:p>
          </table:table-cell>
          <table:table-cell office:value-type="float" office:value="46.27" calcext:value-type="float">
            <text:p>46.27</text:p>
          </table:table-cell>
          <table:table-cell office:value-type="float" office:value="43.49" calcext:value-type="float">
            <text:p>43.49</text:p>
          </table:table-cell>
          <table:table-cell office:value-type="float" office:value="45.32" calcext:value-type="float">
            <text:p>45.32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67.11" calcext:value-type="float">
            <text:p>67.11</text:p>
          </table:table-cell>
          <table:table-cell office:value-type="float" office:value="44.97" calcext:value-type="float">
            <text:p>44.97</text:p>
          </table:table-cell>
          <table:table-cell office:value-type="float" office:value="46.35" calcext:value-type="float">
            <text:p>46.35</text:p>
          </table:table-cell>
          <table:table-cell office:value-type="float" office:value="44.05" calcext:value-type="float">
            <text:p>44.05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7.14" calcext:value-type="float">
            <text:p>77.14</text:p>
          </table:table-cell>
          <table:table-cell office:value-type="float" office:value="45.74" calcext:value-type="float">
            <text:p>45.74</text:p>
          </table:table-cell>
          <table:table-cell office:value-type="float" office:value="47.78" calcext:value-type="float">
            <text:p>47.78</text:p>
          </table:table-cell>
          <table:table-cell office:value-type="float" office:value="46.61" calcext:value-type="float">
            <text:p>46.61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6.2" calcext:value-type="float">
            <text:p>46.2</text:p>
          </table:table-cell>
          <table:table-cell office:value-type="float" office:value="50.9" calcext:value-type="float">
            <text:p>50.9</text:p>
          </table:table-cell>
          <table:table-cell office:value-type="float" office:value="52.33" calcext:value-type="float">
            <text:p>52.33</text:p>
          </table:table-cell>
          <table:table-cell office:value-type="float" office:value="49.79" calcext:value-type="float">
            <text:p>49.7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68.4" calcext:value-type="float">
            <text:p>68.4</text:p>
          </table:table-cell>
          <table:table-cell office:value-type="float" office:value="50.14" calcext:value-type="float">
            <text:p>50.14</text:p>
          </table:table-cell>
          <table:table-cell office:value-type="float" office:value="72.13" calcext:value-type="float">
            <text:p>72.13</text:p>
          </table:table-cell>
          <table:table-cell office:value-type="float" office:value="46.11" calcext:value-type="float">
            <text:p>46.1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6.46" calcext:value-type="float">
            <text:p>46.46</text:p>
          </table:table-cell>
          <table:table-cell office:value-type="float" office:value="49.48" calcext:value-type="float">
            <text:p>49.48</text:p>
          </table:table-cell>
          <table:table-cell office:value-type="float" office:value="43.24" calcext:value-type="float">
            <text:p>43.24</text:p>
          </table:table-cell>
          <table:table-cell office:value-type="float" office:value="44.33" calcext:value-type="float">
            <text:p>44.33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45.74" calcext:value-type="float">
            <text:p>45.74</text:p>
          </table:table-cell>
          <table:table-cell office:value-type="float" office:value="47.26" calcext:value-type="float">
            <text:p>47.26</text:p>
          </table:table-cell>
          <table:table-cell office:value-type="float" office:value="77.33" calcext:value-type="float">
            <text:p>77.33</text:p>
          </table:table-cell>
          <table:table-cell office:value-type="float" office:value="43.34" calcext:value-type="float">
            <text:p>43.3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6.01" calcext:value-type="float">
            <text:p>46.01</text:p>
          </table:table-cell>
          <table:table-cell office:value-type="float" office:value="45.69" calcext:value-type="float">
            <text:p>45.69</text:p>
          </table:table-cell>
          <table:table-cell office:value-type="float" office:value="48.05" calcext:value-type="float">
            <text:p>48.05</text:p>
          </table:table-cell>
          <table:table-cell office:value-type="float" office:value="44.85" calcext:value-type="float">
            <text:p>44.85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50.07" calcext:value-type="float">
            <text:p>50.07</text:p>
          </table:table-cell>
          <table:table-cell office:value-type="float" office:value="42.79" calcext:value-type="float">
            <text:p>42.79</text:p>
          </table:table-cell>
          <table:table-cell office:value-type="float" office:value="47.84" calcext:value-type="float">
            <text:p>47.84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8.65" calcext:value-type="float">
            <text:p>68.65</text:p>
          </table:table-cell>
          <table:table-cell office:value-type="float" office:value="47.35" calcext:value-type="float">
            <text:p>47.35</text:p>
          </table:table-cell>
          <table:table-cell office:value-type="float" office:value="53.64" calcext:value-type="float">
            <text:p>53.64</text:p>
          </table:table-cell>
          <table:table-cell office:value-type="float" office:value="42.5" calcext:value-type="float">
            <text:p>42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6.61" calcext:value-type="float">
            <text:p>46.61</text:p>
          </table:table-cell>
          <table:table-cell office:value-type="float" office:value="75.85" calcext:value-type="float">
            <text:p>75.85</text:p>
          </table:table-cell>
          <table:table-cell office:value-type="float" office:value="48.21" calcext:value-type="float">
            <text:p>48.21</text:p>
          </table:table-cell>
          <table:table-cell office:value-type="float" office:value="49.4" calcext:value-type="float">
            <text:p>49.4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table:style-name="ce5" office:value-type="float" office:value="43.63" calcext:value-type="float">
            <text:p>43.63</text:p>
          </table:table-cell>
          <table:table-cell table:style-name="ce10" office:value-type="float" office:value="49.9" calcext:value-type="float">
            <text:p>49.9</text:p>
          </table:table-cell>
          <table:table-cell office:value-type="float" office:value="44.97" calcext:value-type="float">
            <text:p>44.97</text:p>
          </table:table-cell>
          <table:table-cell office:value-type="float" office:value="43.53" calcext:value-type="float">
            <text:p>43.53</text:p>
          </table:table-cell>
          <table:table-cell table:style-name="ce16"/>
          <table:table-cell table:style-name="ce20" table:number-columns-repeated="5"/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0.46" calcext:value-type="float">
            <text:p>330.46</text:p>
          </table:table-cell>
          <table:table-cell office:value-type="float" office:value="305.93" calcext:value-type="float">
            <text:p>305.9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float" office:value="139" calcext:value-type="float">
            <text:p>139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6.39" calcext:value-type="float">
            <text:p>296.39</text:p>
          </table:table-cell>
          <table:table-cell office:value-type="float" office:value="346.2" calcext:value-type="float">
            <text:p>346.2</text:p>
          </table:table-cell>
          <table:table-cell office:value-type="float" office:value="328.43" calcext:value-type="float">
            <text:p>328.43</text:p>
          </table:table-cell>
          <table:table-cell office:value-type="float" office:value="308.48" calcext:value-type="float">
            <text:p>308.4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61:.A810])" office:value-type="float" office:value="317.3556" calcext:value-type="float">
            <text:p>317.3556</text:p>
          </table:table-cell>
          <table:table-cell table:style-name="ce22" table:formula="of:=AVERAGE([.B761:.B810])" office:value-type="float" office:value="347.6646" calcext:value-type="float">
            <text:p>347.6646</text:p>
          </table:table-cell>
          <table:table-cell table:style-name="ce18" table:formula="of:=AVERAGE([.C761:.C810])" office:value-type="float" office:value="328.3762" calcext:value-type="float">
            <text:p>328.3762</text:p>
          </table:table-cell>
          <table:table-cell table:style-name="ce22" table:formula="of:=AVERAGE([.D761:.D810])" office:value-type="float" office:value="316.3026" calcext:value-type="float">
            <text:p>316.3026</text:p>
          </table:table-cell>
          <table:table-cell table:style-name="ce18" table:formula="of:=([.G762]-[.F762])/[.F762]" office:value-type="float" office:value="0.0955048532308868" calcext:value-type="float">
            <text:p>0.0955048532</text:p>
          </table:table-cell>
          <table:table-cell office:value-type="float" office:value="363" calcext:value-type="float">
            <text:p>363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61:.K810])" office:value-type="float" office:value="287.14" calcext:value-type="float">
            <text:p>287.14</text:p>
          </table:table-cell>
          <table:table-cell table:style-name="ce22" table:formula="of:=AVERAGE([.L761:.L810])" office:value-type="float" office:value="139.28" calcext:value-type="float">
            <text:p>139.28</text:p>
          </table:table-cell>
          <table:table-cell table:style-name="ce18" table:formula="of:=AVERAGE([.M761:.M810])" office:value-type="float" office:value="89.38" calcext:value-type="float">
            <text:p>89.38</text:p>
          </table:table-cell>
          <table:table-cell table:style-name="ce22" table:formula="of:=AVERAGE([.N761:.N810])" office:value-type="float" office:value="108.32" calcext:value-type="float">
            <text:p>108.32</text:p>
          </table:table-cell>
          <table:table-cell table:number-columns-repeated="11"/>
        </table:table-row>
        <table:table-row table:style-name="ro4">
          <table:table-cell office:value-type="float" office:value="297.03" calcext:value-type="float">
            <text:p>297.03</text:p>
          </table:table-cell>
          <table:table-cell office:value-type="float" office:value="349.34" calcext:value-type="float">
            <text:p>349.34</text:p>
          </table:table-cell>
          <table:table-cell office:value-type="float" office:value="330.69" calcext:value-type="float">
            <text:p>330.69</text:p>
          </table:table-cell>
          <table:table-cell office:value-type="float" office:value="326.2" calcext:value-type="float">
            <text:p>326.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61:.A810])" office:value-type="float" office:value="300.193135346939" calcext:value-type="float">
            <text:p>300.1931353469</text:p>
          </table:table-cell>
          <table:table-cell table:style-name="ce21" table:formula="of:=VAR([.B761:.B810])" office:value-type="float" office:value="29.7901233061225" calcext:value-type="float">
            <text:p>29.7901233061</text:p>
          </table:table-cell>
          <table:table-cell table:style-name="Default" table:formula="of:=VAR([.C761:.C810])" office:value-type="float" office:value="28.0314934285714" calcext:value-type="float">
            <text:p>28.0314934286</text:p>
          </table:table-cell>
          <table:table-cell table:style-name="ce21" table:formula="of:=VAR([.D761:.D810])" office:value-type="float" office:value="71.7950237142857" calcext:value-type="float">
            <text:p>71.7950237143</text:p>
          </table:table-cell>
          <table:table-cell table:style-name="Default"/>
          <table:table-cell office:value-type="float" office:value="331" calcext:value-type="float">
            <text:p>331</text:p>
          </table:table-cell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61:.K810])" office:value-type="float" office:value="1738.49020408163" calcext:value-type="float">
            <text:p>1738.4902040816</text:p>
          </table:table-cell>
          <table:table-cell table:style-name="ce21" table:formula="of:=VAR([.L761:.L810])" office:value-type="float" office:value="120.940408163265" calcext:value-type="float">
            <text:p>120.9404081633</text:p>
          </table:table-cell>
          <table:table-cell table:style-name="Default" table:formula="of:=VAR([.M761:.M810])" office:value-type="float" office:value="94.5261224489796" calcext:value-type="float">
            <text:p>94.526122449</text:p>
          </table:table-cell>
          <table:table-cell table:style-name="ce21" table:formula="of:=VAR([.N761:.N810])" office:value-type="float" office:value="270.507755102041" calcext:value-type="float">
            <text:p>270.507755102</text:p>
          </table:table-cell>
          <table:table-cell table:number-columns-repeated="11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46.07" calcext:value-type="float">
            <text:p>346.07</text:p>
          </table:table-cell>
          <table:table-cell office:value-type="float" office:value="332.76" calcext:value-type="float">
            <text:p>332.76</text:p>
          </table:table-cell>
          <table:table-cell office:value-type="float" office:value="316.52" calcext:value-type="float">
            <text:p>316.5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63]/[.F761])" office:value-type="float" office:value="2.4502780876747" calcext:value-type="float">
            <text:p>2.4502780877</text:p>
          </table:table-cell>
          <table:table-cell table:style-name="ce21" table:formula="of:=SQRT([.G763]/[.G761])" office:value-type="float" office:value="0.771882417290645" calcext:value-type="float">
            <text:p>0.7718824173</text:p>
          </table:table-cell>
          <table:table-cell table:style-name="Default" table:formula="of:=SQRT([.H763]/[.H761])" office:value-type="float" office:value="0.748752207723909" calcext:value-type="float">
            <text:p>0.7487522077</text:p>
          </table:table-cell>
          <table:table-cell table:style-name="ce21" table:formula="of:=SQRT([.I763]/[.I761])" office:value-type="float" office:value="1.19829064683228" calcext:value-type="float">
            <text:p>1.1982906468</text:p>
          </table:table-cell>
          <table:table-cell table:style-name="Default"/>
          <table:table-cell office:value-type="float" office:value="275" calcext:value-type="float">
            <text:p>275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63]/[.P761])" office:value-type="float" office:value="5.89659258229977" calcext:value-type="float">
            <text:p>5.8965925823</text:p>
          </table:table-cell>
          <table:table-cell table:style-name="ce21" table:formula="of:=SQRT([.Q763]/[.Q761])" office:value-type="float" office:value="1.55525180059864" calcext:value-type="float">
            <text:p>1.5552518006</text:p>
          </table:table-cell>
          <table:table-cell table:style-name="Default" table:formula="of:=SQRT([.R763]/[.R761])" office:value-type="float" office:value="1.37496270821415" calcext:value-type="float">
            <text:p>1.3749627082</text:p>
          </table:table-cell>
          <table:table-cell table:style-name="ce21" table:formula="of:=SQRT([.S763]/[.S761])" office:value-type="float" office:value="2.3259740114715" calcext:value-type="float">
            <text:p>2.3259740115</text:p>
          </table:table-cell>
          <table:table-cell table:number-columns-repeated="11"/>
        </table:table-row>
        <table:table-row table:style-name="ro4">
          <table:table-cell office:value-type="float" office:value="308.09" calcext:value-type="float">
            <text:p>308.09</text:p>
          </table:table-cell>
          <table:table-cell office:value-type="float" office:value="350.49" calcext:value-type="float">
            <text:p>350.49</text:p>
          </table:table-cell>
          <table:table-cell office:value-type="float" office:value="334.38" calcext:value-type="float">
            <text:p>334.38</text:p>
          </table:table-cell>
          <table:table-cell office:value-type="float" office:value="309.28" calcext:value-type="float">
            <text:p>309.2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20.64" calcext:value-type="float">
            <text:p>320.64</text:p>
          </table:table-cell>
          <table:table-cell office:value-type="float" office:value="344.21" calcext:value-type="float">
            <text:p>344.21</text:p>
          </table:table-cell>
          <table:table-cell office:value-type="float" office:value="324.98" calcext:value-type="float">
            <text:p>324.98</text:p>
          </table:table-cell>
          <table:table-cell office:value-type="float" office:value="327.76" calcext:value-type="float">
            <text:p>327.7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25.53" calcext:value-type="float">
            <text:p>325.53</text:p>
          </table:table-cell>
          <table:table-cell office:value-type="float" office:value="349.98" calcext:value-type="float">
            <text:p>349.98</text:p>
          </table:table-cell>
          <table:table-cell office:value-type="float" office:value="333.68" calcext:value-type="float">
            <text:p>333.68</text:p>
          </table:table-cell>
          <table:table-cell office:value-type="float" office:value="325.87" calcext:value-type="float">
            <text:p>325.8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66]*[.F764])" office:value-type="float" office:value="4.92401816907146" calcext:value-type="float">
            <text:p>4.9240181691</text:p>
          </table:table-cell>
          <table:table-cell table:style-name="ce22" table:formula="of:=([.G766]*[.G764])" office:value-type="float" office:value="1.55115579176274" calcext:value-type="float">
            <text:p>1.5511557918</text:p>
          </table:table-cell>
          <table:table-cell table:style-name="ce18" table:formula="of:=([.H766]*[.H764])" office:value-type="float" office:value="1.50467389538782" calcext:value-type="float">
            <text:p>1.5046738954</text:p>
          </table:table-cell>
          <table:table-cell table:style-name="ce22" table:formula="of:=([.I766]*[.I764])" office:value-type="float" office:value="2.40805521075772" calcext:value-type="float">
            <text:p>2.4080552108</text:p>
          </table:table-cell>
          <table:table-cell table:style-name="ce18"/>
          <table:table-cell office:value-type="float" office:value="248" calcext:value-type="float">
            <text:p>248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66]*[.P764])" office:value-type="float" office:value="11.8496464368296" calcext:value-type="float">
            <text:p>11.8496464368</text:p>
          </table:table-cell>
          <table:table-cell table:style-name="ce22" table:formula="of:=([.Q766]*[.Q764])" office:value-type="float" office:value="3.12539550598368" calcext:value-type="float">
            <text:p>3.125395506</text:p>
          </table:table-cell>
          <table:table-cell table:style-name="ce18" table:formula="of:=([.R766]*[.R764])" office:value-type="float" office:value="2.76309101040331" calcext:value-type="float">
            <text:p>2.7630910104</text:p>
          </table:table-cell>
          <table:table-cell table:style-name="ce22" table:formula="of:=([.S766]*[.S764])" office:value-type="float" office:value="4.67421977565928" calcext:value-type="float">
            <text:p>4.6742197757</text:p>
          </table:table-cell>
          <table:table-cell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P762];&quot;;&quot;;[.P767];&quot;;&quot;;[.Q762];&quot;;&quot;;[.Q767];&quot;;&quot;;[.R762];&quot;;&quot;;[.R767];&quot;;&quot;;[.S762];&quot;;&quot;;[.S767])" office:value-type="string" office:string-value="scimark.sparse.small;317.3556;4.92401816907146;347.6646;1.55115579176274;328.3762;1.50467389538782;316.3026;2.40805521075772;287.14;11.8496464368296;139.28;3.12539550598368;89.38;2.76309101040331;108.32;4.67421977565928" calcext:value-type="string">
            <text:p>scimark.sparse.small;317.3556;4.92401816907146;347.6646;1.55115579176274;328.3762;1.50467389538782;316.3026;2.40805521075772;287.14;11.8496464368296;139.28;3.12539550598368;89.38;2.76309101040331;108.32;4.67421977565928</text:p>
          </table:table-cell>
          <table:table-cell table:number-columns-repeated="9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39.58" calcext:value-type="float">
            <text:p>339.58</text:p>
          </table:table-cell>
          <table:table-cell office:value-type="float" office:value="331.95" calcext:value-type="float">
            <text:p>331.95</text:p>
          </table:table-cell>
          <table:table-cell office:value-type="float" office:value="324.21" calcext:value-type="float">
            <text:p>324.21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55157752662044" calcext:value-type="percentage">
            <text:p>1.55%</text:p>
          </table:table-cell>
          <table:table-cell table:formula="of:=[.G767]/[.G762]" office:value-type="percentage" office:value="0.00446164433123976" calcext:value-type="percentage">
            <text:p>0.45%</text:p>
          </table:table-cell>
          <table:table-cell table:formula="of:=[.H767]/[.H762]" office:value-type="percentage" office:value="0.00458216489315552" calcext:value-type="percentage">
            <text:p>0.46%</text:p>
          </table:table-cell>
          <table:table-cell table:formula="of:=[.I767]/[.I762]" office:value-type="percentage" office:value="0.00761313758014546" calcext:value-type="percentage">
            <text:p>0.76%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412678360271281" calcext:value-type="percentage">
            <text:p>4.13%</text:p>
          </table:table-cell>
          <table:table-cell table:formula="of:=[.Q767]/[.Q762]" office:value-type="percentage" office:value="0.0224396575673728" calcext:value-type="percentage">
            <text:p>2.24%</text:p>
          </table:table-cell>
          <table:table-cell table:formula="of:=[.R767]/[.R762]" office:value-type="percentage" office:value="0.0309139741598043" calcext:value-type="percentage">
            <text:p>3.09%</text:p>
          </table:table-cell>
          <table:table-cell table:formula="of:=[.S767]/[.S762]" office:value-type="percentage" office:value="0.0431519550928664" calcext:value-type="percentage">
            <text:p>4.32%</text:p>
          </table:table-cell>
          <table:table-cell table:number-columns-repeated="11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348.33" calcext:value-type="float">
            <text:p>348.33</text:p>
          </table:table-cell>
          <table:table-cell office:value-type="float" office:value="328.88" calcext:value-type="float">
            <text:p>328.88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4">
          <table:table-cell office:value-type="float" office:value="307.69" calcext:value-type="float">
            <text:p>307.69</text:p>
          </table:table-cell>
          <table:table-cell office:value-type="float" office:value="346.32" calcext:value-type="float">
            <text:p>346.32</text:p>
          </table:table-cell>
          <table:table-cell office:value-type="float" office:value="334.38" calcext:value-type="float">
            <text:p>334.38</text:p>
          </table:table-cell>
          <table:table-cell office:value-type="float" office:value="308.19" calcext:value-type="float">
            <text:p>308.1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955048532308868" calcext:value-type="percentage">
            <text:p>09.55%</text:p>
          </table:table-cell>
          <table:table-cell table:style-name="ce23" table:formula="of:=([.H762]-[.F762])/[.F762]" office:value-type="percentage" office:value="0.0347263448321067" calcext:value-type="percentage">
            <text:p>03.47%</text:p>
          </table:table-cell>
          <table:table-cell table:style-name="ce23" table:formula="of:=([.I762]-[.F762])/[.F762]" office:value-type="percentage" office:value="-0.00331804449015498" calcext:value-type="percentage">
            <text:p>-00.33%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514940447168629" calcext:value-type="percentage">
            <text:p>-51.49%</text:p>
          </table:table-cell>
          <table:table-cell table:style-name="ce29" table:formula="of:=([.R762]-[.P762])/[.P762]" office:value-type="percentage" office:value="-0.688723270878317" calcext:value-type="percentage">
            <text:p>-68.87%</text:p>
          </table:table-cell>
          <table:table-cell table:style-name="ce29" table:formula="of:=([.S762]-[.P762])/[.P762]" office:value-type="percentage" office:value="-0.622762415546423" calcext:value-type="percentage">
            <text:p>-62.28%</text:p>
          </table:table-cell>
          <table:table-cell table:number-columns-repeated="11"/>
        </table:table-row>
        <table:table-row table:style-name="ro4">
          <table:table-cell office:value-type="float" office:value="294.75" calcext:value-type="float">
            <text:p>294.75</text:p>
          </table:table-cell>
          <table:table-cell office:value-type="float" office:value="358.74" calcext:value-type="float">
            <text:p>358.74</text:p>
          </table:table-cell>
          <table:table-cell office:value-type="float" office:value="333.8" calcext:value-type="float">
            <text:p>333.8</text:p>
          </table:table-cell>
          <table:table-cell office:value-type="float" office:value="308.78" calcext:value-type="float">
            <text:p>308.78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76" calcext:value-type="float">
            <text:p>176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07.3" calcext:value-type="float">
            <text:p>307.3</text:p>
          </table:table-cell>
          <table:table-cell office:value-type="float" office:value="343.96" calcext:value-type="float">
            <text:p>343.96</text:p>
          </table:table-cell>
          <table:table-cell office:value-type="float" office:value="328.77" calcext:value-type="float">
            <text:p>328.77</text:p>
          </table:table-cell>
          <table:table-cell office:value-type="float" office:value="319.04" calcext:value-type="float">
            <text:p>319.04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338.03" calcext:value-type="float">
            <text:p>338.03</text:p>
          </table:table-cell>
          <table:table-cell office:value-type="float" office:value="346.7" calcext:value-type="float">
            <text:p>346.7</text:p>
          </table:table-cell>
          <table:table-cell office:value-type="float" office:value="323.78" calcext:value-type="float">
            <text:p>323.78</text:p>
          </table:table-cell>
          <table:table-cell office:value-type="float" office:value="307.5" calcext:value-type="float">
            <text:p>307.5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20.32" calcext:value-type="float">
            <text:p>320.32</text:p>
          </table:table-cell>
          <table:table-cell office:value-type="float" office:value="343.84" calcext:value-type="float">
            <text:p>343.84</text:p>
          </table:table-cell>
          <table:table-cell office:value-type="float" office:value="330.35" calcext:value-type="float">
            <text:p>330.35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40.43" calcext:value-type="float">
            <text:p>340.43</text:p>
          </table:table-cell>
          <table:table-cell office:value-type="float" office:value="345.95" calcext:value-type="float">
            <text:p>345.95</text:p>
          </table:table-cell>
          <table:table-cell office:value-type="float" office:value="325.98" calcext:value-type="float">
            <text:p>325.98</text:p>
          </table:table-cell>
          <table:table-cell office:value-type="float" office:value="306.22" calcext:value-type="float">
            <text:p>306.22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37.43" calcext:value-type="float">
            <text:p>337.43</text:p>
          </table:table-cell>
          <table:table-cell office:value-type="float" office:value="346.2" calcext:value-type="float">
            <text:p>346.2</text:p>
          </table:table-cell>
          <table:table-cell office:value-type="float" office:value="324.11" calcext:value-type="float">
            <text:p>324.11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85.46" calcext:value-type="float">
            <text:p>285.46</text:p>
          </table:table-cell>
          <table:table-cell office:value-type="float" office:value="346.57" calcext:value-type="float">
            <text:p>346.57</text:p>
          </table:table-cell>
          <table:table-cell office:value-type="float" office:value="330.24" calcext:value-type="float">
            <text:p>330.24</text:p>
          </table:table-cell>
          <table:table-cell office:value-type="float" office:value="308.68" calcext:value-type="float">
            <text:p>308.68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296.11" calcext:value-type="float">
            <text:p>296.11</text:p>
          </table:table-cell>
          <table:table-cell office:value-type="float" office:value="342.61" calcext:value-type="float">
            <text:p>342.61</text:p>
          </table:table-cell>
          <table:table-cell office:value-type="float" office:value="333.68" calcext:value-type="float">
            <text:p>333.68</text:p>
          </table:table-cell>
          <table:table-cell office:value-type="float" office:value="324.21" calcext:value-type="float">
            <text:p>324.21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30.46" calcext:value-type="float">
            <text:p>330.46</text:p>
          </table:table-cell>
          <table:table-cell office:value-type="float" office:value="343.47" calcext:value-type="float">
            <text:p>343.47</text:p>
          </table:table-cell>
          <table:table-cell office:value-type="float" office:value="331.95" calcext:value-type="float">
            <text:p>331.95</text:p>
          </table:table-cell>
          <table:table-cell office:value-type="float" office:value="305.73" calcext:value-type="float">
            <text:p>305.73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95.84" calcext:value-type="float">
            <text:p>295.84</text:p>
          </table:table-cell>
          <table:table-cell office:value-type="float" office:value="356.74" calcext:value-type="float">
            <text:p>356.74</text:p>
          </table:table-cell>
          <table:table-cell office:value-type="float" office:value="330.24" calcext:value-type="float">
            <text:p>330.24</text:p>
          </table:table-cell>
          <table:table-cell office:value-type="float" office:value="316.62" calcext:value-type="float">
            <text:p>316.62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322.36" calcext:value-type="float">
            <text:p>322.36</text:p>
          </table:table-cell>
          <table:table-cell office:value-type="float" office:value="348.58" calcext:value-type="float">
            <text:p>348.58</text:p>
          </table:table-cell>
          <table:table-cell office:value-type="float" office:value="331.95" calcext:value-type="float">
            <text:p>331.95</text:p>
          </table:table-cell>
          <table:table-cell office:value-type="float" office:value="327.98" calcext:value-type="float">
            <text:p>327.98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7.09" calcext:value-type="float">
            <text:p>327.09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44.46" calcext:value-type="float">
            <text:p>344.46</text:p>
          </table:table-cell>
          <table:table-cell office:value-type="float" office:value="348.58" calcext:value-type="float">
            <text:p>348.58</text:p>
          </table:table-cell>
          <table:table-cell office:value-type="float" office:value="327.87" calcext:value-type="float">
            <text:p>327.87</text:p>
          </table:table-cell>
          <table:table-cell office:value-type="float" office:value="305.15" calcext:value-type="float">
            <text:p>305.15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03.32" calcext:value-type="float">
            <text:p>303.32</text:p>
          </table:table-cell>
          <table:table-cell office:value-type="float" office:value="346.45" calcext:value-type="float">
            <text:p>346.45</text:p>
          </table:table-cell>
          <table:table-cell office:value-type="float" office:value="328.77" calcext:value-type="float">
            <text:p>328.77</text:p>
          </table:table-cell>
          <table:table-cell office:value-type="float" office:value="309.48" calcext:value-type="float">
            <text:p>309.48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310.28" calcext:value-type="float">
            <text:p>310.28</text:p>
          </table:table-cell>
          <table:table-cell office:value-type="float" office:value="353.59" calcext:value-type="float">
            <text:p>353.59</text:p>
          </table:table-cell>
          <table:table-cell office:value-type="float" office:value="330.35" calcext:value-type="float">
            <text:p>330.35</text:p>
          </table:table-cell>
          <table:table-cell office:value-type="float" office:value="329.9" calcext:value-type="float">
            <text:p>329.9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83.77" calcext:value-type="float">
            <text:p>283.77</text:p>
          </table:table-cell>
          <table:table-cell office:value-type="float" office:value="352.94" calcext:value-type="float">
            <text:p>352.94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4.43" calcext:value-type="float">
            <text:p>324.4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24.98" calcext:value-type="float">
            <text:p>324.98</text:p>
          </table:table-cell>
          <table:table-cell office:value-type="float" office:value="343.35" calcext:value-type="float">
            <text:p>343.35</text:p>
          </table:table-cell>
          <table:table-cell office:value-type="float" office:value="331.03" calcext:value-type="float">
            <text:p>331.03</text:p>
          </table:table-cell>
          <table:table-cell office:value-type="float" office:value="306.61" calcext:value-type="float">
            <text:p>306.6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94.48" calcext:value-type="float">
            <text:p>294.48</text:p>
          </table:table-cell>
          <table:table-cell office:value-type="float" office:value="341.52" calcext:value-type="float">
            <text:p>341.52</text:p>
          </table:table-cell>
          <table:table-cell office:value-type="float" office:value="330.92" calcext:value-type="float">
            <text:p>330.92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1.28" calcext:value-type="float">
            <text:p>311.28</text:p>
          </table:table-cell>
          <table:table-cell office:value-type="float" office:value="359.42" calcext:value-type="float">
            <text:p>359.42</text:p>
          </table:table-cell>
          <table:table-cell office:value-type="float" office:value="326.53" calcext:value-type="float">
            <text:p>326.53</text:p>
          </table:table-cell>
          <table:table-cell office:value-type="float" office:value="305.83" calcext:value-type="float">
            <text:p>305.83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37.55" calcext:value-type="float">
            <text:p>337.55</text:p>
          </table:table-cell>
          <table:table-cell office:value-type="float" office:value="342.37" calcext:value-type="float">
            <text:p>342.37</text:p>
          </table:table-cell>
          <table:table-cell office:value-type="float" office:value="331.61" calcext:value-type="float">
            <text:p>331.61</text:p>
          </table:table-cell>
          <table:table-cell office:value-type="float" office:value="304.96" calcext:value-type="float">
            <text:p>304.96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04.86" calcext:value-type="float">
            <text:p>304.86</text:p>
          </table:table-cell>
          <table:table-cell office:value-type="float" office:value="358.21" calcext:value-type="float">
            <text:p>358.21</text:p>
          </table:table-cell>
          <table:table-cell office:value-type="float" office:value="324.76" calcext:value-type="float">
            <text:p>324.76</text:p>
          </table:table-cell>
          <table:table-cell office:value-type="float" office:value="306.02" calcext:value-type="float">
            <text:p>306.02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4.18" calcext:value-type="float">
            <text:p>304.18</text:p>
          </table:table-cell>
          <table:table-cell office:value-type="float" office:value="347.7" calcext:value-type="float">
            <text:p>347.7</text:p>
          </table:table-cell>
          <table:table-cell office:value-type="float" office:value="317.36" calcext:value-type="float">
            <text:p>317.36</text:p>
          </table:table-cell>
          <table:table-cell office:value-type="float" office:value="304.86" calcext:value-type="float">
            <text:p>304.8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319.26" calcext:value-type="float">
            <text:p>319.26</text:p>
          </table:table-cell>
          <table:table-cell office:value-type="float" office:value="358.61" calcext:value-type="float">
            <text:p>358.61</text:p>
          </table:table-cell>
          <table:table-cell office:value-type="float" office:value="329.22" calcext:value-type="float">
            <text:p>329.22</text:p>
          </table:table-cell>
          <table:table-cell office:value-type="float" office:value="317.57" calcext:value-type="float">
            <text:p>317.57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09.58" calcext:value-type="float">
            <text:p>309.58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3.33" calcext:value-type="float">
            <text:p>333.33</text:p>
          </table:table-cell>
          <table:table-cell office:value-type="float" office:value="314.34" calcext:value-type="float">
            <text:p>314.3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28.43" calcext:value-type="float">
            <text:p>328.43</text:p>
          </table:table-cell>
          <table:table-cell office:value-type="float" office:value="340.18" calcext:value-type="float">
            <text:p>340.18</text:p>
          </table:table-cell>
          <table:table-cell office:value-type="float" office:value="326.75" calcext:value-type="float">
            <text:p>326.75</text:p>
          </table:table-cell>
          <table:table-cell office:value-type="float" office:value="312.09" calcext:value-type="float">
            <text:p>312.09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7.95" calcext:value-type="float">
            <text:p>347.95</text:p>
          </table:table-cell>
          <table:table-cell office:value-type="float" office:value="316.73" calcext:value-type="float">
            <text:p>316.73</text:p>
          </table:table-cell>
          <table:table-cell office:value-type="float" office:value="322.15" calcext:value-type="float">
            <text:p>322.15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29.11" calcext:value-type="float">
            <text:p>329.11</text:p>
          </table:table-cell>
          <table:table-cell office:value-type="float" office:value="346.45" calcext:value-type="float">
            <text:p>346.45</text:p>
          </table:table-cell>
          <table:table-cell office:value-type="float" office:value="314.44" calcext:value-type="float">
            <text:p>314.44</text:p>
          </table:table-cell>
          <table:table-cell office:value-type="float" office:value="328.43" calcext:value-type="float">
            <text:p>328.43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25.09" calcext:value-type="float">
            <text:p>325.09</text:p>
          </table:table-cell>
          <table:table-cell office:value-type="float" office:value="348.84" calcext:value-type="float">
            <text:p>348.84</text:p>
          </table:table-cell>
          <table:table-cell office:value-type="float" office:value="334.96" calcext:value-type="float">
            <text:p>334.96</text:p>
          </table:table-cell>
          <table:table-cell office:value-type="float" office:value="325.2" calcext:value-type="float">
            <text:p>325.2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23.12" calcext:value-type="float">
            <text:p>323.12</text:p>
          </table:table-cell>
          <table:table-cell office:value-type="float" office:value="342" calcext:value-type="float">
            <text:p>342</text:p>
          </table:table-cell>
          <table:table-cell office:value-type="float" office:value="332.29" calcext:value-type="float">
            <text:p>332.29</text:p>
          </table:table-cell>
          <table:table-cell office:value-type="float" office:value="307.89" calcext:value-type="float">
            <text:p>307.89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41.52" calcext:value-type="float">
            <text:p>341.52</text:p>
          </table:table-cell>
          <table:table-cell office:value-type="float" office:value="357.54" calcext:value-type="float">
            <text:p>357.54</text:p>
          </table:table-cell>
          <table:table-cell office:value-type="float" office:value="314.44" calcext:value-type="float">
            <text:p>314.44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21.29" calcext:value-type="float">
            <text:p>321.29</text:p>
          </table:table-cell>
          <table:table-cell office:value-type="float" office:value="347.95" calcext:value-type="float">
            <text:p>347.95</text:p>
          </table:table-cell>
          <table:table-cell office:value-type="float" office:value="313.21" calcext:value-type="float">
            <text:p>313.21</text:p>
          </table:table-cell>
          <table:table-cell office:value-type="float" office:value="321.5" calcext:value-type="float">
            <text:p>321.5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23.78" calcext:value-type="float">
            <text:p>323.78</text:p>
          </table:table-cell>
          <table:table-cell office:value-type="float" office:value="342.86" calcext:value-type="float">
            <text:p>342.86</text:p>
          </table:table-cell>
          <table:table-cell office:value-type="float" office:value="329.44" calcext:value-type="float">
            <text:p>329.44</text:p>
          </table:table-cell>
          <table:table-cell office:value-type="float" office:value="326.53" calcext:value-type="float">
            <text:p>326.53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23.56" calcext:value-type="float">
            <text:p>323.56</text:p>
          </table:table-cell>
          <table:table-cell office:value-type="float" office:value="361.58" calcext:value-type="float">
            <text:p>361.58</text:p>
          </table:table-cell>
          <table:table-cell office:value-type="float" office:value="326.75" calcext:value-type="float">
            <text:p>326.75</text:p>
          </table:table-cell>
          <table:table-cell office:value-type="float" office:value="322.91" calcext:value-type="float">
            <text:p>322.91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343.1" calcext:value-type="float">
            <text:p>343.1</text:p>
          </table:table-cell>
          <table:table-cell office:value-type="float" office:value="346.57" calcext:value-type="float">
            <text:p>346.57</text:p>
          </table:table-cell>
          <table:table-cell office:value-type="float" office:value="329.56" calcext:value-type="float">
            <text:p>329.56</text:p>
          </table:table-cell>
          <table:table-cell office:value-type="float" office:value="309.58" calcext:value-type="float">
            <text:p>309.5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40.06" calcext:value-type="float">
            <text:p>340.06</text:p>
          </table:table-cell>
          <table:table-cell office:value-type="float" office:value="346.7" calcext:value-type="float">
            <text:p>346.7</text:p>
          </table:table-cell>
          <table:table-cell office:value-type="float" office:value="330.12" calcext:value-type="float">
            <text:p>330.12</text:p>
          </table:table-cell>
          <table:table-cell office:value-type="float" office:value="305.54" calcext:value-type="float">
            <text:p>305.54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79.48" calcext:value-type="float">
            <text:p>279.48</text:p>
          </table:table-cell>
          <table:table-cell office:value-type="float" office:value="346.95" calcext:value-type="float">
            <text:p>346.95</text:p>
          </table:table-cell>
          <table:table-cell office:value-type="float" office:value="331.61" calcext:value-type="float">
            <text:p>331.61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26.53" calcext:value-type="float">
            <text:p>326.53</text:p>
          </table:table-cell>
          <table:table-cell office:value-type="float" office:value="341.39" calcext:value-type="float">
            <text:p>341.39</text:p>
          </table:table-cell>
          <table:table-cell office:value-type="float" office:value="334.96" calcext:value-type="float">
            <text:p>334.96</text:p>
          </table:table-cell>
          <table:table-cell office:value-type="float" office:value="307.79" calcext:value-type="float">
            <text:p>307.79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351.01" calcext:value-type="float">
            <text:p>351.01</text:p>
          </table:table-cell>
          <table:table-cell office:value-type="float" office:value="350.75" calcext:value-type="float">
            <text:p>350.75</text:p>
          </table:table-cell>
          <table:table-cell office:value-type="float" office:value="329.11" calcext:value-type="float">
            <text:p>329.11</text:p>
          </table:table-cell>
          <table:table-cell office:value-type="float" office:value="330.12" calcext:value-type="float">
            <text:p>330.12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26.09" calcext:value-type="float">
            <text:p>326.09</text:p>
          </table:table-cell>
          <table:table-cell office:value-type="float" office:value="340.67" calcext:value-type="float">
            <text:p>340.67</text:p>
          </table:table-cell>
          <table:table-cell office:value-type="float" office:value="326.98" calcext:value-type="float">
            <text:p>326.98</text:p>
          </table:table-cell>
          <table:table-cell office:value-type="float" office:value="319.04" calcext:value-type="float">
            <text:p>319.0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table:style-name="ce5" office:value-type="float" office:value="299.16" calcext:value-type="float">
            <text:p>299.16</text:p>
          </table:table-cell>
          <table:table-cell table:style-name="ce10" office:value-type="float" office:value="347.32" calcext:value-type="float">
            <text:p>347.32</text:p>
          </table:table-cell>
          <table:table-cell office:value-type="float" office:value="325.76" calcext:value-type="float">
            <text:p>325.76</text:p>
          </table:table-cell>
          <table:table-cell office:value-type="float" office:value="323.01" calcext:value-type="float">
            <text:p>323.01</text:p>
          </table:table-cell>
          <table:table-cell table:style-name="ce16"/>
          <table:table-cell table:style-name="ce20" table:number-columns-repeated="5"/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2.37" calcext:value-type="float">
            <text:p>112.37</text:p>
          </table:table-cell>
          <table:table-cell office:value-type="float" office:value="138.15" calcext:value-type="float">
            <text:p>138.15</text:p>
          </table:table-cell>
          <table:table-cell office:value-type="float" office:value="110.69" calcext:value-type="float">
            <text:p>110.69</text:p>
          </table:table-cell>
          <table:table-cell office:value-type="float" office:value="75.45" calcext:value-type="float">
            <text:p>75.4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50" calcext:value-type="float">
            <text:p>50</text:p>
          </table:table-cell>
          <table:table-cell table:style-name="ce21" table:formula="of:=COUNT([.D815:.D864])" office:value-type="float" office:value="50" calcext:value-type="float">
            <text:p>50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231" calcext:value-type="float">
            <text:p>23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15:.K864])" office:value-type="float" office:value="50" calcext:value-type="float">
            <text:p>50</text:p>
          </table:table-cell>
          <table:table-cell table:style-name="ce21" table:formula="of:=COUNT([.L815:.L864])" office:value-type="float" office:value="50" calcext:value-type="float">
            <text:p>50</text:p>
          </table:table-cell>
          <table:table-cell table:style-name="Default" table:formula="of:=COUNT([.M815:.M864])" office:value-type="float" office:value="50" calcext:value-type="float">
            <text:p>50</text:p>
          </table:table-cell>
          <table:table-cell table:style-name="ce21" table:formula="of:=COUNT([.N815:.N86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07.87" calcext:value-type="float">
            <text:p>107.87</text:p>
          </table:table-cell>
          <table:table-cell office:value-type="float" office:value="95.8" calcext:value-type="float">
            <text:p>95.8</text:p>
          </table:table-cell>
          <table:table-cell office:value-type="float" office:value="142.98" calcext:value-type="float">
            <text:p>142.98</text:p>
          </table:table-cell>
          <table:table-cell office:value-type="float" office:value="42.37" calcext:value-type="float">
            <text:p>42.3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15:.A864])" office:value-type="float" office:value="109.1736" calcext:value-type="float">
            <text:p>109.1736</text:p>
          </table:table-cell>
          <table:table-cell table:style-name="ce22" table:formula="of:=AVERAGE([.B815:.B864])" office:value-type="float" office:value="124.8068" calcext:value-type="float">
            <text:p>124.8068</text:p>
          </table:table-cell>
          <table:table-cell table:style-name="ce18" table:formula="of:=AVERAGE([.C815:.C864])" office:value-type="float" office:value="126.2726" calcext:value-type="float">
            <text:p>126.2726</text:p>
          </table:table-cell>
          <table:table-cell table:style-name="ce22" table:formula="of:=AVERAGE([.D815:.D864])" office:value-type="float" office:value="65.865" calcext:value-type="float">
            <text:p>65.865</text:p>
          </table:table-cell>
          <table:table-cell table:style-name="ce18" table:formula="of:=([.G816]-[.F816])/[.F816]" office:value-type="float" office:value="0.143195790923813" calcext:value-type="float">
            <text:p>0.1431957909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385" calcext:value-type="float">
            <text:p>38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15:.K864])" office:value-type="float" office:value="312.6" calcext:value-type="float">
            <text:p>312.6</text:p>
          </table:table-cell>
          <table:table-cell table:style-name="ce22" table:formula="of:=AVERAGE([.L815:.L864])" office:value-type="float" office:value="197.64" calcext:value-type="float">
            <text:p>197.64</text:p>
          </table:table-cell>
          <table:table-cell table:style-name="ce18" table:formula="of:=AVERAGE([.M815:.M864])" office:value-type="float" office:value="148.92" calcext:value-type="float">
            <text:p>148.92</text:p>
          </table:table-cell>
          <table:table-cell table:style-name="ce22" table:formula="of:=AVERAGE([.N815:.N864])" office:value-type="float" office:value="288.48" calcext:value-type="float">
            <text:p>288.48</text:p>
          </table:table-cell>
          <table:table-cell table:number-columns-repeated="11"/>
        </table:table-row>
        <table:table-row table:style-name="ro4">
          <table:table-cell office:value-type="float" office:value="90.81" calcext:value-type="float">
            <text:p>90.81</text:p>
          </table:table-cell>
          <table:table-cell office:value-type="float" office:value="137.81" calcext:value-type="float">
            <text:p>137.81</text:p>
          </table:table-cell>
          <table:table-cell office:value-type="float" office:value="126.05" calcext:value-type="float">
            <text:p>126.05</text:p>
          </table:table-cell>
          <table:table-cell office:value-type="float" office:value="117.85" calcext:value-type="float">
            <text:p>117.8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15:.A864])" office:value-type="float" office:value="122.012741877551" calcext:value-type="float">
            <text:p>122.0127418776</text:p>
          </table:table-cell>
          <table:table-cell table:style-name="ce21" table:formula="of:=VAR([.B815:.B864])" office:value-type="float" office:value="227.673907918367" calcext:value-type="float">
            <text:p>227.6739079184</text:p>
          </table:table-cell>
          <table:table-cell table:style-name="Default" table:formula="of:=VAR([.C815:.C864])" office:value-type="float" office:value="147.550840040816" calcext:value-type="float">
            <text:p>147.5508400408</text:p>
          </table:table-cell>
          <table:table-cell table:style-name="ce21" table:formula="of:=VAR([.D815:.D864])" office:value-type="float" office:value="594.684454081633" calcext:value-type="float">
            <text:p>594.6844540816</text:p>
          </table:table-cell>
          <table:table-cell table:style-name="Default"/>
          <table:table-cell office:value-type="float" office:value="306" calcext:value-type="float">
            <text:p>306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15:.K864])" office:value-type="float" office:value="609.714285714286" calcext:value-type="float">
            <text:p>609.7142857143</text:p>
          </table:table-cell>
          <table:table-cell table:style-name="ce21" table:formula="of:=VAR([.L816:.L864])" office:value-type="float" office:value="222.25425170068" calcext:value-type="float">
            <text:p>222.2542517007</text:p>
          </table:table-cell>
          <table:table-cell table:style-name="Default" table:formula="of:=VAR([.M815:.M864])" office:value-type="float" office:value="191.952653061225" calcext:value-type="float">
            <text:p>191.9526530612</text:p>
          </table:table-cell>
          <table:table-cell table:style-name="ce21" table:formula="of:=VAR([.N816:.N864])" office:value-type="float" office:value="6783.48129251701" calcext:value-type="float">
            <text:p>6783.481292517</text:p>
          </table:table-cell>
          <table:table-cell table:number-columns-repeated="11"/>
        </table:table-row>
        <table:table-row table:style-name="ro4">
          <table:table-cell office:value-type="float" office:value="87.49" calcext:value-type="float">
            <text:p>87.49</text:p>
          </table:table-cell>
          <table:table-cell office:value-type="float" office:value="130.93" calcext:value-type="float">
            <text:p>130.93</text:p>
          </table:table-cell>
          <table:table-cell office:value-type="float" office:value="112.62" calcext:value-type="float">
            <text:p>112.62</text:p>
          </table:table-cell>
          <table:table-cell office:value-type="float" office:value="77.87" calcext:value-type="float">
            <text:p>77.8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17]/[.F815])" office:value-type="float" office:value="1.56213150456388" calcext:value-type="float">
            <text:p>1.5621315046</text:p>
          </table:table-cell>
          <table:table-cell table:style-name="ce21" table:formula="of:=SQRT([.G817]/[.G815])" office:value-type="float" office:value="2.13388803791749" calcext:value-type="float">
            <text:p>2.1338880379</text:p>
          </table:table-cell>
          <table:table-cell table:style-name="Default" table:formula="of:=SQRT([.H817]/[.H815])" office:value-type="float" office:value="1.71785238039138" calcext:value-type="float">
            <text:p>1.7178523804</text:p>
          </table:table-cell>
          <table:table-cell table:style-name="ce21" table:formula="of:=SQRT([.I817]/[.I815])" office:value-type="float" office:value="3.44872281890451" calcext:value-type="float">
            <text:p>3.4487228189</text:p>
          </table:table-cell>
          <table:table-cell table:style-name="Default"/>
          <table:table-cell office:value-type="float" office:value="295" calcext:value-type="float">
            <text:p>295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249" calcext:value-type="float">
            <text:p>24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17]/[.P815])" office:value-type="float" office:value="3.49203174588744" calcext:value-type="float">
            <text:p>3.4920317459</text:p>
          </table:table-cell>
          <table:table-cell table:style-name="ce21" table:formula="of:=SQRT([.Q817]/[.Q815])" office:value-type="float" office:value="2.10833703046112" calcext:value-type="float">
            <text:p>2.1083370305</text:p>
          </table:table-cell>
          <table:table-cell table:style-name="Default" table:formula="of:=SQRT([.R817]/[.R815])" office:value-type="float" office:value="1.95935016299397" calcext:value-type="float">
            <text:p>1.959350163</text:p>
          </table:table-cell>
          <table:table-cell table:style-name="ce21" table:formula="of:=SQRT([.S817]/[.S815])" office:value-type="float" office:value="11.6477305021339" calcext:value-type="float">
            <text:p>11.6477305021</text:p>
          </table:table-cell>
          <table:table-cell table:number-columns-repeated="11"/>
        </table:table-row>
        <table:table-row table:style-name="ro4">
          <table:table-cell office:value-type="float" office:value="93.86" calcext:value-type="float">
            <text:p>93.86</text:p>
          </table:table-cell>
          <table:table-cell office:value-type="float" office:value="118.37" calcext:value-type="float">
            <text:p>118.37</text:p>
          </table:table-cell>
          <table:table-cell office:value-type="float" office:value="135.44" calcext:value-type="float">
            <text:p>135.44</text:p>
          </table:table-cell>
          <table:table-cell office:value-type="float" office:value="76.63" calcext:value-type="float">
            <text:p>76.6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49" calcext:value-type="float">
            <text:p>49</text:p>
          </table:table-cell>
          <table:table-cell table:style-name="ce21" table:formula="of:=[.I815]-1" office:value-type="float" office:value="49" calcext:value-type="float">
            <text:p>49</text:p>
          </table:table-cell>
          <table:table-cell table:style-name="Default"/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359" calcext:value-type="float">
            <text:p>35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15]-1" office:value-type="float" office:value="49" calcext:value-type="float">
            <text:p>49</text:p>
          </table:table-cell>
          <table:table-cell table:style-name="ce21" table:formula="of:=[.Q815]-1" office:value-type="float" office:value="49" calcext:value-type="float">
            <text:p>49</text:p>
          </table:table-cell>
          <table:table-cell table:style-name="Default" table:formula="of:=[.R815]-1" office:value-type="float" office:value="49" calcext:value-type="float">
            <text:p>49</text:p>
          </table:table-cell>
          <table:table-cell table:style-name="ce21" table:formula="of:=[.S81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9.07" calcext:value-type="float">
            <text:p>109.07</text:p>
          </table:table-cell>
          <table:table-cell office:value-type="float" office:value="143.69" calcext:value-type="float">
            <text:p>143.69</text:p>
          </table:table-cell>
          <table:table-cell office:value-type="float" office:value="130.2" calcext:value-type="float">
            <text:p>130.2</text:p>
          </table:table-cell>
          <table:table-cell office:value-type="float" office:value="41.36" calcext:value-type="float">
            <text:p>41.3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float" office:value="2.00957523712924" calcext:value-type="float">
            <text:p>2.0095752371</text:p>
          </table:table-cell>
          <table:table-cell table:style-name="ce21" table:formula="of:=TINV(0.05;[.I81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354" calcext:value-type="float">
            <text:p>35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19])" office:value-type="float" office:value="2.00957523712924" calcext:value-type="float">
            <text:p>2.0095752371</text:p>
          </table:table-cell>
          <table:table-cell table:style-name="ce21" table:formula="of:=TINV(0.05;[.Q819])" office:value-type="float" office:value="2.00957523712924" calcext:value-type="float">
            <text:p>2.0095752371</text:p>
          </table:table-cell>
          <table:table-cell table:style-name="Default" table:formula="of:=TINV(0.05;[.R819])" office:value-type="float" office:value="2.00957523712924" calcext:value-type="float">
            <text:p>2.0095752371</text:p>
          </table:table-cell>
          <table:table-cell table:style-name="ce21" table:formula="of:=TINV(0.05;[.S81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9.49" calcext:value-type="float">
            <text:p>119.49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56" calcext:value-type="float">
            <text:p>131.56</text:p>
          </table:table-cell>
          <table:table-cell office:value-type="float" office:value="42.55" calcext:value-type="float">
            <text:p>42.5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20]*[.F818])" office:value-type="float" office:value="3.13922078871102" calcext:value-type="float">
            <text:p>3.1392207887</text:p>
          </table:table-cell>
          <table:table-cell table:style-name="ce22" table:formula="of:=([.G820]*[.G818])" office:value-type="float" office:value="4.28820855980528" calcext:value-type="float">
            <text:p>4.2882085598</text:p>
          </table:table-cell>
          <table:table-cell table:style-name="ce18" table:formula="of:=([.H820]*[.H818])" office:value-type="float" office:value="3.45215360467803" calcext:value-type="float">
            <text:p>3.4521536047</text:p>
          </table:table-cell>
          <table:table-cell table:style-name="ce22" table:formula="of:=([.I820]*[.I818])" office:value-type="float" office:value="6.93046797659304" calcext:value-type="float">
            <text:p>6.9304679766</text:p>
          </table:table-cell>
          <table:table-cell table:style-name="ce18"/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453" calcext:value-type="float">
            <text:p>45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20]*[.P818])" office:value-type="float" office:value="7.01750052380459" calcext:value-type="float">
            <text:p>7.0175005238</text:p>
          </table:table-cell>
          <table:table-cell table:style-name="ce22" table:formula="of:=([.Q820]*[.Q818])" office:value-type="float" office:value="4.23686188793726" calcext:value-type="float">
            <text:p>4.2368618879</text:p>
          </table:table-cell>
          <table:table-cell table:style-name="ce18" table:formula="of:=([.R820]*[.R818])" office:value-type="float" office:value="3.93746156841782" calcext:value-type="float">
            <text:p>3.9374615684</text:p>
          </table:table-cell>
          <table:table-cell table:style-name="ce22" table:formula="of:=([.S820]*[.S818])" office:value-type="float" office:value="23.4069907858432" calcext:value-type="float">
            <text:p>23.4069907858</text:p>
          </table:table-cell>
          <table:table-cell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P816];&quot;;&quot;;[.P821];&quot;;&quot;;[.Q816];&quot;;&quot;;[.Q821];&quot;;&quot;;[.R816];&quot;;&quot;;[.R821];&quot;;&quot;;[.S816];&quot;;&quot;;[.S821])" office:value-type="string" office:string-value="serial;109.1736;3.13922078871102;124.8068;4.28820855980528;126.2726;3.45215360467803;65.865;6.93046797659304;312.6;7.01750052380459;197.64;4.23686188793726;148.92;3.93746156841782;288.48;23.4069907858432" calcext:value-type="string">
            <text:p>serial;109.1736;3.13922078871102;124.8068;4.28820855980528;126.2726;3.45215360467803;65.865;6.93046797659304;312.6;7.01750052380459;197.64;4.23686188793726;148.92;3.93746156841782;288.48;23.4069907858432</text:p>
          </table:table-cell>
          <table:table-cell table:number-columns-repeated="9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6.35" calcext:value-type="float">
            <text:p>126.35</text:p>
          </table:table-cell>
          <table:table-cell office:value-type="float" office:value="43.44" calcext:value-type="float">
            <text:p>43.44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87543947319775" calcext:value-type="percentage">
            <text:p>2.88%</text:p>
          </table:table-cell>
          <table:table-cell table:formula="of:=[.G821]/[.G816]" office:value-type="percentage" office:value="0.0343587733986071" calcext:value-type="percentage">
            <text:p>3.44%</text:p>
          </table:table-cell>
          <table:table-cell table:formula="of:=[.H821]/[.H816]" office:value-type="percentage" office:value="0.0273388969948986" calcext:value-type="percentage">
            <text:p>2.73%</text:p>
          </table:table-cell>
          <table:table-cell table:formula="of:=[.I821]/[.I816]" office:value-type="percentage" office:value="0.105222318023124" calcext:value-type="percentage">
            <text:p>10.52%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159" calcext:value-type="float">
            <text:p>15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224488180543973" calcext:value-type="percentage">
            <text:p>2.24%</text:p>
          </table:table-cell>
          <table:table-cell table:formula="of:=[.Q821]/[.Q816]" office:value-type="percentage" office:value="0.0214372692164403" calcext:value-type="percentage">
            <text:p>2.14%</text:p>
          </table:table-cell>
          <table:table-cell table:formula="of:=[.R821]/[.R816]" office:value-type="percentage" office:value="0.0264401126001734" calcext:value-type="percentage">
            <text:p>2.64%</text:p>
          </table:table-cell>
          <table:table-cell table:formula="of:=[.S821]/[.S816]" office:value-type="percentage" office:value="0.0811390418255795" calcext:value-type="percentage">
            <text:p>8.11%</text:p>
          </table:table-cell>
          <table:table-cell table:number-columns-repeated="11"/>
        </table:table-row>
        <table:table-row table:style-name="ro4">
          <table:table-cell office:value-type="float" office:value="85.82" calcext:value-type="float">
            <text:p>85.82</text:p>
          </table:table-cell>
          <table:table-cell office:value-type="float" office:value="107.99" calcext:value-type="float">
            <text:p>107.99</text:p>
          </table:table-cell>
          <table:table-cell office:value-type="float" office:value="121.46" calcext:value-type="float">
            <text:p>121.46</text:p>
          </table:table-cell>
          <table:table-cell office:value-type="float" office:value="119.34" calcext:value-type="float">
            <text:p>119.34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92.93" calcext:value-type="float">
            <text:p>92.93</text:p>
          </table:table-cell>
          <table:table-cell office:value-type="float" office:value="111" calcext:value-type="float">
            <text:p>111</text:p>
          </table:table-cell>
          <table:table-cell office:value-type="float" office:value="147.22" calcext:value-type="float">
            <text:p>147.22</text:p>
          </table:table-cell>
          <table:table-cell office:value-type="float" office:value="42.63" calcext:value-type="float">
            <text:p>42.6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143195790923813" calcext:value-type="percentage">
            <text:p>14.32%</text:p>
          </table:table-cell>
          <table:table-cell table:style-name="ce23" table:formula="of:=([.H816]-[.F816])/[.F816]" office:value-type="percentage" office:value="0.156622113771095" calcext:value-type="percentage">
            <text:p>15.66%</text:p>
          </table:table-cell>
          <table:table-cell table:style-name="ce23" table:formula="of:=([.I816]-[.F816])/[.F816]" office:value-type="percentage" office:value="-0.396694805337554" calcext:value-type="percentage">
            <text:p>-39.67%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office:value-type="float" office:value="375" calcext:value-type="float">
            <text:p>37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367754318618042" calcext:value-type="percentage">
            <text:p>-36.78%</text:p>
          </table:table-cell>
          <table:table-cell table:style-name="ce29" table:formula="of:=([.R816]-[.P816])/[.P816]" office:value-type="percentage" office:value="-0.523608445297505" calcext:value-type="percentage">
            <text:p>-52.36%</text:p>
          </table:table-cell>
          <table:table-cell table:style-name="ce29" table:formula="of:=([.S816]-[.P816])/[.P816]" office:value-type="percentage" office:value="-0.0771593090211133" calcext:value-type="percentage">
            <text:p>-07.72%</text:p>
          </table:table-cell>
          <table:table-cell table:number-columns-repeated="11"/>
        </table:table-row>
        <table:table-row table:style-name="ro4">
          <table:table-cell office:value-type="float" office:value="124.48" calcext:value-type="float">
            <text:p>124.48</text:p>
          </table:table-cell>
          <table:table-cell office:value-type="float" office:value="145.04" calcext:value-type="float">
            <text:p>145.04</text:p>
          </table:table-cell>
          <table:table-cell office:value-type="float" office:value="125.36" calcext:value-type="float">
            <text:p>125.36</text:p>
          </table:table-cell>
          <table:table-cell office:value-type="float" office:value="42.7" calcext:value-type="float">
            <text:p>42.7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99" calcext:value-type="float">
            <text:p>199</text:p>
          </table:table-cell>
          <table:table-cell office:value-type="float" office:value="145" calcext:value-type="float">
            <text:p>145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119.21" calcext:value-type="float">
            <text:p>119.21</text:p>
          </table:table-cell>
          <table:table-cell office:value-type="float" office:value="137.28" calcext:value-type="float">
            <text:p>137.28</text:p>
          </table:table-cell>
          <table:table-cell office:value-type="float" office:value="130.63" calcext:value-type="float">
            <text:p>130.63</text:p>
          </table:table-cell>
          <table:table-cell office:value-type="float" office:value="79.77" calcext:value-type="float">
            <text:p>79.77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214" calcext:value-type="float">
            <text:p>214</text:p>
          </table:table-cell>
          <table:table-cell office:value-type="float" office:value="152" calcext:value-type="float">
            <text:p>152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4">
          <table:table-cell office:value-type="float" office:value="95.12" calcext:value-type="float">
            <text:p>95.12</text:p>
          </table:table-cell>
          <table:table-cell office:value-type="float" office:value="146.34" calcext:value-type="float">
            <text:p>146.34</text:p>
          </table:table-cell>
          <table:table-cell office:value-type="float" office:value="123.01" calcext:value-type="float">
            <text:p>123.01</text:p>
          </table:table-cell>
          <table:table-cell office:value-type="float" office:value="83.45" calcext:value-type="float">
            <text:p>83.45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135" calcext:value-type="float">
            <text:p>135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21.01" calcext:value-type="float">
            <text:p>121.01</text:p>
          </table:table-cell>
          <table:table-cell office:value-type="float" office:value="136.67" calcext:value-type="float">
            <text:p>136.67</text:p>
          </table:table-cell>
          <table:table-cell office:value-type="float" office:value="108.36" calcext:value-type="float">
            <text:p>108.36</text:p>
          </table:table-cell>
          <table:table-cell office:value-type="float" office:value="44.35" calcext:value-type="float">
            <text:p>44.35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4">
          <table:table-cell office:value-type="float" office:value="115.87" calcext:value-type="float">
            <text:p>115.87</text:p>
          </table:table-cell>
          <table:table-cell office:value-type="float" office:value="135.8" calcext:value-type="float">
            <text:p>135.8</text:p>
          </table:table-cell>
          <table:table-cell office:value-type="float" office:value="136.19" calcext:value-type="float">
            <text:p>136.19</text:p>
          </table:table-cell>
          <table:table-cell office:value-type="float" office:value="76.14" calcext:value-type="float">
            <text:p>76.14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363" calcext:value-type="float">
            <text:p>363</text:p>
          </table:table-cell>
          <table:table-cell table:number-columns-repeated="16"/>
        </table:table-row>
        <table:table-row table:style-name="ro4">
          <table:table-cell office:value-type="float" office:value="116.1" calcext:value-type="float">
            <text:p>116.1</text:p>
          </table:table-cell>
          <table:table-cell office:value-type="float" office:value="135.9" calcext:value-type="float">
            <text:p>135.9</text:p>
          </table:table-cell>
          <table:table-cell office:value-type="float" office:value="139.39" calcext:value-type="float">
            <text:p>139.39</text:p>
          </table:table-cell>
          <table:table-cell office:value-type="float" office:value="42.49" calcext:value-type="float">
            <text:p>42.49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378" calcext:value-type="float">
            <text:p>378</text:p>
          </table:table-cell>
          <table:table-cell table:number-columns-repeated="16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21.03" calcext:value-type="float">
            <text:p>121.03</text:p>
          </table:table-cell>
          <table:table-cell office:value-type="float" office:value="108.16" calcext:value-type="float">
            <text:p>108.16</text:p>
          </table:table-cell>
          <table:table-cell office:value-type="float" office:value="122.67" calcext:value-type="float">
            <text:p>122.67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111.86" calcext:value-type="float">
            <text:p>111.86</text:p>
          </table:table-cell>
          <table:table-cell office:value-type="float" office:value="123.89" calcext:value-type="float">
            <text:p>123.89</text:p>
          </table:table-cell>
          <table:table-cell office:value-type="float" office:value="125.49" calcext:value-type="float">
            <text:p>125.49</text:p>
          </table:table-cell>
          <table:table-cell office:value-type="float" office:value="126.57" calcext:value-type="float">
            <text:p>126.57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122.39" calcext:value-type="float">
            <text:p>122.39</text:p>
          </table:table-cell>
          <table:table-cell office:value-type="float" office:value="132.98" calcext:value-type="float">
            <text:p>132.98</text:p>
          </table:table-cell>
          <table:table-cell office:value-type="float" office:value="136.75" calcext:value-type="float">
            <text:p>136.75</text:p>
          </table:table-cell>
          <table:table-cell office:value-type="float" office:value="41.12" calcext:value-type="float">
            <text:p>41.12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109.34" calcext:value-type="float">
            <text:p>109.34</text:p>
          </table:table-cell>
          <table:table-cell office:value-type="float" office:value="103.85" calcext:value-type="float">
            <text:p>103.85</text:p>
          </table:table-cell>
          <table:table-cell office:value-type="float" office:value="131.33" calcext:value-type="float">
            <text:p>131.33</text:p>
          </table:table-cell>
          <table:table-cell office:value-type="float" office:value="41.26" calcext:value-type="float">
            <text:p>41.2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365" calcext:value-type="float">
            <text:p>365</text:p>
          </table:table-cell>
          <table:table-cell table:number-columns-repeated="16"/>
        </table:table-row>
        <table:table-row table:style-name="ro4">
          <table:table-cell office:value-type="float" office:value="107.53" calcext:value-type="float">
            <text:p>107.5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07.42" calcext:value-type="float">
            <text:p>107.42</text:p>
          </table:table-cell>
          <table:table-cell office:value-type="float" office:value="44.44" calcext:value-type="float">
            <text:p>44.44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213" calcext:value-type="float">
            <text:p>213</text:p>
          </table:table-cell>
          <table:table-cell office:value-type="float" office:value="154" calcext:value-type="float">
            <text:p>154</text:p>
          </table:table-cell>
          <table:table-cell office:value-type="float" office:value="340" calcext:value-type="float">
            <text:p>34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59" calcext:value-type="float">
            <text:p>114.59</text:p>
          </table:table-cell>
          <table:table-cell office:value-type="float" office:value="130.7" calcext:value-type="float">
            <text:p>130.7</text:p>
          </table:table-cell>
          <table:table-cell office:value-type="float" office:value="136.17" calcext:value-type="float">
            <text:p>136.17</text:p>
          </table:table-cell>
          <table:table-cell office:value-type="float" office:value="75.88" calcext:value-type="float">
            <text:p>75.88</text:p>
          </table:table-cell>
          <table:table-cell table:style-name="Default" table:number-columns-repeated="6"/>
          <table:table-cell office:value-type="float" office:value="304" calcext:value-type="float">
            <text:p>304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  <table:table-cell office:value-type="float" office:value="228" calcext:value-type="float">
            <text:p>2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5.46" calcext:value-type="float">
            <text:p>105.46</text:p>
          </table:table-cell>
          <table:table-cell office:value-type="float" office:value="111" calcext:value-type="float">
            <text:p>111</text:p>
          </table:table-cell>
          <table:table-cell office:value-type="float" office:value="139.62" calcext:value-type="float">
            <text:p>139.62</text:p>
          </table:table-cell>
          <table:table-cell office:value-type="float" office:value="75.82" calcext:value-type="float">
            <text:p>75.82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 office:value-type="float" office:value="243" calcext:value-type="float">
            <text:p>24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65" calcext:value-type="float">
            <text:p>116.65</text:p>
          </table:table-cell>
          <table:table-cell office:value-type="float" office:value="143.45" calcext:value-type="float">
            <text:p>143.45</text:p>
          </table:table-cell>
          <table:table-cell office:value-type="float" office:value="140.68" calcext:value-type="float">
            <text:p>140.68</text:p>
          </table:table-cell>
          <table:table-cell office:value-type="float" office:value="41.12" calcext:value-type="float">
            <text:p>41.12</text:p>
          </table:table-cell>
          <table:table-cell table:style-name="Default" table:number-columns-repeated="6"/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404" calcext:value-type="float">
            <text:p>40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1.6" calcext:value-type="float">
            <text:p>121.6</text:p>
          </table:table-cell>
          <table:table-cell office:value-type="float" office:value="139.43" calcext:value-type="float">
            <text:p>139.43</text:p>
          </table:table-cell>
          <table:table-cell office:value-type="float" office:value="115.36" calcext:value-type="float">
            <text:p>115.36</text:p>
          </table:table-cell>
          <table:table-cell office:value-type="float" office:value="42.86" calcext:value-type="float">
            <text:p>42.86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8" calcext:value-type="float">
            <text:p>116.38</text:p>
          </table:table-cell>
          <table:table-cell office:value-type="float" office:value="146.92" calcext:value-type="float">
            <text:p>146.92</text:p>
          </table:table-cell>
          <table:table-cell office:value-type="float" office:value="122.36" calcext:value-type="float">
            <text:p>122.36</text:p>
          </table:table-cell>
          <table:table-cell office:value-type="float" office:value="78.51" calcext:value-type="float">
            <text:p>78.51</text:p>
          </table:table-cell>
          <table:table-cell table:style-name="Default" table:number-columns-repeated="6"/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246" calcext:value-type="float">
            <text:p>2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7.9" calcext:value-type="float">
            <text:p>107.9</text:p>
          </table:table-cell>
          <table:table-cell office:value-type="float" office:value="108.39" calcext:value-type="float">
            <text:p>108.39</text:p>
          </table:table-cell>
          <table:table-cell office:value-type="float" office:value="97.74" calcext:value-type="float">
            <text:p>97.74</text:p>
          </table:table-cell>
          <table:table-cell office:value-type="float" office:value="42.78" calcext:value-type="float">
            <text:p>42.78</text:p>
          </table:table-cell>
          <table:table-cell table:style-name="Default" table:number-columns-repeated="6"/>
          <table:table-cell office:value-type="float" office:value="297" calcext:value-type="float">
            <text:p>297</text:p>
          </table:table-cell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330" calcext:value-type="float">
            <text:p>3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77" calcext:value-type="float">
            <text:p>106.77</text:p>
          </table:table-cell>
          <table:table-cell office:value-type="float" office:value="127.44" calcext:value-type="float">
            <text:p>127.44</text:p>
          </table:table-cell>
          <table:table-cell office:value-type="float" office:value="132.1" calcext:value-type="float">
            <text:p>132.1</text:p>
          </table:table-cell>
          <table:table-cell office:value-type="float" office:value="80.14" calcext:value-type="float">
            <text:p>80.14</text:p>
          </table:table-cell>
          <table:table-cell table:style-name="Default" table:number-columns-repeated="6"/>
          <table:table-cell office:value-type="float" office:value="350" calcext:value-type="float">
            <text:p>350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3.43" calcext:value-type="float">
            <text:p>113.43</text:p>
          </table:table-cell>
          <table:table-cell office:value-type="float" office:value="132" calcext:value-type="float">
            <text:p>132</text:p>
          </table:table-cell>
          <table:table-cell office:value-type="float" office:value="130.36" calcext:value-type="float">
            <text:p>130.36</text:p>
          </table:table-cell>
          <table:table-cell office:value-type="float" office:value="78.67" calcext:value-type="float">
            <text:p>78.67</text:p>
          </table:table-cell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206" calcext:value-type="float">
            <text:p>206</text:p>
          </table:table-cell>
          <table:table-cell office:value-type="float" office:value="151" calcext:value-type="float">
            <text:p>151</text:p>
          </table:table-cell>
          <table:table-cell office:value-type="float" office:value="216" calcext:value-type="float">
            <text:p>21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83" calcext:value-type="float">
            <text:p>112.83</text:p>
          </table:table-cell>
          <table:table-cell office:value-type="float" office:value="120.21" calcext:value-type="float">
            <text:p>120.21</text:p>
          </table:table-cell>
          <table:table-cell office:value-type="float" office:value="117.23" calcext:value-type="float">
            <text:p>117.23</text:p>
          </table:table-cell>
          <table:table-cell office:value-type="float" office:value="42.87" calcext:value-type="float">
            <text:p>42.87</text:p>
          </table:table-cell>
          <table:table-cell table:style-name="Default" table:number-columns-repeated="6"/>
          <table:table-cell office:value-type="float" office:value="340" calcext:value-type="float">
            <text:p>340</text:p>
          </table:table-cell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324" calcext:value-type="float">
            <text:p>32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2" calcext:value-type="float">
            <text:p>116.32</text:p>
          </table:table-cell>
          <table:table-cell office:value-type="float" office:value="139.27" calcext:value-type="float">
            <text:p>139.27</text:p>
          </table:table-cell>
          <table:table-cell office:value-type="float" office:value="131.74" calcext:value-type="float">
            <text:p>131.74</text:p>
          </table:table-cell>
          <table:table-cell office:value-type="float" office:value="76.18" calcext:value-type="float">
            <text:p>76.18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218" calcext:value-type="float">
            <text:p>21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5.98" calcext:value-type="float">
            <text:p>105.98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8.87" calcext:value-type="float">
            <text:p>108.87</text:p>
          </table:table-cell>
          <table:table-cell office:value-type="float" office:value="79.85" calcext:value-type="float">
            <text:p>79.85</text:p>
          </table:table-cell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241" calcext:value-type="float">
            <text:p>24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03.63" calcext:value-type="float">
            <text:p>103.63</text:p>
          </table:table-cell>
          <table:table-cell office:value-type="float" office:value="114.75" calcext:value-type="float">
            <text:p>114.75</text:p>
          </table:table-cell>
          <table:table-cell office:value-type="float" office:value="42.49" calcext:value-type="float">
            <text:p>42.49</text:p>
          </table:table-cell>
          <table:table-cell table:style-name="Default" table:number-columns-repeated="6"/>
          <table:table-cell office:value-type="float" office:value="323" calcext:value-type="float">
            <text:p>323</text:p>
          </table:table-cell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  <table:table-cell office:value-type="float" office:value="378" calcext:value-type="float">
            <text:p>3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0.63" calcext:value-type="float">
            <text:p>120.63</text:p>
          </table:table-cell>
          <table:table-cell office:value-type="float" office:value="104.19" calcext:value-type="float">
            <text:p>104.19</text:p>
          </table:table-cell>
          <table:table-cell office:value-type="float" office:value="123" calcext:value-type="float">
            <text:p>123</text:p>
          </table:table-cell>
          <table:table-cell office:value-type="float" office:value="45.18" calcext:value-type="float">
            <text:p>45.18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274" calcext:value-type="float">
            <text:p>2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5" calcext:value-type="float">
            <text:p>115.5</text:p>
          </table:table-cell>
          <table:table-cell office:value-type="float" office:value="120.91" calcext:value-type="float">
            <text:p>120.91</text:p>
          </table:table-cell>
          <table:table-cell office:value-type="float" office:value="133.74" calcext:value-type="float">
            <text:p>133.74</text:p>
          </table:table-cell>
          <table:table-cell office:value-type="float" office:value="42.03" calcext:value-type="float">
            <text:p>42.03</text:p>
          </table:table-cell>
          <table:table-cell table:style-name="Default" table:number-columns-repeated="6"/>
          <table:table-cell office:value-type="float" office:value="324" calcext:value-type="float">
            <text:p>32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404" calcext:value-type="float">
            <text:p>40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4.11" calcext:value-type="float">
            <text:p>84.11</text:p>
          </table:table-cell>
          <table:table-cell office:value-type="float" office:value="121.26" calcext:value-type="float">
            <text:p>121.26</text:p>
          </table:table-cell>
          <table:table-cell office:value-type="float" office:value="131.42" calcext:value-type="float">
            <text:p>131.42</text:p>
          </table:table-cell>
          <table:table-cell office:value-type="float" office:value="77.16" calcext:value-type="float">
            <text:p>77.16</text:p>
          </table:table-cell>
          <table:table-cell table:style-name="Default" table:number-columns-repeated="6"/>
          <table:table-cell office:value-type="float" office:value="294" calcext:value-type="float">
            <text:p>294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263" calcext:value-type="float">
            <text:p>26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6.02" calcext:value-type="float">
            <text:p>96.02</text:p>
          </table:table-cell>
          <table:table-cell office:value-type="float" office:value="111.42" calcext:value-type="float">
            <text:p>111.42</text:p>
          </table:table-cell>
          <table:table-cell office:value-type="float" office:value="129.61" calcext:value-type="float">
            <text:p>129.61</text:p>
          </table:table-cell>
          <table:table-cell office:value-type="float" office:value="42.68" calcext:value-type="float">
            <text:p>42.68</text:p>
          </table:table-cell>
          <table:table-cell table:style-name="Default" table:number-columns-repeated="6"/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344" calcext:value-type="float">
            <text:p>34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3.25" calcext:value-type="float">
            <text:p>93.25</text:p>
          </table:table-cell>
          <table:table-cell office:value-type="float" office:value="133.65" calcext:value-type="float">
            <text:p>133.65</text:p>
          </table:table-cell>
          <table:table-cell office:value-type="float" office:value="113.39" calcext:value-type="float">
            <text:p>113.39</text:p>
          </table:table-cell>
          <table:table-cell office:value-type="float" office:value="81.83" calcext:value-type="float">
            <text:p>81.83</text:p>
          </table:table-cell>
          <table:table-cell table:style-name="Default" table:number-columns-repeated="6"/>
          <table:table-cell office:value-type="float" office:value="277" calcext:value-type="float">
            <text:p>277</text:p>
          </table:table-cell>
          <table:table-cell office:value-type="float" office:value="183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4.09" calcext:value-type="float">
            <text:p>104.09</text:p>
          </table:table-cell>
          <table:table-cell office:value-type="float" office:value="114.85" calcext:value-type="float">
            <text:p>114.8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5.13" calcext:value-type="float">
            <text:p>85.13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10.51" calcext:value-type="float">
            <text:p>110.51</text:p>
          </table:table-cell>
          <table:table-cell office:value-type="float" office:value="137.26" calcext:value-type="float">
            <text:p>137.26</text:p>
          </table:table-cell>
          <table:table-cell office:value-type="float" office:value="44.38" calcext:value-type="float">
            <text:p>44.38</text:p>
          </table:table-cell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363" calcext:value-type="float">
            <text:p>36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23.92" calcext:value-type="float">
            <text:p>123.92</text:p>
          </table:table-cell>
          <table:table-cell office:value-type="float" office:value="110.13" calcext:value-type="float">
            <text:p>110.13</text:p>
          </table:table-cell>
          <table:table-cell office:value-type="float" office:value="134.91" calcext:value-type="float">
            <text:p>134.91</text:p>
          </table:table-cell>
          <table:table-cell office:value-type="float" office:value="76.87" calcext:value-type="float">
            <text:p>76.87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160" calcext:value-type="float">
            <text:p>160</text:p>
          </table:table-cell>
          <table:table-cell office:value-type="float" office:value="413" calcext:value-type="float">
            <text:p>4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5" calcext:value-type="float">
            <text:p>116.45</text:p>
          </table:table-cell>
          <table:table-cell office:value-type="float" office:value="100.98" calcext:value-type="float">
            <text:p>100.98</text:p>
          </table:table-cell>
          <table:table-cell office:value-type="float" office:value="113.52" calcext:value-type="float">
            <text:p>113.52</text:p>
          </table:table-cell>
          <table:table-cell office:value-type="float" office:value="40.25" calcext:value-type="float">
            <text:p>40.25</text:p>
          </table:table-cell>
          <table:table-cell table:style-name="Default" table:number-columns-repeated="6"/>
          <table:table-cell office:value-type="float" office:value="293" calcext:value-type="float">
            <text:p>293</text:p>
          </table:table-cell>
          <table:table-cell office:value-type="float" office:value="189" calcext:value-type="float">
            <text:p>189</text:p>
          </table:table-cell>
          <table:table-cell office:value-type="float" office:value="129" calcext:value-type="float">
            <text:p>129</text:p>
          </table:table-cell>
          <table:table-cell office:value-type="float" office:value="363" calcext:value-type="float">
            <text:p>36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8" calcext:value-type="float">
            <text:p>106.8</text:p>
          </table:table-cell>
          <table:table-cell office:value-type="float" office:value="142.77" calcext:value-type="float">
            <text:p>142.77</text:p>
          </table:table-cell>
          <table:table-cell office:value-type="float" office:value="141.86" calcext:value-type="float">
            <text:p>141.86</text:p>
          </table:table-cell>
          <table:table-cell office:value-type="float" office:value="44.38" calcext:value-type="float">
            <text:p>44.38</text:p>
          </table:table-cell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office:value-type="float" office:value="323" calcext:value-type="float">
            <text:p>32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83" calcext:value-type="float">
            <text:p>114.83</text:p>
          </table:table-cell>
          <table:table-cell office:value-type="float" office:value="102.84" calcext:value-type="float">
            <text:p>102.84</text:p>
          </table:table-cell>
          <table:table-cell office:value-type="float" office:value="91.87" calcext:value-type="float">
            <text:p>91.87</text:p>
          </table:table-cell>
          <table:table-cell office:value-type="float" office:value="81.7" calcext:value-type="float">
            <text:p>81.7</text:p>
          </table:table-cell>
          <table:table-cell table:style-name="Default" table:number-columns-repeated="6"/>
          <table:table-cell office:value-type="float" office:value="334" calcext:value-type="float">
            <text:p>334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359" calcext:value-type="float">
            <text:p>3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1.81" calcext:value-type="float">
            <text:p>91.81</text:p>
          </table:table-cell>
          <table:table-cell office:value-type="float" office:value="139.35" calcext:value-type="float">
            <text:p>139.35</text:p>
          </table:table-cell>
          <table:table-cell office:value-type="float" office:value="129.14" calcext:value-type="float">
            <text:p>129.14</text:p>
          </table:table-cell>
          <table:table-cell office:value-type="float" office:value="82.42" calcext:value-type="float">
            <text:p>82.42</text:p>
          </table:table-cell>
          <table:table-cell table:style-name="Default" table:number-columns-repeated="6"/>
          <table:table-cell office:value-type="float" office:value="328" calcext:value-type="float">
            <text:p>328</text:p>
          </table:table-cell>
          <table:table-cell office:value-type="float" office:value="210" calcext:value-type="float">
            <text:p>210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44" calcext:value-type="float">
            <text:p>108.44</text:p>
          </table:table-cell>
          <table:table-cell office:value-type="float" office:value="133.57" calcext:value-type="float">
            <text:p>133.57</text:p>
          </table:table-cell>
          <table:table-cell office:value-type="float" office:value="134.21" calcext:value-type="float">
            <text:p>134.21</text:p>
          </table:table-cell>
          <table:table-cell office:value-type="float" office:value="81.63" calcext:value-type="float">
            <text:p>81.63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69" calcext:value-type="float">
            <text:p>112.69</text:p>
          </table:table-cell>
          <table:table-cell office:value-type="float" office:value="101.75" calcext:value-type="float">
            <text:p>101.75</text:p>
          </table:table-cell>
          <table:table-cell office:value-type="float" office:value="125.77" calcext:value-type="float">
            <text:p>125.77</text:p>
          </table:table-cell>
          <table:table-cell office:value-type="float" office:value="80.83" calcext:value-type="float">
            <text:p>80.83</text:p>
          </table:table-cell>
          <table:table-cell table:style-name="Default" table:number-columns-repeated="6"/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9.4" calcext:value-type="float">
            <text:p>89.4</text:p>
          </table:table-cell>
          <table:table-cell office:value-type="float" office:value="143.01" calcext:value-type="float">
            <text:p>143.01</text:p>
          </table:table-cell>
          <table:table-cell office:value-type="float" office:value="123.93" calcext:value-type="float">
            <text:p>123.93</text:p>
          </table:table-cell>
          <table:table-cell office:value-type="float" office:value="43.07" calcext:value-type="float">
            <text:p>43.07</text:p>
          </table:table-cell>
          <table:table-cell table:style-name="Default" table:number-columns-repeated="6"/>
          <table:table-cell office:value-type="float" office:value="335" calcext:value-type="float">
            <text:p>335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office:value-type="float" office:value="349" calcext:value-type="float">
            <text:p>3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9.18" calcext:value-type="float">
            <text:p>119.18</text:p>
          </table:table-cell>
          <table:table-cell office:value-type="float" office:value="133.61" calcext:value-type="float">
            <text:p>133.6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0.83" calcext:value-type="float">
            <text:p>80.83</text:p>
          </table:table-cell>
          <table:table-cell table:style-name="Default" table:number-columns-repeated="6"/>
          <table:table-cell office:value-type="float" office:value="302" calcext:value-type="float">
            <text:p>302</text:p>
          </table:table-cell>
          <table:table-cell office:value-type="float" office:value="221" calcext:value-type="float">
            <text:p>221</text:p>
          </table:table-cell>
          <table:table-cell office:value-type="float" office:value="167" calcext:value-type="float">
            <text:p>167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 office:value-type="float" office:value="116.76" calcext:value-type="float">
            <text:p>116.76</text:p>
          </table:table-cell>
          <table:table-cell table:style-name="ce10" office:value-type="float" office:value="101.17" calcext:value-type="float">
            <text:p>101.17</text:p>
          </table:table-cell>
          <table:table-cell office:value-type="float" office:value="142.18" calcext:value-type="float">
            <text:p>142.18</text:p>
          </table:table-cell>
          <table:table-cell office:value-type="float" office:value="81.26" calcext:value-type="float">
            <text:p>81.26</text:p>
          </table:table-cell>
          <table:table-cell table:style-name="ce10" table:number-columns-repeated="6"/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9.78" calcext:value-type="float">
            <text:p>69.78</text:p>
          </table:table-cell>
          <table:table-cell office:value-type="float" office:value="76.05" calcext:value-type="float">
            <text:p>76.05</text:p>
          </table:table-cell>
          <table:table-cell office:value-type="float" office:value="72.55" calcext:value-type="float">
            <text:p>72.55</text:p>
          </table:table-cell>
          <table:table-cell office:value-type="float" office:value="77.36" calcext:value-type="float">
            <text:p>77.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71.38" calcext:value-type="float">
            <text:p>71.38</text:p>
          </table:table-cell>
          <table:table-cell office:value-type="float" office:value="82.74" calcext:value-type="float">
            <text:p>82.74</text:p>
          </table:table-cell>
          <table:table-cell office:value-type="float" office:value="67.04" calcext:value-type="float">
            <text:p>67.04</text:p>
          </table:table-cell>
          <table:table-cell office:value-type="float" office:value="73.69" calcext:value-type="float">
            <text:p>73.6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69:.A918])" office:value-type="float" office:value="72.4952" calcext:value-type="float">
            <text:p>72.4952</text:p>
          </table:table-cell>
          <table:table-cell table:style-name="ce22" table:formula="of:=AVERAGE([.B869:.B918])" office:value-type="float" office:value="74.9478" calcext:value-type="float">
            <text:p>74.9478</text:p>
          </table:table-cell>
          <table:table-cell table:style-name="ce18" table:formula="of:=AVERAGE([.C869:.C918])" office:value-type="float" office:value="72.619" calcext:value-type="float">
            <text:p>72.619</text:p>
          </table:table-cell>
          <table:table-cell table:style-name="ce22" table:formula="of:=AVERAGE([.D869:.D918])" office:value-type="float" office:value="72.986" calcext:value-type="float">
            <text:p>72.986</text:p>
          </table:table-cell>
          <table:table-cell table:style-name="ce18" table:formula="of:=([.G870]-[.F870])/[.F870]" office:value-type="float" office:value="0.0338312053763554" calcext:value-type="float">
            <text:p>0.0338312054</text:p>
          </table:table-cell>
          <table:table-cell office:value-type="float" office:value="285" calcext:value-type="float">
            <text:p>28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69:.K918])" office:value-type="float" office:value="334.6" calcext:value-type="float">
            <text:p>334.6</text:p>
          </table:table-cell>
          <table:table-cell table:style-name="ce22" table:formula="of:=AVERAGE([.L869:.L918])" office:value-type="float" office:value="198.38" calcext:value-type="float">
            <text:p>198.38</text:p>
          </table:table-cell>
          <table:table-cell table:style-name="ce18" table:formula="of:=AVERAGE([.M869:.M918])" office:value-type="float" office:value="66.52" calcext:value-type="float">
            <text:p>66.52</text:p>
          </table:table-cell>
          <table:table-cell table:style-name="ce22" table:formula="of:=AVERAGE([.N869:.N918])" office:value-type="float" office:value="80.36" calcext:value-type="float">
            <text:p>80.36</text:p>
          </table:table-cell>
          <table:table-cell table:number-columns-repeated="11"/>
        </table:table-row>
        <table:table-row table:style-name="ro4">
          <table:table-cell office:value-type="float" office:value="77.1" calcext:value-type="float">
            <text:p>77.1</text:p>
          </table:table-cell>
          <table:table-cell office:value-type="float" office:value="74.15" calcext:value-type="float">
            <text:p>74.15</text:p>
          </table:table-cell>
          <table:table-cell office:value-type="float" office:value="74.84" calcext:value-type="float">
            <text:p>74.84</text:p>
          </table:table-cell>
          <table:table-cell office:value-type="float" office:value="73.93" calcext:value-type="float">
            <text:p>73.9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69:.A918])" office:value-type="float" office:value="7.93341322448979" calcext:value-type="float">
            <text:p>7.9334132245</text:p>
          </table:table-cell>
          <table:table-cell table:style-name="ce21" table:formula="of:=VAR([.B869:.B918])" office:value-type="float" office:value="15.0469685306122" calcext:value-type="float">
            <text:p>15.0469685306</text:p>
          </table:table-cell>
          <table:table-cell table:style-name="Default" table:formula="of:=VAR([.C869:.C918])" office:value-type="float" office:value="15.2780173469388" calcext:value-type="float">
            <text:p>15.2780173469</text:p>
          </table:table-cell>
          <table:table-cell table:style-name="ce21" table:formula="of:=VAR([.D869:.D918])" office:value-type="float" office:value="14.4427959183673" calcext:value-type="float">
            <text:p>14.4427959184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69:.K918])" office:value-type="float" office:value="6804.69387755102" calcext:value-type="float">
            <text:p>6804.693877551</text:p>
          </table:table-cell>
          <table:table-cell table:style-name="ce21" table:formula="of:=VAR([.L870:.L918])" office:value-type="float" office:value="3658.54166666667" calcext:value-type="float">
            <text:p>3658.5416666667</text:p>
          </table:table-cell>
          <table:table-cell table:style-name="Default" table:formula="of:=VAR([.M869:.M918])" office:value-type="float" office:value="58.3771428571429" calcext:value-type="float">
            <text:p>58.3771428571</text:p>
          </table:table-cell>
          <table:table-cell table:style-name="ce21" table:formula="of:=VAR([.N870:.N918])" office:value-type="float" office:value="786.163265306123" calcext:value-type="float">
            <text:p>786.1632653061</text:p>
          </table:table-cell>
          <table:table-cell table:number-columns-repeated="11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70.87" calcext:value-type="float">
            <text:p>70.87</text:p>
          </table:table-cell>
          <table:table-cell office:value-type="float" office:value="69.04" calcext:value-type="float">
            <text:p>69.04</text:p>
          </table:table-cell>
          <table:table-cell office:value-type="float" office:value="74.56" calcext:value-type="float">
            <text:p>74.5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98331852215958" calcext:value-type="float">
            <text:p>0.3983318522</text:p>
          </table:table-cell>
          <table:table-cell table:style-name="ce21" table:formula="of:=SQRT([.G871]/[.G869])" office:value-type="float" office:value="0.54857941140025" calcext:value-type="float">
            <text:p>0.5485794114</text:p>
          </table:table-cell>
          <table:table-cell table:style-name="Default" table:formula="of:=SQRT([.H871]/[.H869])" office:value-type="float" office:value="0.552775132344768" calcext:value-type="float">
            <text:p>0.5527751323</text:p>
          </table:table-cell>
          <table:table-cell table:style-name="ce21" table:formula="of:=SQRT([.I871]/[.I869])" office:value-type="float" office:value="0.537453177837239" calcext:value-type="float">
            <text:p>0.5374531778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 office:value-type="float" office:value="169" calcext:value-type="float">
            <text:p>16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71]/[.P869])" office:value-type="float" office:value="11.6659280621398" calcext:value-type="float">
            <text:p>11.6659280621</text:p>
          </table:table-cell>
          <table:table-cell table:style-name="ce21" table:formula="of:=SQRT([.Q871]/[.Q869])" office:value-type="float" office:value="8.55399516795125" calcext:value-type="float">
            <text:p>8.553995168</text:p>
          </table:table-cell>
          <table:table-cell table:style-name="Default" table:formula="of:=SQRT([.R871]/[.R869])" office:value-type="float" office:value="1.08052897098729" calcext:value-type="float">
            <text:p>1.080528971</text:p>
          </table:table-cell>
          <table:table-cell table:style-name="ce21" table:formula="of:=SQRT([.S871]/[.S869])" office:value-type="float" office:value="3.96525728120162" calcext:value-type="float">
            <text:p>3.9652572812</text:p>
          </table:table-cell>
          <table:table-cell table:number-columns-repeated="11"/>
        </table:table-row>
        <table:table-row table:style-name="ro4">
          <table:table-cell office:value-type="float" office:value="70.95" calcext:value-type="float">
            <text:p>70.95</text:p>
          </table:table-cell>
          <table:table-cell office:value-type="float" office:value="74.29" calcext:value-type="float">
            <text:p>74.29</text:p>
          </table:table-cell>
          <table:table-cell office:value-type="float" office:value="74.99" calcext:value-type="float">
            <text:p>74.99</text:p>
          </table:table-cell>
          <table:table-cell office:value-type="float" office:value="71.58" calcext:value-type="float">
            <text:p>71.5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2.45" calcext:value-type="float">
            <text:p>72.45</text:p>
          </table:table-cell>
          <table:table-cell office:value-type="float" office:value="75.04" calcext:value-type="float">
            <text:p>75.04</text:p>
          </table:table-cell>
          <table:table-cell office:value-type="float" office:value="72.89" calcext:value-type="float">
            <text:p>72.89</text:p>
          </table:table-cell>
          <table:table-cell office:value-type="float" office:value="77.61" calcext:value-type="float">
            <text:p>77.6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80.39" calcext:value-type="float">
            <text:p>80.39</text:p>
          </table:table-cell>
          <table:table-cell office:value-type="float" office:value="78.74" calcext:value-type="float">
            <text:p>78.74</text:p>
          </table:table-cell>
          <table:table-cell office:value-type="float" office:value="74.02" calcext:value-type="float">
            <text:p>74.0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74]*[.F872])" office:value-type="float" office:value="0.800477826373013" calcext:value-type="float">
            <text:p>0.8004778264</text:p>
          </table:table-cell>
          <table:table-cell table:style-name="ce22" table:formula="of:=([.G874]*[.G872])" office:value-type="float" office:value="1.10241160074888" calcext:value-type="float">
            <text:p>1.1024116007</text:p>
          </table:table-cell>
          <table:table-cell table:style-name="ce18" table:formula="of:=([.H874]*[.H872])" office:value-type="float" office:value="1.11084321766088" calcext:value-type="float">
            <text:p>1.1108432177</text:p>
          </table:table-cell>
          <table:table-cell table:style-name="ce22" table:formula="of:=([.I874]*[.I872])" office:value-type="float" office:value="1.08005259729813" calcext:value-type="float">
            <text:p>1.0800525973</text:p>
          </table:table-cell>
          <table:table-cell table:style-name="ce18"/>
          <table:table-cell office:value-type="float" office:value="281" calcext:value-type="float">
            <text:p>281</text:p>
          </table:table-cell>
          <table:table-cell office:value-type="float" office:value="331" calcext:value-type="float">
            <text:p>33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74]*[.P872])" office:value-type="float" office:value="23.4435601518072" calcext:value-type="float">
            <text:p>23.4435601518</text:p>
          </table:table-cell>
          <table:table-cell table:style-name="ce22" table:formula="of:=([.Q874]*[.Q872])" office:value-type="float" office:value="17.189896868038" calcext:value-type="float">
            <text:p>17.189896868</text:p>
          </table:table-cell>
          <table:table-cell table:style-name="ce18" table:formula="of:=([.R874]*[.R872])" office:value-type="float" office:value="2.1714042630968" calcext:value-type="float">
            <text:p>2.1714042631</text:p>
          </table:table-cell>
          <table:table-cell table:style-name="ce22" table:formula="of:=([.S874]*[.S872])" office:value-type="float" office:value="7.96848284114918" calcext:value-type="float">
            <text:p>7.9684828411</text:p>
          </table:table-cell>
          <table:table-cell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P870];&quot;;&quot;;[.P875];&quot;;&quot;;[.Q870];&quot;;&quot;;[.Q875];&quot;;&quot;;[.R870];&quot;;&quot;;[.R875];&quot;;&quot;;[.S870];&quot;;&quot;;[.S875])" office:value-type="string" office:string-value="sunflow;72.4952;0.800477826373013;74.9478;1.10241160074888;72.619;1.11084321766088;72.986;1.08005259729813;334.6;23.4435601518072;198.38;17.189896868038;66.52;2.1714042630968;80.36;7.96848284114918" calcext:value-type="string">
            <text:p>sunflow;72.4952;0.800477826373013;74.9478;1.10241160074888;72.619;1.11084321766088;72.986;1.08005259729813;334.6;23.4435601518072;198.38;17.189896868038;66.52;2.1714042630968;80.36;7.96848284114918</text:p>
          </table:table-cell>
          <table:table-cell table:number-columns-repeated="9"/>
        </table:table-row>
        <table:table-row table:style-name="ro4">
          <table:table-cell office:value-type="float" office:value="74.35" calcext:value-type="float">
            <text:p>74.35</text:p>
          </table:table-cell>
          <table:table-cell office:value-type="float" office:value="73.91" calcext:value-type="float">
            <text:p>73.91</text:p>
          </table:table-cell>
          <table:table-cell office:value-type="float" office:value="73.55" calcext:value-type="float">
            <text:p>73.55</text:p>
          </table:table-cell>
          <table:table-cell office:value-type="float" office:value="71.15" calcext:value-type="float">
            <text:p>71.15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1041804510823" calcext:value-type="percentage">
            <text:p>1.10%</text:p>
          </table:table-cell>
          <table:table-cell table:formula="of:=[.G875]/[.G870]" office:value-type="percentage" office:value="0.0147090588482767" calcext:value-type="percentage">
            <text:p>1.47%</text:p>
          </table:table-cell>
          <table:table-cell table:formula="of:=[.H875]/[.H870]" office:value-type="percentage" office:value="0.0152968674542597" calcext:value-type="percentage">
            <text:p>1.53%</text:p>
          </table:table-cell>
          <table:table-cell table:formula="of:=[.I875]/[.I870]" office:value-type="percentage" office:value="0.0147980790466409" calcext:value-type="percentage">
            <text:p>1.48%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70064435600141" calcext:value-type="percentage">
            <text:p>7.01%</text:p>
          </table:table-cell>
          <table:table-cell table:formula="of:=[.Q875]/[.Q870]" office:value-type="percentage" office:value="0.0866513603590987" calcext:value-type="percentage">
            <text:p>8.67%</text:p>
          </table:table-cell>
          <table:table-cell table:formula="of:=[.R875]/[.R870]" office:value-type="percentage" office:value="0.0326428782786651" calcext:value-type="percentage">
            <text:p>3.26%</text:p>
          </table:table-cell>
          <table:table-cell table:formula="of:=[.S875]/[.S870]" office:value-type="percentage" office:value="0.099159816340831" calcext:value-type="percentage">
            <text:p>9.92%</text:p>
          </table:table-cell>
          <table:table-cell table:number-columns-repeated="11"/>
        </table:table-row>
        <table:table-row table:style-name="ro4">
          <table:table-cell office:value-type="float" office:value="71.95" calcext:value-type="float">
            <text:p>71.95</text:p>
          </table:table-cell>
          <table:table-cell office:value-type="float" office:value="79.33" calcext:value-type="float">
            <text:p>79.33</text:p>
          </table:table-cell>
          <table:table-cell office:value-type="float" office:value="76.01" calcext:value-type="float">
            <text:p>76.01</text:p>
          </table:table-cell>
          <table:table-cell office:value-type="float" office:value="70.48" calcext:value-type="float">
            <text:p>70.4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70.09" calcext:value-type="float">
            <text:p>70.09</text:p>
          </table:table-cell>
          <table:table-cell office:value-type="float" office:value="70.62" calcext:value-type="float">
            <text:p>70.62</text:p>
          </table:table-cell>
          <table:table-cell office:value-type="float" office:value="71.72" calcext:value-type="float">
            <text:p>71.72</text:p>
          </table:table-cell>
          <table:table-cell office:value-type="float" office:value="63.71" calcext:value-type="float">
            <text:p>63.7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33831205376356" calcext:value-type="percentage">
            <text:p>03.38%</text:p>
          </table:table-cell>
          <table:table-cell table:style-name="ce23" table:formula="of:=([.H870]-[.F870])/[.F870]" office:value-type="percentage" office:value="0.00170769926836539" calcext:value-type="percentage">
            <text:p>00.17%</text:p>
          </table:table-cell>
          <table:table-cell table:style-name="ce23" table:formula="of:=([.I870]-[.F870])/[.F870]" office:value-type="percentage" office:value="0.00677010339994934" calcext:value-type="percentage">
            <text:p>00.68%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407112970711297" calcext:value-type="percentage">
            <text:p>-40.71%</text:p>
          </table:table-cell>
          <table:table-cell table:style-name="ce29" table:formula="of:=([.R870]-[.P870])/[.P870]" office:value-type="percentage" office:value="-0.801195457262403" calcext:value-type="percentage">
            <text:p>-80.12%</text:p>
          </table:table-cell>
          <table:table-cell table:style-name="ce29" table:formula="of:=([.S870]-[.P870])/[.P870]" office:value-type="percentage" office:value="-0.759832635983264" calcext:value-type="percentage">
            <text:p>-75.98%</text:p>
          </table:table-cell>
          <table:table-cell table:number-columns-repeated="11"/>
        </table:table-row>
        <table:table-row table:style-name="ro4">
          <table:table-cell office:value-type="float" office:value="74.75" calcext:value-type="float">
            <text:p>74.75</text:p>
          </table:table-cell>
          <table:table-cell office:value-type="float" office:value="73.82" calcext:value-type="float">
            <text:p>73.82</text:p>
          </table:table-cell>
          <table:table-cell office:value-type="float" office:value="74.31" calcext:value-type="float">
            <text:p>74.31</text:p>
          </table:table-cell>
          <table:table-cell office:value-type="float" office:value="73.17" calcext:value-type="float">
            <text:p>73.17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244" calcext:value-type="float">
            <text:p>244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69.1" calcext:value-type="float">
            <text:p>69.1</text:p>
          </table:table-cell>
          <table:table-cell office:value-type="float" office:value="78.06" calcext:value-type="float">
            <text:p>78.06</text:p>
          </table:table-cell>
          <table:table-cell office:value-type="float" office:value="74.65" calcext:value-type="float">
            <text:p>74.65</text:p>
          </table:table-cell>
          <table:table-cell office:value-type="float" office:value="78.52" calcext:value-type="float">
            <text:p>78.52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office:value-type="float" office:value="189" calcext:value-type="float">
            <text:p>18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0.81" calcext:value-type="float">
            <text:p>70.81</text:p>
          </table:table-cell>
          <table:table-cell office:value-type="float" office:value="69.64" calcext:value-type="float">
            <text:p>69.64</text:p>
          </table:table-cell>
          <table:table-cell office:value-type="float" office:value="72.52" calcext:value-type="float">
            <text:p>72.52</text:p>
          </table:table-cell>
          <table:table-cell office:value-type="float" office:value="75.83" calcext:value-type="float">
            <text:p>75.83</text:p>
          </table:table-cell>
          <table:table-cell table:number-columns-repeated="6"/>
          <table:table-cell office:value-type="float" office:value="486" calcext:value-type="float">
            <text:p>486</text:p>
          </table:table-cell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73.89" calcext:value-type="float">
            <text:p>73.89</text:p>
          </table:table-cell>
          <table:table-cell office:value-type="float" office:value="76.03" calcext:value-type="float">
            <text:p>76.03</text:p>
          </table:table-cell>
          <table:table-cell office:value-type="float" office:value="67.69" calcext:value-type="float">
            <text:p>67.69</text:p>
          </table:table-cell>
          <table:table-cell office:value-type="float" office:value="62.84" calcext:value-type="float">
            <text:p>62.84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8.81" calcext:value-type="float">
            <text:p>68.81</text:p>
          </table:table-cell>
          <table:table-cell office:value-type="float" office:value="73.19" calcext:value-type="float">
            <text:p>73.19</text:p>
          </table:table-cell>
          <table:table-cell office:value-type="float" office:value="67.61" calcext:value-type="float">
            <text:p>67.61</text:p>
          </table:table-cell>
          <table:table-cell office:value-type="float" office:value="73.62" calcext:value-type="float">
            <text:p>73.62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69.03" calcext:value-type="float">
            <text:p>69.03</text:p>
          </table:table-cell>
          <table:table-cell office:value-type="float" office:value="78.05" calcext:value-type="float">
            <text:p>78.05</text:p>
          </table:table-cell>
          <table:table-cell office:value-type="float" office:value="74.73" calcext:value-type="float">
            <text:p>74.73</text:p>
          </table:table-cell>
          <table:table-cell office:value-type="float" office:value="70.81" calcext:value-type="float">
            <text:p>70.8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61" calcext:value-type="float">
            <text:p>161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77.44" calcext:value-type="float">
            <text:p>77.44</text:p>
          </table:table-cell>
          <table:table-cell office:value-type="float" office:value="75.57" calcext:value-type="float">
            <text:p>75.57</text:p>
          </table:table-cell>
          <table:table-cell office:value-type="float" office:value="76.74" calcext:value-type="float">
            <text:p>76.74</text:p>
          </table:table-cell>
          <table:table-cell office:value-type="float" office:value="77.28" calcext:value-type="float">
            <text:p>77.28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60" calcext:value-type="float">
            <text:p>160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5.41" calcext:value-type="float">
            <text:p>75.41</text:p>
          </table:table-cell>
          <table:table-cell office:value-type="float" office:value="69.12" calcext:value-type="float">
            <text:p>69.12</text:p>
          </table:table-cell>
          <table:table-cell office:value-type="float" office:value="76.17" calcext:value-type="float">
            <text:p>76.17</text:p>
          </table:table-cell>
          <table:table-cell office:value-type="float" office:value="65.43" calcext:value-type="float">
            <text:p>65.43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72.43" calcext:value-type="float">
            <text:p>72.43</text:p>
          </table:table-cell>
          <table:table-cell office:value-type="float" office:value="75.01" calcext:value-type="float">
            <text:p>75.01</text:p>
          </table:table-cell>
          <table:table-cell office:value-type="float" office:value="73.33" calcext:value-type="float">
            <text:p>73.33</text:p>
          </table:table-cell>
          <table:table-cell office:value-type="float" office:value="71.04" calcext:value-type="float">
            <text:p>71.04</text:p>
          </table:table-cell>
          <table:table-cell table:number-columns-repeated="6"/>
          <table:table-cell office:value-type="float" office:value="424" calcext:value-type="float">
            <text:p>424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66.54" calcext:value-type="float">
            <text:p>66.54</text:p>
          </table:table-cell>
          <table:table-cell office:value-type="float" office:value="77.31" calcext:value-type="float">
            <text:p>77.31</text:p>
          </table:table-cell>
          <table:table-cell office:value-type="float" office:value="68.05" calcext:value-type="float">
            <text:p>68.05</text:p>
          </table:table-cell>
          <table:table-cell office:value-type="float" office:value="75.01" calcext:value-type="float">
            <text:p>75.01</text:p>
          </table:table-cell>
          <table:table-cell table:number-columns-repeated="6"/>
          <table:table-cell office:value-type="float" office:value="578" calcext:value-type="float">
            <text:p>578</text:p>
          </table:table-cell>
          <table:table-cell office:value-type="float" office:value="322" calcext:value-type="float">
            <text:p>32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74.3" calcext:value-type="float">
            <text:p>74.3</text:p>
          </table:table-cell>
          <table:table-cell office:value-type="float" office:value="75.83" calcext:value-type="float">
            <text:p>75.83</text:p>
          </table:table-cell>
          <table:table-cell office:value-type="float" office:value="78.93" calcext:value-type="float">
            <text:p>78.93</text:p>
          </table:table-cell>
          <table:table-cell office:value-type="float" office:value="71.68" calcext:value-type="float">
            <text:p>71.68</text:p>
          </table:table-cell>
          <table:table-cell table:style-name="Default" table:number-columns-repeated="6"/>
          <table:table-cell office:value-type="float" office:value="311" calcext:value-type="float">
            <text:p>311</text:p>
          </table:table-cell>
          <table:table-cell office:value-type="float" office:value="174" calcext:value-type="float">
            <text:p>174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2" calcext:value-type="float">
            <text:p>72.72</text:p>
          </table:table-cell>
          <table:table-cell office:value-type="float" office:value="77.66" calcext:value-type="float">
            <text:p>77.66</text:p>
          </table:table-cell>
          <table:table-cell office:value-type="float" office:value="64.83" calcext:value-type="float">
            <text:p>64.83</text:p>
          </table:table-cell>
          <table:table-cell office:value-type="float" office:value="72.41" calcext:value-type="float">
            <text:p>72.41</text:p>
          </table:table-cell>
          <table:table-cell table:style-name="Default" table:number-columns-repeated="6"/>
          <table:table-cell office:value-type="float" office:value="373" calcext:value-type="float">
            <text:p>373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8.1" calcext:value-type="float">
            <text:p>78.1</text:p>
          </table:table-cell>
          <table:table-cell office:value-type="float" office:value="78.93" calcext:value-type="float">
            <text:p>78.93</text:p>
          </table:table-cell>
          <table:table-cell office:value-type="float" office:value="75.24" calcext:value-type="float">
            <text:p>75.24</text:p>
          </table:table-cell>
          <table:table-cell office:value-type="float" office:value="71.35" calcext:value-type="float">
            <text:p>71.35</text:p>
          </table:table-cell>
          <table:table-cell table:style-name="Default" table:number-columns-repeated="6"/>
          <table:table-cell office:value-type="float" office:value="272" calcext:value-type="float">
            <text:p>272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09" calcext:value-type="float">
            <text:p>71.09</text:p>
          </table:table-cell>
          <table:table-cell office:value-type="float" office:value="76.8" calcext:value-type="float">
            <text:p>76.8</text:p>
          </table:table-cell>
          <table:table-cell office:value-type="float" office:value="67.97" calcext:value-type="float">
            <text:p>67.97</text:p>
          </table:table-cell>
          <table:table-cell office:value-type="float" office:value="72.4" calcext:value-type="float">
            <text:p>72.4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85" calcext:value-type="float">
            <text:p>75.85</text:p>
          </table:table-cell>
          <table:table-cell office:value-type="float" office:value="77.37" calcext:value-type="float">
            <text:p>77.37</text:p>
          </table:table-cell>
          <table:table-cell office:value-type="float" office:value="75.69" calcext:value-type="float">
            <text:p>75.69</text:p>
          </table:table-cell>
          <table:table-cell office:value-type="float" office:value="69.26" calcext:value-type="float">
            <text:p>69.26</text:p>
          </table:table-cell>
          <table:table-cell table:style-name="Default" table:number-columns-repeated="6"/>
          <table:table-cell office:value-type="float" office:value="360" calcext:value-type="float">
            <text:p>360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3" calcext:value-type="float">
            <text:p>73.53</text:p>
          </table:table-cell>
          <table:table-cell office:value-type="float" office:value="79.13" calcext:value-type="float">
            <text:p>79.13</text:p>
          </table:table-cell>
          <table:table-cell office:value-type="float" office:value="71.56" calcext:value-type="float">
            <text:p>71.56</text:p>
          </table:table-cell>
          <table:table-cell office:value-type="float" office:value="81.76" calcext:value-type="float">
            <text:p>81.76</text:p>
          </table:table-cell>
          <table:table-cell table:style-name="Default" table:number-columns-repeated="6"/>
          <table:table-cell office:value-type="float" office:value="285" calcext:value-type="float">
            <text:p>285</text:p>
          </table:table-cell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99" calcext:value-type="float">
            <text:p>69.99</text:p>
          </table:table-cell>
          <table:table-cell office:value-type="float" office:value="75.34" calcext:value-type="float">
            <text:p>75.34</text:p>
          </table:table-cell>
          <table:table-cell office:value-type="float" office:value="75.79" calcext:value-type="float">
            <text:p>75.79</text:p>
          </table:table-cell>
          <table:table-cell office:value-type="float" office:value="66.27" calcext:value-type="float">
            <text:p>66.27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59" calcext:value-type="float">
            <text:p>159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8.25" calcext:value-type="float">
            <text:p>68.25</text:p>
          </table:table-cell>
          <table:table-cell office:value-type="float" office:value="73.74" calcext:value-type="float">
            <text:p>73.74</text:p>
          </table:table-cell>
          <table:table-cell office:value-type="float" office:value="74.71" calcext:value-type="float">
            <text:p>74.71</text:p>
          </table:table-cell>
          <table:table-cell office:value-type="float" office:value="76.3" calcext:value-type="float">
            <text:p>76.3</text:p>
          </table:table-cell>
          <table:table-cell table:style-name="Default" table:number-columns-repeated="6"/>
          <table:table-cell office:value-type="float" office:value="523" calcext:value-type="float">
            <text:p>52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8" calcext:value-type="float">
            <text:p>73.48</text:p>
          </table:table-cell>
          <table:table-cell office:value-type="float" office:value="82.19" calcext:value-type="float">
            <text:p>82.19</text:p>
          </table:table-cell>
          <table:table-cell office:value-type="float" office:value="73.19" calcext:value-type="float">
            <text:p>73.19</text:p>
          </table:table-cell>
          <table:table-cell office:value-type="float" office:value="73.14" calcext:value-type="float">
            <text:p>73.14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43" calcext:value-type="float">
            <text:p>71.43</text:p>
          </table:table-cell>
          <table:table-cell office:value-type="float" office:value="72.56" calcext:value-type="float">
            <text:p>72.56</text:p>
          </table:table-cell>
          <table:table-cell office:value-type="float" office:value="70.54" calcext:value-type="float">
            <text:p>70.54</text:p>
          </table:table-cell>
          <table:table-cell office:value-type="float" office:value="71.85" calcext:value-type="float">
            <text:p>71.85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68.17" calcext:value-type="float">
            <text:p>68.17</text:p>
          </table:table-cell>
          <table:table-cell office:value-type="float" office:value="79.21" calcext:value-type="float">
            <text:p>79.21</text:p>
          </table:table-cell>
          <table:table-cell office:value-type="float" office:value="73.86" calcext:value-type="float">
            <text:p>73.86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6.85" calcext:value-type="float">
            <text:p>76.85</text:p>
          </table:table-cell>
          <table:table-cell office:value-type="float" office:value="74.18" calcext:value-type="float">
            <text:p>74.18</text:p>
          </table:table-cell>
          <table:table-cell office:value-type="float" office:value="72.96" calcext:value-type="float">
            <text:p>72.96</text:p>
          </table:table-cell>
          <table:table-cell office:value-type="float" office:value="79.93" calcext:value-type="float">
            <text:p>79.93</text:p>
          </table:table-cell>
          <table:table-cell table:style-name="Default" table:number-columns-repeated="6"/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81.74" calcext:value-type="float">
            <text:p>81.74</text:p>
          </table:table-cell>
          <table:table-cell office:value-type="float" office:value="69.82" calcext:value-type="float">
            <text:p>69.82</text:p>
          </table:table-cell>
          <table:table-cell office:value-type="float" office:value="69.14" calcext:value-type="float">
            <text:p>69.14</text:p>
          </table:table-cell>
          <table:table-cell table:style-name="Default" table:number-columns-repeated="6"/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15" calcext:value-type="float">
            <text:p>74.15</text:p>
          </table:table-cell>
          <table:table-cell office:value-type="float" office:value="76.74" calcext:value-type="float">
            <text:p>76.74</text:p>
          </table:table-cell>
          <table:table-cell office:value-type="float" office:value="71.02" calcext:value-type="float">
            <text:p>71.02</text:p>
          </table:table-cell>
          <table:table-cell office:value-type="float" office:value="72.75" calcext:value-type="float">
            <text:p>72.75</text:p>
          </table:table-cell>
          <table:table-cell table:style-name="Default" table:number-columns-repeated="6"/>
          <table:table-cell office:value-type="float" office:value="287" calcext:value-type="float">
            <text:p>287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17" calcext:value-type="float">
            <text:p>73.17</text:p>
          </table:table-cell>
          <table:table-cell office:value-type="float" office:value="77.12" calcext:value-type="float">
            <text:p>77.12</text:p>
          </table:table-cell>
          <table:table-cell office:value-type="float" office:value="69.02" calcext:value-type="float">
            <text:p>69.02</text:p>
          </table:table-cell>
          <table:table-cell office:value-type="float" office:value="74.64" calcext:value-type="float">
            <text:p>74.64</text:p>
          </table:table-cell>
          <table:table-cell table:style-name="Default" table:number-columns-repeated="6"/>
          <table:table-cell office:value-type="float" office:value="418" calcext:value-type="float">
            <text:p>418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73" calcext:value-type="float">
            <text:p>74.73</text:p>
          </table:table-cell>
          <table:table-cell office:value-type="float" office:value="74.77" calcext:value-type="float">
            <text:p>74.77</text:p>
          </table:table-cell>
          <table:table-cell office:value-type="float" office:value="74.87" calcext:value-type="float">
            <text:p>74.87</text:p>
          </table:table-cell>
          <table:table-cell office:value-type="float" office:value="73.79" calcext:value-type="float">
            <text:p>73.79</text:p>
          </table:table-cell>
          <table:table-cell table:style-name="Default" table:number-columns-repeated="6"/>
          <table:table-cell office:value-type="float" office:value="252" calcext:value-type="float">
            <text:p>252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7" calcext:value-type="float">
            <text:p>73.57</text:p>
          </table:table-cell>
          <table:table-cell office:value-type="float" office:value="68.66" calcext:value-type="float">
            <text:p>68.66</text:p>
          </table:table-cell>
          <table:table-cell office:value-type="float" office:value="75.16" calcext:value-type="float">
            <text:p>75.16</text:p>
          </table:table-cell>
          <table:table-cell office:value-type="float" office:value="74.86" calcext:value-type="float">
            <text:p>74.86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6.11" calcext:value-type="float">
            <text:p>76.11</text:p>
          </table:table-cell>
          <table:table-cell office:value-type="float" office:value="71.7" calcext:value-type="float">
            <text:p>71.7</text:p>
          </table:table-cell>
          <table:table-cell office:value-type="float" office:value="69.31" calcext:value-type="float">
            <text:p>69.31</text:p>
          </table:table-cell>
          <table:table-cell office:value-type="float" office:value="72.8" calcext:value-type="float">
            <text:p>72.8</text:p>
          </table:table-cell>
          <table:table-cell table:style-name="Default" table:number-columns-repeated="6"/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3" calcext:value-type="float">
            <text:p>73.3</text:p>
          </table:table-cell>
          <table:table-cell office:value-type="float" office:value="81" calcext:value-type="float">
            <text:p>81</text:p>
          </table:table-cell>
          <table:table-cell office:value-type="float" office:value="75.65" calcext:value-type="float">
            <text:p>75.65</text:p>
          </table:table-cell>
          <table:table-cell office:value-type="float" office:value="69.72" calcext:value-type="float">
            <text:p>69.72</text:p>
          </table:table-cell>
          <table:table-cell table:style-name="Default" table:number-columns-repeated="6"/>
          <table:table-cell office:value-type="float" office:value="367" calcext:value-type="float">
            <text:p>367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32" calcext:value-type="float">
            <text:p>70.32</text:p>
          </table:table-cell>
          <table:table-cell office:value-type="float" office:value="77.64" calcext:value-type="float">
            <text:p>77.64</text:p>
          </table:table-cell>
          <table:table-cell office:value-type="float" office:value="69.5" calcext:value-type="float">
            <text:p>69.5</text:p>
          </table:table-cell>
          <table:table-cell office:value-type="float" office:value="73.19" calcext:value-type="float">
            <text:p>73.19</text:p>
          </table:table-cell>
          <table:table-cell table:style-name="Default" table:number-columns-repeated="6"/>
          <table:table-cell office:value-type="float" office:value="507" calcext:value-type="float">
            <text:p>507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5" calcext:value-type="float">
            <text:p>67.5</text:p>
          </table:table-cell>
          <table:table-cell office:value-type="float" office:value="72.47" calcext:value-type="float">
            <text:p>72.47</text:p>
          </table:table-cell>
          <table:table-cell office:value-type="float" office:value="63.56" calcext:value-type="float">
            <text:p>63.56</text:p>
          </table:table-cell>
          <table:table-cell office:value-type="float" office:value="73.55" calcext:value-type="float">
            <text:p>73.55</text:p>
          </table:table-cell>
          <table:table-cell table:style-name="Default" table:number-columns-repeated="6"/>
          <table:table-cell office:value-type="float" office:value="270" calcext:value-type="float">
            <text:p>270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62" calcext:value-type="float">
            <text:p>67.62</text:p>
          </table:table-cell>
          <table:table-cell office:value-type="float" office:value="72.09" calcext:value-type="float">
            <text:p>72.09</text:p>
          </table:table-cell>
          <table:table-cell office:value-type="float" office:value="75.5" calcext:value-type="float">
            <text:p>75.5</text:p>
          </table:table-cell>
          <table:table-cell office:value-type="float" office:value="68.21" calcext:value-type="float">
            <text:p>68.21</text:p>
          </table:table-cell>
          <table:table-cell table:style-name="Default" table:number-columns-repeated="6"/>
          <table:table-cell office:value-type="float" office:value="467" calcext:value-type="float">
            <text:p>467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70.1" calcext:value-type="float">
            <text:p>70.1</text:p>
          </table:table-cell>
          <table:table-cell office:value-type="float" office:value="75.14" calcext:value-type="float">
            <text:p>75.14</text:p>
          </table:table-cell>
          <table:table-cell office:value-type="float" office:value="74.44" calcext:value-type="float">
            <text:p>74.44</text:p>
          </table:table-cell>
          <table:table-cell table:style-name="Default" table:number-columns-repeated="6"/>
          <table:table-cell office:value-type="float" office:value="384" calcext:value-type="float">
            <text:p>384</text:p>
          </table:table-cell>
          <table:table-cell office:value-type="float" office:value="323" calcext:value-type="float">
            <text:p>323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4" calcext:value-type="float">
            <text:p>71.74</text:p>
          </table:table-cell>
          <table:table-cell office:value-type="float" office:value="67.47" calcext:value-type="float">
            <text:p>67.47</text:p>
          </table:table-cell>
          <table:table-cell office:value-type="float" office:value="72.42" calcext:value-type="float">
            <text:p>72.42</text:p>
          </table:table-cell>
          <table:table-cell office:value-type="float" office:value="70.68" calcext:value-type="float">
            <text:p>70.68</text:p>
          </table:table-cell>
          <table:table-cell table:style-name="Default" table:number-columns-repeated="6"/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82" calcext:value-type="float">
            <text:p>74.82</text:p>
          </table:table-cell>
          <table:table-cell office:value-type="float" office:value="75.05" calcext:value-type="float">
            <text:p>75.05</text:p>
          </table:table-cell>
          <table:table-cell office:value-type="float" office:value="79.58" calcext:value-type="float">
            <text:p>79.58</text:p>
          </table:table-cell>
          <table:table-cell office:value-type="float" office:value="77.91" calcext:value-type="float">
            <text:p>77.91</text:p>
          </table:table-cell>
          <table:table-cell table:style-name="Default" table:number-columns-repeated="6"/>
          <table:table-cell office:value-type="float" office:value="264" calcext:value-type="float">
            <text:p>264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57" calcext:value-type="float">
            <text:p>71.57</text:p>
          </table:table-cell>
          <table:table-cell office:value-type="float" office:value="74.2" calcext:value-type="float">
            <text:p>74.2</text:p>
          </table:table-cell>
          <table:table-cell office:value-type="float" office:value="74.79" calcext:value-type="float">
            <text:p>74.79</text:p>
          </table:table-cell>
          <table:table-cell office:value-type="float" office:value="75.99" calcext:value-type="float">
            <text:p>75.99</text:p>
          </table:table-cell>
          <table:table-cell table:style-name="Default" table:number-columns-repeated="6"/>
          <table:table-cell office:value-type="float" office:value="402" calcext:value-type="float">
            <text:p>402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office:value-type="float" office:value="195" calcext:value-type="float">
            <text:p>19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88" calcext:value-type="float">
            <text:p>67.88</text:p>
          </table:table-cell>
          <table:table-cell office:value-type="float" office:value="67.84" calcext:value-type="float">
            <text:p>67.84</text:p>
          </table:table-cell>
          <table:table-cell office:value-type="float" office:value="74.53" calcext:value-type="float">
            <text:p>74.53</text:p>
          </table:table-cell>
          <table:table-cell office:value-type="float" office:value="71.4" calcext:value-type="float">
            <text:p>71.4</text:p>
          </table:table-cell>
          <table:table-cell table:style-name="Default" table:number-columns-repeated="6"/>
          <table:table-cell office:value-type="float" office:value="390" calcext:value-type="float">
            <text:p>390</text:p>
          </table:table-cell>
          <table:table-cell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7.28" calcext:value-type="float">
            <text:p>77.28</text:p>
          </table:table-cell>
          <table:table-cell office:value-type="float" office:value="63.77" calcext:value-type="float">
            <text:p>63.77</text:p>
          </table:table-cell>
          <table:table-cell office:value-type="float" office:value="76.36" calcext:value-type="float">
            <text:p>76.36</text:p>
          </table:table-cell>
          <table:table-cell table:style-name="Default" table:number-columns-repeated="6"/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06" calcext:value-type="float">
            <text:p>75.06</text:p>
          </table:table-cell>
          <table:table-cell office:value-type="float" office:value="77.38" calcext:value-type="float">
            <text:p>77.38</text:p>
          </table:table-cell>
          <table:table-cell office:value-type="float" office:value="66.89" calcext:value-type="float">
            <text:p>66.89</text:p>
          </table:table-cell>
          <table:table-cell office:value-type="float" office:value="70.87" calcext:value-type="float">
            <text:p>70.87</text:p>
          </table:table-cell>
          <table:table-cell table:style-name="Default" table:number-columns-repeated="6"/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 office:value-type="float" office:value="77.48" calcext:value-type="float">
            <text:p>77.48</text:p>
          </table:table-cell>
          <table:table-cell table:style-name="ce10" office:value-type="float" office:value="69.05" calcext:value-type="float">
            <text:p>69.05</text:p>
          </table:table-cell>
          <table:table-cell office:value-type="float" office:value="72.63" calcext:value-type="float">
            <text:p>72.63</text:p>
          </table:table-cell>
          <table:table-cell office:value-type="float" office:value="77.15" calcext:value-type="float">
            <text:p>77.15</text:p>
          </table:table-cell>
          <table:table-cell table:style-name="ce10" table:number-columns-repeated="6"/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326" calcext:value-type="float">
            <text:p>32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20:44:44.04937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1T10:54:48.972177189</dc:date>
    <meta:editing-duration>PT18H30M33S</meta:editing-duration>
    <meta:editing-cycles>26</meta:editing-cycles>
    <meta:generator>LibreOffice/4.4.3.2$Linux_X86_64 LibreOffice_project/40m0$Build-2</meta:generator>
    <meta:document-statistic meta:table-count="2" meta:cell-count="8762" meta:object-count="0"/>
  </office:meta>
</office:document-meta>
</file>